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.29mm"/>
    </style:style>
    <style:style style:name="co3" style:family="table-column">
      <style:table-column-properties fo:break-before="auto" style:column-width="85.51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23.9mm"/>
    </style:style>
    <style:style style:name="co8" style:family="table-column">
      <style:table-column-properties fo:break-before="auto" style:column-width="32.79mm"/>
    </style:style>
    <style:style style:name="co9" style:family="table-column">
      <style:table-column-properties fo:break-before="auto" style:column-width="37.5mm"/>
    </style:style>
    <style:style style:name="co10" style:family="table-column">
      <style:table-column-properties fo:break-before="auto" style:column-width="28.06mm"/>
    </style:style>
    <style:style style:name="co11" style:family="table-column">
      <style:table-column-properties fo:break-before="auto" style:column-width="24.47mm"/>
    </style:style>
    <style:style style:name="co12" style:family="table-column">
      <style:table-column-properties fo:break-before="auto" style:column-width="25.01mm"/>
    </style:style>
    <style:style style:name="co14" style:family="table-column">
      <style:table-column-properties fo:break-before="auto" style:column-width="26.6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60"/>
    <style:style style:name="ce4" style:family="table-cell" style:parent-style-name="Default" style:data-style-name="N111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4" table:default-cell-style-name="ce4"/>
        <table:table-row table:style-name="ro1">
          <table:table-cell office:value-type="string" calcext:value-type="string">
            <text:p>Test Type</text:p>
          </table:table-cell>
          <table:table-cell office:value-type="string" calcext:value-type="string">
            <text:p>Compression</text:p>
          </table:table-cell>
          <table:table-cell/>
          <table:table-cell>
            <draw:frame table:end-cell-address="Sheet1.I31" table:end-x="9.83mm" table:end-y="0.28mm" draw:z-index="0" draw:style-name="gr1" draw:text-style-name="P1" svg:width="153.95mm" svg:height="124.7mm" svg:x="0.4mm" svg:y="3.65mm">
              <loext:p draw:notify-on-update-of-ranges="Sheet1.M34:Sheet1.M226 Sheet1.N33:Sheet1.N33 Sheet1.N34:Sheet1.N22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 table:style-name="Default" table:number-columns-repeated="4"/>
        </table:table-row>
        <table:table-row table:style-name="ro2">
          <table:table-cell table:number-columns-repeated="8"/>
          <table:table-cell>
            <draw:frame table:end-cell-address="Sheet1.O31" table:end-x="22.57mm" table:end-y="2.93mm" draw:z-index="1" draw:style-name="gr1" draw:text-style-name="P1" svg:width="156.47mm" svg:height="125.65mm" svg:x="15.68mm" svg:y="1.09mm">
              <loext:p draw:notify-on-update-of-ranges="Sheet1.O34:Sheet1.O226 Sheet1.P34:Sheet1.P22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 table:number-columns-repeated="4"/>
        </table:table-row>
        <table:table-row table:style-name="ro2" table:number-rows-repeated="3">
          <table:table-cell table:number-columns-repeated="12"/>
          <table:table-cell table:style-name="Default" table:number-columns-repeated="4"/>
        </table:table-row>
        <table:table-row table:style-name="ro1">
          <table:table-cell office:value-type="string" calcext:value-type="string">
            <text:p>Lab name:</text:p>
          </table:table-cell>
          <table:table-cell office:value-type="string" calcext:value-type="string">
            <text:p>Rm 3.09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Test date:</text:p>
          </table:table-cell>
          <table:table-cell office:value-type="string" calcext:value-type="string">
            <text:p>25/08/08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Temperature:</text:p>
          </table:table-cell>
          <table:table-cell office:value-type="float" office:value="20.5" calcext:value-type="float">
            <text:p>20.5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Humidity:</text:p>
          </table:table-cell>
          <table:table-cell office:value-type="float" office:value="57.5" calcext:value-type="float">
            <text:p>57.5</text:p>
          </table:table-cell>
          <table:table-cell table:number-columns-repeated="10"/>
          <table:table-cell table:style-name="Default" table:number-columns-repeated="4"/>
        </table:table-row>
        <table:table-row table:style-name="ro2" table:number-rows-repeated="3">
          <table:table-cell table:number-columns-repeated="12"/>
          <table:table-cell table:style-name="Default" table:number-columns-repeated="4"/>
        </table:table-row>
        <table:table-row table:style-name="ro1">
          <table:table-cell office:value-type="string" calcext:value-type="string">
            <text:p>Geometry:</text:p>
          </table:table-cell>
          <table:table-cell office:value-type="string" calcext:value-type="string">
            <text:p>Rectangular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Specime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Specimen name:</text:p>
          </table:table-cell>
          <table:table-cell office:value-type="string" calcext:value-type="string">
            <text:p>A1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Thickness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Anvil height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Diamete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Inner diameter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Outer diamet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Wall thickness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Area:</text:p>
          </table:table-cell>
          <table:table-cell office:value-type="float" office:value="152532" calcext:value-type="float">
            <text:p>152532</text:p>
          </table:table-cell>
          <table:table-cell office:value-type="string" calcext:value-type="string">
            <text:p>mm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Linear den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led weight:</text:p>
          </table:table-cell>
          <table:table-cell office:value-type="float" office:value="9.80665" calcext:value-type="float">
            <text:p>9.81</text:p>
          </table:table-cell>
          <table:table-cell office:value-type="string" calcext:value-type="string">
            <text:p>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Loading sp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upport sp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pan ratio: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Fixture type:</text:p>
          </table:table-cell>
          <table:table-cell office:value-type="string" calcext:value-type="string">
            <text:p>3-point</text:p>
          </table:table-cell>
          <table:table-cell table:number-columns-repeated="10"/>
          <table:table-cell table:style-name="Default" table:number-columns-repeated="4"/>
        </table:table-row>
        <table:table-row table:style-name="ro2">
          <table:table-cell table:number-columns-repeated="12"/>
          <table:table-cell table:style-name="Default" table:number-columns-repeated="4"/>
        </table:table-row>
        <table:table-row table:style-name="ro1">
          <table:table-cell office:value-type="string" calcext:value-type="string">
            <text:p>Extensometer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*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Included</text:p>
          </table:table-cell>
          <table:table-cell table:number-columns-repeated="11"/>
          <table:table-cell table:style-name="Default" table:number-columns-repeated="4"/>
        </table:table-row>
        <table:table-row table:style-name="ro3">
          <table:table-cell office:value-type="string" calcext:value-type="string">
            <text:p>Time sec</text:p>
          </table:table-cell>
          <table:table-cell office:value-type="string" calcext:value-type="string">
            <text:p>Extension mm</text:p>
          </table:table-cell>
          <table:table-cell office:value-type="string" calcext:value-type="string">
            <text:p>Strain 1 %</text:p>
          </table:table-cell>
          <table:table-cell office:value-type="string" calcext:value-type="string">
            <text:p>Load N</text:p>
          </table:table-cell>
          <table:table-cell office:value-type="string" calcext:value-type="string">
            <text:p>Comp. stress MPa</text:p>
          </table:table-cell>
          <table:table-cell office:value-type="string" calcext:value-type="string">
            <text:p>Cycle Count </text:p>
          </table:table-cell>
          <table:table-cell office:value-type="string" calcext:value-type="string">
            <text:p>Total Cycle Count </text:p>
          </table:table-cell>
          <table:table-cell office:value-type="string" calcext:value-type="string">
            <text:p>Comp. extension mm</text:p>
          </table:table-cell>
          <table:table-cell office:value-type="string" calcext:value-type="string">
            <text:p>Comp. strain %</text:p>
          </table:table-cell>
          <table:table-cell office:value-type="string" calcext:value-type="string">
            <text:p>True strain %</text:p>
          </table:table-cell>
          <table:table-cell office:value-type="string" calcext:value-type="string">
            <text:p>Comp. load N</text:p>
          </table:table-cell>
          <table:table-cell office:value-type="string" calcext:value-type="string">
            <text:p>True stress Pa</text:p>
          </table:table-cell>
          <table:table-cell table:style-name="Default" office:value-type="string" calcext:value-type="string">
            <text:p>Disp (mm)</text:p>
          </table:table-cell>
          <table:table-cell table:style-name="Default" office:value-type="string" calcext:value-type="string">
            <text:p>Load (kN)</text:p>
          </table:table-cell>
          <table:table-cell table:style-name="Default" office:value-type="string" calcext:value-type="string">
            <text:p>d (raw)</text:p>
          </table:table-cell>
          <table:table-cell table:style-name="Default" office:value-type="string" calcext:value-type="string">
            <text:p>f (ra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1.746" calcext:value-type="float">
            <text:p>-111.75</text:p>
          </table:table-cell>
          <table:table-cell office:value-type="float" office:value="-0.01364514" calcext:value-type="float">
            <text:p>-0.01</text:p>
          </table:table-cell>
          <table:table-cell office:value-type="float" office:value="-9.523174" calcext:value-type="float">
            <text:p>-9.52</text:p>
          </table:table-cell>
          <table:table-cell table:style-name="ce3" office:value-type="float" office:value="0.00006243394" calcext:value-type="float">
            <text:p>6.24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4514" calcext:value-type="float">
            <text:p>0</text:p>
          </table:table-cell>
          <table:table-cell office:value-type="float" office:value="0.01364514" calcext:value-type="float">
            <text:p>0.01</text:p>
          </table:table-cell>
          <table:table-cell office:value-type="float" office:value="0.01364607" calcext:value-type="float">
            <text:p>0.01</text:p>
          </table:table-cell>
          <table:table-cell office:value-type="float" office:value="9.523173" calcext:value-type="float">
            <text:p>9.52</text:p>
          </table:table-cell>
          <table:table-cell office:value-type="float" office:value="62.42542" calcext:value-type="float">
            <text:p>62.43</text:p>
          </table:table-cell>
          <table:table-cell table:formula="of:=-([.B34]-[.B$34])" office:value-type="float" office:value="0" calcext:value-type="float">
            <text:p>0.0000</text:p>
          </table:table-cell>
          <table:table-cell table:formula="of:=-[.D34]*0.001" office:value-type="float" office:value="0.009523174" calcext:value-type="float">
            <text:p>0.0095</text:p>
          </table:table-cell>
          <table:table-cell table:style-name="Default" table:formula="of:=-[.B34]" office:value-type="float" office:value="111.746" calcext:value-type="float">
            <text:p>111.75</text:p>
          </table:table-cell>
          <table:table-cell table:style-name="Default" table:formula="of:=-[.D34]*0.001" office:value-type="float" office:value="0.009523174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1.7623" calcext:value-type="float">
            <text:p>-111.76</text:p>
          </table:table-cell>
          <table:table-cell office:value-type="float" office:value="-0.01302306" calcext:value-type="float">
            <text:p>-0.01</text:p>
          </table:table-cell>
          <table:table-cell office:value-type="float" office:value="-8.827186" calcext:value-type="float">
            <text:p>-8.83</text:p>
          </table:table-cell>
          <table:table-cell table:style-name="ce3" office:value-type="float" office:value="0.00005787104" calcext:value-type="float">
            <text:p>5.79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2306" calcext:value-type="float">
            <text:p>0</text:p>
          </table:table-cell>
          <table:table-cell office:value-type="float" office:value="0.01302306" calcext:value-type="float">
            <text:p>0.01</text:p>
          </table:table-cell>
          <table:table-cell office:value-type="float" office:value="0.0130239" calcext:value-type="float">
            <text:p>0.01</text:p>
          </table:table-cell>
          <table:table-cell office:value-type="float" office:value="8.827186" calcext:value-type="float">
            <text:p>8.83</text:p>
          </table:table-cell>
          <table:table-cell office:value-type="float" office:value="57.86351" calcext:value-type="float">
            <text:p>57.86</text:p>
          </table:table-cell>
          <table:table-cell table:formula="of:=-([.B35]-[.B$34])" office:value-type="float" office:value="0.0163000000000011" calcext:value-type="float">
            <text:p>0.0163</text:p>
          </table:table-cell>
          <table:table-cell table:formula="of:=-[.D35]*0.001" office:value-type="float" office:value="0.008827186" calcext:value-type="float">
            <text:p>0.0088</text:p>
          </table:table-cell>
          <table:table-cell table:formula="of:=-[.B35]" office:value-type="float" office:value="111.7623" calcext:value-type="float">
            <text:p>111.7623</text:p>
          </table:table-cell>
          <table:table-cell table:formula="of:=-[.D35]*0.001" office:value-type="float" office:value="0.008827186" calcext:value-type="float">
            <text:p>0.0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11.7792" calcext:value-type="float">
            <text:p>-111.78</text:p>
          </table:table-cell>
          <table:table-cell office:value-type="float" office:value="-0.01326233" calcext:value-type="float">
            <text:p>-0.01</text:p>
          </table:table-cell>
          <table:table-cell office:value-type="float" office:value="-9.296416" calcext:value-type="float">
            <text:p>-9.3</text:p>
          </table:table-cell>
          <table:table-cell table:style-name="ce3" office:value-type="float" office:value="0.00006094732" calcext:value-type="float">
            <text:p>6.09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6233" calcext:value-type="float">
            <text:p>0</text:p>
          </table:table-cell>
          <table:table-cell office:value-type="float" office:value="0.01326233" calcext:value-type="float">
            <text:p>0.01</text:p>
          </table:table-cell>
          <table:table-cell office:value-type="float" office:value="0.01326321" calcext:value-type="float">
            <text:p>0.01</text:p>
          </table:table-cell>
          <table:table-cell office:value-type="float" office:value="9.296416" calcext:value-type="float">
            <text:p>9.3</text:p>
          </table:table-cell>
          <table:table-cell office:value-type="float" office:value="60.93923" calcext:value-type="float">
            <text:p>60.94</text:p>
          </table:table-cell>
          <table:table-cell table:formula="of:=-([.B36]-[.B$34])" office:value-type="float" office:value="0.0332000000000079" calcext:value-type="float">
            <text:p>0.0332</text:p>
          </table:table-cell>
          <table:table-cell table:formula="of:=-[.D36]*0.001" office:value-type="float" office:value="0.009296416" calcext:value-type="float">
            <text:p>0.0093</text:p>
          </table:table-cell>
          <table:table-cell table:formula="of:=-[.B36]" office:value-type="float" office:value="111.7792" calcext:value-type="float">
            <text:p>111.7792</text:p>
          </table:table-cell>
          <table:table-cell table:formula="of:=-[.D36]*0.001" office:value-type="float" office:value="0.009296416" calcext:value-type="float">
            <text:p>0.0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1.7959" calcext:value-type="float">
            <text:p>-111.8</text:p>
          </table:table-cell>
          <table:table-cell office:value-type="float" office:value="-0.01318257" calcext:value-type="float">
            <text:p>-0.01</text:p>
          </table:table-cell>
          <table:table-cell office:value-type="float" office:value="-9.421152" calcext:value-type="float">
            <text:p>-9.42</text:p>
          </table:table-cell>
          <table:table-cell table:style-name="ce3" office:value-type="float" office:value="0.00006176509" calcext:value-type="float">
            <text:p>6.18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18257" calcext:value-type="float">
            <text:p>0</text:p>
          </table:table-cell>
          <table:table-cell office:value-type="float" office:value="0.01318257" calcext:value-type="float">
            <text:p>0.01</text:p>
          </table:table-cell>
          <table:table-cell office:value-type="float" office:value="0.01318344" calcext:value-type="float">
            <text:p>0.01</text:p>
          </table:table-cell>
          <table:table-cell office:value-type="float" office:value="9.421152" calcext:value-type="float">
            <text:p>9.42</text:p>
          </table:table-cell>
          <table:table-cell office:value-type="float" office:value="61.75694" calcext:value-type="float">
            <text:p>61.76</text:p>
          </table:table-cell>
          <table:table-cell table:formula="of:=-([.B37]-[.B$34])" office:value-type="float" office:value="0.0499000000000081" calcext:value-type="float">
            <text:p>0.0499</text:p>
          </table:table-cell>
          <table:table-cell table:formula="of:=-[.D37]*0.001" office:value-type="float" office:value="0.009421152" calcext:value-type="float">
            <text:p>0.0094</text:p>
          </table:table-cell>
          <table:table-cell table:formula="of:=-[.B37]" office:value-type="float" office:value="111.7959" calcext:value-type="float">
            <text:p>111.7959</text:p>
          </table:table-cell>
          <table:table-cell table:formula="of:=-[.D37]*0.001" office:value-type="float" office:value="0.009421152" calcext:value-type="float">
            <text:p>0.0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1.8126" calcext:value-type="float">
            <text:p>-111.81</text:p>
          </table:table-cell>
          <table:table-cell office:value-type="float" office:value="-0.01299117" calcext:value-type="float">
            <text:p>-0.01</text:p>
          </table:table-cell>
          <table:table-cell office:value-type="float" office:value="-9.653981" calcext:value-type="float">
            <text:p>-9.65</text:p>
          </table:table-cell>
          <table:table-cell table:style-name="ce3" office:value-type="float" office:value="0.0000632915" calcext:value-type="float">
            <text:p>6.33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99117" calcext:value-type="float">
            <text:p>0</text:p>
          </table:table-cell>
          <table:table-cell office:value-type="float" office:value="0.01299117" calcext:value-type="float">
            <text:p>0.01</text:p>
          </table:table-cell>
          <table:table-cell office:value-type="float" office:value="0.01299201" calcext:value-type="float">
            <text:p>0.01</text:p>
          </table:table-cell>
          <table:table-cell office:value-type="float" office:value="9.65398" calcext:value-type="float">
            <text:p>9.65</text:p>
          </table:table-cell>
          <table:table-cell office:value-type="float" office:value="63.28328" calcext:value-type="float">
            <text:p>63.28</text:p>
          </table:table-cell>
          <table:table-cell table:formula="of:=-([.B38]-[.B$34])" office:value-type="float" office:value="0.0666000000000082" calcext:value-type="float">
            <text:p>0.0666</text:p>
          </table:table-cell>
          <table:table-cell table:formula="of:=-[.D38]*0.001" office:value-type="float" office:value="0.009653981" calcext:value-type="float">
            <text:p>0.0097</text:p>
          </table:table-cell>
          <table:table-cell table:formula="of:=-[.B38]" office:value-type="float" office:value="111.8126" calcext:value-type="float">
            <text:p>111.8126</text:p>
          </table:table-cell>
          <table:table-cell table:formula="of:=-[.D38]*0.001" office:value-type="float" office:value="0.009653981" calcext:value-type="float">
            <text:p>0.0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11.8293" calcext:value-type="float">
            <text:p>-111.83</text:p>
          </table:table-cell>
          <table:table-cell office:value-type="float" office:value="-0.01354944" calcext:value-type="float">
            <text:p>-0.01</text:p>
          </table:table-cell>
          <table:table-cell office:value-type="float" office:value="-10.42389" calcext:value-type="float">
            <text:p>-10.42</text:p>
          </table:table-cell>
          <table:table-cell table:style-name="ce3" office:value-type="float" office:value="0.00006833904" calcext:value-type="float">
            <text:p>6.83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4944" calcext:value-type="float">
            <text:p>0</text:p>
          </table:table-cell>
          <table:table-cell office:value-type="float" office:value="0.01354944" calcext:value-type="float">
            <text:p>0.01</text:p>
          </table:table-cell>
          <table:table-cell office:value-type="float" office:value="0.01355036" calcext:value-type="float">
            <text:p>0.01</text:p>
          </table:table-cell>
          <table:table-cell office:value-type="float" office:value="10.42389" calcext:value-type="float">
            <text:p>10.42</text:p>
          </table:table-cell>
          <table:table-cell office:value-type="float" office:value="68.32978" calcext:value-type="float">
            <text:p>68.33</text:p>
          </table:table-cell>
          <table:table-cell table:formula="of:=-([.B39]-[.B$34])" office:value-type="float" office:value="0.0833000000000084" calcext:value-type="float">
            <text:p>0.0833</text:p>
          </table:table-cell>
          <table:table-cell table:formula="of:=-[.D39]*0.001" office:value-type="float" office:value="0.01042389" calcext:value-type="float">
            <text:p>0.0104</text:p>
          </table:table-cell>
          <table:table-cell table:formula="of:=-[.B39]" office:value-type="float" office:value="111.8293" calcext:value-type="float">
            <text:p>111.8293</text:p>
          </table:table-cell>
          <table:table-cell table:formula="of:=-[.D39]*0.001" office:value-type="float" office:value="0.01042389" calcext:value-type="float">
            <text:p>0.0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11.8459" calcext:value-type="float">
            <text:p>-111.85</text:p>
          </table:table-cell>
          <table:table-cell office:value-type="float" office:value="-0.01343779" calcext:value-type="float">
            <text:p>-0.01</text:p>
          </table:table-cell>
          <table:table-cell office:value-type="float" office:value="-11.22787" calcext:value-type="float">
            <text:p>-11.23</text:p>
          </table:table-cell>
          <table:table-cell table:style-name="ce3" office:value-type="float" office:value="0.00007360995" calcext:value-type="float">
            <text:p>7.36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3779" calcext:value-type="float">
            <text:p>0</text:p>
          </table:table-cell>
          <table:table-cell office:value-type="float" office:value="0.01343779" calcext:value-type="float">
            <text:p>0.01</text:p>
          </table:table-cell>
          <table:table-cell office:value-type="float" office:value="0.0134387" calcext:value-type="float">
            <text:p>0.01</text:p>
          </table:table-cell>
          <table:table-cell office:value-type="float" office:value="11.22787" calcext:value-type="float">
            <text:p>11.23</text:p>
          </table:table-cell>
          <table:table-cell office:value-type="float" office:value="73.60005" calcext:value-type="float">
            <text:p>73.6</text:p>
          </table:table-cell>
          <table:table-cell table:formula="of:=-([.B40]-[.B$34])" office:value-type="float" office:value="0.0999000000000052" calcext:value-type="float">
            <text:p>0.0999</text:p>
          </table:table-cell>
          <table:table-cell table:formula="of:=-[.D40]*0.001" office:value-type="float" office:value="0.01122787" calcext:value-type="float">
            <text:p>0.0112</text:p>
          </table:table-cell>
          <table:table-cell table:formula="of:=-[.B40]" office:value-type="float" office:value="111.8459" calcext:value-type="float">
            <text:p>111.8459</text:p>
          </table:table-cell>
          <table:table-cell table:formula="of:=-[.D40]*0.001" office:value-type="float" office:value="0.01122787" calcext:value-type="float">
            <text:p>0.0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11.8627" calcext:value-type="float">
            <text:p>-111.86</text:p>
          </table:table-cell>
          <table:table-cell office:value-type="float" office:value="-0.01295924" calcext:value-type="float">
            <text:p>-0.01</text:p>
          </table:table-cell>
          <table:table-cell office:value-type="float" office:value="-10.90839" calcext:value-type="float">
            <text:p>-10.91</text:p>
          </table:table-cell>
          <table:table-cell table:style-name="ce3" office:value-type="float" office:value="0.00007151545" calcext:value-type="float">
            <text:p>7.15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295924" calcext:value-type="float">
            <text:p>0</text:p>
          </table:table-cell>
          <table:table-cell office:value-type="float" office:value="0.01295924" calcext:value-type="float">
            <text:p>0.01</text:p>
          </table:table-cell>
          <table:table-cell office:value-type="float" office:value="0.01296008" calcext:value-type="float">
            <text:p>0.01</text:p>
          </table:table-cell>
          <table:table-cell office:value-type="float" office:value="10.90839" calcext:value-type="float">
            <text:p>10.91</text:p>
          </table:table-cell>
          <table:table-cell office:value-type="float" office:value="71.50618" calcext:value-type="float">
            <text:p>71.51</text:p>
          </table:table-cell>
          <table:table-cell table:formula="of:=-([.B41]-[.B$34])" office:value-type="float" office:value="0.116700000000009" calcext:value-type="float">
            <text:p>0.1167</text:p>
          </table:table-cell>
          <table:table-cell table:formula="of:=-[.D41]*0.001" office:value-type="float" office:value="0.01090839" calcext:value-type="float">
            <text:p>0.0109</text:p>
          </table:table-cell>
          <table:table-cell table:formula="of:=-[.B41]" office:value-type="float" office:value="111.8627" calcext:value-type="float">
            <text:p>111.8627</text:p>
          </table:table-cell>
          <table:table-cell table:formula="of:=-[.D41]*0.001" office:value-type="float" office:value="0.01090839" calcext:value-type="float">
            <text:p>0.0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1.8793" calcext:value-type="float">
            <text:p>-111.88</text:p>
          </table:table-cell>
          <table:table-cell office:value-type="float" office:value="-0.01342185" calcext:value-type="float">
            <text:p>-0.01</text:p>
          </table:table-cell>
          <table:table-cell office:value-type="float" office:value="-11.17089" calcext:value-type="float">
            <text:p>-11.17</text:p>
          </table:table-cell>
          <table:table-cell table:style-name="ce3" office:value-type="float" office:value="0.00007323636" calcext:value-type="float">
            <text:p>7.32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2185" calcext:value-type="float">
            <text:p>0</text:p>
          </table:table-cell>
          <table:table-cell office:value-type="float" office:value="0.01342185" calcext:value-type="float">
            <text:p>0.01</text:p>
          </table:table-cell>
          <table:table-cell office:value-type="float" office:value="0.01342275" calcext:value-type="float">
            <text:p>0.01</text:p>
          </table:table-cell>
          <table:table-cell office:value-type="float" office:value="11.17089" calcext:value-type="float">
            <text:p>11.17</text:p>
          </table:table-cell>
          <table:table-cell office:value-type="float" office:value="73.22653" calcext:value-type="float">
            <text:p>73.23</text:p>
          </table:table-cell>
          <table:table-cell table:formula="of:=-([.B42]-[.B$34])" office:value-type="float" office:value="0.133300000000006" calcext:value-type="float">
            <text:p>0.1333</text:p>
          </table:table-cell>
          <table:table-cell table:formula="of:=-[.D42]*0.001" office:value-type="float" office:value="0.01117089" calcext:value-type="float">
            <text:p>0.0112</text:p>
          </table:table-cell>
          <table:table-cell table:formula="of:=-[.B42]" office:value-type="float" office:value="111.8793" calcext:value-type="float">
            <text:p>111.8793</text:p>
          </table:table-cell>
          <table:table-cell table:formula="of:=-[.D42]*0.001" office:value-type="float" office:value="0.01117089" calcext:value-type="float">
            <text:p>0.0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11.896" calcext:value-type="float">
            <text:p>-111.9</text:p>
          </table:table-cell>
          <table:table-cell office:value-type="float" office:value="-0.01321446" calcext:value-type="float">
            <text:p>-0.01</text:p>
          </table:table-cell>
          <table:table-cell office:value-type="float" office:value="-18.28458" calcext:value-type="float">
            <text:p>-18.28</text:p>
          </table:table-cell>
          <table:table-cell office:value-type="float" office:value="0.000119873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1446" calcext:value-type="float">
            <text:p>0</text:p>
          </table:table-cell>
          <table:table-cell office:value-type="float" office:value="0.01321446" calcext:value-type="float">
            <text:p>0.01</text:p>
          </table:table-cell>
          <table:table-cell office:value-type="float" office:value="0.01321533" calcext:value-type="float">
            <text:p>0.01</text:p>
          </table:table-cell>
          <table:table-cell office:value-type="float" office:value="18.28458" calcext:value-type="float">
            <text:p>18.28</text:p>
          </table:table-cell>
          <table:table-cell office:value-type="float" office:value="119.8579" calcext:value-type="float">
            <text:p>119.86</text:p>
          </table:table-cell>
          <table:table-cell table:formula="of:=-([.B43]-[.B$34])" office:value-type="float" office:value="0.150000000000006" calcext:value-type="float">
            <text:p>0.1500</text:p>
          </table:table-cell>
          <table:table-cell table:formula="of:=-[.D43]*0.001" office:value-type="float" office:value="0.01828458" calcext:value-type="float">
            <text:p>0.0183</text:p>
          </table:table-cell>
          <table:table-cell table:formula="of:=-[.B43]" office:value-type="float" office:value="111.896" calcext:value-type="float">
            <text:p>111.8960</text:p>
          </table:table-cell>
          <table:table-cell table:formula="of:=-[.D43]*0.001" office:value-type="float" office:value="0.01828458" calcext:value-type="float">
            <text:p>0.0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1.9126" calcext:value-type="float">
            <text:p>-111.91</text:p>
          </table:table-cell>
          <table:table-cell office:value-type="float" office:value="-0.01337398" calcext:value-type="float">
            <text:p>-0.01</text:p>
          </table:table-cell>
          <table:table-cell office:value-type="float" office:value="-34.15343" calcext:value-type="float">
            <text:p>-34.15</text:p>
          </table:table-cell>
          <table:table-cell office:value-type="float" office:value="0.000223909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7398" calcext:value-type="float">
            <text:p>0</text:p>
          </table:table-cell>
          <table:table-cell office:value-type="float" office:value="0.01337398" calcext:value-type="float">
            <text:p>0.01</text:p>
          </table:table-cell>
          <table:table-cell office:value-type="float" office:value="0.01337487" calcext:value-type="float">
            <text:p>0.01</text:p>
          </table:table-cell>
          <table:table-cell office:value-type="float" office:value="34.15343" calcext:value-type="float">
            <text:p>34.15</text:p>
          </table:table-cell>
          <table:table-cell office:value-type="float" office:value="223.88" calcext:value-type="float">
            <text:p>223.88</text:p>
          </table:table-cell>
          <table:table-cell table:formula="of:=-([.B44]-[.B$34])" office:value-type="float" office:value="0.166600000000003" calcext:value-type="float">
            <text:p>0.1666</text:p>
          </table:table-cell>
          <table:table-cell table:formula="of:=-[.D44]*0.001" office:value-type="float" office:value="0.03415343" calcext:value-type="float">
            <text:p>0.0342</text:p>
          </table:table-cell>
          <table:table-cell table:formula="of:=-[.B44]" office:value-type="float" office:value="111.9126" calcext:value-type="float">
            <text:p>111.9126</text:p>
          </table:table-cell>
          <table:table-cell table:formula="of:=-[.D44]*0.001" office:value-type="float" office:value="0.03415343" calcext:value-type="float">
            <text:p>0.03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11.9293" calcext:value-type="float">
            <text:p>-111.93</text:p>
          </table:table-cell>
          <table:table-cell office:value-type="float" office:value="-0.01343779" calcext:value-type="float">
            <text:p>-0.01</text:p>
          </table:table-cell>
          <table:table-cell office:value-type="float" office:value="-51.82199" calcext:value-type="float">
            <text:p>-51.82</text:p>
          </table:table-cell>
          <table:table-cell office:value-type="float" office:value="0.00033974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3779" calcext:value-type="float">
            <text:p>0</text:p>
          </table:table-cell>
          <table:table-cell office:value-type="float" office:value="0.01343779" calcext:value-type="float">
            <text:p>0.01</text:p>
          </table:table-cell>
          <table:table-cell office:value-type="float" office:value="0.0134387" calcext:value-type="float">
            <text:p>0.01</text:p>
          </table:table-cell>
          <table:table-cell office:value-type="float" office:value="51.82199" calcext:value-type="float">
            <text:p>51.82</text:p>
          </table:table-cell>
          <table:table-cell office:value-type="float" office:value="339.6994" calcext:value-type="float">
            <text:p>339.7</text:p>
          </table:table-cell>
          <table:table-cell table:formula="of:=-([.B45]-[.B$34])" office:value-type="float" office:value="0.183300000000003" calcext:value-type="float">
            <text:p>0.1833</text:p>
          </table:table-cell>
          <table:table-cell table:formula="of:=-[.D45]*0.001" office:value-type="float" office:value="0.05182199" calcext:value-type="float">
            <text:p>0.0518</text:p>
          </table:table-cell>
          <table:table-cell table:formula="of:=-[.B45]" office:value-type="float" office:value="111.9293" calcext:value-type="float">
            <text:p>111.9293</text:p>
          </table:table-cell>
          <table:table-cell table:formula="of:=-[.D45]*0.001" office:value-type="float" office:value="0.05182199" calcext:value-type="float">
            <text:p>0.05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11.9459" calcext:value-type="float">
            <text:p>-111.95</text:p>
          </table:table-cell>
          <table:table-cell office:value-type="float" office:value="-0.01334209" calcext:value-type="float">
            <text:p>-0.01</text:p>
          </table:table-cell>
          <table:table-cell office:value-type="float" office:value="-71.08877" calcext:value-type="float">
            <text:p>-71.09</text:p>
          </table:table-cell>
          <table:table-cell office:value-type="float" office:value="0.000466058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4209" calcext:value-type="float">
            <text:p>0</text:p>
          </table:table-cell>
          <table:table-cell office:value-type="float" office:value="0.01334209" calcext:value-type="float">
            <text:p>0.01</text:p>
          </table:table-cell>
          <table:table-cell office:value-type="float" office:value="0.01334298" calcext:value-type="float">
            <text:p>0.01</text:p>
          </table:table-cell>
          <table:table-cell office:value-type="float" office:value="71.08877" calcext:value-type="float">
            <text:p>71.09</text:p>
          </table:table-cell>
          <table:table-cell office:value-type="float" office:value="465.9959" calcext:value-type="float">
            <text:p>466</text:p>
          </table:table-cell>
          <table:table-cell table:formula="of:=-([.B46]-[.B$34])" office:value-type="float" office:value="0.1999" calcext:value-type="float">
            <text:p>0.1999</text:p>
          </table:table-cell>
          <table:table-cell table:formula="of:=-[.D46]*0.001" office:value-type="float" office:value="0.07108877" calcext:value-type="float">
            <text:p>0.0711</text:p>
          </table:table-cell>
          <table:table-cell table:formula="of:=-[.B46]" office:value-type="float" office:value="111.9459" calcext:value-type="float">
            <text:p>111.9459</text:p>
          </table:table-cell>
          <table:table-cell table:formula="of:=-[.D46]*0.001" office:value-type="float" office:value="0.07108877" calcext:value-type="float">
            <text:p>0.07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11.9626" calcext:value-type="float">
            <text:p>-111.96</text:p>
          </table:table-cell>
          <table:table-cell office:value-type="float" office:value="-0.01326233" calcext:value-type="float">
            <text:p>-0.01</text:p>
          </table:table-cell>
          <table:table-cell office:value-type="float" office:value="-89.56709" calcext:value-type="float">
            <text:p>-89.57</text:p>
          </table:table-cell>
          <table:table-cell office:value-type="float" office:value="0.00058720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6233" calcext:value-type="float">
            <text:p>0</text:p>
          </table:table-cell>
          <table:table-cell office:value-type="float" office:value="0.01326233" calcext:value-type="float">
            <text:p>0.01</text:p>
          </table:table-cell>
          <table:table-cell office:value-type="float" office:value="0.01326321" calcext:value-type="float">
            <text:p>0.01</text:p>
          </table:table-cell>
          <table:table-cell office:value-type="float" office:value="89.56709" calcext:value-type="float">
            <text:p>89.57</text:p>
          </table:table-cell>
          <table:table-cell office:value-type="float" office:value="587.1241" calcext:value-type="float">
            <text:p>587.12</text:p>
          </table:table-cell>
          <table:table-cell table:formula="of:=-([.B47]-[.B$34])" office:value-type="float" office:value="0.2166" calcext:value-type="float">
            <text:p>0.2166</text:p>
          </table:table-cell>
          <table:table-cell table:formula="of:=-[.D47]*0.001" office:value-type="float" office:value="0.08956709" calcext:value-type="float">
            <text:p>0.0896</text:p>
          </table:table-cell>
          <table:table-cell table:formula="of:=-[.B47]" office:value-type="float" office:value="111.9626" calcext:value-type="float">
            <text:p>111.9626</text:p>
          </table:table-cell>
          <table:table-cell table:formula="of:=-[.D47]*0.001" office:value-type="float" office:value="0.08956709" calcext:value-type="float">
            <text:p>0.08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11.9792" calcext:value-type="float">
            <text:p>-111.98</text:p>
          </table:table-cell>
          <table:table-cell office:value-type="float" office:value="-0.01338992" calcext:value-type="float">
            <text:p>-0.01</text:p>
          </table:table-cell>
          <table:table-cell office:value-type="float" office:value="-102.1401" calcext:value-type="float">
            <text:p>-102.14</text:p>
          </table:table-cell>
          <table:table-cell office:value-type="float" office:value="0.000669630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8992" calcext:value-type="float">
            <text:p>0</text:p>
          </table:table-cell>
          <table:table-cell office:value-type="float" office:value="0.01338992" calcext:value-type="float">
            <text:p>0.01</text:p>
          </table:table-cell>
          <table:table-cell office:value-type="float" office:value="0.01339082" calcext:value-type="float">
            <text:p>0.01</text:p>
          </table:table-cell>
          <table:table-cell office:value-type="float" office:value="102.1401" calcext:value-type="float">
            <text:p>102.14</text:p>
          </table:table-cell>
          <table:table-cell office:value-type="float" office:value="669.5411" calcext:value-type="float">
            <text:p>669.54</text:p>
          </table:table-cell>
          <table:table-cell table:formula="of:=-([.B48]-[.B$34])" office:value-type="float" office:value="0.233200000000011" calcext:value-type="float">
            <text:p>0.2332</text:p>
          </table:table-cell>
          <table:table-cell table:formula="of:=-[.D48]*0.001" office:value-type="float" office:value="0.1021401" calcext:value-type="float">
            <text:p>0.1021</text:p>
          </table:table-cell>
          <table:table-cell table:formula="of:=-[.B48]" office:value-type="float" office:value="111.9792" calcext:value-type="float">
            <text:p>111.9792</text:p>
          </table:table-cell>
          <table:table-cell table:formula="of:=-[.D48]*0.001" office:value-type="float" office:value="0.1021401" calcext:value-type="float">
            <text:p>0.1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1.996" calcext:value-type="float">
            <text:p>-112</text:p>
          </table:table-cell>
          <table:table-cell office:value-type="float" office:value="-0.01329422" calcext:value-type="float">
            <text:p>-0.01</text:p>
          </table:table-cell>
          <table:table-cell office:value-type="float" office:value="-113.2622" calcext:value-type="float">
            <text:p>-113.26</text:p>
          </table:table-cell>
          <table:table-cell office:value-type="float" office:value="0.000742546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9422" calcext:value-type="float">
            <text:p>0</text:p>
          </table:table-cell>
          <table:table-cell office:value-type="float" office:value="0.01329422" calcext:value-type="float">
            <text:p>0.01</text:p>
          </table:table-cell>
          <table:table-cell office:value-type="float" office:value="0.0132951" calcext:value-type="float">
            <text:p>0.01</text:p>
          </table:table-cell>
          <table:table-cell office:value-type="float" office:value="113.2622" calcext:value-type="float">
            <text:p>113.26</text:p>
          </table:table-cell>
          <table:table-cell office:value-type="float" office:value="742.4482" calcext:value-type="float">
            <text:p>742.45</text:p>
          </table:table-cell>
          <table:table-cell table:formula="of:=-([.B49]-[.B$34])" office:value-type="float" office:value="0.25" calcext:value-type="float">
            <text:p>0.2500</text:p>
          </table:table-cell>
          <table:table-cell table:formula="of:=-[.D49]*0.001" office:value-type="float" office:value="0.1132622" calcext:value-type="float">
            <text:p>0.1133</text:p>
          </table:table-cell>
          <table:table-cell table:formula="of:=-[.B49]" office:value-type="float" office:value="111.996" calcext:value-type="float">
            <text:p>111.9960</text:p>
          </table:table-cell>
          <table:table-cell table:formula="of:=-[.D49]*0.001" office:value-type="float" office:value="0.1132622" calcext:value-type="float">
            <text:p>0.11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2.0127" calcext:value-type="float">
            <text:p>-112.01</text:p>
          </table:table-cell>
          <table:table-cell office:value-type="float" office:value="-0.01308687" calcext:value-type="float">
            <text:p>-0.01</text:p>
          </table:table-cell>
          <table:table-cell office:value-type="float" office:value="-125.22" calcext:value-type="float">
            <text:p>-125.22</text:p>
          </table:table-cell>
          <table:table-cell office:value-type="float" office:value="0.000820942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8687" calcext:value-type="float">
            <text:p>0</text:p>
          </table:table-cell>
          <table:table-cell office:value-type="float" office:value="0.01308687" calcext:value-type="float">
            <text:p>0.01</text:p>
          </table:table-cell>
          <table:table-cell office:value-type="float" office:value="0.01308773" calcext:value-type="float">
            <text:p>0.01</text:p>
          </table:table-cell>
          <table:table-cell office:value-type="float" office:value="125.22" calcext:value-type="float">
            <text:p>125.22</text:p>
          </table:table-cell>
          <table:table-cell office:value-type="float" office:value="820.8348" calcext:value-type="float">
            <text:p>820.83</text:p>
          </table:table-cell>
          <table:table-cell table:formula="of:=-([.B50]-[.B$34])" office:value-type="float" office:value="0.2667" calcext:value-type="float">
            <text:p>0.2667</text:p>
          </table:table-cell>
          <table:table-cell table:formula="of:=-[.D50]*0.001" office:value-type="float" office:value="0.12522" calcext:value-type="float">
            <text:p>0.1252</text:p>
          </table:table-cell>
          <table:table-cell table:formula="of:=-[.B50]" office:value-type="float" office:value="112.0127" calcext:value-type="float">
            <text:p>112.0127</text:p>
          </table:table-cell>
          <table:table-cell table:formula="of:=-[.D50]*0.001" office:value-type="float" office:value="0.12522" calcext:value-type="float">
            <text:p>0.1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12.0294" calcext:value-type="float">
            <text:p>-112.03</text:p>
          </table:table-cell>
          <table:table-cell office:value-type="float" office:value="-0.013039" calcext:value-type="float">
            <text:p>-0.01</text:p>
          </table:table-cell>
          <table:table-cell office:value-type="float" office:value="-138.6826" calcext:value-type="float">
            <text:p>-138.68</text:p>
          </table:table-cell>
          <table:table-cell office:value-type="float" office:value="0.000909203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39" calcext:value-type="float">
            <text:p>0</text:p>
          </table:table-cell>
          <table:table-cell office:value-type="float" office:value="0.013039" calcext:value-type="float">
            <text:p>0.01</text:p>
          </table:table-cell>
          <table:table-cell office:value-type="float" office:value="0.01303985" calcext:value-type="float">
            <text:p>0.01</text:p>
          </table:table-cell>
          <table:table-cell office:value-type="float" office:value="138.6826" calcext:value-type="float">
            <text:p>138.68</text:p>
          </table:table-cell>
          <table:table-cell office:value-type="float" office:value="909.0849" calcext:value-type="float">
            <text:p>909.08</text:p>
          </table:table-cell>
          <table:table-cell table:formula="of:=-([.B51]-[.B$34])" office:value-type="float" office:value="0.2834" calcext:value-type="float">
            <text:p>0.2834</text:p>
          </table:table-cell>
          <table:table-cell table:formula="of:=-[.D51]*0.001" office:value-type="float" office:value="0.1386826" calcext:value-type="float">
            <text:p>0.1387</text:p>
          </table:table-cell>
          <table:table-cell table:formula="of:=-[.B51]" office:value-type="float" office:value="112.0294" calcext:value-type="float">
            <text:p>112.0294</text:p>
          </table:table-cell>
          <table:table-cell table:formula="of:=-[.D51]*0.001" office:value-type="float" office:value="0.1386826" calcext:value-type="float">
            <text:p>0.1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12.0459" calcext:value-type="float">
            <text:p>-112.05</text:p>
          </table:table-cell>
          <table:table-cell office:value-type="float" office:value="-0.01331016" calcext:value-type="float">
            <text:p>-0.01</text:p>
          </table:table-cell>
          <table:table-cell office:value-type="float" office:value="-152.5684" calcext:value-type="float">
            <text:p>-152.57</text:p>
          </table:table-cell>
          <table:table-cell office:value-type="float" office:value="0.00100023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1016" calcext:value-type="float">
            <text:p>0</text:p>
          </table:table-cell>
          <table:table-cell office:value-type="float" office:value="0.01331016" calcext:value-type="float">
            <text:p>0.01</text:p>
          </table:table-cell>
          <table:table-cell office:value-type="float" office:value="0.01331105" calcext:value-type="float">
            <text:p>0.01</text:p>
          </table:table-cell>
          <table:table-cell office:value-type="float" office:value="152.5684" calcext:value-type="float">
            <text:p>152.57</text:p>
          </table:table-cell>
          <table:table-cell office:value-type="float" office:value="1000.106" calcext:value-type="float">
            <text:p>1000.11</text:p>
          </table:table-cell>
          <table:table-cell table:formula="of:=-([.B52]-[.B$34])" office:value-type="float" office:value="0.299900000000008" calcext:value-type="float">
            <text:p>0.2999</text:p>
          </table:table-cell>
          <table:table-cell table:formula="of:=-[.D52]*0.001" office:value-type="float" office:value="0.1525684" calcext:value-type="float">
            <text:p>0.1526</text:p>
          </table:table-cell>
          <table:table-cell table:formula="of:=-[.B52]" office:value-type="float" office:value="112.0459" calcext:value-type="float">
            <text:p>112.0459</text:p>
          </table:table-cell>
          <table:table-cell table:formula="of:=-[.D52]*0.001" office:value-type="float" office:value="0.1525684" calcext:value-type="float">
            <text:p>0.15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2.0627" calcext:value-type="float">
            <text:p>-112.06</text:p>
          </table:table-cell>
          <table:table-cell office:value-type="float" office:value="-0.01305494" calcext:value-type="float">
            <text:p>-0.01</text:p>
          </table:table-cell>
          <table:table-cell office:value-type="float" office:value="-168.3504" calcext:value-type="float">
            <text:p>-168.35</text:p>
          </table:table-cell>
          <table:table-cell office:value-type="float" office:value="0.00110370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05494" calcext:value-type="float">
            <text:p>0</text:p>
          </table:table-cell>
          <table:table-cell office:value-type="float" office:value="0.01305494" calcext:value-type="float">
            <text:p>0.01</text:p>
          </table:table-cell>
          <table:table-cell office:value-type="float" office:value="0.0130558" calcext:value-type="float">
            <text:p>0.01</text:p>
          </table:table-cell>
          <table:table-cell office:value-type="float" office:value="168.3504" calcext:value-type="float">
            <text:p>168.35</text:p>
          </table:table-cell>
          <table:table-cell office:value-type="float" office:value="1103.561" calcext:value-type="float">
            <text:p>1103.56</text:p>
          </table:table-cell>
          <table:table-cell table:formula="of:=-([.B53]-[.B$34])" office:value-type="float" office:value="0.316700000000012" calcext:value-type="float">
            <text:p>0.3167</text:p>
          </table:table-cell>
          <table:table-cell table:formula="of:=-[.D53]*0.001" office:value-type="float" office:value="0.1683504" calcext:value-type="float">
            <text:p>0.1684</text:p>
          </table:table-cell>
          <table:table-cell table:formula="of:=-[.B53]" office:value-type="float" office:value="112.0627" calcext:value-type="float">
            <text:p>112.0627</text:p>
          </table:table-cell>
          <table:table-cell table:formula="of:=-[.D53]*0.001" office:value-type="float" office:value="0.1683504" calcext:value-type="float">
            <text:p>0.16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12.0793" calcext:value-type="float">
            <text:p>-112.08</text:p>
          </table:table-cell>
          <table:table-cell office:value-type="float" office:value="-0.01361325" calcext:value-type="float">
            <text:p>-0.01</text:p>
          </table:table-cell>
          <table:table-cell office:value-type="float" office:value="-183.5011" calcext:value-type="float">
            <text:p>-183.5</text:p>
          </table:table-cell>
          <table:table-cell office:value-type="float" office:value="0.00120303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1325" calcext:value-type="float">
            <text:p>0</text:p>
          </table:table-cell>
          <table:table-cell office:value-type="float" office:value="0.01361325" calcext:value-type="float">
            <text:p>0.01</text:p>
          </table:table-cell>
          <table:table-cell office:value-type="float" office:value="0.01361418" calcext:value-type="float">
            <text:p>0.01</text:p>
          </table:table-cell>
          <table:table-cell office:value-type="float" office:value="183.5011" calcext:value-type="float">
            <text:p>183.5</text:p>
          </table:table-cell>
          <table:table-cell office:value-type="float" office:value="1202.87" calcext:value-type="float">
            <text:p>1202.87</text:p>
          </table:table-cell>
          <table:table-cell table:formula="of:=-([.B54]-[.B$34])" office:value-type="float" office:value="0.333300000000008" calcext:value-type="float">
            <text:p>0.3333</text:p>
          </table:table-cell>
          <table:table-cell table:formula="of:=-[.D54]*0.001" office:value-type="float" office:value="0.1835011" calcext:value-type="float">
            <text:p>0.1835</text:p>
          </table:table-cell>
          <table:table-cell table:formula="of:=-[.B54]" office:value-type="float" office:value="112.0793" calcext:value-type="float">
            <text:p>112.0793</text:p>
          </table:table-cell>
          <table:table-cell table:formula="of:=-[.D54]*0.001" office:value-type="float" office:value="0.1835011" calcext:value-type="float">
            <text:p>0.18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12.0959" calcext:value-type="float">
            <text:p>-112.1</text:p>
          </table:table-cell>
          <table:table-cell office:value-type="float" office:value="-0.01327828" calcext:value-type="float">
            <text:p>-0.01</text:p>
          </table:table-cell>
          <table:table-cell office:value-type="float" office:value="-199.7438" calcext:value-type="float">
            <text:p>-199.74</text:p>
          </table:table-cell>
          <table:table-cell office:value-type="float" office:value="0.0013095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7828" calcext:value-type="float">
            <text:p>0</text:p>
          </table:table-cell>
          <table:table-cell office:value-type="float" office:value="0.01327828" calcext:value-type="float">
            <text:p>0.01</text:p>
          </table:table-cell>
          <table:table-cell office:value-type="float" office:value="0.01327916" calcext:value-type="float">
            <text:p>0.01</text:p>
          </table:table-cell>
          <table:table-cell office:value-type="float" office:value="199.7438" calcext:value-type="float">
            <text:p>199.74</text:p>
          </table:table-cell>
          <table:table-cell office:value-type="float" office:value="1309.346" calcext:value-type="float">
            <text:p>1309.35</text:p>
          </table:table-cell>
          <table:table-cell table:formula="of:=-([.B55]-[.B$34])" office:value-type="float" office:value="0.349900000000005" calcext:value-type="float">
            <text:p>0.3499</text:p>
          </table:table-cell>
          <table:table-cell table:formula="of:=-[.D55]*0.001" office:value-type="float" office:value="0.1997438" calcext:value-type="float">
            <text:p>0.1997</text:p>
          </table:table-cell>
          <table:table-cell table:formula="of:=-[.B55]" office:value-type="float" office:value="112.0959" calcext:value-type="float">
            <text:p>112.0959</text:p>
          </table:table-cell>
          <table:table-cell table:formula="of:=-[.D55]*0.001" office:value-type="float" office:value="0.1997438" calcext:value-type="float">
            <text:p>0.1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2.1125" calcext:value-type="float">
            <text:p>-112.11</text:p>
          </table:table-cell>
          <table:table-cell office:value-type="float" office:value="-0.01334209" calcext:value-type="float">
            <text:p>-0.01</text:p>
          </table:table-cell>
          <table:table-cell office:value-type="float" office:value="-216.961" calcext:value-type="float">
            <text:p>-216.96</text:p>
          </table:table-cell>
          <table:table-cell office:value-type="float" office:value="0.00142239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4209" calcext:value-type="float">
            <text:p>0</text:p>
          </table:table-cell>
          <table:table-cell office:value-type="float" office:value="0.01334209" calcext:value-type="float">
            <text:p>0.01</text:p>
          </table:table-cell>
          <table:table-cell office:value-type="float" office:value="0.01334298" calcext:value-type="float">
            <text:p>0.01</text:p>
          </table:table-cell>
          <table:table-cell office:value-type="float" office:value="216.961" calcext:value-type="float">
            <text:p>216.96</text:p>
          </table:table-cell>
          <table:table-cell office:value-type="float" office:value="1422.207" calcext:value-type="float">
            <text:p>1422.21</text:p>
          </table:table-cell>
          <table:table-cell table:formula="of:=-([.B56]-[.B$34])" office:value-type="float" office:value="0.366500000000002" calcext:value-type="float">
            <text:p>0.3665</text:p>
          </table:table-cell>
          <table:table-cell table:formula="of:=-[.D56]*0.001" office:value-type="float" office:value="0.216961" calcext:value-type="float">
            <text:p>0.2170</text:p>
          </table:table-cell>
          <table:table-cell table:formula="of:=-[.B56]" office:value-type="float" office:value="112.1125" calcext:value-type="float">
            <text:p>112.1125</text:p>
          </table:table-cell>
          <table:table-cell table:formula="of:=-[.D56]*0.001" office:value-type="float" office:value="0.216961" calcext:value-type="float">
            <text:p>0.21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2.1293" calcext:value-type="float">
            <text:p>-112.13</text:p>
          </table:table-cell>
          <table:table-cell office:value-type="float" office:value="-0.01335803" calcext:value-type="float">
            <text:p>-0.01</text:p>
          </table:table-cell>
          <table:table-cell office:value-type="float" office:value="-234.8348" calcext:value-type="float">
            <text:p>-234.83</text:p>
          </table:table-cell>
          <table:table-cell office:value-type="float" office:value="0.00153957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5803" calcext:value-type="float">
            <text:p>0</text:p>
          </table:table-cell>
          <table:table-cell office:value-type="float" office:value="0.01335803" calcext:value-type="float">
            <text:p>0.01</text:p>
          </table:table-cell>
          <table:table-cell office:value-type="float" office:value="0.01335893" calcext:value-type="float">
            <text:p>0.01</text:p>
          </table:table-cell>
          <table:table-cell office:value-type="float" office:value="234.8348" calcext:value-type="float">
            <text:p>234.83</text:p>
          </table:table-cell>
          <table:table-cell office:value-type="float" office:value="1539.371" calcext:value-type="float">
            <text:p>1539.37</text:p>
          </table:table-cell>
          <table:table-cell table:formula="of:=-([.B57]-[.B$34])" office:value-type="float" office:value="0.383300000000006" calcext:value-type="float">
            <text:p>0.3833</text:p>
          </table:table-cell>
          <table:table-cell table:formula="of:=-[.D57]*0.001" office:value-type="float" office:value="0.2348348" calcext:value-type="float">
            <text:p>0.2348</text:p>
          </table:table-cell>
          <table:table-cell table:formula="of:=-[.B57]" office:value-type="float" office:value="112.1293" calcext:value-type="float">
            <text:p>112.1293</text:p>
          </table:table-cell>
          <table:table-cell table:formula="of:=-[.D57]*0.001" office:value-type="float" office:value="0.2348348" calcext:value-type="float">
            <text:p>0.2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12.146" calcext:value-type="float">
            <text:p>-112.15</text:p>
          </table:table-cell>
          <table:table-cell office:value-type="float" office:value="-0.01342185" calcext:value-type="float">
            <text:p>-0.01</text:p>
          </table:table-cell>
          <table:table-cell office:value-type="float" office:value="-252.1735" calcext:value-type="float">
            <text:p>-252.17</text:p>
          </table:table-cell>
          <table:table-cell office:value-type="float" office:value="0.0016532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2185" calcext:value-type="float">
            <text:p>0</text:p>
          </table:table-cell>
          <table:table-cell office:value-type="float" office:value="0.01342185" calcext:value-type="float">
            <text:p>0.01</text:p>
          </table:table-cell>
          <table:table-cell office:value-type="float" office:value="0.01342275" calcext:value-type="float">
            <text:p>0.01</text:p>
          </table:table-cell>
          <table:table-cell office:value-type="float" office:value="252.1735" calcext:value-type="float">
            <text:p>252.17</text:p>
          </table:table-cell>
          <table:table-cell office:value-type="float" office:value="1653.028" calcext:value-type="float">
            <text:p>1653.03</text:p>
          </table:table-cell>
          <table:table-cell table:formula="of:=-([.B58]-[.B$34])" office:value-type="float" office:value="0.400000000000006" calcext:value-type="float">
            <text:p>0.4000</text:p>
          </table:table-cell>
          <table:table-cell table:formula="of:=-[.D58]*0.001" office:value-type="float" office:value="0.2521735" calcext:value-type="float">
            <text:p>0.2522</text:p>
          </table:table-cell>
          <table:table-cell table:formula="of:=-[.B58]" office:value-type="float" office:value="112.146" calcext:value-type="float">
            <text:p>112.1460</text:p>
          </table:table-cell>
          <table:table-cell table:formula="of:=-[.D58]*0.001" office:value-type="float" office:value="0.2521735" calcext:value-type="float">
            <text:p>0.25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12.1627" calcext:value-type="float">
            <text:p>-112.16</text:p>
          </table:table-cell>
          <table:table-cell office:value-type="float" office:value="-0.01335803" calcext:value-type="float">
            <text:p>-0.01</text:p>
          </table:table-cell>
          <table:table-cell office:value-type="float" office:value="-267.494" calcext:value-type="float">
            <text:p>-267.49</text:p>
          </table:table-cell>
          <table:table-cell office:value-type="float" office:value="0.00175369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5803" calcext:value-type="float">
            <text:p>0</text:p>
          </table:table-cell>
          <table:table-cell office:value-type="float" office:value="0.01335803" calcext:value-type="float">
            <text:p>0.01</text:p>
          </table:table-cell>
          <table:table-cell office:value-type="float" office:value="0.01335893" calcext:value-type="float">
            <text:p>0.01</text:p>
          </table:table-cell>
          <table:table-cell office:value-type="float" office:value="267.494" calcext:value-type="float">
            <text:p>267.49</text:p>
          </table:table-cell>
          <table:table-cell office:value-type="float" office:value="1753.457" calcext:value-type="float">
            <text:p>1753.46</text:p>
          </table:table-cell>
          <table:table-cell table:formula="of:=-([.B59]-[.B$34])" office:value-type="float" office:value="0.416700000000006" calcext:value-type="float">
            <text:p>0.4167</text:p>
          </table:table-cell>
          <table:table-cell table:formula="of:=-[.D59]*0.001" office:value-type="float" office:value="0.267494" calcext:value-type="float">
            <text:p>0.2675</text:p>
          </table:table-cell>
          <table:table-cell table:formula="of:=-[.B59]" office:value-type="float" office:value="112.1627" calcext:value-type="float">
            <text:p>112.1627</text:p>
          </table:table-cell>
          <table:table-cell table:formula="of:=-[.D59]*0.001" office:value-type="float" office:value="0.267494" calcext:value-type="float">
            <text:p>0.26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12.1793" calcext:value-type="float">
            <text:p>-112.18</text:p>
          </table:table-cell>
          <table:table-cell office:value-type="float" office:value="-0.01346968" calcext:value-type="float">
            <text:p>-0.01</text:p>
          </table:table-cell>
          <table:table-cell office:value-type="float" office:value="-280.6011" calcext:value-type="float">
            <text:p>-280.6</text:p>
          </table:table-cell>
          <table:table-cell office:value-type="float" office:value="0.00183962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6968" calcext:value-type="float">
            <text:p>0</text:p>
          </table:table-cell>
          <table:table-cell office:value-type="float" office:value="0.01346968" calcext:value-type="float">
            <text:p>0.01</text:p>
          </table:table-cell>
          <table:table-cell office:value-type="float" office:value="0.01347059" calcext:value-type="float">
            <text:p>0.01</text:p>
          </table:table-cell>
          <table:table-cell office:value-type="float" office:value="280.6011" calcext:value-type="float">
            <text:p>280.6</text:p>
          </table:table-cell>
          <table:table-cell office:value-type="float" office:value="1839.373" calcext:value-type="float">
            <text:p>1839.37</text:p>
          </table:table-cell>
          <table:table-cell table:formula="of:=-([.B60]-[.B$34])" office:value-type="float" office:value="0.433300000000003" calcext:value-type="float">
            <text:p>0.4333</text:p>
          </table:table-cell>
          <table:table-cell table:formula="of:=-[.D60]*0.001" office:value-type="float" office:value="0.2806011" calcext:value-type="float">
            <text:p>0.2806</text:p>
          </table:table-cell>
          <table:table-cell table:formula="of:=-[.B60]" office:value-type="float" office:value="112.1793" calcext:value-type="float">
            <text:p>112.1793</text:p>
          </table:table-cell>
          <table:table-cell table:formula="of:=-[.D60]*0.001" office:value-type="float" office:value="0.2806011" calcext:value-type="float">
            <text:p>0.28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12.196" calcext:value-type="float">
            <text:p>-112.2</text:p>
          </table:table-cell>
          <table:table-cell office:value-type="float" office:value="-0.01354944" calcext:value-type="float">
            <text:p>-0.01</text:p>
          </table:table-cell>
          <table:table-cell office:value-type="float" office:value="-290.3284" calcext:value-type="float">
            <text:p>-290.33</text:p>
          </table:table-cell>
          <table:table-cell office:value-type="float" office:value="0.00190339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4944" calcext:value-type="float">
            <text:p>0</text:p>
          </table:table-cell>
          <table:table-cell office:value-type="float" office:value="0.01354944" calcext:value-type="float">
            <text:p>0.01</text:p>
          </table:table-cell>
          <table:table-cell office:value-type="float" office:value="0.01355036" calcext:value-type="float">
            <text:p>0.01</text:p>
          </table:table-cell>
          <table:table-cell office:value-type="float" office:value="290.3284" calcext:value-type="float">
            <text:p>290.33</text:p>
          </table:table-cell>
          <table:table-cell office:value-type="float" office:value="1903.135" calcext:value-type="float">
            <text:p>1903.14</text:p>
          </table:table-cell>
          <table:table-cell table:formula="of:=-([.B61]-[.B$34])" office:value-type="float" office:value="0.450000000000003" calcext:value-type="float">
            <text:p>0.4500</text:p>
          </table:table-cell>
          <table:table-cell table:formula="of:=-[.D61]*0.001" office:value-type="float" office:value="0.2903284" calcext:value-type="float">
            <text:p>0.2903</text:p>
          </table:table-cell>
          <table:table-cell table:formula="of:=-[.B61]" office:value-type="float" office:value="112.196" calcext:value-type="float">
            <text:p>112.1960</text:p>
          </table:table-cell>
          <table:table-cell table:formula="of:=-[.D61]*0.001" office:value-type="float" office:value="0.2903284" calcext:value-type="float">
            <text:p>0.29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2.2126" calcext:value-type="float">
            <text:p>-112.21</text:p>
          </table:table-cell>
          <table:table-cell office:value-type="float" office:value="-0.01324639" calcext:value-type="float">
            <text:p>-0.01</text:p>
          </table:table-cell>
          <table:table-cell office:value-type="float" office:value="-299.1112" calcext:value-type="float">
            <text:p>-299.11</text:p>
          </table:table-cell>
          <table:table-cell office:value-type="float" office:value="0.00196097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4639" calcext:value-type="float">
            <text:p>0</text:p>
          </table:table-cell>
          <table:table-cell office:value-type="float" office:value="0.01324639" calcext:value-type="float">
            <text:p>0.01</text:p>
          </table:table-cell>
          <table:table-cell office:value-type="float" office:value="0.01324726" calcext:value-type="float">
            <text:p>0.01</text:p>
          </table:table-cell>
          <table:table-cell office:value-type="float" office:value="299.1112" calcext:value-type="float">
            <text:p>299.11</text:p>
          </table:table-cell>
          <table:table-cell office:value-type="float" office:value="1960.714" calcext:value-type="float">
            <text:p>1960.71</text:p>
          </table:table-cell>
          <table:table-cell table:formula="of:=-([.B62]-[.B$34])" office:value-type="float" office:value="0.4666" calcext:value-type="float">
            <text:p>0.4666</text:p>
          </table:table-cell>
          <table:table-cell table:formula="of:=-[.D62]*0.001" office:value-type="float" office:value="0.2991112" calcext:value-type="float">
            <text:p>0.2991</text:p>
          </table:table-cell>
          <table:table-cell table:formula="of:=-[.B62]" office:value-type="float" office:value="112.2126" calcext:value-type="float">
            <text:p>112.2126</text:p>
          </table:table-cell>
          <table:table-cell table:formula="of:=-[.D62]*0.001" office:value-type="float" office:value="0.2991112" calcext:value-type="float">
            <text:p>0.29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12.2293" calcext:value-type="float">
            <text:p>-112.23</text:p>
          </table:table-cell>
          <table:table-cell office:value-type="float" office:value="-0.01350161" calcext:value-type="float">
            <text:p>-0.01</text:p>
          </table:table-cell>
          <table:table-cell office:value-type="float" office:value="-303.2217" calcext:value-type="float">
            <text:p>-303.22</text:p>
          </table:table-cell>
          <table:table-cell office:value-type="float" office:value="0.00198792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0161" calcext:value-type="float">
            <text:p>0</text:p>
          </table:table-cell>
          <table:table-cell office:value-type="float" office:value="0.01350161" calcext:value-type="float">
            <text:p>0.01</text:p>
          </table:table-cell>
          <table:table-cell office:value-type="float" office:value="0.01350252" calcext:value-type="float">
            <text:p>0.01</text:p>
          </table:table-cell>
          <table:table-cell office:value-type="float" office:value="303.2217" calcext:value-type="float">
            <text:p>303.22</text:p>
          </table:table-cell>
          <table:table-cell office:value-type="float" office:value="1987.653" calcext:value-type="float">
            <text:p>1987.65</text:p>
          </table:table-cell>
          <table:table-cell table:formula="of:=-([.B63]-[.B$34])" office:value-type="float" office:value="0.4833" calcext:value-type="float">
            <text:p>0.4833</text:p>
          </table:table-cell>
          <table:table-cell table:formula="of:=-[.D63]*0.001" office:value-type="float" office:value="0.3032217" calcext:value-type="float">
            <text:p>0.3032</text:p>
          </table:table-cell>
          <table:table-cell table:formula="of:=-[.B63]" office:value-type="float" office:value="112.2293" calcext:value-type="float">
            <text:p>112.2293</text:p>
          </table:table-cell>
          <table:table-cell table:formula="of:=-[.D63]*0.001" office:value-type="float" office:value="0.3032217" calcext:value-type="float">
            <text:p>0.3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12.2459" calcext:value-type="float">
            <text:p>-112.25</text:p>
          </table:table-cell>
          <table:table-cell office:value-type="float" office:value="-0.01345374" calcext:value-type="float">
            <text:p>-0.01</text:p>
          </table:table-cell>
          <table:table-cell office:value-type="float" office:value="-305.8734" calcext:value-type="float">
            <text:p>-305.87</text:p>
          </table:table-cell>
          <table:table-cell office:value-type="float" office:value="0.00200530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5374" calcext:value-type="float">
            <text:p>0</text:p>
          </table:table-cell>
          <table:table-cell office:value-type="float" office:value="0.01345374" calcext:value-type="float">
            <text:p>0.01</text:p>
          </table:table-cell>
          <table:table-cell office:value-type="float" office:value="0.01345464" calcext:value-type="float">
            <text:p>0.01</text:p>
          </table:table-cell>
          <table:table-cell office:value-type="float" office:value="305.8734" calcext:value-type="float">
            <text:p>305.87</text:p>
          </table:table-cell>
          <table:table-cell office:value-type="float" office:value="2005.037" calcext:value-type="float">
            <text:p>2005.04</text:p>
          </table:table-cell>
          <table:table-cell table:formula="of:=-([.B64]-[.B$34])" office:value-type="float" office:value="0.499900000000011" calcext:value-type="float">
            <text:p>0.4999</text:p>
          </table:table-cell>
          <table:table-cell table:formula="of:=-[.D64]*0.001" office:value-type="float" office:value="0.3058734" calcext:value-type="float">
            <text:p>0.3059</text:p>
          </table:table-cell>
          <table:table-cell table:formula="of:=-[.B64]" office:value-type="float" office:value="112.2459" calcext:value-type="float">
            <text:p>112.2459</text:p>
          </table:table-cell>
          <table:table-cell table:formula="of:=-[.D64]*0.001" office:value-type="float" office:value="0.3058734" calcext:value-type="float">
            <text:p>0.30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12.2627" calcext:value-type="float">
            <text:p>-112.26</text:p>
          </table:table-cell>
          <table:table-cell office:value-type="float" office:value="-0.01338992" calcext:value-type="float">
            <text:p>-0.01</text:p>
          </table:table-cell>
          <table:table-cell office:value-type="float" office:value="-308.8025" calcext:value-type="float">
            <text:p>-308.8</text:p>
          </table:table-cell>
          <table:table-cell office:value-type="float" office:value="0.00202450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8992" calcext:value-type="float">
            <text:p>0</text:p>
          </table:table-cell>
          <table:table-cell office:value-type="float" office:value="0.01338992" calcext:value-type="float">
            <text:p>0.01</text:p>
          </table:table-cell>
          <table:table-cell office:value-type="float" office:value="0.01339082" calcext:value-type="float">
            <text:p>0.01</text:p>
          </table:table-cell>
          <table:table-cell office:value-type="float" office:value="308.8025" calcext:value-type="float">
            <text:p>308.8</text:p>
          </table:table-cell>
          <table:table-cell office:value-type="float" office:value="2024.238" calcext:value-type="float">
            <text:p>2024.24</text:p>
          </table:table-cell>
          <table:table-cell table:formula="of:=-([.B65]-[.B$34])" office:value-type="float" office:value="0.5167" calcext:value-type="float">
            <text:p>0.5167</text:p>
          </table:table-cell>
          <table:table-cell table:formula="of:=-[.D65]*0.001" office:value-type="float" office:value="0.3088025" calcext:value-type="float">
            <text:p>0.3088</text:p>
          </table:table-cell>
          <table:table-cell table:formula="of:=-[.B65]" office:value-type="float" office:value="112.2627" calcext:value-type="float">
            <text:p>112.2627</text:p>
          </table:table-cell>
          <table:table-cell table:formula="of:=-[.D65]*0.001" office:value-type="float" office:value="0.3088025" calcext:value-type="float">
            <text:p>0.30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12.2793" calcext:value-type="float">
            <text:p>-112.28</text:p>
          </table:table-cell>
          <table:table-cell office:value-type="float" office:value="-0.01319852" calcext:value-type="float">
            <text:p>-0.01</text:p>
          </table:table-cell>
          <table:table-cell office:value-type="float" office:value="-312.0612" calcext:value-type="float">
            <text:p>-312.06</text:p>
          </table:table-cell>
          <table:table-cell office:value-type="float" office:value="0.00204587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19852" calcext:value-type="float">
            <text:p>0</text:p>
          </table:table-cell>
          <table:table-cell office:value-type="float" office:value="0.01319852" calcext:value-type="float">
            <text:p>0.01</text:p>
          </table:table-cell>
          <table:table-cell office:value-type="float" office:value="0.01319939" calcext:value-type="float">
            <text:p>0.01</text:p>
          </table:table-cell>
          <table:table-cell office:value-type="float" office:value="312.0612" calcext:value-type="float">
            <text:p>312.06</text:p>
          </table:table-cell>
          <table:table-cell office:value-type="float" office:value="2045.604" calcext:value-type="float">
            <text:p>2045.6</text:p>
          </table:table-cell>
          <table:table-cell table:formula="of:=-([.B66]-[.B$34])" office:value-type="float" office:value="0.533300000000011" calcext:value-type="float">
            <text:p>0.5333</text:p>
          </table:table-cell>
          <table:table-cell table:formula="of:=-[.D66]*0.001" office:value-type="float" office:value="0.3120612" calcext:value-type="float">
            <text:p>0.3121</text:p>
          </table:table-cell>
          <table:table-cell table:formula="of:=-[.B66]" office:value-type="float" office:value="112.2793" calcext:value-type="float">
            <text:p>112.2793</text:p>
          </table:table-cell>
          <table:table-cell table:formula="of:=-[.D66]*0.001" office:value-type="float" office:value="0.3120612" calcext:value-type="float">
            <text:p>0.31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12.2959" calcext:value-type="float">
            <text:p>-112.3</text:p>
          </table:table-cell>
          <table:table-cell office:value-type="float" office:value="-0.01331016" calcext:value-type="float">
            <text:p>-0.01</text:p>
          </table:table-cell>
          <table:table-cell office:value-type="float" office:value="-313.8443" calcext:value-type="float">
            <text:p>-313.84</text:p>
          </table:table-cell>
          <table:table-cell office:value-type="float" office:value="0.00205756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1016" calcext:value-type="float">
            <text:p>0</text:p>
          </table:table-cell>
          <table:table-cell office:value-type="float" office:value="0.01331016" calcext:value-type="float">
            <text:p>0.01</text:p>
          </table:table-cell>
          <table:table-cell office:value-type="float" office:value="0.01331105" calcext:value-type="float">
            <text:p>0.01</text:p>
          </table:table-cell>
          <table:table-cell office:value-type="float" office:value="313.8444" calcext:value-type="float">
            <text:p>313.84</text:p>
          </table:table-cell>
          <table:table-cell office:value-type="float" office:value="2057.29" calcext:value-type="float">
            <text:p>2057.29</text:p>
          </table:table-cell>
          <table:table-cell table:formula="of:=-([.B67]-[.B$34])" office:value-type="float" office:value="0.549900000000008" calcext:value-type="float">
            <text:p>0.5499</text:p>
          </table:table-cell>
          <table:table-cell table:formula="of:=-[.D67]*0.001" office:value-type="float" office:value="0.3138443" calcext:value-type="float">
            <text:p>0.3138</text:p>
          </table:table-cell>
          <table:table-cell table:formula="of:=-[.B67]" office:value-type="float" office:value="112.2959" calcext:value-type="float">
            <text:p>112.2959</text:p>
          </table:table-cell>
          <table:table-cell table:formula="of:=-[.D67]*0.001" office:value-type="float" office:value="0.3138443" calcext:value-type="float">
            <text:p>0.31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12.3126" calcext:value-type="float">
            <text:p>-112.31</text:p>
          </table:table-cell>
          <table:table-cell office:value-type="float" office:value="-0.01401205" calcext:value-type="float">
            <text:p>-0.01</text:p>
          </table:table-cell>
          <table:table-cell office:value-type="float" office:value="-314.3493" calcext:value-type="float">
            <text:p>-314.35</text:p>
          </table:table-cell>
          <table:table-cell office:value-type="float" office:value="0.00206087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1205" calcext:value-type="float">
            <text:p>0</text:p>
          </table:table-cell>
          <table:table-cell office:value-type="float" office:value="0.01401205" calcext:value-type="float">
            <text:p>0.01</text:p>
          </table:table-cell>
          <table:table-cell office:value-type="float" office:value="0.01401303" calcext:value-type="float">
            <text:p>0.01</text:p>
          </table:table-cell>
          <table:table-cell office:value-type="float" office:value="314.3493" calcext:value-type="float">
            <text:p>314.35</text:p>
          </table:table-cell>
          <table:table-cell office:value-type="float" office:value="2060.585" calcext:value-type="float">
            <text:p>2060.59</text:p>
          </table:table-cell>
          <table:table-cell table:formula="of:=-([.B68]-[.B$34])" office:value-type="float" office:value="0.566600000000008" calcext:value-type="float">
            <text:p>0.5666</text:p>
          </table:table-cell>
          <table:table-cell table:formula="of:=-[.D68]*0.001" office:value-type="float" office:value="0.3143493" calcext:value-type="float">
            <text:p>0.3143</text:p>
          </table:table-cell>
          <table:table-cell table:formula="of:=-[.B68]" office:value-type="float" office:value="112.3126" calcext:value-type="float">
            <text:p>112.3126</text:p>
          </table:table-cell>
          <table:table-cell table:formula="of:=-[.D68]*0.001" office:value-type="float" office:value="0.3143493" calcext:value-type="float">
            <text:p>0.31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12.3293" calcext:value-type="float">
            <text:p>-112.33</text:p>
          </table:table-cell>
          <table:table-cell office:value-type="float" office:value="-0.0137249" calcext:value-type="float">
            <text:p>-0.01</text:p>
          </table:table-cell>
          <table:table-cell office:value-type="float" office:value="-314.6194" calcext:value-type="float">
            <text:p>-314.62</text:p>
          </table:table-cell>
          <table:table-cell office:value-type="float" office:value="0.002062645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249" calcext:value-type="float">
            <text:p>0</text:p>
          </table:table-cell>
          <table:table-cell office:value-type="float" office:value="0.0137249" calcext:value-type="float">
            <text:p>0.01</text:p>
          </table:table-cell>
          <table:table-cell office:value-type="float" office:value="0.01372584" calcext:value-type="float">
            <text:p>0.01</text:p>
          </table:table-cell>
          <table:table-cell office:value-type="float" office:value="314.6194" calcext:value-type="float">
            <text:p>314.62</text:p>
          </table:table-cell>
          <table:table-cell office:value-type="float" office:value="2062.362" calcext:value-type="float">
            <text:p>2062.36</text:p>
          </table:table-cell>
          <table:table-cell table:formula="of:=-([.B69]-[.B$34])" office:value-type="float" office:value="0.583300000000008" calcext:value-type="float">
            <text:p>0.5833</text:p>
          </table:table-cell>
          <table:table-cell table:formula="of:=-[.D69]*0.001" office:value-type="float" office:value="0.3146194" calcext:value-type="float">
            <text:p>0.3146</text:p>
          </table:table-cell>
          <table:table-cell table:formula="of:=-[.B69]" office:value-type="float" office:value="112.3293" calcext:value-type="float">
            <text:p>112.3293</text:p>
          </table:table-cell>
          <table:table-cell table:formula="of:=-[.D69]*0.001" office:value-type="float" office:value="0.3146194" calcext:value-type="float">
            <text:p>0.3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12.3459" calcext:value-type="float">
            <text:p>-112.35</text:p>
          </table:table-cell>
          <table:table-cell office:value-type="float" office:value="-0.0131347" calcext:value-type="float">
            <text:p>-0.01</text:p>
          </table:table-cell>
          <table:table-cell office:value-type="float" office:value="-314.8976" calcext:value-type="float">
            <text:p>-314.9</text:p>
          </table:table-cell>
          <table:table-cell office:value-type="float" office:value="0.00206446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1347" calcext:value-type="float">
            <text:p>0</text:p>
          </table:table-cell>
          <table:table-cell office:value-type="float" office:value="0.0131347" calcext:value-type="float">
            <text:p>0.01</text:p>
          </table:table-cell>
          <table:table-cell office:value-type="float" office:value="0.01313557" calcext:value-type="float">
            <text:p>0.01</text:p>
          </table:table-cell>
          <table:table-cell office:value-type="float" office:value="314.8976" calcext:value-type="float">
            <text:p>314.9</text:p>
          </table:table-cell>
          <table:table-cell office:value-type="float" office:value="2064.198" calcext:value-type="float">
            <text:p>2064.2</text:p>
          </table:table-cell>
          <table:table-cell table:formula="of:=-([.B70]-[.B$34])" office:value-type="float" office:value="0.599900000000005" calcext:value-type="float">
            <text:p>0.5999</text:p>
          </table:table-cell>
          <table:table-cell table:formula="of:=-[.D70]*0.001" office:value-type="float" office:value="0.3148976" calcext:value-type="float">
            <text:p>0.3149</text:p>
          </table:table-cell>
          <table:table-cell table:formula="of:=-[.B70]" office:value-type="float" office:value="112.3459" calcext:value-type="float">
            <text:p>112.3459</text:p>
          </table:table-cell>
          <table:table-cell table:formula="of:=-[.D70]*0.001" office:value-type="float" office:value="0.3148976" calcext:value-type="float">
            <text:p>0.31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12.3626" calcext:value-type="float">
            <text:p>-112.36</text:p>
          </table:table-cell>
          <table:table-cell office:value-type="float" office:value="-0.0137249" calcext:value-type="float">
            <text:p>-0.01</text:p>
          </table:table-cell>
          <table:table-cell office:value-type="float" office:value="-315.7547" calcext:value-type="float">
            <text:p>-315.75</text:p>
          </table:table-cell>
          <table:table-cell office:value-type="float" office:value="0.00207008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249" calcext:value-type="float">
            <text:p>0</text:p>
          </table:table-cell>
          <table:table-cell office:value-type="float" office:value="0.0137249" calcext:value-type="float">
            <text:p>0.01</text:p>
          </table:table-cell>
          <table:table-cell office:value-type="float" office:value="0.01372584" calcext:value-type="float">
            <text:p>0.01</text:p>
          </table:table-cell>
          <table:table-cell office:value-type="float" office:value="315.7547" calcext:value-type="float">
            <text:p>315.75</text:p>
          </table:table-cell>
          <table:table-cell office:value-type="float" office:value="2069.804" calcext:value-type="float">
            <text:p>2069.8</text:p>
          </table:table-cell>
          <table:table-cell table:formula="of:=-([.B71]-[.B$34])" office:value-type="float" office:value="0.616600000000005" calcext:value-type="float">
            <text:p>0.6166</text:p>
          </table:table-cell>
          <table:table-cell table:formula="of:=-[.D71]*0.001" office:value-type="float" office:value="0.3157547" calcext:value-type="float">
            <text:p>0.3158</text:p>
          </table:table-cell>
          <table:table-cell table:formula="of:=-[.B71]" office:value-type="float" office:value="112.3626" calcext:value-type="float">
            <text:p>112.3626</text:p>
          </table:table-cell>
          <table:table-cell table:formula="of:=-[.D71]*0.001" office:value-type="float" office:value="0.3157547" calcext:value-type="float">
            <text:p>0.3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12.3793" calcext:value-type="float">
            <text:p>-112.38</text:p>
          </table:table-cell>
          <table:table-cell office:value-type="float" office:value="-0.01342185" calcext:value-type="float">
            <text:p>-0.01</text:p>
          </table:table-cell>
          <table:table-cell office:value-type="float" office:value="-316.2364" calcext:value-type="float">
            <text:p>-316.24</text:p>
          </table:table-cell>
          <table:table-cell office:value-type="float" office:value="0.00207324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2185" calcext:value-type="float">
            <text:p>0</text:p>
          </table:table-cell>
          <table:table-cell office:value-type="float" office:value="0.01342185" calcext:value-type="float">
            <text:p>0.01</text:p>
          </table:table-cell>
          <table:table-cell office:value-type="float" office:value="0.01342275" calcext:value-type="float">
            <text:p>0.01</text:p>
          </table:table-cell>
          <table:table-cell office:value-type="float" office:value="316.2365" calcext:value-type="float">
            <text:p>316.24</text:p>
          </table:table-cell>
          <table:table-cell office:value-type="float" office:value="2072.968" calcext:value-type="float">
            <text:p>2072.97</text:p>
          </table:table-cell>
          <table:table-cell table:formula="of:=-([.B72]-[.B$34])" office:value-type="float" office:value="0.633300000000006" calcext:value-type="float">
            <text:p>0.6333</text:p>
          </table:table-cell>
          <table:table-cell table:formula="of:=-[.D72]*0.001" office:value-type="float" office:value="0.3162364" calcext:value-type="float">
            <text:p>0.3162</text:p>
          </table:table-cell>
          <table:table-cell table:formula="of:=-[.B72]" office:value-type="float" office:value="112.3793" calcext:value-type="float">
            <text:p>112.3793</text:p>
          </table:table-cell>
          <table:table-cell table:formula="of:=-[.D72]*0.001" office:value-type="float" office:value="0.3162364" calcext:value-type="float">
            <text:p>0.31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12.396" calcext:value-type="float">
            <text:p>-112.4</text:p>
          </table:table-cell>
          <table:table-cell office:value-type="float" office:value="-0.01364514" calcext:value-type="float">
            <text:p>-0.01</text:p>
          </table:table-cell>
          <table:table-cell office:value-type="float" office:value="-317.3331" calcext:value-type="float">
            <text:p>-317.33</text:p>
          </table:table-cell>
          <table:table-cell office:value-type="float" office:value="0.00208043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4514" calcext:value-type="float">
            <text:p>0</text:p>
          </table:table-cell>
          <table:table-cell office:value-type="float" office:value="0.01364514" calcext:value-type="float">
            <text:p>0.01</text:p>
          </table:table-cell>
          <table:table-cell office:value-type="float" office:value="0.01364607" calcext:value-type="float">
            <text:p>0.01</text:p>
          </table:table-cell>
          <table:table-cell office:value-type="float" office:value="317.3331" calcext:value-type="float">
            <text:p>317.33</text:p>
          </table:table-cell>
          <table:table-cell office:value-type="float" office:value="2080.153" calcext:value-type="float">
            <text:p>2080.15</text:p>
          </table:table-cell>
          <table:table-cell table:formula="of:=-([.B73]-[.B$34])" office:value-type="float" office:value="0.650000000000006" calcext:value-type="float">
            <text:p>0.6500</text:p>
          </table:table-cell>
          <table:table-cell table:formula="of:=-[.D73]*0.001" office:value-type="float" office:value="0.3173331" calcext:value-type="float">
            <text:p>0.3173</text:p>
          </table:table-cell>
          <table:table-cell table:formula="of:=-[.B73]" office:value-type="float" office:value="112.396" calcext:value-type="float">
            <text:p>112.3960</text:p>
          </table:table-cell>
          <table:table-cell table:formula="of:=-[.D73]*0.001" office:value-type="float" office:value="0.3173331" calcext:value-type="float">
            <text:p>0.31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2.4127" calcext:value-type="float">
            <text:p>-112.41</text:p>
          </table:table-cell>
          <table:table-cell office:value-type="float" office:value="-0.01337398" calcext:value-type="float">
            <text:p>-0.01</text:p>
          </table:table-cell>
          <table:table-cell office:value-type="float" office:value="-319.7065" calcext:value-type="float">
            <text:p>-319.71</text:p>
          </table:table-cell>
          <table:table-cell office:value-type="float" office:value="0.00209599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7398" calcext:value-type="float">
            <text:p>0</text:p>
          </table:table-cell>
          <table:table-cell office:value-type="float" office:value="0.01337398" calcext:value-type="float">
            <text:p>0.01</text:p>
          </table:table-cell>
          <table:table-cell office:value-type="float" office:value="0.01337487" calcext:value-type="float">
            <text:p>0.01</text:p>
          </table:table-cell>
          <table:table-cell office:value-type="float" office:value="319.7065" calcext:value-type="float">
            <text:p>319.71</text:p>
          </table:table-cell>
          <table:table-cell office:value-type="float" office:value="2095.716" calcext:value-type="float">
            <text:p>2095.72</text:p>
          </table:table-cell>
          <table:table-cell table:formula="of:=-([.B74]-[.B$34])" office:value-type="float" office:value="0.666700000000006" calcext:value-type="float">
            <text:p>0.6667</text:p>
          </table:table-cell>
          <table:table-cell table:formula="of:=-[.D74]*0.001" office:value-type="float" office:value="0.3197065" calcext:value-type="float">
            <text:p>0.3197</text:p>
          </table:table-cell>
          <table:table-cell table:formula="of:=-[.B74]" office:value-type="float" office:value="112.4127" calcext:value-type="float">
            <text:p>112.4127</text:p>
          </table:table-cell>
          <table:table-cell table:formula="of:=-[.D74]*0.001" office:value-type="float" office:value="0.3197065" calcext:value-type="float">
            <text:p>0.31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2.4293" calcext:value-type="float">
            <text:p>-112.43</text:p>
          </table:table-cell>
          <table:table-cell office:value-type="float" office:value="-0.01359731" calcext:value-type="float">
            <text:p>-0.01</text:p>
          </table:table-cell>
          <table:table-cell office:value-type="float" office:value="-322.1131" calcext:value-type="float">
            <text:p>-322.11</text:p>
          </table:table-cell>
          <table:table-cell office:value-type="float" office:value="0.00211177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9731" calcext:value-type="float">
            <text:p>0</text:p>
          </table:table-cell>
          <table:table-cell office:value-type="float" office:value="0.01359731" calcext:value-type="float">
            <text:p>0.01</text:p>
          </table:table-cell>
          <table:table-cell office:value-type="float" office:value="0.01359823" calcext:value-type="float">
            <text:p>0.01</text:p>
          </table:table-cell>
          <table:table-cell office:value-type="float" office:value="322.1131" calcext:value-type="float">
            <text:p>322.11</text:p>
          </table:table-cell>
          <table:table-cell office:value-type="float" office:value="2111.487" calcext:value-type="float">
            <text:p>2111.49</text:p>
          </table:table-cell>
          <table:table-cell table:formula="of:=-([.B75]-[.B$34])" office:value-type="float" office:value="0.683300000000003" calcext:value-type="float">
            <text:p>0.6833</text:p>
          </table:table-cell>
          <table:table-cell table:formula="of:=-[.D75]*0.001" office:value-type="float" office:value="0.3221131" calcext:value-type="float">
            <text:p>0.3221</text:p>
          </table:table-cell>
          <table:table-cell table:formula="of:=-[.B75]" office:value-type="float" office:value="112.4293" calcext:value-type="float">
            <text:p>112.4293</text:p>
          </table:table-cell>
          <table:table-cell table:formula="of:=-[.D75]*0.001" office:value-type="float" office:value="0.3221131" calcext:value-type="float">
            <text:p>0.32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2.446" calcext:value-type="float">
            <text:p>-112.45</text:p>
          </table:table-cell>
          <table:table-cell office:value-type="float" office:value="-0.01334209" calcext:value-type="float">
            <text:p>-0.01</text:p>
          </table:table-cell>
          <table:table-cell office:value-type="float" office:value="-324.8351" calcext:value-type="float">
            <text:p>-324.84</text:p>
          </table:table-cell>
          <table:table-cell office:value-type="float" office:value="0.0021296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34209" calcext:value-type="float">
            <text:p>0</text:p>
          </table:table-cell>
          <table:table-cell office:value-type="float" office:value="0.01334209" calcext:value-type="float">
            <text:p>0.01</text:p>
          </table:table-cell>
          <table:table-cell office:value-type="float" office:value="0.01334298" calcext:value-type="float">
            <text:p>0.01</text:p>
          </table:table-cell>
          <table:table-cell office:value-type="float" office:value="324.8351" calcext:value-type="float">
            <text:p>324.84</text:p>
          </table:table-cell>
          <table:table-cell office:value-type="float" office:value="2129.335" calcext:value-type="float">
            <text:p>2129.34</text:p>
          </table:table-cell>
          <table:table-cell table:formula="of:=-([.B76]-[.B$34])" office:value-type="float" office:value="0.700000000000003" calcext:value-type="float">
            <text:p>0.7000</text:p>
          </table:table-cell>
          <table:table-cell table:formula="of:=-[.D76]*0.001" office:value-type="float" office:value="0.3248351" calcext:value-type="float">
            <text:p>0.3248</text:p>
          </table:table-cell>
          <table:table-cell table:formula="of:=-[.B76]" office:value-type="float" office:value="112.446" calcext:value-type="float">
            <text:p>112.4460</text:p>
          </table:table-cell>
          <table:table-cell table:formula="of:=-[.D76]*0.001" office:value-type="float" office:value="0.3248351" calcext:value-type="float">
            <text:p>0.3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12.4626" calcext:value-type="float">
            <text:p>-112.46</text:p>
          </table:table-cell>
          <table:table-cell office:value-type="float" office:value="-0.01377277" calcext:value-type="float">
            <text:p>-0.01</text:p>
          </table:table-cell>
          <table:table-cell office:value-type="float" office:value="-328.8547" calcext:value-type="float">
            <text:p>-328.85</text:p>
          </table:table-cell>
          <table:table-cell office:value-type="float" office:value="0.00215597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7277" calcext:value-type="float">
            <text:p>0</text:p>
          </table:table-cell>
          <table:table-cell office:value-type="float" office:value="0.01377277" calcext:value-type="float">
            <text:p>0.01</text:p>
          </table:table-cell>
          <table:table-cell office:value-type="float" office:value="0.01377372" calcext:value-type="float">
            <text:p>0.01</text:p>
          </table:table-cell>
          <table:table-cell office:value-type="float" office:value="328.8547" calcext:value-type="float">
            <text:p>328.85</text:p>
          </table:table-cell>
          <table:table-cell office:value-type="float" office:value="2155.675" calcext:value-type="float">
            <text:p>2155.68</text:p>
          </table:table-cell>
          <table:table-cell table:formula="of:=-([.B77]-[.B$34])" office:value-type="float" office:value="0.7166" calcext:value-type="float">
            <text:p>0.7166</text:p>
          </table:table-cell>
          <table:table-cell table:formula="of:=-[.D77]*0.001" office:value-type="float" office:value="0.3288547" calcext:value-type="float">
            <text:p>0.3289</text:p>
          </table:table-cell>
          <table:table-cell table:formula="of:=-[.B77]" office:value-type="float" office:value="112.4626" calcext:value-type="float">
            <text:p>112.4626</text:p>
          </table:table-cell>
          <table:table-cell table:formula="of:=-[.D77]*0.001" office:value-type="float" office:value="0.3288547" calcext:value-type="float">
            <text:p>0.32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12.4793" calcext:value-type="float">
            <text:p>-112.48</text:p>
          </table:table-cell>
          <table:table-cell office:value-type="float" office:value="-0.01342185" calcext:value-type="float">
            <text:p>-0.01</text:p>
          </table:table-cell>
          <table:table-cell office:value-type="float" office:value="-335.1525" calcext:value-type="float">
            <text:p>-335.15</text:p>
          </table:table-cell>
          <table:table-cell office:value-type="float" office:value="0.0021972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2185" calcext:value-type="float">
            <text:p>0</text:p>
          </table:table-cell>
          <table:table-cell office:value-type="float" office:value="0.01342185" calcext:value-type="float">
            <text:p>0.01</text:p>
          </table:table-cell>
          <table:table-cell office:value-type="float" office:value="0.01342275" calcext:value-type="float">
            <text:p>0.01</text:p>
          </table:table-cell>
          <table:table-cell office:value-type="float" office:value="335.1525" calcext:value-type="float">
            <text:p>335.15</text:p>
          </table:table-cell>
          <table:table-cell office:value-type="float" office:value="2196.965" calcext:value-type="float">
            <text:p>2196.97</text:p>
          </table:table-cell>
          <table:table-cell table:formula="of:=-([.B78]-[.B$34])" office:value-type="float" office:value="0.7333" calcext:value-type="float">
            <text:p>0.7333</text:p>
          </table:table-cell>
          <table:table-cell table:formula="of:=-[.D78]*0.001" office:value-type="float" office:value="0.3351525" calcext:value-type="float">
            <text:p>0.3352</text:p>
          </table:table-cell>
          <table:table-cell table:formula="of:=-[.B78]" office:value-type="float" office:value="112.4793" calcext:value-type="float">
            <text:p>112.4793</text:p>
          </table:table-cell>
          <table:table-cell table:formula="of:=-[.D78]*0.001" office:value-type="float" office:value="0.3351525" calcext:value-type="float">
            <text:p>0.33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12.4959" calcext:value-type="float">
            <text:p>-112.5</text:p>
          </table:table-cell>
          <table:table-cell office:value-type="float" office:value="-0.01386847" calcext:value-type="float">
            <text:p>-0.01</text:p>
          </table:table-cell>
          <table:table-cell office:value-type="float" office:value="-343.942" calcext:value-type="float">
            <text:p>-343.94</text:p>
          </table:table-cell>
          <table:table-cell office:value-type="float" office:value="0.00225488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6847" calcext:value-type="float">
            <text:p>0</text:p>
          </table:table-cell>
          <table:table-cell office:value-type="float" office:value="0.01386847" calcext:value-type="float">
            <text:p>0.01</text:p>
          </table:table-cell>
          <table:table-cell office:value-type="float" office:value="0.01386943" calcext:value-type="float">
            <text:p>0.01</text:p>
          </table:table-cell>
          <table:table-cell office:value-type="float" office:value="343.942" calcext:value-type="float">
            <text:p>343.94</text:p>
          </table:table-cell>
          <table:table-cell office:value-type="float" office:value="2254.572" calcext:value-type="float">
            <text:p>2254.57</text:p>
          </table:table-cell>
          <table:table-cell table:formula="of:=-([.B79]-[.B$34])" office:value-type="float" office:value="0.749900000000011" calcext:value-type="float">
            <text:p>0.7499</text:p>
          </table:table-cell>
          <table:table-cell table:formula="of:=-[.D79]*0.001" office:value-type="float" office:value="0.343942" calcext:value-type="float">
            <text:p>0.3439</text:p>
          </table:table-cell>
          <table:table-cell table:formula="of:=-[.B79]" office:value-type="float" office:value="112.4959" calcext:value-type="float">
            <text:p>112.4959</text:p>
          </table:table-cell>
          <table:table-cell table:formula="of:=-[.D79]*0.001" office:value-type="float" office:value="0.343942" calcext:value-type="float">
            <text:p>0.34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12.5126" calcext:value-type="float">
            <text:p>-112.51</text:p>
          </table:table-cell>
          <table:table-cell office:value-type="float" office:value="-0.01321446" calcext:value-type="float">
            <text:p>-0.01</text:p>
          </table:table-cell>
          <table:table-cell office:value-type="float" office:value="-354.5377" calcext:value-type="float">
            <text:p>-354.54</text:p>
          </table:table-cell>
          <table:table-cell office:value-type="float" office:value="0.00232434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1446" calcext:value-type="float">
            <text:p>0</text:p>
          </table:table-cell>
          <table:table-cell office:value-type="float" office:value="0.01321446" calcext:value-type="float">
            <text:p>0.01</text:p>
          </table:table-cell>
          <table:table-cell office:value-type="float" office:value="0.01321533" calcext:value-type="float">
            <text:p>0.01</text:p>
          </table:table-cell>
          <table:table-cell office:value-type="float" office:value="354.5377" calcext:value-type="float">
            <text:p>354.54</text:p>
          </table:table-cell>
          <table:table-cell office:value-type="float" office:value="2324.042" calcext:value-type="float">
            <text:p>2324.04</text:p>
          </table:table-cell>
          <table:table-cell table:formula="of:=-([.B80]-[.B$34])" office:value-type="float" office:value="0.766600000000011" calcext:value-type="float">
            <text:p>0.7666</text:p>
          </table:table-cell>
          <table:table-cell table:formula="of:=-[.D80]*0.001" office:value-type="float" office:value="0.3545377" calcext:value-type="float">
            <text:p>0.3545</text:p>
          </table:table-cell>
          <table:table-cell table:formula="of:=-[.B80]" office:value-type="float" office:value="112.5126" calcext:value-type="float">
            <text:p>112.5126</text:p>
          </table:table-cell>
          <table:table-cell table:formula="of:=-[.D80]*0.001" office:value-type="float" office:value="0.3545377" calcext:value-type="float">
            <text:p>0.35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12.5293" calcext:value-type="float">
            <text:p>-112.53</text:p>
          </table:table-cell>
          <table:table-cell office:value-type="float" office:value="-0.01340587" calcext:value-type="float">
            <text:p>-0.01</text:p>
          </table:table-cell>
          <table:table-cell office:value-type="float" office:value="-365.9028" calcext:value-type="float">
            <text:p>-365.9</text:p>
          </table:table-cell>
          <table:table-cell office:value-type="float" office:value="0.00239885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0587" calcext:value-type="float">
            <text:p>0</text:p>
          </table:table-cell>
          <table:table-cell office:value-type="float" office:value="0.01340587" calcext:value-type="float">
            <text:p>0.01</text:p>
          </table:table-cell>
          <table:table-cell office:value-type="float" office:value="0.01340677" calcext:value-type="float">
            <text:p>0.01</text:p>
          </table:table-cell>
          <table:table-cell office:value-type="float" office:value="365.9028" calcext:value-type="float">
            <text:p>365.9</text:p>
          </table:table-cell>
          <table:table-cell office:value-type="float" office:value="2398.537" calcext:value-type="float">
            <text:p>2398.54</text:p>
          </table:table-cell>
          <table:table-cell table:formula="of:=-([.B81]-[.B$34])" office:value-type="float" office:value="0.783300000000011" calcext:value-type="float">
            <text:p>0.7833</text:p>
          </table:table-cell>
          <table:table-cell table:formula="of:=-[.D81]*0.001" office:value-type="float" office:value="0.3659028" calcext:value-type="float">
            <text:p>0.3659</text:p>
          </table:table-cell>
          <table:table-cell table:formula="of:=-[.B81]" office:value-type="float" office:value="112.5293" calcext:value-type="float">
            <text:p>112.5293</text:p>
          </table:table-cell>
          <table:table-cell table:formula="of:=-[.D81]*0.001" office:value-type="float" office:value="0.3659028" calcext:value-type="float">
            <text:p>0.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12.546" calcext:value-type="float">
            <text:p>-112.55</text:p>
          </table:table-cell>
          <table:table-cell office:value-type="float" office:value="-0.01369301" calcext:value-type="float">
            <text:p>-0.01</text:p>
          </table:table-cell>
          <table:table-cell office:value-type="float" office:value="-381.0771" calcext:value-type="float">
            <text:p>-381.08</text:p>
          </table:table-cell>
          <table:table-cell office:value-type="float" office:value="0.00249834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9301" calcext:value-type="float">
            <text:p>0</text:p>
          </table:table-cell>
          <table:table-cell office:value-type="float" office:value="0.01369301" calcext:value-type="float">
            <text:p>0.01</text:p>
          </table:table-cell>
          <table:table-cell office:value-type="float" office:value="0.01369395" calcext:value-type="float">
            <text:p>0.01</text:p>
          </table:table-cell>
          <table:table-cell office:value-type="float" office:value="381.0771" calcext:value-type="float">
            <text:p>381.08</text:p>
          </table:table-cell>
          <table:table-cell office:value-type="float" office:value="2498" calcext:value-type="float">
            <text:p>2498</text:p>
          </table:table-cell>
          <table:table-cell table:formula="of:=-([.B82]-[.B$34])" office:value-type="float" office:value="0.800000000000011" calcext:value-type="float">
            <text:p>0.8000</text:p>
          </table:table-cell>
          <table:table-cell table:formula="of:=-[.D82]*0.001" office:value-type="float" office:value="0.3810771" calcext:value-type="float">
            <text:p>0.3811</text:p>
          </table:table-cell>
          <table:table-cell table:formula="of:=-[.B82]" office:value-type="float" office:value="112.546" calcext:value-type="float">
            <text:p>112.5460</text:p>
          </table:table-cell>
          <table:table-cell table:formula="of:=-[.D82]*0.001" office:value-type="float" office:value="0.3810771" calcext:value-type="float">
            <text:p>0.38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2.5627" calcext:value-type="float">
            <text:p>-112.56</text:p>
          </table:table-cell>
          <table:table-cell office:value-type="float" office:value="-0.01369301" calcext:value-type="float">
            <text:p>-0.01</text:p>
          </table:table-cell>
          <table:table-cell office:value-type="float" office:value="-395.9408" calcext:value-type="float">
            <text:p>-395.94</text:p>
          </table:table-cell>
          <table:table-cell office:value-type="float" office:value="0.00259578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9301" calcext:value-type="float">
            <text:p>0</text:p>
          </table:table-cell>
          <table:table-cell office:value-type="float" office:value="0.01369301" calcext:value-type="float">
            <text:p>0.01</text:p>
          </table:table-cell>
          <table:table-cell office:value-type="float" office:value="0.01369395" calcext:value-type="float">
            <text:p>0.01</text:p>
          </table:table-cell>
          <table:table-cell office:value-type="float" office:value="395.9408" calcext:value-type="float">
            <text:p>395.94</text:p>
          </table:table-cell>
          <table:table-cell office:value-type="float" office:value="2595.433" calcext:value-type="float">
            <text:p>2595.43</text:p>
          </table:table-cell>
          <table:table-cell table:formula="of:=-([.B83]-[.B$34])" office:value-type="float" office:value="0.816700000000012" calcext:value-type="float">
            <text:p>0.8167</text:p>
          </table:table-cell>
          <table:table-cell table:formula="of:=-[.D83]*0.001" office:value-type="float" office:value="0.3959408" calcext:value-type="float">
            <text:p>0.3959</text:p>
          </table:table-cell>
          <table:table-cell table:formula="of:=-[.B83]" office:value-type="float" office:value="112.5627" calcext:value-type="float">
            <text:p>112.5627</text:p>
          </table:table-cell>
          <table:table-cell table:formula="of:=-[.D83]*0.001" office:value-type="float" office:value="0.3959408" calcext:value-type="float">
            <text:p>0.3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12.5793" calcext:value-type="float">
            <text:p>-112.58</text:p>
          </table:table-cell>
          <table:table-cell office:value-type="float" office:value="-0.01367707" calcext:value-type="float">
            <text:p>-0.01</text:p>
          </table:table-cell>
          <table:table-cell office:value-type="float" office:value="-410.5567" calcext:value-type="float">
            <text:p>-410.56</text:p>
          </table:table-cell>
          <table:table-cell office:value-type="float" office:value="0.0026916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7707" calcext:value-type="float">
            <text:p>0</text:p>
          </table:table-cell>
          <table:table-cell office:value-type="float" office:value="0.01367707" calcext:value-type="float">
            <text:p>0.01</text:p>
          </table:table-cell>
          <table:table-cell office:value-type="float" office:value="0.013678" calcext:value-type="float">
            <text:p>0.01</text:p>
          </table:table-cell>
          <table:table-cell office:value-type="float" office:value="410.5566" calcext:value-type="float">
            <text:p>410.56</text:p>
          </table:table-cell>
          <table:table-cell office:value-type="float" office:value="2691.242" calcext:value-type="float">
            <text:p>2691.24</text:p>
          </table:table-cell>
          <table:table-cell table:formula="of:=-([.B84]-[.B$34])" office:value-type="float" office:value="0.833300000000008" calcext:value-type="float">
            <text:p>0.8333</text:p>
          </table:table-cell>
          <table:table-cell table:formula="of:=-[.D84]*0.001" office:value-type="float" office:value="0.4105567" calcext:value-type="float">
            <text:p>0.4106</text:p>
          </table:table-cell>
          <table:table-cell table:formula="of:=-[.B84]" office:value-type="float" office:value="112.5793" calcext:value-type="float">
            <text:p>112.5793</text:p>
          </table:table-cell>
          <table:table-cell table:formula="of:=-[.D84]*0.001" office:value-type="float" office:value="0.4105567" calcext:value-type="float">
            <text:p>0.41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12.596" calcext:value-type="float">
            <text:p>-112.6</text:p>
          </table:table-cell>
          <table:table-cell office:value-type="float" office:value="-0.01342185" calcext:value-type="float">
            <text:p>-0.01</text:p>
          </table:table-cell>
          <table:table-cell office:value-type="float" office:value="-425.7668" calcext:value-type="float">
            <text:p>-425.77</text:p>
          </table:table-cell>
          <table:table-cell office:value-type="float" office:value="0.00279132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2185" calcext:value-type="float">
            <text:p>0</text:p>
          </table:table-cell>
          <table:table-cell office:value-type="float" office:value="0.01342185" calcext:value-type="float">
            <text:p>0.01</text:p>
          </table:table-cell>
          <table:table-cell office:value-type="float" office:value="0.01342275" calcext:value-type="float">
            <text:p>0.01</text:p>
          </table:table-cell>
          <table:table-cell office:value-type="float" office:value="425.7668" calcext:value-type="float">
            <text:p>425.77</text:p>
          </table:table-cell>
          <table:table-cell office:value-type="float" office:value="2790.953" calcext:value-type="float">
            <text:p>2790.95</text:p>
          </table:table-cell>
          <table:table-cell table:formula="of:=-([.B85]-[.B$34])" office:value-type="float" office:value="0.850000000000009" calcext:value-type="float">
            <text:p>0.8500</text:p>
          </table:table-cell>
          <table:table-cell table:formula="of:=-[.D85]*0.001" office:value-type="float" office:value="0.4257668" calcext:value-type="float">
            <text:p>0.4258</text:p>
          </table:table-cell>
          <table:table-cell table:formula="of:=-[.B85]" office:value-type="float" office:value="112.596" calcext:value-type="float">
            <text:p>112.5960</text:p>
          </table:table-cell>
          <table:table-cell table:formula="of:=-[.D85]*0.001" office:value-type="float" office:value="0.4257668" calcext:value-type="float">
            <text:p>0.42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2.6126" calcext:value-type="float">
            <text:p>-112.61</text:p>
          </table:table-cell>
          <table:table-cell office:value-type="float" office:value="-0.01329422" calcext:value-type="float">
            <text:p>-0.01</text:p>
          </table:table-cell>
          <table:table-cell office:value-type="float" office:value="-444.1687" calcext:value-type="float">
            <text:p>-444.17</text:p>
          </table:table-cell>
          <table:table-cell office:value-type="float" office:value="0.00291197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9422" calcext:value-type="float">
            <text:p>0</text:p>
          </table:table-cell>
          <table:table-cell office:value-type="float" office:value="0.01329422" calcext:value-type="float">
            <text:p>0.01</text:p>
          </table:table-cell>
          <table:table-cell office:value-type="float" office:value="0.0132951" calcext:value-type="float">
            <text:p>0.01</text:p>
          </table:table-cell>
          <table:table-cell office:value-type="float" office:value="444.1687" calcext:value-type="float">
            <text:p>444.17</text:p>
          </table:table-cell>
          <table:table-cell office:value-type="float" office:value="2911.584" calcext:value-type="float">
            <text:p>2911.58</text:p>
          </table:table-cell>
          <table:table-cell table:formula="of:=-([.B86]-[.B$34])" office:value-type="float" office:value="0.866600000000005" calcext:value-type="float">
            <text:p>0.8666</text:p>
          </table:table-cell>
          <table:table-cell table:formula="of:=-[.D86]*0.001" office:value-type="float" office:value="0.4441687" calcext:value-type="float">
            <text:p>0.4442</text:p>
          </table:table-cell>
          <table:table-cell table:formula="of:=-[.B86]" office:value-type="float" office:value="112.6126" calcext:value-type="float">
            <text:p>112.6126</text:p>
          </table:table-cell>
          <table:table-cell table:formula="of:=-[.D86]*0.001" office:value-type="float" office:value="0.4441687" calcext:value-type="float">
            <text:p>0.44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12.6293" calcext:value-type="float">
            <text:p>-112.63</text:p>
          </table:table-cell>
          <table:table-cell office:value-type="float" office:value="-0.01326233" calcext:value-type="float">
            <text:p>-0.01</text:p>
          </table:table-cell>
          <table:table-cell office:value-type="float" office:value="-463.6587" calcext:value-type="float">
            <text:p>-463.66</text:p>
          </table:table-cell>
          <table:table-cell office:value-type="float" office:value="0.00303974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6233" calcext:value-type="float">
            <text:p>0</text:p>
          </table:table-cell>
          <table:table-cell office:value-type="float" office:value="0.01326233" calcext:value-type="float">
            <text:p>0.01</text:p>
          </table:table-cell>
          <table:table-cell office:value-type="float" office:value="0.01326321" calcext:value-type="float">
            <text:p>0.01</text:p>
          </table:table-cell>
          <table:table-cell office:value-type="float" office:value="463.6587" calcext:value-type="float">
            <text:p>463.66</text:p>
          </table:table-cell>
          <table:table-cell office:value-type="float" office:value="3039.344" calcext:value-type="float">
            <text:p>3039.34</text:p>
          </table:table-cell>
          <table:table-cell table:formula="of:=-([.B87]-[.B$34])" office:value-type="float" office:value="0.883300000000006" calcext:value-type="float">
            <text:p>0.8833</text:p>
          </table:table-cell>
          <table:table-cell table:formula="of:=-[.D87]*0.001" office:value-type="float" office:value="0.4636587" calcext:value-type="float">
            <text:p>0.4637</text:p>
          </table:table-cell>
          <table:table-cell table:formula="of:=-[.B87]" office:value-type="float" office:value="112.6293" calcext:value-type="float">
            <text:p>112.6293</text:p>
          </table:table-cell>
          <table:table-cell table:formula="of:=-[.D87]*0.001" office:value-type="float" office:value="0.4636587" calcext:value-type="float">
            <text:p>0.46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12.6459" calcext:value-type="float">
            <text:p>-112.65</text:p>
          </table:table-cell>
          <table:table-cell office:value-type="float" office:value="-0.0138206" calcext:value-type="float">
            <text:p>-0.01</text:p>
          </table:table-cell>
          <table:table-cell office:value-type="float" office:value="-482.4192" calcext:value-type="float">
            <text:p>-482.42</text:p>
          </table:table-cell>
          <table:table-cell office:value-type="float" office:value="0.003162741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206" calcext:value-type="float">
            <text:p>0</text:p>
          </table:table-cell>
          <table:table-cell office:value-type="float" office:value="0.0138206" calcext:value-type="float">
            <text:p>0.01</text:p>
          </table:table-cell>
          <table:table-cell office:value-type="float" office:value="0.01382156" calcext:value-type="float">
            <text:p>0.01</text:p>
          </table:table-cell>
          <table:table-cell office:value-type="float" office:value="482.4192" calcext:value-type="float">
            <text:p>482.42</text:p>
          </table:table-cell>
          <table:table-cell office:value-type="float" office:value="3162.304" calcext:value-type="float">
            <text:p>3162.3</text:p>
          </table:table-cell>
          <table:table-cell table:formula="of:=-([.B88]-[.B$34])" office:value-type="float" office:value="0.899900000000002" calcext:value-type="float">
            <text:p>0.8999</text:p>
          </table:table-cell>
          <table:table-cell table:formula="of:=-[.D88]*0.001" office:value-type="float" office:value="0.4824192" calcext:value-type="float">
            <text:p>0.4824</text:p>
          </table:table-cell>
          <table:table-cell table:formula="of:=-[.B88]" office:value-type="float" office:value="112.6459" calcext:value-type="float">
            <text:p>112.6459</text:p>
          </table:table-cell>
          <table:table-cell table:formula="of:=-[.D88]*0.001" office:value-type="float" office:value="0.4824192" calcext:value-type="float">
            <text:p>0.48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12.6627" calcext:value-type="float">
            <text:p>-112.66</text:p>
          </table:table-cell>
          <table:table-cell office:value-type="float" office:value="-0.01374085" calcext:value-type="float">
            <text:p>-0.01</text:p>
          </table:table-cell>
          <table:table-cell office:value-type="float" office:value="-501.8527" calcext:value-type="float">
            <text:p>-501.85</text:p>
          </table:table-cell>
          <table:table-cell office:value-type="float" office:value="0.00329014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4085" calcext:value-type="float">
            <text:p>0</text:p>
          </table:table-cell>
          <table:table-cell office:value-type="float" office:value="0.01374085" calcext:value-type="float">
            <text:p>0.01</text:p>
          </table:table-cell>
          <table:table-cell office:value-type="float" office:value="0.01374179" calcext:value-type="float">
            <text:p>0.01</text:p>
          </table:table-cell>
          <table:table-cell office:value-type="float" office:value="501.8527" calcext:value-type="float">
            <text:p>501.85</text:p>
          </table:table-cell>
          <table:table-cell office:value-type="float" office:value="3289.695" calcext:value-type="float">
            <text:p>3289.7</text:p>
          </table:table-cell>
          <table:table-cell table:formula="of:=-([.B89]-[.B$34])" office:value-type="float" office:value="0.916700000000006" calcext:value-type="float">
            <text:p>0.9167</text:p>
          </table:table-cell>
          <table:table-cell table:formula="of:=-[.D89]*0.001" office:value-type="float" office:value="0.5018527" calcext:value-type="float">
            <text:p>0.5019</text:p>
          </table:table-cell>
          <table:table-cell table:formula="of:=-[.B89]" office:value-type="float" office:value="112.6627" calcext:value-type="float">
            <text:p>112.6627</text:p>
          </table:table-cell>
          <table:table-cell table:formula="of:=-[.D89]*0.001" office:value-type="float" office:value="0.5018527" calcext:value-type="float">
            <text:p>0.50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12.6793" calcext:value-type="float">
            <text:p>-112.68</text:p>
          </table:table-cell>
          <table:table-cell office:value-type="float" office:value="-0.01367707" calcext:value-type="float">
            <text:p>-0.01</text:p>
          </table:table-cell>
          <table:table-cell office:value-type="float" office:value="-523.8342" calcext:value-type="float">
            <text:p>-523.83</text:p>
          </table:table-cell>
          <table:table-cell office:value-type="float" office:value="0.003434258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7707" calcext:value-type="float">
            <text:p>0</text:p>
          </table:table-cell>
          <table:table-cell office:value-type="float" office:value="0.01367707" calcext:value-type="float">
            <text:p>0.01</text:p>
          </table:table-cell>
          <table:table-cell office:value-type="float" office:value="0.013678" calcext:value-type="float">
            <text:p>0.01</text:p>
          </table:table-cell>
          <table:table-cell office:value-type="float" office:value="523.8342" calcext:value-type="float">
            <text:p>523.83</text:p>
          </table:table-cell>
          <table:table-cell office:value-type="float" office:value="3433.788" calcext:value-type="float">
            <text:p>3433.79</text:p>
          </table:table-cell>
          <table:table-cell table:formula="of:=-([.B90]-[.B$34])" office:value-type="float" office:value="0.933300000000003" calcext:value-type="float">
            <text:p>0.9333</text:p>
          </table:table-cell>
          <table:table-cell table:formula="of:=-[.D90]*0.001" office:value-type="float" office:value="0.5238342" calcext:value-type="float">
            <text:p>0.5238</text:p>
          </table:table-cell>
          <table:table-cell table:formula="of:=-[.B90]" office:value-type="float" office:value="112.6793" calcext:value-type="float">
            <text:p>112.6793</text:p>
          </table:table-cell>
          <table:table-cell table:formula="of:=-[.D90]*0.001" office:value-type="float" office:value="0.5238342" calcext:value-type="float">
            <text:p>0.52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2.696" calcext:value-type="float">
            <text:p>-112.7</text:p>
          </table:table-cell>
          <table:table-cell office:value-type="float" office:value="-0.0136292" calcext:value-type="float">
            <text:p>-0.01</text:p>
          </table:table-cell>
          <table:table-cell office:value-type="float" office:value="-544.0896" calcext:value-type="float">
            <text:p>-544.09</text:p>
          </table:table-cell>
          <table:table-cell office:value-type="float" office:value="0.00356705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292" calcext:value-type="float">
            <text:p>0</text:p>
          </table:table-cell>
          <table:table-cell office:value-type="float" office:value="0.0136292" calcext:value-type="float">
            <text:p>0.01</text:p>
          </table:table-cell>
          <table:table-cell office:value-type="float" office:value="0.01363013" calcext:value-type="float">
            <text:p>0.01</text:p>
          </table:table-cell>
          <table:table-cell office:value-type="float" office:value="544.0897" calcext:value-type="float">
            <text:p>544.09</text:p>
          </table:table-cell>
          <table:table-cell office:value-type="float" office:value="3566.566" calcext:value-type="float">
            <text:p>3566.57</text:p>
          </table:table-cell>
          <table:table-cell table:formula="of:=-([.B91]-[.B$34])" office:value-type="float" office:value="0.950000000000003" calcext:value-type="float">
            <text:p>0.9500</text:p>
          </table:table-cell>
          <table:table-cell table:formula="of:=-[.D91]*0.001" office:value-type="float" office:value="0.5440896" calcext:value-type="float">
            <text:p>0.5441</text:p>
          </table:table-cell>
          <table:table-cell table:formula="of:=-[.B91]" office:value-type="float" office:value="112.696" calcext:value-type="float">
            <text:p>112.6960</text:p>
          </table:table-cell>
          <table:table-cell table:formula="of:=-[.D91]*0.001" office:value-type="float" office:value="0.5440896" calcext:value-type="float">
            <text:p>0.54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2.7127" calcext:value-type="float">
            <text:p>-112.71</text:p>
          </table:table-cell>
          <table:table-cell office:value-type="float" office:value="-0.01380466" calcext:value-type="float">
            <text:p>-0.01</text:p>
          </table:table-cell>
          <table:table-cell office:value-type="float" office:value="-565.4745" calcext:value-type="float">
            <text:p>-565.47</text:p>
          </table:table-cell>
          <table:table-cell office:value-type="float" office:value="0.003707252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466" calcext:value-type="float">
            <text:p>0</text:p>
          </table:table-cell>
          <table:table-cell office:value-type="float" office:value="0.01380466" calcext:value-type="float">
            <text:p>0.01</text:p>
          </table:table-cell>
          <table:table-cell office:value-type="float" office:value="0.01380561" calcext:value-type="float">
            <text:p>0.01</text:p>
          </table:table-cell>
          <table:table-cell office:value-type="float" office:value="565.4745" calcext:value-type="float">
            <text:p>565.47</text:p>
          </table:table-cell>
          <table:table-cell office:value-type="float" office:value="3706.74" calcext:value-type="float">
            <text:p>3706.74</text:p>
          </table:table-cell>
          <table:table-cell table:formula="of:=-([.B92]-[.B$34])" office:value-type="float" office:value="0.966700000000003" calcext:value-type="float">
            <text:p>0.9667</text:p>
          </table:table-cell>
          <table:table-cell table:formula="of:=-[.D92]*0.001" office:value-type="float" office:value="0.5654745" calcext:value-type="float">
            <text:p>0.5655</text:p>
          </table:table-cell>
          <table:table-cell table:formula="of:=-[.B92]" office:value-type="float" office:value="112.7127" calcext:value-type="float">
            <text:p>112.7127</text:p>
          </table:table-cell>
          <table:table-cell table:formula="of:=-[.D92]*0.001" office:value-type="float" office:value="0.5654745" calcext:value-type="float">
            <text:p>0.56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2.7293" calcext:value-type="float">
            <text:p>-112.73</text:p>
          </table:table-cell>
          <table:table-cell office:value-type="float" office:value="-0.01361325" calcext:value-type="float">
            <text:p>-0.01</text:p>
          </table:table-cell>
          <table:table-cell office:value-type="float" office:value="-588.0042" calcext:value-type="float">
            <text:p>-588</text:p>
          </table:table-cell>
          <table:table-cell office:value-type="float" office:value="0.003854956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1325" calcext:value-type="float">
            <text:p>0</text:p>
          </table:table-cell>
          <table:table-cell office:value-type="float" office:value="0.01361325" calcext:value-type="float">
            <text:p>0.01</text:p>
          </table:table-cell>
          <table:table-cell office:value-type="float" office:value="0.01361418" calcext:value-type="float">
            <text:p>0.01</text:p>
          </table:table-cell>
          <table:table-cell office:value-type="float" office:value="588.0042" calcext:value-type="float">
            <text:p>588</text:p>
          </table:table-cell>
          <table:table-cell office:value-type="float" office:value="3854.432" calcext:value-type="float">
            <text:p>3854.43</text:p>
          </table:table-cell>
          <table:table-cell table:formula="of:=-([.B93]-[.B$34])" office:value-type="float" office:value="0.9833" calcext:value-type="float">
            <text:p>0.9833</text:p>
          </table:table-cell>
          <table:table-cell table:formula="of:=-[.D93]*0.001" office:value-type="float" office:value="0.5880042" calcext:value-type="float">
            <text:p>0.5880</text:p>
          </table:table-cell>
          <table:table-cell table:formula="of:=-[.B93]" office:value-type="float" office:value="112.7293" calcext:value-type="float">
            <text:p>112.7293</text:p>
          </table:table-cell>
          <table:table-cell table:formula="of:=-[.D93]*0.001" office:value-type="float" office:value="0.5880042" calcext:value-type="float">
            <text:p>0.58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2.7459" calcext:value-type="float">
            <text:p>-112.75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609.9246" calcext:value-type="float">
            <text:p>-609.92</text:p>
          </table:table-cell>
          <table:table-cell office:value-type="float" office:value="0.00399866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609.9246" calcext:value-type="float">
            <text:p>609.92</text:p>
          </table:table-cell>
          <table:table-cell office:value-type="float" office:value="3998.11" calcext:value-type="float">
            <text:p>3998.11</text:p>
          </table:table-cell>
          <table:table-cell table:formula="of:=-([.B94]-[.B$34])" office:value-type="float" office:value="0.999900000000011" calcext:value-type="float">
            <text:p>0.9999</text:p>
          </table:table-cell>
          <table:table-cell table:formula="of:=-[.D94]*0.001" office:value-type="float" office:value="0.6099246" calcext:value-type="float">
            <text:p>0.6099</text:p>
          </table:table-cell>
          <table:table-cell table:formula="of:=-[.B94]" office:value-type="float" office:value="112.7459" calcext:value-type="float">
            <text:p>112.7459</text:p>
          </table:table-cell>
          <table:table-cell table:formula="of:=-[.D94]*0.001" office:value-type="float" office:value="0.6099246" calcext:value-type="float">
            <text:p>0.60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2.7626" calcext:value-type="float">
            <text:p>-112.76</text:p>
          </table:table-cell>
          <table:table-cell office:value-type="float" office:value="-0.01359731" calcext:value-type="float">
            <text:p>-0.01</text:p>
          </table:table-cell>
          <table:table-cell office:value-type="float" office:value="-632.5537" calcext:value-type="float">
            <text:p>-632.55</text:p>
          </table:table-cell>
          <table:table-cell office:value-type="float" office:value="0.004147023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9731" calcext:value-type="float">
            <text:p>0</text:p>
          </table:table-cell>
          <table:table-cell office:value-type="float" office:value="0.01359731" calcext:value-type="float">
            <text:p>0.01</text:p>
          </table:table-cell>
          <table:table-cell office:value-type="float" office:value="0.01359823" calcext:value-type="float">
            <text:p>0.01</text:p>
          </table:table-cell>
          <table:table-cell office:value-type="float" office:value="632.5537" calcext:value-type="float">
            <text:p>632.55</text:p>
          </table:table-cell>
          <table:table-cell office:value-type="float" office:value="4146.459" calcext:value-type="float">
            <text:p>4146.46</text:p>
          </table:table-cell>
          <table:table-cell table:formula="of:=-([.B95]-[.B$34])" office:value-type="float" office:value="1.01660000000001" calcext:value-type="float">
            <text:p>1.0166</text:p>
          </table:table-cell>
          <table:table-cell table:formula="of:=-[.D95]*0.001" office:value-type="float" office:value="0.6325537" calcext:value-type="float">
            <text:p>0.6326</text:p>
          </table:table-cell>
          <table:table-cell table:formula="of:=-[.B95]" office:value-type="float" office:value="112.7626" calcext:value-type="float">
            <text:p>112.7626</text:p>
          </table:table-cell>
          <table:table-cell table:formula="of:=-[.D95]*0.001" office:value-type="float" office:value="0.6325537" calcext:value-type="float">
            <text:p>0.63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2.7793" calcext:value-type="float">
            <text:p>-112.78</text:p>
          </table:table-cell>
          <table:table-cell office:value-type="float" office:value="-0.01345374" calcext:value-type="float">
            <text:p>-0.01</text:p>
          </table:table-cell>
          <table:table-cell office:value-type="float" office:value="-655.7777" calcext:value-type="float">
            <text:p>-655.78</text:p>
          </table:table-cell>
          <table:table-cell office:value-type="float" office:value="0.004299279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45374" calcext:value-type="float">
            <text:p>0</text:p>
          </table:table-cell>
          <table:table-cell office:value-type="float" office:value="0.01345374" calcext:value-type="float">
            <text:p>0.01</text:p>
          </table:table-cell>
          <table:table-cell office:value-type="float" office:value="0.01345464" calcext:value-type="float">
            <text:p>0.01</text:p>
          </table:table-cell>
          <table:table-cell office:value-type="float" office:value="655.7777" calcext:value-type="float">
            <text:p>655.78</text:p>
          </table:table-cell>
          <table:table-cell office:value-type="float" office:value="4298.701" calcext:value-type="float">
            <text:p>4298.7</text:p>
          </table:table-cell>
          <table:table-cell table:formula="of:=-([.B96]-[.B$34])" office:value-type="float" office:value="1.03330000000001" calcext:value-type="float">
            <text:p>1.0333</text:p>
          </table:table-cell>
          <table:table-cell table:formula="of:=-[.D96]*0.001" office:value-type="float" office:value="0.6557777" calcext:value-type="float">
            <text:p>0.6558</text:p>
          </table:table-cell>
          <table:table-cell table:formula="of:=-[.B96]" office:value-type="float" office:value="112.7793" calcext:value-type="float">
            <text:p>112.7793</text:p>
          </table:table-cell>
          <table:table-cell table:formula="of:=-[.D96]*0.001" office:value-type="float" office:value="0.6557777" calcext:value-type="float">
            <text:p>0.65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2.796" calcext:value-type="float">
            <text:p>-112.8</text:p>
          </table:table-cell>
          <table:table-cell office:value-type="float" office:value="-0.0138206" calcext:value-type="float">
            <text:p>-0.01</text:p>
          </table:table-cell>
          <table:table-cell office:value-type="float" office:value="-682.1313" calcext:value-type="float">
            <text:p>-682.13</text:p>
          </table:table-cell>
          <table:table-cell office:value-type="float" office:value="0.00447205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206" calcext:value-type="float">
            <text:p>0</text:p>
          </table:table-cell>
          <table:table-cell office:value-type="float" office:value="0.0138206" calcext:value-type="float">
            <text:p>0.01</text:p>
          </table:table-cell>
          <table:table-cell office:value-type="float" office:value="0.01382156" calcext:value-type="float">
            <text:p>0.01</text:p>
          </table:table-cell>
          <table:table-cell office:value-type="float" office:value="682.1313" calcext:value-type="float">
            <text:p>682.13</text:p>
          </table:table-cell>
          <table:table-cell office:value-type="float" office:value="4471.436" calcext:value-type="float">
            <text:p>4471.44</text:p>
          </table:table-cell>
          <table:table-cell table:formula="of:=-([.B97]-[.B$34])" office:value-type="float" office:value="1.05000000000001" calcext:value-type="float">
            <text:p>1.0500</text:p>
          </table:table-cell>
          <table:table-cell table:formula="of:=-[.D97]*0.001" office:value-type="float" office:value="0.6821313" calcext:value-type="float">
            <text:p>0.6821</text:p>
          </table:table-cell>
          <table:table-cell table:formula="of:=-[.B97]" office:value-type="float" office:value="112.796" calcext:value-type="float">
            <text:p>112.7960</text:p>
          </table:table-cell>
          <table:table-cell table:formula="of:=-[.D97]*0.001" office:value-type="float" office:value="0.6821313" calcext:value-type="float">
            <text:p>0.68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2.8127" calcext:value-type="float">
            <text:p>-112.81</text:p>
          </table:table-cell>
          <table:table-cell office:value-type="float" office:value="-0.01380466" calcext:value-type="float">
            <text:p>-0.01</text:p>
          </table:table-cell>
          <table:table-cell office:value-type="float" office:value="-708.0134" calcext:value-type="float">
            <text:p>-708.01</text:p>
          </table:table-cell>
          <table:table-cell office:value-type="float" office:value="0.004641737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466" calcext:value-type="float">
            <text:p>0</text:p>
          </table:table-cell>
          <table:table-cell office:value-type="float" office:value="0.01380466" calcext:value-type="float">
            <text:p>0.01</text:p>
          </table:table-cell>
          <table:table-cell office:value-type="float" office:value="0.01380561" calcext:value-type="float">
            <text:p>0.01</text:p>
          </table:table-cell>
          <table:table-cell office:value-type="float" office:value="708.0134" calcext:value-type="float">
            <text:p>708.01</text:p>
          </table:table-cell>
          <table:table-cell office:value-type="float" office:value="4641.096" calcext:value-type="float">
            <text:p>4641.1</text:p>
          </table:table-cell>
          <table:table-cell table:formula="of:=-([.B98]-[.B$34])" office:value-type="float" office:value="1.06670000000001" calcext:value-type="float">
            <text:p>1.0667</text:p>
          </table:table-cell>
          <table:table-cell table:formula="of:=-[.D98]*0.001" office:value-type="float" office:value="0.7080134" calcext:value-type="float">
            <text:p>0.7080</text:p>
          </table:table-cell>
          <table:table-cell table:formula="of:=-[.B98]" office:value-type="float" office:value="112.8127" calcext:value-type="float">
            <text:p>112.8127</text:p>
          </table:table-cell>
          <table:table-cell table:formula="of:=-[.D98]*0.001" office:value-type="float" office:value="0.7080134" calcext:value-type="float">
            <text:p>0.70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2.8293" calcext:value-type="float">
            <text:p>-112.83</text:p>
          </table:table-cell>
          <table:table-cell office:value-type="float" office:value="-0.01383658" calcext:value-type="float">
            <text:p>-0.01</text:p>
          </table:table-cell>
          <table:table-cell office:value-type="float" office:value="-732.7537" calcext:value-type="float">
            <text:p>-732.75</text:p>
          </table:table-cell>
          <table:table-cell office:value-type="float" office:value="0.00480393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3658" calcext:value-type="float">
            <text:p>0</text:p>
          </table:table-cell>
          <table:table-cell office:value-type="float" office:value="0.01383658" calcext:value-type="float">
            <text:p>0.01</text:p>
          </table:table-cell>
          <table:table-cell office:value-type="float" office:value="0.01383754" calcext:value-type="float">
            <text:p>0.01</text:p>
          </table:table-cell>
          <table:table-cell office:value-type="float" office:value="732.7537" calcext:value-type="float">
            <text:p>732.75</text:p>
          </table:table-cell>
          <table:table-cell office:value-type="float" office:value="4803.269" calcext:value-type="float">
            <text:p>4803.27</text:p>
          </table:table-cell>
          <table:table-cell table:formula="of:=-([.B99]-[.B$34])" office:value-type="float" office:value="1.08330000000001" calcext:value-type="float">
            <text:p>1.0833</text:p>
          </table:table-cell>
          <table:table-cell table:formula="of:=-[.D99]*0.001" office:value-type="float" office:value="0.7327537" calcext:value-type="float">
            <text:p>0.7328</text:p>
          </table:table-cell>
          <table:table-cell table:formula="of:=-[.B99]" office:value-type="float" office:value="112.8293" calcext:value-type="float">
            <text:p>112.8293</text:p>
          </table:table-cell>
          <table:table-cell table:formula="of:=-[.D99]*0.001" office:value-type="float" office:value="0.7327537" calcext:value-type="float">
            <text:p>0.73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2.846" calcext:value-type="float">
            <text:p>-112.85</text:p>
          </table:table-cell>
          <table:table-cell office:value-type="float" office:value="-0.01350161" calcext:value-type="float">
            <text:p>-0.01</text:p>
          </table:table-cell>
          <table:table-cell office:value-type="float" office:value="-758.7055" calcext:value-type="float">
            <text:p>-758.71</text:p>
          </table:table-cell>
          <table:table-cell office:value-type="float" office:value="0.004974074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0161" calcext:value-type="float">
            <text:p>0</text:p>
          </table:table-cell>
          <table:table-cell office:value-type="float" office:value="0.01350161" calcext:value-type="float">
            <text:p>0.01</text:p>
          </table:table-cell>
          <table:table-cell office:value-type="float" office:value="0.01350252" calcext:value-type="float">
            <text:p>0.01</text:p>
          </table:table-cell>
          <table:table-cell office:value-type="float" office:value="758.7054" calcext:value-type="float">
            <text:p>758.71</text:p>
          </table:table-cell>
          <table:table-cell office:value-type="float" office:value="4973.402" calcext:value-type="float">
            <text:p>4973.4</text:p>
          </table:table-cell>
          <table:table-cell table:formula="of:=-([.B100]-[.B$34])" office:value-type="float" office:value="1.10000000000001" calcext:value-type="float">
            <text:p>1.1000</text:p>
          </table:table-cell>
          <table:table-cell table:formula="of:=-[.D100]*0.001" office:value-type="float" office:value="0.7587055" calcext:value-type="float">
            <text:p>0.7587</text:p>
          </table:table-cell>
          <table:table-cell table:formula="of:=-[.B100]" office:value-type="float" office:value="112.846" calcext:value-type="float">
            <text:p>112.8460</text:p>
          </table:table-cell>
          <table:table-cell table:formula="of:=-[.D100]*0.001" office:value-type="float" office:value="0.7587055" calcext:value-type="float">
            <text:p>0.75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2.8626" calcext:value-type="float">
            <text:p>-112.86</text:p>
          </table:table-cell>
          <table:table-cell office:value-type="float" office:value="-0.0136292" calcext:value-type="float">
            <text:p>-0.01</text:p>
          </table:table-cell>
          <table:table-cell office:value-type="float" office:value="-783.2259" calcext:value-type="float">
            <text:p>-783.23</text:p>
          </table:table-cell>
          <table:table-cell office:value-type="float" office:value="0.00513483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292" calcext:value-type="float">
            <text:p>0</text:p>
          </table:table-cell>
          <table:table-cell office:value-type="float" office:value="0.0136292" calcext:value-type="float">
            <text:p>0.01</text:p>
          </table:table-cell>
          <table:table-cell office:value-type="float" office:value="0.01363013" calcext:value-type="float">
            <text:p>0.01</text:p>
          </table:table-cell>
          <table:table-cell office:value-type="float" office:value="783.2259" calcext:value-type="float">
            <text:p>783.23</text:p>
          </table:table-cell>
          <table:table-cell office:value-type="float" office:value="5134.13" calcext:value-type="float">
            <text:p>5134.13</text:p>
          </table:table-cell>
          <table:table-cell table:formula="of:=-([.B101]-[.B$34])" office:value-type="float" office:value="1.11660000000001" calcext:value-type="float">
            <text:p>1.1166</text:p>
          </table:table-cell>
          <table:table-cell table:formula="of:=-[.D101]*0.001" office:value-type="float" office:value="0.7832259" calcext:value-type="float">
            <text:p>0.7832</text:p>
          </table:table-cell>
          <table:table-cell table:formula="of:=-[.B101]" office:value-type="float" office:value="112.8626" calcext:value-type="float">
            <text:p>112.8626</text:p>
          </table:table-cell>
          <table:table-cell table:formula="of:=-[.D101]*0.001" office:value-type="float" office:value="0.7832259" calcext:value-type="float">
            <text:p>0.78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2.8793" calcext:value-type="float">
            <text:p>-112.88</text:p>
          </table:table-cell>
          <table:table-cell office:value-type="float" office:value="-0.01370896" calcext:value-type="float">
            <text:p>-0.01</text:p>
          </table:table-cell>
          <table:table-cell office:value-type="float" office:value="-808.5746" calcext:value-type="float">
            <text:p>-808.57</text:p>
          </table:table-cell>
          <table:table-cell office:value-type="float" office:value="0.00530101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0896" calcext:value-type="float">
            <text:p>0</text:p>
          </table:table-cell>
          <table:table-cell office:value-type="float" office:value="0.01370896" calcext:value-type="float">
            <text:p>0.01</text:p>
          </table:table-cell>
          <table:table-cell office:value-type="float" office:value="0.0137099" calcext:value-type="float">
            <text:p>0.01</text:p>
          </table:table-cell>
          <table:table-cell office:value-type="float" office:value="808.5746" calcext:value-type="float">
            <text:p>808.57</text:p>
          </table:table-cell>
          <table:table-cell office:value-type="float" office:value="5300.29" calcext:value-type="float">
            <text:p>5300.29</text:p>
          </table:table-cell>
          <table:table-cell table:formula="of:=-([.B102]-[.B$34])" office:value-type="float" office:value="1.13330000000001" calcext:value-type="float">
            <text:p>1.1333</text:p>
          </table:table-cell>
          <table:table-cell table:formula="of:=-[.D102]*0.001" office:value-type="float" office:value="0.8085746" calcext:value-type="float">
            <text:p>0.8086</text:p>
          </table:table-cell>
          <table:table-cell table:formula="of:=-[.B102]" office:value-type="float" office:value="112.8793" calcext:value-type="float">
            <text:p>112.8793</text:p>
          </table:table-cell>
          <table:table-cell table:formula="of:=-[.D102]*0.001" office:value-type="float" office:value="0.8085746" calcext:value-type="float">
            <text:p>0.80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2.8959" calcext:value-type="float">
            <text:p>-112.9</text:p>
          </table:table-cell>
          <table:table-cell office:value-type="float" office:value="-0.01390036" calcext:value-type="float">
            <text:p>-0.01</text:p>
          </table:table-cell>
          <table:table-cell office:value-type="float" office:value="-835.1713" calcext:value-type="float">
            <text:p>-835.17</text:p>
          </table:table-cell>
          <table:table-cell office:value-type="float" office:value="0.00547538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0036" calcext:value-type="float">
            <text:p>0</text:p>
          </table:table-cell>
          <table:table-cell office:value-type="float" office:value="0.01390036" calcext:value-type="float">
            <text:p>0.01</text:p>
          </table:table-cell>
          <table:table-cell office:value-type="float" office:value="0.01390133" calcext:value-type="float">
            <text:p>0.01</text:p>
          </table:table-cell>
          <table:table-cell office:value-type="float" office:value="835.1713" calcext:value-type="float">
            <text:p>835.17</text:p>
          </table:table-cell>
          <table:table-cell office:value-type="float" office:value="5474.623" calcext:value-type="float">
            <text:p>5474.62</text:p>
          </table:table-cell>
          <table:table-cell table:formula="of:=-([.B103]-[.B$34])" office:value-type="float" office:value="1.1499" calcext:value-type="float">
            <text:p>1.1499</text:p>
          </table:table-cell>
          <table:table-cell table:formula="of:=-[.D103]*0.001" office:value-type="float" office:value="0.8351713" calcext:value-type="float">
            <text:p>0.8352</text:p>
          </table:table-cell>
          <table:table-cell table:formula="of:=-[.B103]" office:value-type="float" office:value="112.8959" calcext:value-type="float">
            <text:p>112.8959</text:p>
          </table:table-cell>
          <table:table-cell table:formula="of:=-[.D103]*0.001" office:value-type="float" office:value="0.8351713" calcext:value-type="float">
            <text:p>0.83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2.9127" calcext:value-type="float">
            <text:p>-112.91</text:p>
          </table:table-cell>
          <table:table-cell office:value-type="float" office:value="-0.01374085" calcext:value-type="float">
            <text:p>-0.01</text:p>
          </table:table-cell>
          <table:table-cell office:value-type="float" office:value="-862.5231" calcext:value-type="float">
            <text:p>-862.52</text:p>
          </table:table-cell>
          <table:table-cell office:value-type="float" office:value="0.005654702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4085" calcext:value-type="float">
            <text:p>0</text:p>
          </table:table-cell>
          <table:table-cell office:value-type="float" office:value="0.01374085" calcext:value-type="float">
            <text:p>0.01</text:p>
          </table:table-cell>
          <table:table-cell office:value-type="float" office:value="0.01374179" calcext:value-type="float">
            <text:p>0.01</text:p>
          </table:table-cell>
          <table:table-cell office:value-type="float" office:value="862.5231" calcext:value-type="float">
            <text:p>862.52</text:p>
          </table:table-cell>
          <table:table-cell office:value-type="float" office:value="5653.925" calcext:value-type="float">
            <text:p>5653.93</text:p>
          </table:table-cell>
          <table:table-cell table:formula="of:=-([.B104]-[.B$34])" office:value-type="float" office:value="1.16670000000001" calcext:value-type="float">
            <text:p>1.1667</text:p>
          </table:table-cell>
          <table:table-cell table:formula="of:=-[.D104]*0.001" office:value-type="float" office:value="0.8625231" calcext:value-type="float">
            <text:p>0.8625</text:p>
          </table:table-cell>
          <table:table-cell table:formula="of:=-[.B104]" office:value-type="float" office:value="112.9127" calcext:value-type="float">
            <text:p>112.9127</text:p>
          </table:table-cell>
          <table:table-cell table:formula="of:=-[.D104]*0.001" office:value-type="float" office:value="0.8625231" calcext:value-type="float">
            <text:p>0.86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2.9293" calcext:value-type="float">
            <text:p>-112.93</text:p>
          </table:table-cell>
          <table:table-cell office:value-type="float" office:value="-0.01418751" calcext:value-type="float">
            <text:p>-0.01</text:p>
          </table:table-cell>
          <table:table-cell office:value-type="float" office:value="-890.3026" calcext:value-type="float">
            <text:p>-890.3</text:p>
          </table:table-cell>
          <table:table-cell office:value-type="float" office:value="0.00583682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8751" calcext:value-type="float">
            <text:p>0</text:p>
          </table:table-cell>
          <table:table-cell office:value-type="float" office:value="0.01418751" calcext:value-type="float">
            <text:p>0.01</text:p>
          </table:table-cell>
          <table:table-cell office:value-type="float" office:value="0.01418851" calcext:value-type="float">
            <text:p>0.01</text:p>
          </table:table-cell>
          <table:table-cell office:value-type="float" office:value="890.3026" calcext:value-type="float">
            <text:p>890.3</text:p>
          </table:table-cell>
          <table:table-cell office:value-type="float" office:value="5835.997" calcext:value-type="float">
            <text:p>5836</text:p>
          </table:table-cell>
          <table:table-cell table:formula="of:=-([.B105]-[.B$34])" office:value-type="float" office:value="1.1833" calcext:value-type="float">
            <text:p>1.1833</text:p>
          </table:table-cell>
          <table:table-cell table:formula="of:=-[.D105]*0.001" office:value-type="float" office:value="0.8903026" calcext:value-type="float">
            <text:p>0.8903</text:p>
          </table:table-cell>
          <table:table-cell table:formula="of:=-[.B105]" office:value-type="float" office:value="112.9293" calcext:value-type="float">
            <text:p>112.9293</text:p>
          </table:table-cell>
          <table:table-cell table:formula="of:=-[.D105]*0.001" office:value-type="float" office:value="0.8903026" calcext:value-type="float">
            <text:p>0.89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2.9459" calcext:value-type="float">
            <text:p>-112.95</text:p>
          </table:table-cell>
          <table:table-cell office:value-type="float" office:value="-0.01396418" calcext:value-type="float">
            <text:p>-0.01</text:p>
          </table:table-cell>
          <table:table-cell office:value-type="float" office:value="-919.4957" calcext:value-type="float">
            <text:p>-919.5</text:p>
          </table:table-cell>
          <table:table-cell office:value-type="float" office:value="0.00602821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418" calcext:value-type="float">
            <text:p>0</text:p>
          </table:table-cell>
          <table:table-cell office:value-type="float" office:value="0.01396418" calcext:value-type="float">
            <text:p>0.01</text:p>
          </table:table-cell>
          <table:table-cell office:value-type="float" office:value="0.01396515" calcext:value-type="float">
            <text:p>0.01</text:p>
          </table:table-cell>
          <table:table-cell office:value-type="float" office:value="919.4957" calcext:value-type="float">
            <text:p>919.5</text:p>
          </table:table-cell>
          <table:table-cell office:value-type="float" office:value="6027.373" calcext:value-type="float">
            <text:p>6027.37</text:p>
          </table:table-cell>
          <table:table-cell table:formula="of:=-([.B106]-[.B$34])" office:value-type="float" office:value="1.1999" calcext:value-type="float">
            <text:p>1.1999</text:p>
          </table:table-cell>
          <table:table-cell table:formula="of:=-[.D106]*0.001" office:value-type="float" office:value="0.9194957" calcext:value-type="float">
            <text:p>0.9195</text:p>
          </table:table-cell>
          <table:table-cell table:formula="of:=-[.B106]" office:value-type="float" office:value="112.9459" calcext:value-type="float">
            <text:p>112.9459</text:p>
          </table:table-cell>
          <table:table-cell table:formula="of:=-[.D106]*0.001" office:value-type="float" office:value="0.9194957" calcext:value-type="float">
            <text:p>0.91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2.9627" calcext:value-type="float">
            <text:p>-112.96</text:p>
          </table:table-cell>
          <table:table-cell office:value-type="float" office:value="-0.01415558" calcext:value-type="float">
            <text:p>-0.01</text:p>
          </table:table-cell>
          <table:table-cell office:value-type="float" office:value="-950.1415" calcext:value-type="float">
            <text:p>-950.14</text:p>
          </table:table-cell>
          <table:table-cell office:value-type="float" office:value="0.00622912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5558" calcext:value-type="float">
            <text:p>0</text:p>
          </table:table-cell>
          <table:table-cell office:value-type="float" office:value="0.01415558" calcext:value-type="float">
            <text:p>0.01</text:p>
          </table:table-cell>
          <table:table-cell office:value-type="float" office:value="0.01415658" calcext:value-type="float">
            <text:p>0.01</text:p>
          </table:table-cell>
          <table:table-cell office:value-type="float" office:value="950.1415" calcext:value-type="float">
            <text:p>950.14</text:p>
          </table:table-cell>
          <table:table-cell office:value-type="float" office:value="6228.247" calcext:value-type="float">
            <text:p>6228.25</text:p>
          </table:table-cell>
          <table:table-cell table:formula="of:=-([.B107]-[.B$34])" office:value-type="float" office:value="1.2167" calcext:value-type="float">
            <text:p>1.2167</text:p>
          </table:table-cell>
          <table:table-cell table:formula="of:=-[.D107]*0.001" office:value-type="float" office:value="0.9501415" calcext:value-type="float">
            <text:p>0.9501</text:p>
          </table:table-cell>
          <table:table-cell table:formula="of:=-[.B107]" office:value-type="float" office:value="112.9627" calcext:value-type="float">
            <text:p>112.9627</text:p>
          </table:table-cell>
          <table:table-cell table:formula="of:=-[.D107]*0.001" office:value-type="float" office:value="0.9501415" calcext:value-type="float">
            <text:p>0.95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2.9793" calcext:value-type="float">
            <text:p>-112.98</text:p>
          </table:table-cell>
          <table:table-cell office:value-type="float" office:value="-0.01358137" calcext:value-type="float">
            <text:p>-0.01</text:p>
          </table:table-cell>
          <table:table-cell office:value-type="float" office:value="-980.5983" calcext:value-type="float">
            <text:p>-980.6</text:p>
          </table:table-cell>
          <table:table-cell office:value-type="float" office:value="0.00642880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8137" calcext:value-type="float">
            <text:p>0</text:p>
          </table:table-cell>
          <table:table-cell office:value-type="float" office:value="0.01358137" calcext:value-type="float">
            <text:p>0.01</text:p>
          </table:table-cell>
          <table:table-cell office:value-type="float" office:value="0.01358229" calcext:value-type="float">
            <text:p>0.01</text:p>
          </table:table-cell>
          <table:table-cell office:value-type="float" office:value="980.5983" calcext:value-type="float">
            <text:p>980.6</text:p>
          </table:table-cell>
          <table:table-cell office:value-type="float" office:value="6427.931" calcext:value-type="float">
            <text:p>6427.93</text:p>
          </table:table-cell>
          <table:table-cell table:formula="of:=-([.B108]-[.B$34])" office:value-type="float" office:value="1.2333" calcext:value-type="float">
            <text:p>1.2333</text:p>
          </table:table-cell>
          <table:table-cell table:formula="of:=-[.D108]*0.001" office:value-type="float" office:value="0.9805983" calcext:value-type="float">
            <text:p>0.9806</text:p>
          </table:table-cell>
          <table:table-cell table:formula="of:=-[.B108]" office:value-type="float" office:value="112.9793" calcext:value-type="float">
            <text:p>112.9793</text:p>
          </table:table-cell>
          <table:table-cell table:formula="of:=-[.D108]*0.001" office:value-type="float" office:value="0.9805983" calcext:value-type="float">
            <text:p>0.98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12.996" calcext:value-type="float">
            <text:p>-113</text:p>
          </table:table-cell>
          <table:table-cell office:value-type="float" office:value="-0.01386847" calcext:value-type="float">
            <text:p>-0.01</text:p>
          </table:table-cell>
          <table:table-cell office:value-type="float" office:value="-1011.89" calcext:value-type="float">
            <text:p>-1011.89</text:p>
          </table:table-cell>
          <table:table-cell office:value-type="float" office:value="0.00663395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6847" calcext:value-type="float">
            <text:p>0</text:p>
          </table:table-cell>
          <table:table-cell office:value-type="float" office:value="0.01386847" calcext:value-type="float">
            <text:p>0.01</text:p>
          </table:table-cell>
          <table:table-cell office:value-type="float" office:value="0.01386943" calcext:value-type="float">
            <text:p>0.01</text:p>
          </table:table-cell>
          <table:table-cell office:value-type="float" office:value="1011.89" calcext:value-type="float">
            <text:p>1011.89</text:p>
          </table:table-cell>
          <table:table-cell office:value-type="float" office:value="6633.035" calcext:value-type="float">
            <text:p>6633.04</text:p>
          </table:table-cell>
          <table:table-cell table:formula="of:=-([.B109]-[.B$34])" office:value-type="float" office:value="1.25" calcext:value-type="float">
            <text:p>1.2500</text:p>
          </table:table-cell>
          <table:table-cell table:formula="of:=-[.D109]*0.001" office:value-type="float" office:value="1.01189" calcext:value-type="float">
            <text:p>1.0119</text:p>
          </table:table-cell>
          <table:table-cell table:formula="of:=-[.B109]" office:value-type="float" office:value="112.996" calcext:value-type="float">
            <text:p>112.9960</text:p>
          </table:table-cell>
          <table:table-cell table:formula="of:=-[.D109]*0.001" office:value-type="float" office:value="1.01189" calcext:value-type="float">
            <text:p>1.01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3.0127" calcext:value-type="float">
            <text:p>-113.01</text:p>
          </table:table-cell>
          <table:table-cell office:value-type="float" office:value="-0.01396418" calcext:value-type="float">
            <text:p>-0.01</text:p>
          </table:table-cell>
          <table:table-cell office:value-type="float" office:value="-1042.711" calcext:value-type="float">
            <text:p>-1042.71</text:p>
          </table:table-cell>
          <table:table-cell office:value-type="float" office:value="0.00683601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418" calcext:value-type="float">
            <text:p>0</text:p>
          </table:table-cell>
          <table:table-cell office:value-type="float" office:value="0.01396418" calcext:value-type="float">
            <text:p>0.01</text:p>
          </table:table-cell>
          <table:table-cell office:value-type="float" office:value="0.01396515" calcext:value-type="float">
            <text:p>0.01</text:p>
          </table:table-cell>
          <table:table-cell office:value-type="float" office:value="1042.711" calcext:value-type="float">
            <text:p>1042.71</text:p>
          </table:table-cell>
          <table:table-cell office:value-type="float" office:value="6835.061" calcext:value-type="float">
            <text:p>6835.06</text:p>
          </table:table-cell>
          <table:table-cell table:formula="of:=-([.B110]-[.B$34])" office:value-type="float" office:value="1.2667" calcext:value-type="float">
            <text:p>1.2667</text:p>
          </table:table-cell>
          <table:table-cell table:formula="of:=-[.D110]*0.001" office:value-type="float" office:value="1.042711" calcext:value-type="float">
            <text:p>1.0427</text:p>
          </table:table-cell>
          <table:table-cell table:formula="of:=-[.B110]" office:value-type="float" office:value="113.0127" calcext:value-type="float">
            <text:p>113.0127</text:p>
          </table:table-cell>
          <table:table-cell table:formula="of:=-[.D110]*0.001" office:value-type="float" office:value="1.042711" calcext:value-type="float">
            <text:p>1.04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13.0293" calcext:value-type="float">
            <text:p>-113.03</text:p>
          </table:table-cell>
          <table:table-cell office:value-type="float" office:value="-0.01420345" calcext:value-type="float">
            <text:p>-0.01</text:p>
          </table:table-cell>
          <table:table-cell office:value-type="float" office:value="-1074.873" calcext:value-type="float">
            <text:p>-1074.87</text:p>
          </table:table-cell>
          <table:table-cell office:value-type="float" office:value="0.00704687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0345" calcext:value-type="float">
            <text:p>0</text:p>
          </table:table-cell>
          <table:table-cell office:value-type="float" office:value="0.01420345" calcext:value-type="float">
            <text:p>0.01</text:p>
          </table:table-cell>
          <table:table-cell office:value-type="float" office:value="0.01420446" calcext:value-type="float">
            <text:p>0.01</text:p>
          </table:table-cell>
          <table:table-cell office:value-type="float" office:value="1074.873" calcext:value-type="float">
            <text:p>1074.87</text:p>
          </table:table-cell>
          <table:table-cell office:value-type="float" office:value="7045.87" calcext:value-type="float">
            <text:p>7045.87</text:p>
          </table:table-cell>
          <table:table-cell table:formula="of:=-([.B111]-[.B$34])" office:value-type="float" office:value="1.28330000000001" calcext:value-type="float">
            <text:p>1.2833</text:p>
          </table:table-cell>
          <table:table-cell table:formula="of:=-[.D111]*0.001" office:value-type="float" office:value="1.074873" calcext:value-type="float">
            <text:p>1.0749</text:p>
          </table:table-cell>
          <table:table-cell table:formula="of:=-[.B111]" office:value-type="float" office:value="113.0293" calcext:value-type="float">
            <text:p>113.0293</text:p>
          </table:table-cell>
          <table:table-cell table:formula="of:=-[.D111]*0.001" office:value-type="float" office:value="1.074873" calcext:value-type="float">
            <text:p>1.0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3.0459" calcext:value-type="float">
            <text:p>-113.05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1108.183" calcext:value-type="float">
            <text:p>-1108.18</text:p>
          </table:table-cell>
          <table:table-cell office:value-type="float" office:value="0.007265248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1108.183" calcext:value-type="float">
            <text:p>1108.18</text:p>
          </table:table-cell>
          <table:table-cell office:value-type="float" office:value="7264.237" calcext:value-type="float">
            <text:p>7264.24</text:p>
          </table:table-cell>
          <table:table-cell table:formula="of:=-([.B112]-[.B$34])" office:value-type="float" office:value="1.29990000000001" calcext:value-type="float">
            <text:p>1.2999</text:p>
          </table:table-cell>
          <table:table-cell table:formula="of:=-[.D112]*0.001" office:value-type="float" office:value="1.108183" calcext:value-type="float">
            <text:p>1.1082</text:p>
          </table:table-cell>
          <table:table-cell table:formula="of:=-[.B112]" office:value-type="float" office:value="113.0459" calcext:value-type="float">
            <text:p>113.0459</text:p>
          </table:table-cell>
          <table:table-cell table:formula="of:=-[.D112]*0.001" office:value-type="float" office:value="1.108183" calcext:value-type="float">
            <text:p>1.10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3.0626" calcext:value-type="float">
            <text:p>-113.06</text:p>
          </table:table-cell>
          <table:table-cell office:value-type="float" office:value="-0.01402799" calcext:value-type="float">
            <text:p>-0.01</text:p>
          </table:table-cell>
          <table:table-cell office:value-type="float" office:value="-1139.408" calcext:value-type="float">
            <text:p>-1139.41</text:p>
          </table:table-cell>
          <table:table-cell office:value-type="float" office:value="0.00746996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2799" calcext:value-type="float">
            <text:p>0</text:p>
          </table:table-cell>
          <table:table-cell office:value-type="float" office:value="0.01402799" calcext:value-type="float">
            <text:p>0.01</text:p>
          </table:table-cell>
          <table:table-cell office:value-type="float" office:value="0.01402897" calcext:value-type="float">
            <text:p>0.01</text:p>
          </table:table-cell>
          <table:table-cell office:value-type="float" office:value="1139.408" calcext:value-type="float">
            <text:p>1139.41</text:p>
          </table:table-cell>
          <table:table-cell office:value-type="float" office:value="7468.914" calcext:value-type="float">
            <text:p>7468.91</text:p>
          </table:table-cell>
          <table:table-cell table:formula="of:=-([.B113]-[.B$34])" office:value-type="float" office:value="1.31660000000001" calcext:value-type="float">
            <text:p>1.3166</text:p>
          </table:table-cell>
          <table:table-cell table:formula="of:=-[.D113]*0.001" office:value-type="float" office:value="1.139408" calcext:value-type="float">
            <text:p>1.1394</text:p>
          </table:table-cell>
          <table:table-cell table:formula="of:=-[.B113]" office:value-type="float" office:value="113.0626" calcext:value-type="float">
            <text:p>113.0626</text:p>
          </table:table-cell>
          <table:table-cell table:formula="of:=-[.D113]*0.001" office:value-type="float" office:value="1.139408" calcext:value-type="float">
            <text:p>1.13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3.0793" calcext:value-type="float">
            <text:p>-113.08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1172.589" calcext:value-type="float">
            <text:p>-1172.59</text:p>
          </table:table-cell>
          <table:table-cell office:value-type="float" office:value="0.00768749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1172.589" calcext:value-type="float">
            <text:p>1172.59</text:p>
          </table:table-cell>
          <table:table-cell office:value-type="float" office:value="7686.41" calcext:value-type="float">
            <text:p>7686.41</text:p>
          </table:table-cell>
          <table:table-cell table:formula="of:=-([.B114]-[.B$34])" office:value-type="float" office:value="1.33330000000001" calcext:value-type="float">
            <text:p>1.3333</text:p>
          </table:table-cell>
          <table:table-cell table:formula="of:=-[.D114]*0.001" office:value-type="float" office:value="1.172589" calcext:value-type="float">
            <text:p>1.1726</text:p>
          </table:table-cell>
          <table:table-cell table:formula="of:=-[.B114]" office:value-type="float" office:value="113.0793" calcext:value-type="float">
            <text:p>113.0793</text:p>
          </table:table-cell>
          <table:table-cell table:formula="of:=-[.D114]*0.001" office:value-type="float" office:value="1.172589" calcext:value-type="float">
            <text:p>1.17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3.096" calcext:value-type="float">
            <text:p>-113.1</text:p>
          </table:table-cell>
          <table:table-cell office:value-type="float" office:value="-0.01398012" calcext:value-type="float">
            <text:p>-0.01</text:p>
          </table:table-cell>
          <table:table-cell office:value-type="float" office:value="-1204.419" calcext:value-type="float">
            <text:p>-1204.42</text:p>
          </table:table-cell>
          <table:table-cell office:value-type="float" office:value="0.007896173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8012" calcext:value-type="float">
            <text:p>0</text:p>
          </table:table-cell>
          <table:table-cell office:value-type="float" office:value="0.01398012" calcext:value-type="float">
            <text:p>0.01</text:p>
          </table:table-cell>
          <table:table-cell office:value-type="float" office:value="0.0139811" calcext:value-type="float">
            <text:p>0.01</text:p>
          </table:table-cell>
          <table:table-cell office:value-type="float" office:value="1204.419" calcext:value-type="float">
            <text:p>1204.42</text:p>
          </table:table-cell>
          <table:table-cell office:value-type="float" office:value="7895.069" calcext:value-type="float">
            <text:p>7895.07</text:p>
          </table:table-cell>
          <table:table-cell table:formula="of:=-([.B115]-[.B$34])" office:value-type="float" office:value="1.35000000000001" calcext:value-type="float">
            <text:p>1.3500</text:p>
          </table:table-cell>
          <table:table-cell table:formula="of:=-[.D115]*0.001" office:value-type="float" office:value="1.204419" calcext:value-type="float">
            <text:p>1.2044</text:p>
          </table:table-cell>
          <table:table-cell table:formula="of:=-[.B115]" office:value-type="float" office:value="113.096" calcext:value-type="float">
            <text:p>113.0960</text:p>
          </table:table-cell>
          <table:table-cell table:formula="of:=-[.D115]*0.001" office:value-type="float" office:value="1.204419" calcext:value-type="float">
            <text:p>1.20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3.1127" calcext:value-type="float">
            <text:p>-113.11</text:p>
          </table:table-cell>
          <table:table-cell office:value-type="float" office:value="-0.01410775" calcext:value-type="float">
            <text:p>-0.01</text:p>
          </table:table-cell>
          <table:table-cell office:value-type="float" office:value="-1237.715" calcext:value-type="float">
            <text:p>-1237.72</text:p>
          </table:table-cell>
          <table:table-cell office:value-type="float" office:value="0.0081144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0775" calcext:value-type="float">
            <text:p>0</text:p>
          </table:table-cell>
          <table:table-cell office:value-type="float" office:value="0.01410775" calcext:value-type="float">
            <text:p>0.01</text:p>
          </table:table-cell>
          <table:table-cell office:value-type="float" office:value="0.01410874" calcext:value-type="float">
            <text:p>0.01</text:p>
          </table:table-cell>
          <table:table-cell office:value-type="float" office:value="1237.715" calcext:value-type="float">
            <text:p>1237.72</text:p>
          </table:table-cell>
          <table:table-cell office:value-type="float" office:value="8113.315" calcext:value-type="float">
            <text:p>8113.32</text:p>
          </table:table-cell>
          <table:table-cell table:formula="of:=-([.B116]-[.B$34])" office:value-type="float" office:value="1.36670000000001" calcext:value-type="float">
            <text:p>1.3667</text:p>
          </table:table-cell>
          <table:table-cell table:formula="of:=-[.D116]*0.001" office:value-type="float" office:value="1.237715" calcext:value-type="float">
            <text:p>1.2377</text:p>
          </table:table-cell>
          <table:table-cell table:formula="of:=-[.B116]" office:value-type="float" office:value="113.1127" calcext:value-type="float">
            <text:p>113.1127</text:p>
          </table:table-cell>
          <table:table-cell table:formula="of:=-[.D116]*0.001" office:value-type="float" office:value="1.237715" calcext:value-type="float">
            <text:p>1.23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3.1293" calcext:value-type="float">
            <text:p>-113.13</text:p>
          </table:table-cell>
          <table:table-cell office:value-type="float" office:value="-0.01434699" calcext:value-type="float">
            <text:p>-0.01</text:p>
          </table:table-cell>
          <table:table-cell office:value-type="float" office:value="-1270.228" calcext:value-type="float">
            <text:p>-1270.23</text:p>
          </table:table-cell>
          <table:table-cell office:value-type="float" office:value="0.00832761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4699" calcext:value-type="float">
            <text:p>0</text:p>
          </table:table-cell>
          <table:table-cell office:value-type="float" office:value="0.01434699" calcext:value-type="float">
            <text:p>0.01</text:p>
          </table:table-cell>
          <table:table-cell office:value-type="float" office:value="0.01434802" calcext:value-type="float">
            <text:p>0.01</text:p>
          </table:table-cell>
          <table:table-cell office:value-type="float" office:value="1270.228" calcext:value-type="float">
            <text:p>1270.23</text:p>
          </table:table-cell>
          <table:table-cell office:value-type="float" office:value="8326.419" calcext:value-type="float">
            <text:p>8326.42</text:p>
          </table:table-cell>
          <table:table-cell table:formula="of:=-([.B117]-[.B$34])" office:value-type="float" office:value="1.38330000000001" calcext:value-type="float">
            <text:p>1.3833</text:p>
          </table:table-cell>
          <table:table-cell table:formula="of:=-[.D117]*0.001" office:value-type="float" office:value="1.270228" calcext:value-type="float">
            <text:p>1.2702</text:p>
          </table:table-cell>
          <table:table-cell table:formula="of:=-[.B117]" office:value-type="float" office:value="113.1293" calcext:value-type="float">
            <text:p>113.1293</text:p>
          </table:table-cell>
          <table:table-cell table:formula="of:=-[.D117]*0.001" office:value-type="float" office:value="1.270228" calcext:value-type="float">
            <text:p>1.27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3.146" calcext:value-type="float">
            <text:p>-113.15</text:p>
          </table:table-cell>
          <table:table-cell office:value-type="float" office:value="-0.01388442" calcext:value-type="float">
            <text:p>-0.01</text:p>
          </table:table-cell>
          <table:table-cell office:value-type="float" office:value="-1303.144" calcext:value-type="float">
            <text:p>-1303.14</text:p>
          </table:table-cell>
          <table:table-cell office:value-type="float" office:value="0.00854341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8442" calcext:value-type="float">
            <text:p>0</text:p>
          </table:table-cell>
          <table:table-cell office:value-type="float" office:value="0.01388442" calcext:value-type="float">
            <text:p>0.01</text:p>
          </table:table-cell>
          <table:table-cell office:value-type="float" office:value="0.01388538" calcext:value-type="float">
            <text:p>0.01</text:p>
          </table:table-cell>
          <table:table-cell office:value-type="float" office:value="1303.144" calcext:value-type="float">
            <text:p>1303.14</text:p>
          </table:table-cell>
          <table:table-cell office:value-type="float" office:value="8542.228" calcext:value-type="float">
            <text:p>8542.23</text:p>
          </table:table-cell>
          <table:table-cell table:formula="of:=-([.B118]-[.B$34])" office:value-type="float" office:value="1.40000000000001" calcext:value-type="float">
            <text:p>1.4000</text:p>
          </table:table-cell>
          <table:table-cell table:formula="of:=-[.D118]*0.001" office:value-type="float" office:value="1.303144" calcext:value-type="float">
            <text:p>1.3031</text:p>
          </table:table-cell>
          <table:table-cell table:formula="of:=-[.B118]" office:value-type="float" office:value="113.146" calcext:value-type="float">
            <text:p>113.1460</text:p>
          </table:table-cell>
          <table:table-cell table:formula="of:=-[.D118]*0.001" office:value-type="float" office:value="1.303144" calcext:value-type="float">
            <text:p>1.30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3.1626" calcext:value-type="float">
            <text:p>-113.16</text:p>
          </table:table-cell>
          <table:table-cell office:value-type="float" office:value="-0.01402799" calcext:value-type="float">
            <text:p>-0.01</text:p>
          </table:table-cell>
          <table:table-cell office:value-type="float" office:value="-1335.716" calcext:value-type="float">
            <text:p>-1335.72</text:p>
          </table:table-cell>
          <table:table-cell office:value-type="float" office:value="0.00875695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2799" calcext:value-type="float">
            <text:p>0</text:p>
          </table:table-cell>
          <table:table-cell office:value-type="float" office:value="0.01402799" calcext:value-type="float">
            <text:p>0.01</text:p>
          </table:table-cell>
          <table:table-cell office:value-type="float" office:value="0.01402897" calcext:value-type="float">
            <text:p>0.01</text:p>
          </table:table-cell>
          <table:table-cell office:value-type="float" office:value="1335.716" calcext:value-type="float">
            <text:p>1335.72</text:p>
          </table:table-cell>
          <table:table-cell office:value-type="float" office:value="8755.727" calcext:value-type="float">
            <text:p>8755.73</text:p>
          </table:table-cell>
          <table:table-cell table:formula="of:=-([.B119]-[.B$34])" office:value-type="float" office:value="1.4166" calcext:value-type="float">
            <text:p>1.4166</text:p>
          </table:table-cell>
          <table:table-cell table:formula="of:=-[.D119]*0.001" office:value-type="float" office:value="1.335716" calcext:value-type="float">
            <text:p>1.3357</text:p>
          </table:table-cell>
          <table:table-cell table:formula="of:=-[.B119]" office:value-type="float" office:value="113.1626" calcext:value-type="float">
            <text:p>113.1626</text:p>
          </table:table-cell>
          <table:table-cell table:formula="of:=-[.D119]*0.001" office:value-type="float" office:value="1.335716" calcext:value-type="float">
            <text:p>1.33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13.1793" calcext:value-type="float">
            <text:p>-113.18</text:p>
          </table:table-cell>
          <table:table-cell office:value-type="float" office:value="-0.0142194" calcext:value-type="float">
            <text:p>-0.01</text:p>
          </table:table-cell>
          <table:table-cell office:value-type="float" office:value="-1371.142" calcext:value-type="float">
            <text:p>-1371.14</text:p>
          </table:table-cell>
          <table:table-cell office:value-type="float" office:value="0.008989207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194" calcext:value-type="float">
            <text:p>0</text:p>
          </table:table-cell>
          <table:table-cell office:value-type="float" office:value="0.0142194" calcext:value-type="float">
            <text:p>0.01</text:p>
          </table:table-cell>
          <table:table-cell office:value-type="float" office:value="0.01422041" calcext:value-type="float">
            <text:p>0.01</text:p>
          </table:table-cell>
          <table:table-cell office:value-type="float" office:value="1371.142" calcext:value-type="float">
            <text:p>1371.14</text:p>
          </table:table-cell>
          <table:table-cell office:value-type="float" office:value="8987.929" calcext:value-type="float">
            <text:p>8987.93</text:p>
          </table:table-cell>
          <table:table-cell table:formula="of:=-([.B120]-[.B$34])" office:value-type="float" office:value="1.4333" calcext:value-type="float">
            <text:p>1.4333</text:p>
          </table:table-cell>
          <table:table-cell table:formula="of:=-[.D120]*0.001" office:value-type="float" office:value="1.371142" calcext:value-type="float">
            <text:p>1.3711</text:p>
          </table:table-cell>
          <table:table-cell table:formula="of:=-[.B120]" office:value-type="float" office:value="113.1793" calcext:value-type="float">
            <text:p>113.1793</text:p>
          </table:table-cell>
          <table:table-cell table:formula="of:=-[.D120]*0.001" office:value-type="float" office:value="1.371142" calcext:value-type="float">
            <text:p>1.37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3.1959" calcext:value-type="float">
            <text:p>-113.2</text:p>
          </table:table-cell>
          <table:table-cell office:value-type="float" office:value="-0.01405988" calcext:value-type="float">
            <text:p>-0.01</text:p>
          </table:table-cell>
          <table:table-cell office:value-type="float" office:value="-1405.317" calcext:value-type="float">
            <text:p>-1405.32</text:p>
          </table:table-cell>
          <table:table-cell office:value-type="float" office:value="0.00921325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5988" calcext:value-type="float">
            <text:p>0</text:p>
          </table:table-cell>
          <table:table-cell office:value-type="float" office:value="0.01405988" calcext:value-type="float">
            <text:p>0.01</text:p>
          </table:table-cell>
          <table:table-cell office:value-type="float" office:value="0.01406087" calcext:value-type="float">
            <text:p>0.01</text:p>
          </table:table-cell>
          <table:table-cell office:value-type="float" office:value="1405.317" calcext:value-type="float">
            <text:p>1405.32</text:p>
          </table:table-cell>
          <table:table-cell office:value-type="float" office:value="9211.963" calcext:value-type="float">
            <text:p>9211.96</text:p>
          </table:table-cell>
          <table:table-cell table:formula="of:=-([.B121]-[.B$34])" office:value-type="float" office:value="1.4499" calcext:value-type="float">
            <text:p>1.4499</text:p>
          </table:table-cell>
          <table:table-cell table:formula="of:=-[.D121]*0.001" office:value-type="float" office:value="1.405317" calcext:value-type="float">
            <text:p>1.4053</text:p>
          </table:table-cell>
          <table:table-cell table:formula="of:=-[.B121]" office:value-type="float" office:value="113.1959" calcext:value-type="float">
            <text:p>113.1959</text:p>
          </table:table-cell>
          <table:table-cell table:formula="of:=-[.D121]*0.001" office:value-type="float" office:value="1.405317" calcext:value-type="float">
            <text:p>1.40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13.2127" calcext:value-type="float">
            <text:p>-113.21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1440.713" calcext:value-type="float">
            <text:p>-1440.71</text:p>
          </table:table-cell>
          <table:table-cell office:value-type="float" office:value="0.00944531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1440.713" calcext:value-type="float">
            <text:p>1440.71</text:p>
          </table:table-cell>
          <table:table-cell office:value-type="float" office:value="9444.001" calcext:value-type="float">
            <text:p>9444</text:p>
          </table:table-cell>
          <table:table-cell table:formula="of:=-([.B122]-[.B$34])" office:value-type="float" office:value="1.4667" calcext:value-type="float">
            <text:p>1.4667</text:p>
          </table:table-cell>
          <table:table-cell table:formula="of:=-[.D122]*0.001" office:value-type="float" office:value="1.440713" calcext:value-type="float">
            <text:p>1.4407</text:p>
          </table:table-cell>
          <table:table-cell table:formula="of:=-[.B122]" office:value-type="float" office:value="113.2127" calcext:value-type="float">
            <text:p>113.2127</text:p>
          </table:table-cell>
          <table:table-cell table:formula="of:=-[.D122]*0.001" office:value-type="float" office:value="1.440713" calcext:value-type="float">
            <text:p>1.44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13.2293" calcext:value-type="float">
            <text:p>-113.23</text:p>
          </table:table-cell>
          <table:table-cell office:value-type="float" office:value="-0.01390036" calcext:value-type="float">
            <text:p>-0.01</text:p>
          </table:table-cell>
          <table:table-cell office:value-type="float" office:value="-1475.811" calcext:value-type="float">
            <text:p>-1475.81</text:p>
          </table:table-cell>
          <table:table-cell office:value-type="float" office:value="0.009675422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0036" calcext:value-type="float">
            <text:p>0</text:p>
          </table:table-cell>
          <table:table-cell office:value-type="float" office:value="0.01390036" calcext:value-type="float">
            <text:p>0.01</text:p>
          </table:table-cell>
          <table:table-cell office:value-type="float" office:value="0.01390133" calcext:value-type="float">
            <text:p>0.01</text:p>
          </table:table-cell>
          <table:table-cell office:value-type="float" office:value="1475.811" calcext:value-type="float">
            <text:p>1475.81</text:p>
          </table:table-cell>
          <table:table-cell office:value-type="float" office:value="9674.076" calcext:value-type="float">
            <text:p>9674.08</text:p>
          </table:table-cell>
          <table:table-cell table:formula="of:=-([.B123]-[.B$34])" office:value-type="float" office:value="1.4833" calcext:value-type="float">
            <text:p>1.4833</text:p>
          </table:table-cell>
          <table:table-cell table:formula="of:=-[.D123]*0.001" office:value-type="float" office:value="1.475811" calcext:value-type="float">
            <text:p>1.4758</text:p>
          </table:table-cell>
          <table:table-cell table:formula="of:=-[.B123]" office:value-type="float" office:value="113.2293" calcext:value-type="float">
            <text:p>113.2293</text:p>
          </table:table-cell>
          <table:table-cell table:formula="of:=-[.D123]*0.001" office:value-type="float" office:value="1.475811" calcext:value-type="float">
            <text:p>1.47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13.246" calcext:value-type="float">
            <text:p>-113.25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1511.301" calcext:value-type="float">
            <text:p>-1511.3</text:p>
          </table:table-cell>
          <table:table-cell office:value-type="float" office:value="0.00990809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1511.301" calcext:value-type="float">
            <text:p>1511.3</text:p>
          </table:table-cell>
          <table:table-cell office:value-type="float" office:value="9906.695" calcext:value-type="float">
            <text:p>9906.7</text:p>
          </table:table-cell>
          <table:table-cell table:formula="of:=-([.B124]-[.B$34])" office:value-type="float" office:value="1.5" calcext:value-type="float">
            <text:p>1.5000</text:p>
          </table:table-cell>
          <table:table-cell table:formula="of:=-[.D124]*0.001" office:value-type="float" office:value="1.511301" calcext:value-type="float">
            <text:p>1.5113</text:p>
          </table:table-cell>
          <table:table-cell table:formula="of:=-[.B124]" office:value-type="float" office:value="113.246" calcext:value-type="float">
            <text:p>113.2460</text:p>
          </table:table-cell>
          <table:table-cell table:formula="of:=-[.D124]*0.001" office:value-type="float" office:value="1.511301" calcext:value-type="float">
            <text:p>1.51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13.2626" calcext:value-type="float">
            <text:p>-113.26</text:p>
          </table:table-cell>
          <table:table-cell office:value-type="float" office:value="-0.01390036" calcext:value-type="float">
            <text:p>-0.01</text:p>
          </table:table-cell>
          <table:table-cell office:value-type="float" office:value="-1546.505" calcext:value-type="float">
            <text:p>-1546.51</text:p>
          </table:table-cell>
          <table:table-cell office:value-type="float" office:value="0.0101388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0036" calcext:value-type="float">
            <text:p>0</text:p>
          </table:table-cell>
          <table:table-cell office:value-type="float" office:value="0.01390036" calcext:value-type="float">
            <text:p>0.01</text:p>
          </table:table-cell>
          <table:table-cell office:value-type="float" office:value="0.01390133" calcext:value-type="float">
            <text:p>0.01</text:p>
          </table:table-cell>
          <table:table-cell office:value-type="float" office:value="1546.505" calcext:value-type="float">
            <text:p>1546.51</text:p>
          </table:table-cell>
          <table:table-cell office:value-type="float" office:value="10137.48" calcext:value-type="float">
            <text:p>10137.48</text:p>
          </table:table-cell>
          <table:table-cell table:formula="of:=-([.B125]-[.B$34])" office:value-type="float" office:value="1.51660000000001" calcext:value-type="float">
            <text:p>1.5166</text:p>
          </table:table-cell>
          <table:table-cell table:formula="of:=-[.D125]*0.001" office:value-type="float" office:value="1.546505" calcext:value-type="float">
            <text:p>1.5465</text:p>
          </table:table-cell>
          <table:table-cell table:formula="of:=-[.B125]" office:value-type="float" office:value="113.2626" calcext:value-type="float">
            <text:p>113.2626</text:p>
          </table:table-cell>
          <table:table-cell table:formula="of:=-[.D125]*0.001" office:value-type="float" office:value="1.546505" calcext:value-type="float">
            <text:p>1.54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13.2793" calcext:value-type="float">
            <text:p>-113.28</text:p>
          </table:table-cell>
          <table:table-cell office:value-type="float" office:value="-0.01380466" calcext:value-type="float">
            <text:p>-0.01</text:p>
          </table:table-cell>
          <table:table-cell office:value-type="float" office:value="-1582.035" calcext:value-type="float">
            <text:p>-1582.04</text:p>
          </table:table-cell>
          <table:table-cell office:value-type="float" office:value="0.01037182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0466" calcext:value-type="float">
            <text:p>0</text:p>
          </table:table-cell>
          <table:table-cell office:value-type="float" office:value="0.01380466" calcext:value-type="float">
            <text:p>0.01</text:p>
          </table:table-cell>
          <table:table-cell office:value-type="float" office:value="0.01380561" calcext:value-type="float">
            <text:p>0.01</text:p>
          </table:table-cell>
          <table:table-cell office:value-type="float" office:value="1582.035" calcext:value-type="float">
            <text:p>1582.04</text:p>
          </table:table-cell>
          <table:table-cell office:value-type="float" office:value="10370.39" calcext:value-type="float">
            <text:p>10370.39</text:p>
          </table:table-cell>
          <table:table-cell table:formula="of:=-([.B126]-[.B$34])" office:value-type="float" office:value="1.53330000000001" calcext:value-type="float">
            <text:p>1.5333</text:p>
          </table:table-cell>
          <table:table-cell table:formula="of:=-[.D126]*0.001" office:value-type="float" office:value="1.582035" calcext:value-type="float">
            <text:p>1.5820</text:p>
          </table:table-cell>
          <table:table-cell table:formula="of:=-[.B126]" office:value-type="float" office:value="113.2793" calcext:value-type="float">
            <text:p>113.2793</text:p>
          </table:table-cell>
          <table:table-cell table:formula="of:=-[.D126]*0.001" office:value-type="float" office:value="1.582035" calcext:value-type="float">
            <text:p>1.58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13.2959" calcext:value-type="float">
            <text:p>-113.3</text:p>
          </table:table-cell>
          <table:table-cell office:value-type="float" office:value="-0.01366109" calcext:value-type="float">
            <text:p>-0.01</text:p>
          </table:table-cell>
          <table:table-cell office:value-type="float" office:value="-1617.67" calcext:value-type="float">
            <text:p>-1617.67</text:p>
          </table:table-cell>
          <table:table-cell office:value-type="float" office:value="0.0106054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66109" calcext:value-type="float">
            <text:p>0</text:p>
          </table:table-cell>
          <table:table-cell office:value-type="float" office:value="0.01366109" calcext:value-type="float">
            <text:p>0.01</text:p>
          </table:table-cell>
          <table:table-cell office:value-type="float" office:value="0.01366202" calcext:value-type="float">
            <text:p>0.01</text:p>
          </table:table-cell>
          <table:table-cell office:value-type="float" office:value="1617.67" calcext:value-type="float">
            <text:p>1617.67</text:p>
          </table:table-cell>
          <table:table-cell office:value-type="float" office:value="10604" calcext:value-type="float">
            <text:p>10604</text:p>
          </table:table-cell>
          <table:table-cell table:formula="of:=-([.B127]-[.B$34])" office:value-type="float" office:value="1.54990000000001" calcext:value-type="float">
            <text:p>1.5499</text:p>
          </table:table-cell>
          <table:table-cell table:formula="of:=-[.D127]*0.001" office:value-type="float" office:value="1.61767" calcext:value-type="float">
            <text:p>1.6177</text:p>
          </table:table-cell>
          <table:table-cell table:formula="of:=-[.B127]" office:value-type="float" office:value="113.2959" calcext:value-type="float">
            <text:p>113.2959</text:p>
          </table:table-cell>
          <table:table-cell table:formula="of:=-[.D127]*0.001" office:value-type="float" office:value="1.61767" calcext:value-type="float">
            <text:p>1.6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13.3126" calcext:value-type="float">
            <text:p>-113.31</text:p>
          </table:table-cell>
          <table:table-cell office:value-type="float" office:value="-0.01413964" calcext:value-type="float">
            <text:p>-0.01</text:p>
          </table:table-cell>
          <table:table-cell office:value-type="float" office:value="-1654.611" calcext:value-type="float">
            <text:p>-1654.61</text:p>
          </table:table-cell>
          <table:table-cell office:value-type="float" office:value="0.01084763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3964" calcext:value-type="float">
            <text:p>0</text:p>
          </table:table-cell>
          <table:table-cell office:value-type="float" office:value="0.01413964" calcext:value-type="float">
            <text:p>0.01</text:p>
          </table:table-cell>
          <table:table-cell office:value-type="float" office:value="0.01414064" calcext:value-type="float">
            <text:p>0.01</text:p>
          </table:table-cell>
          <table:table-cell office:value-type="float" office:value="1654.611" calcext:value-type="float">
            <text:p>1654.61</text:p>
          </table:table-cell>
          <table:table-cell office:value-type="float" office:value="10846.1" calcext:value-type="float">
            <text:p>10846.1</text:p>
          </table:table-cell>
          <table:table-cell table:formula="of:=-([.B128]-[.B$34])" office:value-type="float" office:value="1.56660000000001" calcext:value-type="float">
            <text:p>1.5666</text:p>
          </table:table-cell>
          <table:table-cell table:formula="of:=-[.D128]*0.001" office:value-type="float" office:value="1.654611" calcext:value-type="float">
            <text:p>1.6546</text:p>
          </table:table-cell>
          <table:table-cell table:formula="of:=-[.B128]" office:value-type="float" office:value="113.3126" calcext:value-type="float">
            <text:p>113.3126</text:p>
          </table:table-cell>
          <table:table-cell table:formula="of:=-[.D128]*0.001" office:value-type="float" office:value="1.654611" calcext:value-type="float">
            <text:p>1.65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13.3293" calcext:value-type="float">
            <text:p>-113.33</text:p>
          </table:table-cell>
          <table:table-cell office:value-type="float" office:value="-0.01388442" calcext:value-type="float">
            <text:p>-0.01</text:p>
          </table:table-cell>
          <table:table-cell office:value-type="float" office:value="-1691.971" calcext:value-type="float">
            <text:p>-1691.97</text:p>
          </table:table-cell>
          <table:table-cell office:value-type="float" office:value="0.0110925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8442" calcext:value-type="float">
            <text:p>0</text:p>
          </table:table-cell>
          <table:table-cell office:value-type="float" office:value="0.01388442" calcext:value-type="float">
            <text:p>0.01</text:p>
          </table:table-cell>
          <table:table-cell office:value-type="float" office:value="0.01388538" calcext:value-type="float">
            <text:p>0.01</text:p>
          </table:table-cell>
          <table:table-cell office:value-type="float" office:value="1691.971" calcext:value-type="float">
            <text:p>1691.97</text:p>
          </table:table-cell>
          <table:table-cell office:value-type="float" office:value="11091.02" calcext:value-type="float">
            <text:p>11091.02</text:p>
          </table:table-cell>
          <table:table-cell table:formula="of:=-([.B129]-[.B$34])" office:value-type="float" office:value="1.58330000000001" calcext:value-type="float">
            <text:p>1.5833</text:p>
          </table:table-cell>
          <table:table-cell table:formula="of:=-[.D129]*0.001" office:value-type="float" office:value="1.691971" calcext:value-type="float">
            <text:p>1.6920</text:p>
          </table:table-cell>
          <table:table-cell table:formula="of:=-[.B129]" office:value-type="float" office:value="113.3293" calcext:value-type="float">
            <text:p>113.3293</text:p>
          </table:table-cell>
          <table:table-cell table:formula="of:=-[.D129]*0.001" office:value-type="float" office:value="1.691971" calcext:value-type="float">
            <text:p>1.69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13.346" calcext:value-type="float">
            <text:p>-113.35</text:p>
          </table:table-cell>
          <table:table-cell office:value-type="float" office:value="-0.01433104" calcext:value-type="float">
            <text:p>-0.01</text:p>
          </table:table-cell>
          <table:table-cell office:value-type="float" office:value="-1729.161" calcext:value-type="float">
            <text:p>-1729.16</text:p>
          </table:table-cell>
          <table:table-cell office:value-type="float" office:value="0.01133638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3104" calcext:value-type="float">
            <text:p>0</text:p>
          </table:table-cell>
          <table:table-cell office:value-type="float" office:value="0.01433104" calcext:value-type="float">
            <text:p>0.01</text:p>
          </table:table-cell>
          <table:table-cell office:value-type="float" office:value="0.01433207" calcext:value-type="float">
            <text:p>0.01</text:p>
          </table:table-cell>
          <table:table-cell office:value-type="float" office:value="1729.161" calcext:value-type="float">
            <text:p>1729.16</text:p>
          </table:table-cell>
          <table:table-cell office:value-type="float" office:value="11334.76" calcext:value-type="float">
            <text:p>11334.76</text:p>
          </table:table-cell>
          <table:table-cell table:formula="of:=-([.B130]-[.B$34])" office:value-type="float" office:value="1.60000000000001" calcext:value-type="float">
            <text:p>1.6000</text:p>
          </table:table-cell>
          <table:table-cell table:formula="of:=-[.D130]*0.001" office:value-type="float" office:value="1.729161" calcext:value-type="float">
            <text:p>1.7292</text:p>
          </table:table-cell>
          <table:table-cell table:formula="of:=-[.B130]" office:value-type="float" office:value="113.346" calcext:value-type="float">
            <text:p>113.3460</text:p>
          </table:table-cell>
          <table:table-cell table:formula="of:=-[.D130]*0.001" office:value-type="float" office:value="1.729161" calcext:value-type="float">
            <text:p>1.72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13.3627" calcext:value-type="float">
            <text:p>-113.36</text:p>
          </table:table-cell>
          <table:table-cell office:value-type="float" office:value="-0.01410775" calcext:value-type="float">
            <text:p>-0.01</text:p>
          </table:table-cell>
          <table:table-cell office:value-type="float" office:value="-1767.609" calcext:value-type="float">
            <text:p>-1767.61</text:p>
          </table:table-cell>
          <table:table-cell office:value-type="float" office:value="0.0115884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0775" calcext:value-type="float">
            <text:p>0</text:p>
          </table:table-cell>
          <table:table-cell office:value-type="float" office:value="0.01410775" calcext:value-type="float">
            <text:p>0.01</text:p>
          </table:table-cell>
          <table:table-cell office:value-type="float" office:value="0.01410874" calcext:value-type="float">
            <text:p>0.01</text:p>
          </table:table-cell>
          <table:table-cell office:value-type="float" office:value="1767.609" calcext:value-type="float">
            <text:p>1767.61</text:p>
          </table:table-cell>
          <table:table-cell office:value-type="float" office:value="11586.82" calcext:value-type="float">
            <text:p>11586.82</text:p>
          </table:table-cell>
          <table:table-cell table:formula="of:=-([.B131]-[.B$34])" office:value-type="float" office:value="1.61670000000001" calcext:value-type="float">
            <text:p>1.6167</text:p>
          </table:table-cell>
          <table:table-cell table:formula="of:=-[.D131]*0.001" office:value-type="float" office:value="1.767609" calcext:value-type="float">
            <text:p>1.7676</text:p>
          </table:table-cell>
          <table:table-cell table:formula="of:=-[.B131]" office:value-type="float" office:value="113.3627" calcext:value-type="float">
            <text:p>113.3627</text:p>
          </table:table-cell>
          <table:table-cell table:formula="of:=-[.D131]*0.001" office:value-type="float" office:value="1.767609" calcext:value-type="float">
            <text:p>1.76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13.3793" calcext:value-type="float">
            <text:p>-113.38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1806.136" calcext:value-type="float">
            <text:p>-1806.14</text:p>
          </table:table-cell>
          <table:table-cell office:value-type="float" office:value="0.01184103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1806.136" calcext:value-type="float">
            <text:p>1806.14</text:p>
          </table:table-cell>
          <table:table-cell office:value-type="float" office:value="11839.38" calcext:value-type="float">
            <text:p>11839.38</text:p>
          </table:table-cell>
          <table:table-cell table:formula="of:=-([.B132]-[.B$34])" office:value-type="float" office:value="1.63330000000001" calcext:value-type="float">
            <text:p>1.6333</text:p>
          </table:table-cell>
          <table:table-cell table:formula="of:=-[.D132]*0.001" office:value-type="float" office:value="1.806136" calcext:value-type="float">
            <text:p>1.8061</text:p>
          </table:table-cell>
          <table:table-cell table:formula="of:=-[.B132]" office:value-type="float" office:value="113.3793" calcext:value-type="float">
            <text:p>113.3793</text:p>
          </table:table-cell>
          <table:table-cell table:formula="of:=-[.D132]*0.001" office:value-type="float" office:value="1.806136" calcext:value-type="float">
            <text:p>1.80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3.396" calcext:value-type="float">
            <text:p>-113.4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1843.492" calcext:value-type="float">
            <text:p>-1843.49</text:p>
          </table:table-cell>
          <table:table-cell office:value-type="float" office:value="0.0120859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1843.492" calcext:value-type="float">
            <text:p>1843.49</text:p>
          </table:table-cell>
          <table:table-cell office:value-type="float" office:value="12084.23" calcext:value-type="float">
            <text:p>12084.23</text:p>
          </table:table-cell>
          <table:table-cell table:formula="of:=-([.B133]-[.B$34])" office:value-type="float" office:value="1.65000000000001" calcext:value-type="float">
            <text:p>1.6500</text:p>
          </table:table-cell>
          <table:table-cell table:formula="of:=-[.D133]*0.001" office:value-type="float" office:value="1.843492" calcext:value-type="float">
            <text:p>1.8435</text:p>
          </table:table-cell>
          <table:table-cell table:formula="of:=-[.B133]" office:value-type="float" office:value="113.396" calcext:value-type="float">
            <text:p>113.3960</text:p>
          </table:table-cell>
          <table:table-cell table:formula="of:=-[.D133]*0.001" office:value-type="float" office:value="1.843492" calcext:value-type="float">
            <text:p>1.8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13.4126" calcext:value-type="float">
            <text:p>-113.41</text:p>
          </table:table-cell>
          <table:table-cell office:value-type="float" office:value="-0.01404393" calcext:value-type="float">
            <text:p>-0.01</text:p>
          </table:table-cell>
          <table:table-cell office:value-type="float" office:value="-1882.548" calcext:value-type="float">
            <text:p>-1882.55</text:p>
          </table:table-cell>
          <table:table-cell office:value-type="float" office:value="0.0123419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4393" calcext:value-type="float">
            <text:p>0</text:p>
          </table:table-cell>
          <table:table-cell office:value-type="float" office:value="0.01404393" calcext:value-type="float">
            <text:p>0.01</text:p>
          </table:table-cell>
          <table:table-cell office:value-type="float" office:value="0.01404492" calcext:value-type="float">
            <text:p>0.01</text:p>
          </table:table-cell>
          <table:table-cell office:value-type="float" office:value="1882.548" calcext:value-type="float">
            <text:p>1882.55</text:p>
          </table:table-cell>
          <table:table-cell office:value-type="float" office:value="12340.26" calcext:value-type="float">
            <text:p>12340.26</text:p>
          </table:table-cell>
          <table:table-cell table:formula="of:=-([.B134]-[.B$34])" office:value-type="float" office:value="1.6666" calcext:value-type="float">
            <text:p>1.6666</text:p>
          </table:table-cell>
          <table:table-cell table:formula="of:=-[.D134]*0.001" office:value-type="float" office:value="1.882548" calcext:value-type="float">
            <text:p>1.8825</text:p>
          </table:table-cell>
          <table:table-cell table:formula="of:=-[.B134]" office:value-type="float" office:value="113.4126" calcext:value-type="float">
            <text:p>113.4126</text:p>
          </table:table-cell>
          <table:table-cell table:formula="of:=-[.D134]*0.001" office:value-type="float" office:value="1.882548" calcext:value-type="float">
            <text:p>1.88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3.4292" calcext:value-type="float">
            <text:p>-113.43</text:p>
          </table:table-cell>
          <table:table-cell office:value-type="float" office:value="-0.01385253" calcext:value-type="float">
            <text:p>-0.01</text:p>
          </table:table-cell>
          <table:table-cell office:value-type="float" office:value="-1920.552" calcext:value-type="float">
            <text:p>-1920.55</text:p>
          </table:table-cell>
          <table:table-cell office:value-type="float" office:value="0.01259114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5253" calcext:value-type="float">
            <text:p>0</text:p>
          </table:table-cell>
          <table:table-cell office:value-type="float" office:value="0.01385253" calcext:value-type="float">
            <text:p>0.01</text:p>
          </table:table-cell>
          <table:table-cell office:value-type="float" office:value="0.01385349" calcext:value-type="float">
            <text:p>0.01</text:p>
          </table:table-cell>
          <table:table-cell office:value-type="float" office:value="1920.552" calcext:value-type="float">
            <text:p>1920.55</text:p>
          </table:table-cell>
          <table:table-cell office:value-type="float" office:value="12589.4" calcext:value-type="float">
            <text:p>12589.4</text:p>
          </table:table-cell>
          <table:table-cell table:formula="of:=-([.B135]-[.B$34])" office:value-type="float" office:value="1.6832" calcext:value-type="float">
            <text:p>1.6832</text:p>
          </table:table-cell>
          <table:table-cell table:formula="of:=-[.D135]*0.001" office:value-type="float" office:value="1.920552" calcext:value-type="float">
            <text:p>1.9206</text:p>
          </table:table-cell>
          <table:table-cell table:formula="of:=-[.B135]" office:value-type="float" office:value="113.4292" calcext:value-type="float">
            <text:p>113.4292</text:p>
          </table:table-cell>
          <table:table-cell table:formula="of:=-[.D135]*0.001" office:value-type="float" office:value="1.920552" calcext:value-type="float">
            <text:p>1.92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13.4459" calcext:value-type="float">
            <text:p>-113.45</text:p>
          </table:table-cell>
          <table:table-cell office:value-type="float" office:value="-0.01375683" calcext:value-type="float">
            <text:p>-0.01</text:p>
          </table:table-cell>
          <table:table-cell office:value-type="float" office:value="-1959.847" calcext:value-type="float">
            <text:p>-1959.85</text:p>
          </table:table-cell>
          <table:table-cell office:value-type="float" office:value="0.0128487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75683" calcext:value-type="float">
            <text:p>0</text:p>
          </table:table-cell>
          <table:table-cell office:value-type="float" office:value="0.01375683" calcext:value-type="float">
            <text:p>0.01</text:p>
          </table:table-cell>
          <table:table-cell office:value-type="float" office:value="0.01375777" calcext:value-type="float">
            <text:p>0.01</text:p>
          </table:table-cell>
          <table:table-cell office:value-type="float" office:value="1959.847" calcext:value-type="float">
            <text:p>1959.85</text:p>
          </table:table-cell>
          <table:table-cell office:value-type="float" office:value="12846.99" calcext:value-type="float">
            <text:p>12846.99</text:p>
          </table:table-cell>
          <table:table-cell table:formula="of:=-([.B136]-[.B$34])" office:value-type="float" office:value="1.6999" calcext:value-type="float">
            <text:p>1.6999</text:p>
          </table:table-cell>
          <table:table-cell table:formula="of:=-[.D136]*0.001" office:value-type="float" office:value="1.959847" calcext:value-type="float">
            <text:p>1.9598</text:p>
          </table:table-cell>
          <table:table-cell table:formula="of:=-[.B136]" office:value-type="float" office:value="113.4459" calcext:value-type="float">
            <text:p>113.4459</text:p>
          </table:table-cell>
          <table:table-cell table:formula="of:=-[.D136]*0.001" office:value-type="float" office:value="1.959847" calcext:value-type="float">
            <text:p>1.95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13.4627" calcext:value-type="float">
            <text:p>-113.46</text:p>
          </table:table-cell>
          <table:table-cell office:value-type="float" office:value="-0.01404393" calcext:value-type="float">
            <text:p>-0.01</text:p>
          </table:table-cell>
          <table:table-cell office:value-type="float" office:value="-1997.594" calcext:value-type="float">
            <text:p>-1997.59</text:p>
          </table:table-cell>
          <table:table-cell office:value-type="float" office:value="0.01309623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4393" calcext:value-type="float">
            <text:p>0</text:p>
          </table:table-cell>
          <table:table-cell office:value-type="float" office:value="0.01404393" calcext:value-type="float">
            <text:p>0.01</text:p>
          </table:table-cell>
          <table:table-cell office:value-type="float" office:value="0.01404492" calcext:value-type="float">
            <text:p>0.01</text:p>
          </table:table-cell>
          <table:table-cell office:value-type="float" office:value="1997.594" calcext:value-type="float">
            <text:p>1997.59</text:p>
          </table:table-cell>
          <table:table-cell office:value-type="float" office:value="13094.39" calcext:value-type="float">
            <text:p>13094.39</text:p>
          </table:table-cell>
          <table:table-cell table:formula="of:=-([.B137]-[.B$34])" office:value-type="float" office:value="1.7167" calcext:value-type="float">
            <text:p>1.7167</text:p>
          </table:table-cell>
          <table:table-cell table:formula="of:=-[.D137]*0.001" office:value-type="float" office:value="1.997594" calcext:value-type="float">
            <text:p>1.9976</text:p>
          </table:table-cell>
          <table:table-cell table:formula="of:=-[.B137]" office:value-type="float" office:value="113.4627" calcext:value-type="float">
            <text:p>113.4627</text:p>
          </table:table-cell>
          <table:table-cell table:formula="of:=-[.D137]*0.001" office:value-type="float" office:value="1.997594" calcext:value-type="float">
            <text:p>1.99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13.4793" calcext:value-type="float">
            <text:p>-113.48</text:p>
          </table:table-cell>
          <table:table-cell office:value-type="float" office:value="-0.01385253" calcext:value-type="float">
            <text:p>-0.01</text:p>
          </table:table-cell>
          <table:table-cell office:value-type="float" office:value="-2035.784" calcext:value-type="float">
            <text:p>-2035.78</text:p>
          </table:table-cell>
          <table:table-cell office:value-type="float" office:value="0.0133466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5253" calcext:value-type="float">
            <text:p>0</text:p>
          </table:table-cell>
          <table:table-cell office:value-type="float" office:value="0.01385253" calcext:value-type="float">
            <text:p>0.01</text:p>
          </table:table-cell>
          <table:table-cell office:value-type="float" office:value="0.01385349" calcext:value-type="float">
            <text:p>0.01</text:p>
          </table:table-cell>
          <table:table-cell office:value-type="float" office:value="2035.784" calcext:value-type="float">
            <text:p>2035.78</text:p>
          </table:table-cell>
          <table:table-cell office:value-type="float" office:value="13344.76" calcext:value-type="float">
            <text:p>13344.76</text:p>
          </table:table-cell>
          <table:table-cell table:formula="of:=-([.B138]-[.B$34])" office:value-type="float" office:value="1.7333" calcext:value-type="float">
            <text:p>1.7333</text:p>
          </table:table-cell>
          <table:table-cell table:formula="of:=-[.D138]*0.001" office:value-type="float" office:value="2.035784" calcext:value-type="float">
            <text:p>2.0358</text:p>
          </table:table-cell>
          <table:table-cell table:formula="of:=-[.B138]" office:value-type="float" office:value="113.4793" calcext:value-type="float">
            <text:p>113.4793</text:p>
          </table:table-cell>
          <table:table-cell table:formula="of:=-[.D138]*0.001" office:value-type="float" office:value="2.035784" calcext:value-type="float">
            <text:p>2.03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13.496" calcext:value-type="float">
            <text:p>-113.5</text:p>
          </table:table-cell>
          <table:table-cell office:value-type="float" office:value="-0.01429915" calcext:value-type="float">
            <text:p>-0.01</text:p>
          </table:table-cell>
          <table:table-cell office:value-type="float" office:value="-2075.841" calcext:value-type="float">
            <text:p>-2075.84</text:p>
          </table:table-cell>
          <table:table-cell office:value-type="float" office:value="0.0136092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9915" calcext:value-type="float">
            <text:p>0</text:p>
          </table:table-cell>
          <table:table-cell office:value-type="float" office:value="0.01429915" calcext:value-type="float">
            <text:p>0.01</text:p>
          </table:table-cell>
          <table:table-cell office:value-type="float" office:value="0.01430018" calcext:value-type="float">
            <text:p>0.01</text:p>
          </table:table-cell>
          <table:table-cell office:value-type="float" office:value="2075.841" calcext:value-type="float">
            <text:p>2075.84</text:p>
          </table:table-cell>
          <table:table-cell office:value-type="float" office:value="13607.27" calcext:value-type="float">
            <text:p>13607.27</text:p>
          </table:table-cell>
          <table:table-cell table:formula="of:=-([.B139]-[.B$34])" office:value-type="float" office:value="1.75" calcext:value-type="float">
            <text:p>1.7500</text:p>
          </table:table-cell>
          <table:table-cell table:formula="of:=-[.D139]*0.001" office:value-type="float" office:value="2.075841" calcext:value-type="float">
            <text:p>2.0758</text:p>
          </table:table-cell>
          <table:table-cell table:formula="of:=-[.B139]" office:value-type="float" office:value="113.496" calcext:value-type="float">
            <text:p>113.4960</text:p>
          </table:table-cell>
          <table:table-cell table:formula="of:=-[.D139]*0.001" office:value-type="float" office:value="2.075841" calcext:value-type="float">
            <text:p>2.07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13.5127" calcext:value-type="float">
            <text:p>-113.51</text:p>
          </table:table-cell>
          <table:table-cell office:value-type="float" office:value="-0.0145065" calcext:value-type="float">
            <text:p>-0.01</text:p>
          </table:table-cell>
          <table:table-cell office:value-type="float" office:value="-2114.916" calcext:value-type="float">
            <text:p>-2114.92</text:p>
          </table:table-cell>
          <table:table-cell office:value-type="float" office:value="0.0138653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065" calcext:value-type="float">
            <text:p>0</text:p>
          </table:table-cell>
          <table:table-cell office:value-type="float" office:value="0.0145065" calcext:value-type="float">
            <text:p>0.01</text:p>
          </table:table-cell>
          <table:table-cell office:value-type="float" office:value="0.01450756" calcext:value-type="float">
            <text:p>0.01</text:p>
          </table:table-cell>
          <table:table-cell office:value-type="float" office:value="2114.916" calcext:value-type="float">
            <text:p>2114.92</text:p>
          </table:table-cell>
          <table:table-cell office:value-type="float" office:value="13863.38" calcext:value-type="float">
            <text:p>13863.38</text:p>
          </table:table-cell>
          <table:table-cell table:formula="of:=-([.B140]-[.B$34])" office:value-type="float" office:value="1.7667" calcext:value-type="float">
            <text:p>1.7667</text:p>
          </table:table-cell>
          <table:table-cell table:formula="of:=-[.D140]*0.001" office:value-type="float" office:value="2.114916" calcext:value-type="float">
            <text:p>2.1149</text:p>
          </table:table-cell>
          <table:table-cell table:formula="of:=-[.B140]" office:value-type="float" office:value="113.5127" calcext:value-type="float">
            <text:p>113.5127</text:p>
          </table:table-cell>
          <table:table-cell table:formula="of:=-[.D140]*0.001" office:value-type="float" office:value="2.114916" calcext:value-type="float">
            <text:p>2.1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13.5293" calcext:value-type="float">
            <text:p>-113.53</text:p>
          </table:table-cell>
          <table:table-cell office:value-type="float" office:value="-0.01398012" calcext:value-type="float">
            <text:p>-0.01</text:p>
          </table:table-cell>
          <table:table-cell office:value-type="float" office:value="-2154.57" calcext:value-type="float">
            <text:p>-2154.57</text:p>
          </table:table-cell>
          <table:table-cell office:value-type="float" office:value="0.01412536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8012" calcext:value-type="float">
            <text:p>0</text:p>
          </table:table-cell>
          <table:table-cell office:value-type="float" office:value="0.01398012" calcext:value-type="float">
            <text:p>0.01</text:p>
          </table:table-cell>
          <table:table-cell office:value-type="float" office:value="0.0139811" calcext:value-type="float">
            <text:p>0.01</text:p>
          </table:table-cell>
          <table:table-cell office:value-type="float" office:value="2154.57" calcext:value-type="float">
            <text:p>2154.57</text:p>
          </table:table-cell>
          <table:table-cell office:value-type="float" office:value="14123.39" calcext:value-type="float">
            <text:p>14123.39</text:p>
          </table:table-cell>
          <table:table-cell table:formula="of:=-([.B141]-[.B$34])" office:value-type="float" office:value="1.78330000000001" calcext:value-type="float">
            <text:p>1.7833</text:p>
          </table:table-cell>
          <table:table-cell table:formula="of:=-[.D141]*0.001" office:value-type="float" office:value="2.15457" calcext:value-type="float">
            <text:p>2.1546</text:p>
          </table:table-cell>
          <table:table-cell table:formula="of:=-[.B141]" office:value-type="float" office:value="113.5293" calcext:value-type="float">
            <text:p>113.5293</text:p>
          </table:table-cell>
          <table:table-cell table:formula="of:=-[.D141]*0.001" office:value-type="float" office:value="2.15457" calcext:value-type="float">
            <text:p>2.15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13.5459" calcext:value-type="float">
            <text:p>-113.55</text:p>
          </table:table-cell>
          <table:table-cell office:value-type="float" office:value="-0.01401205" calcext:value-type="float">
            <text:p>-0.01</text:p>
          </table:table-cell>
          <table:table-cell office:value-type="float" office:value="-2194.173" calcext:value-type="float">
            <text:p>-2194.17</text:p>
          </table:table-cell>
          <table:table-cell office:value-type="float" office:value="0.01438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1205" calcext:value-type="float">
            <text:p>0</text:p>
          </table:table-cell>
          <table:table-cell office:value-type="float" office:value="0.01401205" calcext:value-type="float">
            <text:p>0.01</text:p>
          </table:table-cell>
          <table:table-cell office:value-type="float" office:value="0.01401303" calcext:value-type="float">
            <text:p>0.01</text:p>
          </table:table-cell>
          <table:table-cell office:value-type="float" office:value="2194.173" calcext:value-type="float">
            <text:p>2194.17</text:p>
          </table:table-cell>
          <table:table-cell office:value-type="float" office:value="14382.99" calcext:value-type="float">
            <text:p>14382.99</text:p>
          </table:table-cell>
          <table:table-cell table:formula="of:=-([.B142]-[.B$34])" office:value-type="float" office:value="1.79990000000001" calcext:value-type="float">
            <text:p>1.7999</text:p>
          </table:table-cell>
          <table:table-cell table:formula="of:=-[.D142]*0.001" office:value-type="float" office:value="2.194173" calcext:value-type="float">
            <text:p>2.1942</text:p>
          </table:table-cell>
          <table:table-cell table:formula="of:=-[.B142]" office:value-type="float" office:value="113.5459" calcext:value-type="float">
            <text:p>113.5459</text:p>
          </table:table-cell>
          <table:table-cell table:formula="of:=-[.D142]*0.001" office:value-type="float" office:value="2.194173" calcext:value-type="float">
            <text:p>2.19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13.5626" calcext:value-type="float">
            <text:p>-113.56</text:p>
          </table:table-cell>
          <table:table-cell office:value-type="float" office:value="-0.01410775" calcext:value-type="float">
            <text:p>-0.01</text:p>
          </table:table-cell>
          <table:table-cell office:value-type="float" office:value="-2233.083" calcext:value-type="float">
            <text:p>-2233.08</text:p>
          </table:table-cell>
          <table:table-cell office:value-type="float" office:value="0.01464009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0775" calcext:value-type="float">
            <text:p>0</text:p>
          </table:table-cell>
          <table:table-cell office:value-type="float" office:value="0.01410775" calcext:value-type="float">
            <text:p>0.01</text:p>
          </table:table-cell>
          <table:table-cell office:value-type="float" office:value="0.01410874" calcext:value-type="float">
            <text:p>0.01</text:p>
          </table:table-cell>
          <table:table-cell office:value-type="float" office:value="2233.083" calcext:value-type="float">
            <text:p>2233.08</text:p>
          </table:table-cell>
          <table:table-cell office:value-type="float" office:value="14638.03" calcext:value-type="float">
            <text:p>14638.03</text:p>
          </table:table-cell>
          <table:table-cell table:formula="of:=-([.B143]-[.B$34])" office:value-type="float" office:value="1.81660000000001" calcext:value-type="float">
            <text:p>1.8166</text:p>
          </table:table-cell>
          <table:table-cell table:formula="of:=-[.D143]*0.001" office:value-type="float" office:value="2.233083" calcext:value-type="float">
            <text:p>2.2331</text:p>
          </table:table-cell>
          <table:table-cell table:formula="of:=-[.B143]" office:value-type="float" office:value="113.5626" calcext:value-type="float">
            <text:p>113.5626</text:p>
          </table:table-cell>
          <table:table-cell table:formula="of:=-[.D143]*0.001" office:value-type="float" office:value="2.233083" calcext:value-type="float">
            <text:p>2.23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13.5793" calcext:value-type="float">
            <text:p>-113.58</text:p>
          </table:table-cell>
          <table:table-cell office:value-type="float" office:value="-0.01429915" calcext:value-type="float">
            <text:p>-0.01</text:p>
          </table:table-cell>
          <table:table-cell office:value-type="float" office:value="-2272.982" calcext:value-type="float">
            <text:p>-2272.98</text:p>
          </table:table-cell>
          <table:table-cell office:value-type="float" office:value="0.01490167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9915" calcext:value-type="float">
            <text:p>0</text:p>
          </table:table-cell>
          <table:table-cell office:value-type="float" office:value="0.01429915" calcext:value-type="float">
            <text:p>0.01</text:p>
          </table:table-cell>
          <table:table-cell office:value-type="float" office:value="0.01430018" calcext:value-type="float">
            <text:p>0.01</text:p>
          </table:table-cell>
          <table:table-cell office:value-type="float" office:value="2272.982" calcext:value-type="float">
            <text:p>2272.98</text:p>
          </table:table-cell>
          <table:table-cell office:value-type="float" office:value="14899.54" calcext:value-type="float">
            <text:p>14899.54</text:p>
          </table:table-cell>
          <table:table-cell table:formula="of:=-([.B144]-[.B$34])" office:value-type="float" office:value="1.83330000000001" calcext:value-type="float">
            <text:p>1.8333</text:p>
          </table:table-cell>
          <table:table-cell table:formula="of:=-[.D144]*0.001" office:value-type="float" office:value="2.272982" calcext:value-type="float">
            <text:p>2.2730</text:p>
          </table:table-cell>
          <table:table-cell table:formula="of:=-[.B144]" office:value-type="float" office:value="113.5793" calcext:value-type="float">
            <text:p>113.5793</text:p>
          </table:table-cell>
          <table:table-cell table:formula="of:=-[.D144]*0.001" office:value-type="float" office:value="2.272982" calcext:value-type="float">
            <text:p>2.27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13.5959" calcext:value-type="float">
            <text:p>-113.6</text:p>
          </table:table-cell>
          <table:table-cell office:value-type="float" office:value="-0.01417153" calcext:value-type="float">
            <text:p>-0.01</text:p>
          </table:table-cell>
          <table:table-cell office:value-type="float" office:value="-2311.314" calcext:value-type="float">
            <text:p>-2311.31</text:p>
          </table:table-cell>
          <table:table-cell office:value-type="float" office:value="0.01515298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7153" calcext:value-type="float">
            <text:p>0</text:p>
          </table:table-cell>
          <table:table-cell office:value-type="float" office:value="0.01417153" calcext:value-type="float">
            <text:p>0.01</text:p>
          </table:table-cell>
          <table:table-cell office:value-type="float" office:value="0.01417253" calcext:value-type="float">
            <text:p>0.01</text:p>
          </table:table-cell>
          <table:table-cell office:value-type="float" office:value="2311.314" calcext:value-type="float">
            <text:p>2311.31</text:p>
          </table:table-cell>
          <table:table-cell office:value-type="float" office:value="15150.83" calcext:value-type="float">
            <text:p>15150.83</text:p>
          </table:table-cell>
          <table:table-cell table:formula="of:=-([.B145]-[.B$34])" office:value-type="float" office:value="1.84990000000001" calcext:value-type="float">
            <text:p>1.8499</text:p>
          </table:table-cell>
          <table:table-cell table:formula="of:=-[.D145]*0.001" office:value-type="float" office:value="2.311314" calcext:value-type="float">
            <text:p>2.3113</text:p>
          </table:table-cell>
          <table:table-cell table:formula="of:=-[.B145]" office:value-type="float" office:value="113.5959" calcext:value-type="float">
            <text:p>113.5959</text:p>
          </table:table-cell>
          <table:table-cell table:formula="of:=-[.D145]*0.001" office:value-type="float" office:value="2.311314" calcext:value-type="float">
            <text:p>2.3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13.6126" calcext:value-type="float">
            <text:p>-113.61</text:p>
          </table:table-cell>
          <table:table-cell office:value-type="float" office:value="-0.01393229" calcext:value-type="float">
            <text:p>-0.01</text:p>
          </table:table-cell>
          <table:table-cell office:value-type="float" office:value="-2352.225" calcext:value-type="float">
            <text:p>-2352.23</text:p>
          </table:table-cell>
          <table:table-cell office:value-type="float" office:value="0.0154211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3229" calcext:value-type="float">
            <text:p>0</text:p>
          </table:table-cell>
          <table:table-cell office:value-type="float" office:value="0.01393229" calcext:value-type="float">
            <text:p>0.01</text:p>
          </table:table-cell>
          <table:table-cell office:value-type="float" office:value="0.01393326" calcext:value-type="float">
            <text:p>0.01</text:p>
          </table:table-cell>
          <table:table-cell office:value-type="float" office:value="2352.225" calcext:value-type="float">
            <text:p>2352.23</text:p>
          </table:table-cell>
          <table:table-cell office:value-type="float" office:value="15419.04" calcext:value-type="float">
            <text:p>15419.04</text:p>
          </table:table-cell>
          <table:table-cell table:formula="of:=-([.B146]-[.B$34])" office:value-type="float" office:value="1.86660000000001" calcext:value-type="float">
            <text:p>1.8666</text:p>
          </table:table-cell>
          <table:table-cell table:formula="of:=-[.D146]*0.001" office:value-type="float" office:value="2.352225" calcext:value-type="float">
            <text:p>2.3522</text:p>
          </table:table-cell>
          <table:table-cell table:formula="of:=-[.B146]" office:value-type="float" office:value="113.6126" calcext:value-type="float">
            <text:p>113.6126</text:p>
          </table:table-cell>
          <table:table-cell table:formula="of:=-[.D146]*0.001" office:value-type="float" office:value="2.352225" calcext:value-type="float">
            <text:p>2.35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13.6293" calcext:value-type="float">
            <text:p>-113.63</text:p>
          </table:table-cell>
          <table:table-cell office:value-type="float" office:value="-0.01423534" calcext:value-type="float">
            <text:p>-0.01</text:p>
          </table:table-cell>
          <table:table-cell office:value-type="float" office:value="-2392.056" calcext:value-type="float">
            <text:p>-2392.06</text:p>
          </table:table-cell>
          <table:table-cell office:value-type="float" office:value="0.0156823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3534" calcext:value-type="float">
            <text:p>0</text:p>
          </table:table-cell>
          <table:table-cell office:value-type="float" office:value="0.01423534" calcext:value-type="float">
            <text:p>0.01</text:p>
          </table:table-cell>
          <table:table-cell office:value-type="float" office:value="0.01423635" calcext:value-type="float">
            <text:p>0.01</text:p>
          </table:table-cell>
          <table:table-cell office:value-type="float" office:value="2392.056" calcext:value-type="float">
            <text:p>2392.06</text:p>
          </table:table-cell>
          <table:table-cell office:value-type="float" office:value="15680.09" calcext:value-type="float">
            <text:p>15680.09</text:p>
          </table:table-cell>
          <table:table-cell table:formula="of:=-([.B147]-[.B$34])" office:value-type="float" office:value="1.88330000000001" calcext:value-type="float">
            <text:p>1.8833</text:p>
          </table:table-cell>
          <table:table-cell table:formula="of:=-[.D147]*0.001" office:value-type="float" office:value="2.392056" calcext:value-type="float">
            <text:p>2.3921</text:p>
          </table:table-cell>
          <table:table-cell table:formula="of:=-[.B147]" office:value-type="float" office:value="113.6293" calcext:value-type="float">
            <text:p>113.6293</text:p>
          </table:table-cell>
          <table:table-cell table:formula="of:=-[.D147]*0.001" office:value-type="float" office:value="2.392056" calcext:value-type="float">
            <text:p>2.39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13.646" calcext:value-type="float">
            <text:p>-113.65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2431.25" calcext:value-type="float">
            <text:p>-2431.25</text:p>
          </table:table-cell>
          <table:table-cell office:value-type="float" office:value="0.01593928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2431.25" calcext:value-type="float">
            <text:p>2431.25</text:p>
          </table:table-cell>
          <table:table-cell office:value-type="float" office:value="15937.06" calcext:value-type="float">
            <text:p>15937.06</text:p>
          </table:table-cell>
          <table:table-cell table:formula="of:=-([.B148]-[.B$34])" office:value-type="float" office:value="1.90000000000001" calcext:value-type="float">
            <text:p>1.9000</text:p>
          </table:table-cell>
          <table:table-cell table:formula="of:=-[.D148]*0.001" office:value-type="float" office:value="2.43125" calcext:value-type="float">
            <text:p>2.4313</text:p>
          </table:table-cell>
          <table:table-cell table:formula="of:=-[.B148]" office:value-type="float" office:value="113.646" calcext:value-type="float">
            <text:p>113.6460</text:p>
          </table:table-cell>
          <table:table-cell table:formula="of:=-[.D148]*0.001" office:value-type="float" office:value="2.43125" calcext:value-type="float">
            <text:p>2.43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13.6626" calcext:value-type="float">
            <text:p>-113.66</text:p>
          </table:table-cell>
          <table:table-cell office:value-type="float" office:value="-0.01423534" calcext:value-type="float">
            <text:p>-0.01</text:p>
          </table:table-cell>
          <table:table-cell office:value-type="float" office:value="-2471.092" calcext:value-type="float">
            <text:p>-2471.09</text:p>
          </table:table-cell>
          <table:table-cell office:value-type="float" office:value="0.01620048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3534" calcext:value-type="float">
            <text:p>0</text:p>
          </table:table-cell>
          <table:table-cell office:value-type="float" office:value="0.01423534" calcext:value-type="float">
            <text:p>0.01</text:p>
          </table:table-cell>
          <table:table-cell office:value-type="float" office:value="0.01423635" calcext:value-type="float">
            <text:p>0.01</text:p>
          </table:table-cell>
          <table:table-cell office:value-type="float" office:value="2471.092" calcext:value-type="float">
            <text:p>2471.09</text:p>
          </table:table-cell>
          <table:table-cell office:value-type="float" office:value="16198.18" calcext:value-type="float">
            <text:p>16198.18</text:p>
          </table:table-cell>
          <table:table-cell table:formula="of:=-([.B149]-[.B$34])" office:value-type="float" office:value="1.9166" calcext:value-type="float">
            <text:p>1.9166</text:p>
          </table:table-cell>
          <table:table-cell table:formula="of:=-[.D149]*0.001" office:value-type="float" office:value="2.471092" calcext:value-type="float">
            <text:p>2.4711</text:p>
          </table:table-cell>
          <table:table-cell table:formula="of:=-[.B149]" office:value-type="float" office:value="113.6626" calcext:value-type="float">
            <text:p>113.6626</text:p>
          </table:table-cell>
          <table:table-cell table:formula="of:=-[.D149]*0.001" office:value-type="float" office:value="2.471092" calcext:value-type="float">
            <text:p>2.47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13.6793" calcext:value-type="float">
            <text:p>-113.68</text:p>
          </table:table-cell>
          <table:table-cell office:value-type="float" office:value="-0.01445867" calcext:value-type="float">
            <text:p>-0.01</text:p>
          </table:table-cell>
          <table:table-cell office:value-type="float" office:value="-2512.389" calcext:value-type="float">
            <text:p>-2512.39</text:p>
          </table:table-cell>
          <table:table-cell office:value-type="float" office:value="0.01647123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5867" calcext:value-type="float">
            <text:p>0</text:p>
          </table:table-cell>
          <table:table-cell office:value-type="float" office:value="0.01445867" calcext:value-type="float">
            <text:p>0.01</text:p>
          </table:table-cell>
          <table:table-cell office:value-type="float" office:value="0.01445972" calcext:value-type="float">
            <text:p>0.01</text:p>
          </table:table-cell>
          <table:table-cell office:value-type="float" office:value="2512.389" calcext:value-type="float">
            <text:p>2512.39</text:p>
          </table:table-cell>
          <table:table-cell office:value-type="float" office:value="16468.85" calcext:value-type="float">
            <text:p>16468.85</text:p>
          </table:table-cell>
          <table:table-cell table:formula="of:=-([.B150]-[.B$34])" office:value-type="float" office:value="1.9333" calcext:value-type="float">
            <text:p>1.9333</text:p>
          </table:table-cell>
          <table:table-cell table:formula="of:=-[.D150]*0.001" office:value-type="float" office:value="2.512389" calcext:value-type="float">
            <text:p>2.5124</text:p>
          </table:table-cell>
          <table:table-cell table:formula="of:=-[.B150]" office:value-type="float" office:value="113.6793" calcext:value-type="float">
            <text:p>113.6793</text:p>
          </table:table-cell>
          <table:table-cell table:formula="of:=-[.D150]*0.001" office:value-type="float" office:value="2.512389" calcext:value-type="float">
            <text:p>2.51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13.6959" calcext:value-type="float">
            <text:p>-113.7</text:p>
          </table:table-cell>
          <table:table-cell office:value-type="float" office:value="-0.01390036" calcext:value-type="float">
            <text:p>-0.01</text:p>
          </table:table-cell>
          <table:table-cell office:value-type="float" office:value="-2553.676" calcext:value-type="float">
            <text:p>-2553.68</text:p>
          </table:table-cell>
          <table:table-cell office:value-type="float" office:value="0.016741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0036" calcext:value-type="float">
            <text:p>0</text:p>
          </table:table-cell>
          <table:table-cell office:value-type="float" office:value="0.01390036" calcext:value-type="float">
            <text:p>0.01</text:p>
          </table:table-cell>
          <table:table-cell office:value-type="float" office:value="0.01390133" calcext:value-type="float">
            <text:p>0.01</text:p>
          </table:table-cell>
          <table:table-cell office:value-type="float" office:value="2553.676" calcext:value-type="float">
            <text:p>2553.68</text:p>
          </table:table-cell>
          <table:table-cell office:value-type="float" office:value="16739.58" calcext:value-type="float">
            <text:p>16739.58</text:p>
          </table:table-cell>
          <table:table-cell table:formula="of:=-([.B151]-[.B$34])" office:value-type="float" office:value="1.9499" calcext:value-type="float">
            <text:p>1.9499</text:p>
          </table:table-cell>
          <table:table-cell table:formula="of:=-[.D151]*0.001" office:value-type="float" office:value="2.553676" calcext:value-type="float">
            <text:p>2.5537</text:p>
          </table:table-cell>
          <table:table-cell table:formula="of:=-[.B151]" office:value-type="float" office:value="113.6959" calcext:value-type="float">
            <text:p>113.6959</text:p>
          </table:table-cell>
          <table:table-cell table:formula="of:=-[.D151]*0.001" office:value-type="float" office:value="2.553676" calcext:value-type="float">
            <text:p>2.55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13.7126" calcext:value-type="float">
            <text:p>-113.71</text:p>
          </table:table-cell>
          <table:table-cell office:value-type="float" office:value="-0.01436297" calcext:value-type="float">
            <text:p>-0.01</text:p>
          </table:table-cell>
          <table:table-cell office:value-type="float" office:value="-2595.772" calcext:value-type="float">
            <text:p>-2595.77</text:p>
          </table:table-cell>
          <table:table-cell office:value-type="float" office:value="0.01701788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6297" calcext:value-type="float">
            <text:p>0</text:p>
          </table:table-cell>
          <table:table-cell office:value-type="float" office:value="0.01436297" calcext:value-type="float">
            <text:p>0.01</text:p>
          </table:table-cell>
          <table:table-cell office:value-type="float" office:value="0.014364" calcext:value-type="float">
            <text:p>0.01</text:p>
          </table:table-cell>
          <table:table-cell office:value-type="float" office:value="2595.772" calcext:value-type="float">
            <text:p>2595.77</text:p>
          </table:table-cell>
          <table:table-cell office:value-type="float" office:value="17015.44" calcext:value-type="float">
            <text:p>17015.44</text:p>
          </table:table-cell>
          <table:table-cell table:formula="of:=-([.B152]-[.B$34])" office:value-type="float" office:value="1.9666" calcext:value-type="float">
            <text:p>1.9666</text:p>
          </table:table-cell>
          <table:table-cell table:formula="of:=-[.D152]*0.001" office:value-type="float" office:value="2.595772" calcext:value-type="float">
            <text:p>2.5958</text:p>
          </table:table-cell>
          <table:table-cell table:formula="of:=-[.B152]" office:value-type="float" office:value="113.7126" calcext:value-type="float">
            <text:p>113.7126</text:p>
          </table:table-cell>
          <table:table-cell table:formula="of:=-[.D152]*0.001" office:value-type="float" office:value="2.595772" calcext:value-type="float">
            <text:p>2.59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13.7292" calcext:value-type="float">
            <text:p>-113.73</text:p>
          </table:table-cell>
          <table:table-cell office:value-type="float" office:value="-0.01442675" calcext:value-type="float">
            <text:p>-0.01</text:p>
          </table:table-cell>
          <table:table-cell office:value-type="float" office:value="-2637.75" calcext:value-type="float">
            <text:p>-2637.75</text:p>
          </table:table-cell>
          <table:table-cell office:value-type="float" office:value="0.0172930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2675" calcext:value-type="float">
            <text:p>0</text:p>
          </table:table-cell>
          <table:table-cell office:value-type="float" office:value="0.01442675" calcext:value-type="float">
            <text:p>0.01</text:p>
          </table:table-cell>
          <table:table-cell office:value-type="float" office:value="0.01442779" calcext:value-type="float">
            <text:p>0.01</text:p>
          </table:table-cell>
          <table:table-cell office:value-type="float" office:value="2637.75" calcext:value-type="float">
            <text:p>2637.75</text:p>
          </table:table-cell>
          <table:table-cell office:value-type="float" office:value="17290.6" calcext:value-type="float">
            <text:p>17290.6</text:p>
          </table:table-cell>
          <table:table-cell table:formula="of:=-([.B153]-[.B$34])" office:value-type="float" office:value="1.98320000000001" calcext:value-type="float">
            <text:p>1.9832</text:p>
          </table:table-cell>
          <table:table-cell table:formula="of:=-[.D153]*0.001" office:value-type="float" office:value="2.63775" calcext:value-type="float">
            <text:p>2.6378</text:p>
          </table:table-cell>
          <table:table-cell table:formula="of:=-[.B153]" office:value-type="float" office:value="113.7292" calcext:value-type="float">
            <text:p>113.7292</text:p>
          </table:table-cell>
          <table:table-cell table:formula="of:=-[.D153]*0.001" office:value-type="float" office:value="2.63775" calcext:value-type="float">
            <text:p>2.63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13.746" calcext:value-type="float">
            <text:p>-113.75</text:p>
          </table:table-cell>
          <table:table-cell office:value-type="float" office:value="-0.01417153" calcext:value-type="float">
            <text:p>-0.01</text:p>
          </table:table-cell>
          <table:table-cell office:value-type="float" office:value="-2679.127" calcext:value-type="float">
            <text:p>-2679.13</text:p>
          </table:table-cell>
          <table:table-cell office:value-type="float" office:value="0.01756436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7153" calcext:value-type="float">
            <text:p>0</text:p>
          </table:table-cell>
          <table:table-cell office:value-type="float" office:value="0.01417153" calcext:value-type="float">
            <text:p>0.01</text:p>
          </table:table-cell>
          <table:table-cell office:value-type="float" office:value="0.01417253" calcext:value-type="float">
            <text:p>0.01</text:p>
          </table:table-cell>
          <table:table-cell office:value-type="float" office:value="2679.127" calcext:value-type="float">
            <text:p>2679.13</text:p>
          </table:table-cell>
          <table:table-cell office:value-type="float" office:value="17561.87" calcext:value-type="float">
            <text:p>17561.87</text:p>
          </table:table-cell>
          <table:table-cell table:formula="of:=-([.B154]-[.B$34])" office:value-type="float" office:value="2" calcext:value-type="float">
            <text:p>2.0000</text:p>
          </table:table-cell>
          <table:table-cell table:formula="of:=-[.D154]*0.001" office:value-type="float" office:value="2.679127" calcext:value-type="float">
            <text:p>2.6791</text:p>
          </table:table-cell>
          <table:table-cell table:formula="of:=-[.B154]" office:value-type="float" office:value="113.746" calcext:value-type="float">
            <text:p>113.7460</text:p>
          </table:table-cell>
          <table:table-cell table:formula="of:=-[.D154]*0.001" office:value-type="float" office:value="2.679127" calcext:value-type="float">
            <text:p>2.67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13.7626" calcext:value-type="float">
            <text:p>-113.76</text:p>
          </table:table-cell>
          <table:table-cell office:value-type="float" office:value="-0.01405988" calcext:value-type="float">
            <text:p>-0.01</text:p>
          </table:table-cell>
          <table:table-cell office:value-type="float" office:value="-2721.261" calcext:value-type="float">
            <text:p>-2721.26</text:p>
          </table:table-cell>
          <table:table-cell office:value-type="float" office:value="0.0178405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5988" calcext:value-type="float">
            <text:p>0</text:p>
          </table:table-cell>
          <table:table-cell office:value-type="float" office:value="0.01405988" calcext:value-type="float">
            <text:p>0.01</text:p>
          </table:table-cell>
          <table:table-cell office:value-type="float" office:value="0.01406087" calcext:value-type="float">
            <text:p>0.01</text:p>
          </table:table-cell>
          <table:table-cell office:value-type="float" office:value="2721.261" calcext:value-type="float">
            <text:p>2721.26</text:p>
          </table:table-cell>
          <table:table-cell office:value-type="float" office:value="17838.08" calcext:value-type="float">
            <text:p>17838.08</text:p>
          </table:table-cell>
          <table:table-cell table:formula="of:=-([.B155]-[.B$34])" office:value-type="float" office:value="2.01660000000001" calcext:value-type="float">
            <text:p>2.0166</text:p>
          </table:table-cell>
          <table:table-cell table:formula="of:=-[.D155]*0.001" office:value-type="float" office:value="2.721261" calcext:value-type="float">
            <text:p>2.7213</text:p>
          </table:table-cell>
          <table:table-cell table:formula="of:=-[.B155]" office:value-type="float" office:value="113.7626" calcext:value-type="float">
            <text:p>113.7626</text:p>
          </table:table-cell>
          <table:table-cell table:formula="of:=-[.D155]*0.001" office:value-type="float" office:value="2.721261" calcext:value-type="float">
            <text:p>2.72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13.7793" calcext:value-type="float">
            <text:p>-113.78</text:p>
          </table:table-cell>
          <table:table-cell office:value-type="float" office:value="-0.0142194" calcext:value-type="float">
            <text:p>-0.01</text:p>
          </table:table-cell>
          <table:table-cell office:value-type="float" office:value="-2763.879" calcext:value-type="float">
            <text:p>-2763.88</text:p>
          </table:table-cell>
          <table:table-cell office:value-type="float" office:value="0.0181199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194" calcext:value-type="float">
            <text:p>0</text:p>
          </table:table-cell>
          <table:table-cell office:value-type="float" office:value="0.0142194" calcext:value-type="float">
            <text:p>0.01</text:p>
          </table:table-cell>
          <table:table-cell office:value-type="float" office:value="0.01422041" calcext:value-type="float">
            <text:p>0.01</text:p>
          </table:table-cell>
          <table:table-cell office:value-type="float" office:value="2763.879" calcext:value-type="float">
            <text:p>2763.88</text:p>
          </table:table-cell>
          <table:table-cell office:value-type="float" office:value="18117.42" calcext:value-type="float">
            <text:p>18117.42</text:p>
          </table:table-cell>
          <table:table-cell table:formula="of:=-([.B156]-[.B$34])" office:value-type="float" office:value="2.03330000000001" calcext:value-type="float">
            <text:p>2.0333</text:p>
          </table:table-cell>
          <table:table-cell table:formula="of:=-[.D156]*0.001" office:value-type="float" office:value="2.763879" calcext:value-type="float">
            <text:p>2.7639</text:p>
          </table:table-cell>
          <table:table-cell table:formula="of:=-[.B156]" office:value-type="float" office:value="113.7793" calcext:value-type="float">
            <text:p>113.7793</text:p>
          </table:table-cell>
          <table:table-cell table:formula="of:=-[.D156]*0.001" office:value-type="float" office:value="2.763879" calcext:value-type="float">
            <text:p>2.76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13.796" calcext:value-type="float">
            <text:p>-113.8</text:p>
          </table:table-cell>
          <table:table-cell office:value-type="float" office:value="-0.01423534" calcext:value-type="float">
            <text:p>-0.01</text:p>
          </table:table-cell>
          <table:table-cell office:value-type="float" office:value="-2804.391" calcext:value-type="float">
            <text:p>-2804.39</text:p>
          </table:table-cell>
          <table:table-cell office:value-type="float" office:value="0.0183855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3534" calcext:value-type="float">
            <text:p>0</text:p>
          </table:table-cell>
          <table:table-cell office:value-type="float" office:value="0.01423534" calcext:value-type="float">
            <text:p>0.01</text:p>
          </table:table-cell>
          <table:table-cell office:value-type="float" office:value="0.01423635" calcext:value-type="float">
            <text:p>0.01</text:p>
          </table:table-cell>
          <table:table-cell office:value-type="float" office:value="2804.391" calcext:value-type="float">
            <text:p>2804.39</text:p>
          </table:table-cell>
          <table:table-cell office:value-type="float" office:value="18382.98" calcext:value-type="float">
            <text:p>18382.98</text:p>
          </table:table-cell>
          <table:table-cell table:formula="of:=-([.B157]-[.B$34])" office:value-type="float" office:value="2.05000000000001" calcext:value-type="float">
            <text:p>2.0500</text:p>
          </table:table-cell>
          <table:table-cell table:formula="of:=-[.D157]*0.001" office:value-type="float" office:value="2.804391" calcext:value-type="float">
            <text:p>2.8044</text:p>
          </table:table-cell>
          <table:table-cell table:formula="of:=-[.B157]" office:value-type="float" office:value="113.796" calcext:value-type="float">
            <text:p>113.7960</text:p>
          </table:table-cell>
          <table:table-cell table:formula="of:=-[.D157]*0.001" office:value-type="float" office:value="2.804391" calcext:value-type="float">
            <text:p>2.80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13.8126" calcext:value-type="float">
            <text:p>-113.81</text:p>
          </table:table-cell>
          <table:table-cell office:value-type="float" office:value="-0.01405988" calcext:value-type="float">
            <text:p>-0.01</text:p>
          </table:table-cell>
          <table:table-cell office:value-type="float" office:value="-2846.905" calcext:value-type="float">
            <text:p>-2846.91</text:p>
          </table:table-cell>
          <table:table-cell office:value-type="float" office:value="0.01866431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5988" calcext:value-type="float">
            <text:p>0</text:p>
          </table:table-cell>
          <table:table-cell office:value-type="float" office:value="0.01405988" calcext:value-type="float">
            <text:p>0.01</text:p>
          </table:table-cell>
          <table:table-cell office:value-type="float" office:value="0.01406087" calcext:value-type="float">
            <text:p>0.01</text:p>
          </table:table-cell>
          <table:table-cell office:value-type="float" office:value="2846.905" calcext:value-type="float">
            <text:p>2846.91</text:p>
          </table:table-cell>
          <table:table-cell office:value-type="float" office:value="18661.69" calcext:value-type="float">
            <text:p>18661.69</text:p>
          </table:table-cell>
          <table:table-cell table:formula="of:=-([.B158]-[.B$34])" office:value-type="float" office:value="2.06660000000001" calcext:value-type="float">
            <text:p>2.0666</text:p>
          </table:table-cell>
          <table:table-cell table:formula="of:=-[.D158]*0.001" office:value-type="float" office:value="2.846905" calcext:value-type="float">
            <text:p>2.8469</text:p>
          </table:table-cell>
          <table:table-cell table:formula="of:=-[.B158]" office:value-type="float" office:value="113.8126" calcext:value-type="float">
            <text:p>113.8126</text:p>
          </table:table-cell>
          <table:table-cell table:formula="of:=-[.D158]*0.001" office:value-type="float" office:value="2.846905" calcext:value-type="float">
            <text:p>2.84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13.8293" calcext:value-type="float">
            <text:p>-113.83</text:p>
          </table:table-cell>
          <table:table-cell office:value-type="float" office:value="-0.01415558" calcext:value-type="float">
            <text:p>-0.01</text:p>
          </table:table-cell>
          <table:table-cell office:value-type="float" office:value="-2888.29" calcext:value-type="float">
            <text:p>-2888.29</text:p>
          </table:table-cell>
          <table:table-cell office:value-type="float" office:value="0.01893563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5558" calcext:value-type="float">
            <text:p>0</text:p>
          </table:table-cell>
          <table:table-cell office:value-type="float" office:value="0.01415558" calcext:value-type="float">
            <text:p>0.01</text:p>
          </table:table-cell>
          <table:table-cell office:value-type="float" office:value="0.01415658" calcext:value-type="float">
            <text:p>0.01</text:p>
          </table:table-cell>
          <table:table-cell office:value-type="float" office:value="2888.29" calcext:value-type="float">
            <text:p>2888.29</text:p>
          </table:table-cell>
          <table:table-cell office:value-type="float" office:value="18932.95" calcext:value-type="float">
            <text:p>18932.95</text:p>
          </table:table-cell>
          <table:table-cell table:formula="of:=-([.B159]-[.B$34])" office:value-type="float" office:value="2.08330000000001" calcext:value-type="float">
            <text:p>2.0833</text:p>
          </table:table-cell>
          <table:table-cell table:formula="of:=-[.D159]*0.001" office:value-type="float" office:value="2.88829" calcext:value-type="float">
            <text:p>2.8883</text:p>
          </table:table-cell>
          <table:table-cell table:formula="of:=-[.B159]" office:value-type="float" office:value="113.8293" calcext:value-type="float">
            <text:p>113.8293</text:p>
          </table:table-cell>
          <table:table-cell table:formula="of:=-[.D159]*0.001" office:value-type="float" office:value="2.88829" calcext:value-type="float">
            <text:p>2.88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13.846" calcext:value-type="float">
            <text:p>-113.85</text:p>
          </table:table-cell>
          <table:table-cell office:value-type="float" office:value="-0.0142194" calcext:value-type="float">
            <text:p>-0.01</text:p>
          </table:table-cell>
          <table:table-cell office:value-type="float" office:value="-2930.739" calcext:value-type="float">
            <text:p>-2930.74</text:p>
          </table:table-cell>
          <table:table-cell office:value-type="float" office:value="0.01921393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194" calcext:value-type="float">
            <text:p>0</text:p>
          </table:table-cell>
          <table:table-cell office:value-type="float" office:value="0.0142194" calcext:value-type="float">
            <text:p>0.01</text:p>
          </table:table-cell>
          <table:table-cell office:value-type="float" office:value="0.01422041" calcext:value-type="float">
            <text:p>0.01</text:p>
          </table:table-cell>
          <table:table-cell office:value-type="float" office:value="2930.739" calcext:value-type="float">
            <text:p>2930.74</text:p>
          </table:table-cell>
          <table:table-cell office:value-type="float" office:value="19211.2" calcext:value-type="float">
            <text:p>19211.2</text:p>
          </table:table-cell>
          <table:table-cell table:formula="of:=-([.B160]-[.B$34])" office:value-type="float" office:value="2.10000000000001" calcext:value-type="float">
            <text:p>2.1000</text:p>
          </table:table-cell>
          <table:table-cell table:formula="of:=-[.D160]*0.001" office:value-type="float" office:value="2.930739" calcext:value-type="float">
            <text:p>2.9307</text:p>
          </table:table-cell>
          <table:table-cell table:formula="of:=-[.B160]" office:value-type="float" office:value="113.846" calcext:value-type="float">
            <text:p>113.8460</text:p>
          </table:table-cell>
          <table:table-cell table:formula="of:=-[.D160]*0.001" office:value-type="float" office:value="2.930739" calcext:value-type="float">
            <text:p>2.93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13.8626" calcext:value-type="float">
            <text:p>-113.86</text:p>
          </table:table-cell>
          <table:table-cell office:value-type="float" office:value="-0.01401205" calcext:value-type="float">
            <text:p>-0.01</text:p>
          </table:table-cell>
          <table:table-cell office:value-type="float" office:value="-2974.525" calcext:value-type="float">
            <text:p>-2974.53</text:p>
          </table:table-cell>
          <table:table-cell office:value-type="float" office:value="0.01950099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1205" calcext:value-type="float">
            <text:p>0</text:p>
          </table:table-cell>
          <table:table-cell office:value-type="float" office:value="0.01401205" calcext:value-type="float">
            <text:p>0.01</text:p>
          </table:table-cell>
          <table:table-cell office:value-type="float" office:value="0.01401303" calcext:value-type="float">
            <text:p>0.01</text:p>
          </table:table-cell>
          <table:table-cell office:value-type="float" office:value="2974.525" calcext:value-type="float">
            <text:p>2974.53</text:p>
          </table:table-cell>
          <table:table-cell office:value-type="float" office:value="19498.26" calcext:value-type="float">
            <text:p>19498.26</text:p>
          </table:table-cell>
          <table:table-cell table:formula="of:=-([.B161]-[.B$34])" office:value-type="float" office:value="2.11660000000001" calcext:value-type="float">
            <text:p>2.1166</text:p>
          </table:table-cell>
          <table:table-cell table:formula="of:=-[.D161]*0.001" office:value-type="float" office:value="2.974525" calcext:value-type="float">
            <text:p>2.9745</text:p>
          </table:table-cell>
          <table:table-cell table:formula="of:=-[.B161]" office:value-type="float" office:value="113.8626" calcext:value-type="float">
            <text:p>113.8626</text:p>
          </table:table-cell>
          <table:table-cell table:formula="of:=-[.D161]*0.001" office:value-type="float" office:value="2.974525" calcext:value-type="float">
            <text:p>2.9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13.8793" calcext:value-type="float">
            <text:p>-113.88</text:p>
          </table:table-cell>
          <table:table-cell office:value-type="float" office:value="-0.0145065" calcext:value-type="float">
            <text:p>-0.01</text:p>
          </table:table-cell>
          <table:table-cell office:value-type="float" office:value="-3017.679" calcext:value-type="float">
            <text:p>-3017.68</text:p>
          </table:table-cell>
          <table:table-cell office:value-type="float" office:value="0.01978391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065" calcext:value-type="float">
            <text:p>0</text:p>
          </table:table-cell>
          <table:table-cell office:value-type="float" office:value="0.0145065" calcext:value-type="float">
            <text:p>0.01</text:p>
          </table:table-cell>
          <table:table-cell office:value-type="float" office:value="0.01450756" calcext:value-type="float">
            <text:p>0.01</text:p>
          </table:table-cell>
          <table:table-cell office:value-type="float" office:value="3017.679" calcext:value-type="float">
            <text:p>3017.68</text:p>
          </table:table-cell>
          <table:table-cell office:value-type="float" office:value="19781.04" calcext:value-type="float">
            <text:p>19781.04</text:p>
          </table:table-cell>
          <table:table-cell table:formula="of:=-([.B162]-[.B$34])" office:value-type="float" office:value="2.13330000000001" calcext:value-type="float">
            <text:p>2.1333</text:p>
          </table:table-cell>
          <table:table-cell table:formula="of:=-[.D162]*0.001" office:value-type="float" office:value="3.017679" calcext:value-type="float">
            <text:p>3.0177</text:p>
          </table:table-cell>
          <table:table-cell table:formula="of:=-[.B162]" office:value-type="float" office:value="113.8793" calcext:value-type="float">
            <text:p>113.8793</text:p>
          </table:table-cell>
          <table:table-cell table:formula="of:=-[.D162]*0.001" office:value-type="float" office:value="3.017679" calcext:value-type="float">
            <text:p>3.01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13.896" calcext:value-type="float">
            <text:p>-113.9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3061.379" calcext:value-type="float">
            <text:p>-3061.38</text:p>
          </table:table-cell>
          <table:table-cell office:value-type="float" office:value="0.0200704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3061.379" calcext:value-type="float">
            <text:p>3061.38</text:p>
          </table:table-cell>
          <table:table-cell office:value-type="float" office:value="20067.57" calcext:value-type="float">
            <text:p>20067.57</text:p>
          </table:table-cell>
          <table:table-cell table:formula="of:=-([.B163]-[.B$34])" office:value-type="float" office:value="2.15000000000001" calcext:value-type="float">
            <text:p>2.1500</text:p>
          </table:table-cell>
          <table:table-cell table:formula="of:=-[.D163]*0.001" office:value-type="float" office:value="3.061379" calcext:value-type="float">
            <text:p>3.0614</text:p>
          </table:table-cell>
          <table:table-cell table:formula="of:=-[.B163]" office:value-type="float" office:value="113.896" calcext:value-type="float">
            <text:p>113.8960</text:p>
          </table:table-cell>
          <table:table-cell table:formula="of:=-[.D163]*0.001" office:value-type="float" office:value="3.061379" calcext:value-type="float">
            <text:p>3.06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13.9127" calcext:value-type="float">
            <text:p>-113.91</text:p>
          </table:table-cell>
          <table:table-cell office:value-type="float" office:value="-0.01442675" calcext:value-type="float">
            <text:p>-0.01</text:p>
          </table:table-cell>
          <table:table-cell office:value-type="float" office:value="-3106.126" calcext:value-type="float">
            <text:p>-3106.13</text:p>
          </table:table-cell>
          <table:table-cell office:value-type="float" office:value="0.02036377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2675" calcext:value-type="float">
            <text:p>0</text:p>
          </table:table-cell>
          <table:table-cell office:value-type="float" office:value="0.01442675" calcext:value-type="float">
            <text:p>0.01</text:p>
          </table:table-cell>
          <table:table-cell office:value-type="float" office:value="0.01442779" calcext:value-type="float">
            <text:p>0.01</text:p>
          </table:table-cell>
          <table:table-cell office:value-type="float" office:value="3106.126" calcext:value-type="float">
            <text:p>3106.13</text:p>
          </table:table-cell>
          <table:table-cell office:value-type="float" office:value="20360.83" calcext:value-type="float">
            <text:p>20360.83</text:p>
          </table:table-cell>
          <table:table-cell table:formula="of:=-([.B164]-[.B$34])" office:value-type="float" office:value="2.16670000000001" calcext:value-type="float">
            <text:p>2.1667</text:p>
          </table:table-cell>
          <table:table-cell table:formula="of:=-[.D164]*0.001" office:value-type="float" office:value="3.106126" calcext:value-type="float">
            <text:p>3.1061</text:p>
          </table:table-cell>
          <table:table-cell table:formula="of:=-[.B164]" office:value-type="float" office:value="113.9127" calcext:value-type="float">
            <text:p>113.9127</text:p>
          </table:table-cell>
          <table:table-cell table:formula="of:=-[.D164]*0.001" office:value-type="float" office:value="3.106126" calcext:value-type="float">
            <text:p>3.10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13.9293" calcext:value-type="float">
            <text:p>-113.93</text:p>
          </table:table-cell>
          <table:table-cell office:value-type="float" office:value="-0.01388442" calcext:value-type="float">
            <text:p>-0.01</text:p>
          </table:table-cell>
          <table:table-cell office:value-type="float" office:value="-3149.67" calcext:value-type="float">
            <text:p>-3149.67</text:p>
          </table:table-cell>
          <table:table-cell office:value-type="float" office:value="0.02064924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88442" calcext:value-type="float">
            <text:p>0</text:p>
          </table:table-cell>
          <table:table-cell office:value-type="float" office:value="0.01388442" calcext:value-type="float">
            <text:p>0.01</text:p>
          </table:table-cell>
          <table:table-cell office:value-type="float" office:value="0.01388538" calcext:value-type="float">
            <text:p>0.01</text:p>
          </table:table-cell>
          <table:table-cell office:value-type="float" office:value="3149.67" calcext:value-type="float">
            <text:p>3149.67</text:p>
          </table:table-cell>
          <table:table-cell office:value-type="float" office:value="20646.38" calcext:value-type="float">
            <text:p>20646.38</text:p>
          </table:table-cell>
          <table:table-cell table:formula="of:=-([.B165]-[.B$34])" office:value-type="float" office:value="2.1833" calcext:value-type="float">
            <text:p>2.1833</text:p>
          </table:table-cell>
          <table:table-cell table:formula="of:=-[.D165]*0.001" office:value-type="float" office:value="3.14967" calcext:value-type="float">
            <text:p>3.1497</text:p>
          </table:table-cell>
          <table:table-cell table:formula="of:=-[.B165]" office:value-type="float" office:value="113.9293" calcext:value-type="float">
            <text:p>113.9293</text:p>
          </table:table-cell>
          <table:table-cell table:formula="of:=-[.D165]*0.001" office:value-type="float" office:value="3.14967" calcext:value-type="float">
            <text:p>3.14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13.946" calcext:value-type="float">
            <text:p>-113.95</text:p>
          </table:table-cell>
          <table:table-cell office:value-type="float" office:value="-0.01399606" calcext:value-type="float">
            <text:p>-0.01</text:p>
          </table:table-cell>
          <table:table-cell office:value-type="float" office:value="-3194.023" calcext:value-type="float">
            <text:p>-3194.02</text:p>
          </table:table-cell>
          <table:table-cell office:value-type="float" office:value="0.020940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9606" calcext:value-type="float">
            <text:p>0</text:p>
          </table:table-cell>
          <table:table-cell office:value-type="float" office:value="0.01399606" calcext:value-type="float">
            <text:p>0.01</text:p>
          </table:table-cell>
          <table:table-cell office:value-type="float" office:value="0.01399704" calcext:value-type="float">
            <text:p>0.01</text:p>
          </table:table-cell>
          <table:table-cell office:value-type="float" office:value="3194.023" calcext:value-type="float">
            <text:p>3194.02</text:p>
          </table:table-cell>
          <table:table-cell office:value-type="float" office:value="20937.09" calcext:value-type="float">
            <text:p>20937.09</text:p>
          </table:table-cell>
          <table:table-cell table:formula="of:=-([.B166]-[.B$34])" office:value-type="float" office:value="2.2" calcext:value-type="float">
            <text:p>2.2000</text:p>
          </table:table-cell>
          <table:table-cell table:formula="of:=-[.D166]*0.001" office:value-type="float" office:value="3.194023" calcext:value-type="float">
            <text:p>3.1940</text:p>
          </table:table-cell>
          <table:table-cell table:formula="of:=-[.B166]" office:value-type="float" office:value="113.946" calcext:value-type="float">
            <text:p>113.9460</text:p>
          </table:table-cell>
          <table:table-cell table:formula="of:=-[.D166]*0.001" office:value-type="float" office:value="3.194023" calcext:value-type="float">
            <text:p>3.19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13.9627" calcext:value-type="float">
            <text:p>-113.96</text:p>
          </table:table-cell>
          <table:table-cell office:value-type="float" office:value="-0.01393229" calcext:value-type="float">
            <text:p>-0.01</text:p>
          </table:table-cell>
          <table:table-cell office:value-type="float" office:value="-3237.097" calcext:value-type="float">
            <text:p>-3237.1</text:p>
          </table:table-cell>
          <table:table-cell office:value-type="float" office:value="0.02122241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3229" calcext:value-type="float">
            <text:p>0</text:p>
          </table:table-cell>
          <table:table-cell office:value-type="float" office:value="0.01393229" calcext:value-type="float">
            <text:p>0.01</text:p>
          </table:table-cell>
          <table:table-cell office:value-type="float" office:value="0.01393326" calcext:value-type="float">
            <text:p>0.01</text:p>
          </table:table-cell>
          <table:table-cell office:value-type="float" office:value="3237.097" calcext:value-type="float">
            <text:p>3237.1</text:p>
          </table:table-cell>
          <table:table-cell office:value-type="float" office:value="21219.45" calcext:value-type="float">
            <text:p>21219.45</text:p>
          </table:table-cell>
          <table:table-cell table:formula="of:=-([.B167]-[.B$34])" office:value-type="float" office:value="2.2167" calcext:value-type="float">
            <text:p>2.2167</text:p>
          </table:table-cell>
          <table:table-cell table:formula="of:=-[.D167]*0.001" office:value-type="float" office:value="3.237097" calcext:value-type="float">
            <text:p>3.2371</text:p>
          </table:table-cell>
          <table:table-cell table:formula="of:=-[.B167]" office:value-type="float" office:value="113.9627" calcext:value-type="float">
            <text:p>113.9627</text:p>
          </table:table-cell>
          <table:table-cell table:formula="of:=-[.D167]*0.001" office:value-type="float" office:value="3.237097" calcext:value-type="float">
            <text:p>3.23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13.9793" calcext:value-type="float">
            <text:p>-113.98</text:p>
          </table:table-cell>
          <table:table-cell office:value-type="float" office:value="-0.01429915" calcext:value-type="float">
            <text:p>-0.01</text:p>
          </table:table-cell>
          <table:table-cell office:value-type="float" office:value="-3280.573" calcext:value-type="float">
            <text:p>-3280.57</text:p>
          </table:table-cell>
          <table:table-cell office:value-type="float" office:value="0.02150744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9915" calcext:value-type="float">
            <text:p>0</text:p>
          </table:table-cell>
          <table:table-cell office:value-type="float" office:value="0.01429915" calcext:value-type="float">
            <text:p>0.01</text:p>
          </table:table-cell>
          <table:table-cell office:value-type="float" office:value="0.01430018" calcext:value-type="float">
            <text:p>0.01</text:p>
          </table:table-cell>
          <table:table-cell office:value-type="float" office:value="3280.573" calcext:value-type="float">
            <text:p>3280.57</text:p>
          </table:table-cell>
          <table:table-cell office:value-type="float" office:value="21504.37" calcext:value-type="float">
            <text:p>21504.37</text:p>
          </table:table-cell>
          <table:table-cell table:formula="of:=-([.B168]-[.B$34])" office:value-type="float" office:value="2.2333" calcext:value-type="float">
            <text:p>2.2333</text:p>
          </table:table-cell>
          <table:table-cell table:formula="of:=-[.D168]*0.001" office:value-type="float" office:value="3.280573" calcext:value-type="float">
            <text:p>3.2806</text:p>
          </table:table-cell>
          <table:table-cell table:formula="of:=-[.B168]" office:value-type="float" office:value="113.9793" calcext:value-type="float">
            <text:p>113.9793</text:p>
          </table:table-cell>
          <table:table-cell table:formula="of:=-[.D168]*0.001" office:value-type="float" office:value="3.280573" calcext:value-type="float">
            <text:p>3.280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13.9959" calcext:value-type="float">
            <text:p>-114</text:p>
          </table:table-cell>
          <table:table-cell office:value-type="float" office:value="-0.0143151" calcext:value-type="float">
            <text:p>-0.01</text:p>
          </table:table-cell>
          <table:table-cell office:value-type="float" office:value="-3325.507" calcext:value-type="float">
            <text:p>-3325.51</text:p>
          </table:table-cell>
          <table:table-cell office:value-type="float" office:value="0.02180203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51" calcext:value-type="float">
            <text:p>0</text:p>
          </table:table-cell>
          <table:table-cell office:value-type="float" office:value="0.0143151" calcext:value-type="float">
            <text:p>0.01</text:p>
          </table:table-cell>
          <table:table-cell office:value-type="float" office:value="0.01431612" calcext:value-type="float">
            <text:p>0.01</text:p>
          </table:table-cell>
          <table:table-cell office:value-type="float" office:value="3325.507" calcext:value-type="float">
            <text:p>3325.51</text:p>
          </table:table-cell>
          <table:table-cell office:value-type="float" office:value="21798.91" calcext:value-type="float">
            <text:p>21798.91</text:p>
          </table:table-cell>
          <table:table-cell table:formula="of:=-([.B169]-[.B$34])" office:value-type="float" office:value="2.24990000000001" calcext:value-type="float">
            <text:p>2.2499</text:p>
          </table:table-cell>
          <table:table-cell table:formula="of:=-[.D169]*0.001" office:value-type="float" office:value="3.325507" calcext:value-type="float">
            <text:p>3.3255</text:p>
          </table:table-cell>
          <table:table-cell table:formula="of:=-[.B169]" office:value-type="float" office:value="113.9959" calcext:value-type="float">
            <text:p>113.9959</text:p>
          </table:table-cell>
          <table:table-cell table:formula="of:=-[.D169]*0.001" office:value-type="float" office:value="3.325507" calcext:value-type="float">
            <text:p>3.32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14.0127" calcext:value-type="float">
            <text:p>-114.01</text:p>
          </table:table-cell>
          <table:table-cell office:value-type="float" office:value="-0.01398012" calcext:value-type="float">
            <text:p>-0.01</text:p>
          </table:table-cell>
          <table:table-cell office:value-type="float" office:value="-3370.324" calcext:value-type="float">
            <text:p>-3370.32</text:p>
          </table:table-cell>
          <table:table-cell office:value-type="float" office:value="0.02209585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8012" calcext:value-type="float">
            <text:p>0</text:p>
          </table:table-cell>
          <table:table-cell office:value-type="float" office:value="0.01398012" calcext:value-type="float">
            <text:p>0.01</text:p>
          </table:table-cell>
          <table:table-cell office:value-type="float" office:value="0.0139811" calcext:value-type="float">
            <text:p>0.01</text:p>
          </table:table-cell>
          <table:table-cell office:value-type="float" office:value="3370.324" calcext:value-type="float">
            <text:p>3370.32</text:p>
          </table:table-cell>
          <table:table-cell office:value-type="float" office:value="22092.76" calcext:value-type="float">
            <text:p>22092.76</text:p>
          </table:table-cell>
          <table:table-cell table:formula="of:=-([.B170]-[.B$34])" office:value-type="float" office:value="2.2667" calcext:value-type="float">
            <text:p>2.2667</text:p>
          </table:table-cell>
          <table:table-cell table:formula="of:=-[.D170]*0.001" office:value-type="float" office:value="3.370324" calcext:value-type="float">
            <text:p>3.3703</text:p>
          </table:table-cell>
          <table:table-cell table:formula="of:=-[.B170]" office:value-type="float" office:value="114.0127" calcext:value-type="float">
            <text:p>114.0127</text:p>
          </table:table-cell>
          <table:table-cell table:formula="of:=-[.D170]*0.001" office:value-type="float" office:value="3.370324" calcext:value-type="float">
            <text:p>3.370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14.0293" calcext:value-type="float">
            <text:p>-114.03</text:p>
          </table:table-cell>
          <table:table-cell office:value-type="float" office:value="-0.01396418" calcext:value-type="float">
            <text:p>-0.01</text:p>
          </table:table-cell>
          <table:table-cell office:value-type="float" office:value="-3415.856" calcext:value-type="float">
            <text:p>-3415.86</text:p>
          </table:table-cell>
          <table:table-cell office:value-type="float" office:value="0.02239436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6418" calcext:value-type="float">
            <text:p>0</text:p>
          </table:table-cell>
          <table:table-cell office:value-type="float" office:value="0.01396418" calcext:value-type="float">
            <text:p>0.01</text:p>
          </table:table-cell>
          <table:table-cell office:value-type="float" office:value="0.01396515" calcext:value-type="float">
            <text:p>0.01</text:p>
          </table:table-cell>
          <table:table-cell office:value-type="float" office:value="3415.856" calcext:value-type="float">
            <text:p>3415.86</text:p>
          </table:table-cell>
          <table:table-cell office:value-type="float" office:value="22391.23" calcext:value-type="float">
            <text:p>22391.23</text:p>
          </table:table-cell>
          <table:table-cell table:formula="of:=-([.B171]-[.B$34])" office:value-type="float" office:value="2.28330000000001" calcext:value-type="float">
            <text:p>2.2833</text:p>
          </table:table-cell>
          <table:table-cell table:formula="of:=-[.D171]*0.001" office:value-type="float" office:value="3.415856" calcext:value-type="float">
            <text:p>3.4159</text:p>
          </table:table-cell>
          <table:table-cell table:formula="of:=-[.B171]" office:value-type="float" office:value="114.0293" calcext:value-type="float">
            <text:p>114.0293</text:p>
          </table:table-cell>
          <table:table-cell table:formula="of:=-[.D171]*0.001" office:value-type="float" office:value="3.415856" calcext:value-type="float">
            <text:p>3.41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14.046" calcext:value-type="float">
            <text:p>-114.05</text:p>
          </table:table-cell>
          <table:table-cell office:value-type="float" office:value="-0.0140918" calcext:value-type="float">
            <text:p>-0.01</text:p>
          </table:table-cell>
          <table:table-cell office:value-type="float" office:value="-3461.26" calcext:value-type="float">
            <text:p>-3461.26</text:p>
          </table:table-cell>
          <table:table-cell office:value-type="float" office:value="0.022692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918" calcext:value-type="float">
            <text:p>0</text:p>
          </table:table-cell>
          <table:table-cell office:value-type="float" office:value="0.0140918" calcext:value-type="float">
            <text:p>0.01</text:p>
          </table:table-cell>
          <table:table-cell office:value-type="float" office:value="0.0140928" calcext:value-type="float">
            <text:p>0.01</text:p>
          </table:table-cell>
          <table:table-cell office:value-type="float" office:value="3461.26" calcext:value-type="float">
            <text:p>3461.26</text:p>
          </table:table-cell>
          <table:table-cell office:value-type="float" office:value="22688.83" calcext:value-type="float">
            <text:p>22688.83</text:p>
          </table:table-cell>
          <table:table-cell table:formula="of:=-([.B172]-[.B$34])" office:value-type="float" office:value="2.30000000000001" calcext:value-type="float">
            <text:p>2.3000</text:p>
          </table:table-cell>
          <table:table-cell table:formula="of:=-[.D172]*0.001" office:value-type="float" office:value="3.46126" calcext:value-type="float">
            <text:p>3.4613</text:p>
          </table:table-cell>
          <table:table-cell table:formula="of:=-[.B172]" office:value-type="float" office:value="114.046" calcext:value-type="float">
            <text:p>114.0460</text:p>
          </table:table-cell>
          <table:table-cell table:formula="of:=-[.D172]*0.001" office:value-type="float" office:value="3.46126" calcext:value-type="float">
            <text:p>3.46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14.0626" calcext:value-type="float">
            <text:p>-114.06</text:p>
          </table:table-cell>
          <table:table-cell office:value-type="float" office:value="-0.01391631" calcext:value-type="float">
            <text:p>-0.01</text:p>
          </table:table-cell>
          <table:table-cell office:value-type="float" office:value="-3506.524" calcext:value-type="float">
            <text:p>-3506.52</text:p>
          </table:table-cell>
          <table:table-cell office:value-type="float" office:value="0.02298877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1631" calcext:value-type="float">
            <text:p>0</text:p>
          </table:table-cell>
          <table:table-cell office:value-type="float" office:value="0.01391631" calcext:value-type="float">
            <text:p>0.01</text:p>
          </table:table-cell>
          <table:table-cell office:value-type="float" office:value="0.01391727" calcext:value-type="float">
            <text:p>0.01</text:p>
          </table:table-cell>
          <table:table-cell office:value-type="float" office:value="3506.524" calcext:value-type="float">
            <text:p>3506.52</text:p>
          </table:table-cell>
          <table:table-cell office:value-type="float" office:value="22985.58" calcext:value-type="float">
            <text:p>22985.58</text:p>
          </table:table-cell>
          <table:table-cell table:formula="of:=-([.B173]-[.B$34])" office:value-type="float" office:value="2.31660000000001" calcext:value-type="float">
            <text:p>2.3166</text:p>
          </table:table-cell>
          <table:table-cell table:formula="of:=-[.D173]*0.001" office:value-type="float" office:value="3.506524" calcext:value-type="float">
            <text:p>3.5065</text:p>
          </table:table-cell>
          <table:table-cell table:formula="of:=-[.B173]" office:value-type="float" office:value="114.0626" calcext:value-type="float">
            <text:p>114.0626</text:p>
          </table:table-cell>
          <table:table-cell table:formula="of:=-[.D173]*0.001" office:value-type="float" office:value="3.506524" calcext:value-type="float">
            <text:p>3.5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14.0793" calcext:value-type="float">
            <text:p>-114.08</text:p>
          </table:table-cell>
          <table:table-cell office:value-type="float" office:value="-0.01437891" calcext:value-type="float">
            <text:p>-0.01</text:p>
          </table:table-cell>
          <table:table-cell office:value-type="float" office:value="-3552.566" calcext:value-type="float">
            <text:p>-3552.57</text:p>
          </table:table-cell>
          <table:table-cell office:value-type="float" office:value="0.02329063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7891" calcext:value-type="float">
            <text:p>0</text:p>
          </table:table-cell>
          <table:table-cell office:value-type="float" office:value="0.01437891" calcext:value-type="float">
            <text:p>0.01</text:p>
          </table:table-cell>
          <table:table-cell office:value-type="float" office:value="0.01437995" calcext:value-type="float">
            <text:p>0.01</text:p>
          </table:table-cell>
          <table:table-cell office:value-type="float" office:value="3552.566" calcext:value-type="float">
            <text:p>3552.57</text:p>
          </table:table-cell>
          <table:table-cell office:value-type="float" office:value="23287.28" calcext:value-type="float">
            <text:p>23287.28</text:p>
          </table:table-cell>
          <table:table-cell table:formula="of:=-([.B174]-[.B$34])" office:value-type="float" office:value="2.33330000000001" calcext:value-type="float">
            <text:p>2.3333</text:p>
          </table:table-cell>
          <table:table-cell table:formula="of:=-[.D174]*0.001" office:value-type="float" office:value="3.552566" calcext:value-type="float">
            <text:p>3.5526</text:p>
          </table:table-cell>
          <table:table-cell table:formula="of:=-[.B174]" office:value-type="float" office:value="114.0793" calcext:value-type="float">
            <text:p>114.0793</text:p>
          </table:table-cell>
          <table:table-cell table:formula="of:=-[.D174]*0.001" office:value-type="float" office:value="3.552566" calcext:value-type="float">
            <text:p>3.55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14.096" calcext:value-type="float">
            <text:p>-114.1</text:p>
          </table:table-cell>
          <table:table-cell office:value-type="float" office:value="-0.0143151" calcext:value-type="float">
            <text:p>-0.01</text:p>
          </table:table-cell>
          <table:table-cell office:value-type="float" office:value="-3598.622" calcext:value-type="float">
            <text:p>-3598.62</text:p>
          </table:table-cell>
          <table:table-cell office:value-type="float" office:value="0.02359257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51" calcext:value-type="float">
            <text:p>0</text:p>
          </table:table-cell>
          <table:table-cell office:value-type="float" office:value="0.0143151" calcext:value-type="float">
            <text:p>0.01</text:p>
          </table:table-cell>
          <table:table-cell office:value-type="float" office:value="0.01431612" calcext:value-type="float">
            <text:p>0.01</text:p>
          </table:table-cell>
          <table:table-cell office:value-type="float" office:value="3598.622" calcext:value-type="float">
            <text:p>3598.62</text:p>
          </table:table-cell>
          <table:table-cell office:value-type="float" office:value="23589.19" calcext:value-type="float">
            <text:p>23589.19</text:p>
          </table:table-cell>
          <table:table-cell table:formula="of:=-([.B175]-[.B$34])" office:value-type="float" office:value="2.35000000000001" calcext:value-type="float">
            <text:p>2.3500</text:p>
          </table:table-cell>
          <table:table-cell table:formula="of:=-[.D175]*0.001" office:value-type="float" office:value="3.598622" calcext:value-type="float">
            <text:p>3.5986</text:p>
          </table:table-cell>
          <table:table-cell table:formula="of:=-[.B175]" office:value-type="float" office:value="114.096" calcext:value-type="float">
            <text:p>114.0960</text:p>
          </table:table-cell>
          <table:table-cell table:formula="of:=-[.D175]*0.001" office:value-type="float" office:value="3.598622" calcext:value-type="float">
            <text:p>3.59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14.1126" calcext:value-type="float">
            <text:p>-114.11</text:p>
          </table:table-cell>
          <table:table-cell office:value-type="float" office:value="-0.01420345" calcext:value-type="float">
            <text:p>-0.01</text:p>
          </table:table-cell>
          <table:table-cell office:value-type="float" office:value="-3643.894" calcext:value-type="float">
            <text:p>-3643.89</text:p>
          </table:table-cell>
          <table:table-cell office:value-type="float" office:value="0.02388937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0345" calcext:value-type="float">
            <text:p>0</text:p>
          </table:table-cell>
          <table:table-cell office:value-type="float" office:value="0.01420345" calcext:value-type="float">
            <text:p>0.01</text:p>
          </table:table-cell>
          <table:table-cell office:value-type="float" office:value="0.01420446" calcext:value-type="float">
            <text:p>0.01</text:p>
          </table:table-cell>
          <table:table-cell office:value-type="float" office:value="3643.894" calcext:value-type="float">
            <text:p>3643.89</text:p>
          </table:table-cell>
          <table:table-cell office:value-type="float" office:value="23885.98" calcext:value-type="float">
            <text:p>23885.98</text:p>
          </table:table-cell>
          <table:table-cell table:formula="of:=-([.B176]-[.B$34])" office:value-type="float" office:value="2.36660000000001" calcext:value-type="float">
            <text:p>2.3666</text:p>
          </table:table-cell>
          <table:table-cell table:formula="of:=-[.D176]*0.001" office:value-type="float" office:value="3.643894" calcext:value-type="float">
            <text:p>3.6439</text:p>
          </table:table-cell>
          <table:table-cell table:formula="of:=-[.B176]" office:value-type="float" office:value="114.1126" calcext:value-type="float">
            <text:p>114.1126</text:p>
          </table:table-cell>
          <table:table-cell table:formula="of:=-[.D176]*0.001" office:value-type="float" office:value="3.643894" calcext:value-type="float">
            <text:p>3.64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14.1293" calcext:value-type="float">
            <text:p>-114.13</text:p>
          </table:table-cell>
          <table:table-cell office:value-type="float" office:value="-0.01393229" calcext:value-type="float">
            <text:p>-0.01</text:p>
          </table:table-cell>
          <table:table-cell office:value-type="float" office:value="-3690.609" calcext:value-type="float">
            <text:p>-3690.61</text:p>
          </table:table-cell>
          <table:table-cell office:value-type="float" office:value="0.02419564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3229" calcext:value-type="float">
            <text:p>0</text:p>
          </table:table-cell>
          <table:table-cell office:value-type="float" office:value="0.01393229" calcext:value-type="float">
            <text:p>0.01</text:p>
          </table:table-cell>
          <table:table-cell office:value-type="float" office:value="0.01393326" calcext:value-type="float">
            <text:p>0.01</text:p>
          </table:table-cell>
          <table:table-cell office:value-type="float" office:value="3690.609" calcext:value-type="float">
            <text:p>3690.61</text:p>
          </table:table-cell>
          <table:table-cell office:value-type="float" office:value="24192.27" calcext:value-type="float">
            <text:p>24192.27</text:p>
          </table:table-cell>
          <table:table-cell table:formula="of:=-([.B177]-[.B$34])" office:value-type="float" office:value="2.38330000000001" calcext:value-type="float">
            <text:p>2.3833</text:p>
          </table:table-cell>
          <table:table-cell table:formula="of:=-[.D177]*0.001" office:value-type="float" office:value="3.690609" calcext:value-type="float">
            <text:p>3.6906</text:p>
          </table:table-cell>
          <table:table-cell table:formula="of:=-[.B177]" office:value-type="float" office:value="114.1293" calcext:value-type="float">
            <text:p>114.1293</text:p>
          </table:table-cell>
          <table:table-cell table:formula="of:=-[.D177]*0.001" office:value-type="float" office:value="3.690609" calcext:value-type="float">
            <text:p>3.69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14.146" calcext:value-type="float">
            <text:p>-114.15</text:p>
          </table:table-cell>
          <table:table-cell office:value-type="float" office:value="-0.01398012" calcext:value-type="float">
            <text:p>-0.01</text:p>
          </table:table-cell>
          <table:table-cell office:value-type="float" office:value="-3736.95" calcext:value-type="float">
            <text:p>-3736.95</text:p>
          </table:table-cell>
          <table:table-cell office:value-type="float" office:value="0.02449945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98012" calcext:value-type="float">
            <text:p>0</text:p>
          </table:table-cell>
          <table:table-cell office:value-type="float" office:value="0.01398012" calcext:value-type="float">
            <text:p>0.01</text:p>
          </table:table-cell>
          <table:table-cell office:value-type="float" office:value="0.0139811" calcext:value-type="float">
            <text:p>0.01</text:p>
          </table:table-cell>
          <table:table-cell office:value-type="float" office:value="3736.95" calcext:value-type="float">
            <text:p>3736.95</text:p>
          </table:table-cell>
          <table:table-cell office:value-type="float" office:value="24496.02" calcext:value-type="float">
            <text:p>24496.02</text:p>
          </table:table-cell>
          <table:table-cell table:formula="of:=-([.B178]-[.B$34])" office:value-type="float" office:value="2.40000000000001" calcext:value-type="float">
            <text:p>2.4000</text:p>
          </table:table-cell>
          <table:table-cell table:formula="of:=-[.D178]*0.001" office:value-type="float" office:value="3.73695" calcext:value-type="float">
            <text:p>3.7370</text:p>
          </table:table-cell>
          <table:table-cell table:formula="of:=-[.B178]" office:value-type="float" office:value="114.146" calcext:value-type="float">
            <text:p>114.1460</text:p>
          </table:table-cell>
          <table:table-cell table:formula="of:=-[.D178]*0.001" office:value-type="float" office:value="3.73695" calcext:value-type="float">
            <text:p>3.73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14.1627" calcext:value-type="float">
            <text:p>-114.16</text:p>
          </table:table-cell>
          <table:table-cell office:value-type="float" office:value="-0.01436297" calcext:value-type="float">
            <text:p>-0.01</text:p>
          </table:table-cell>
          <table:table-cell office:value-type="float" office:value="-3785.541" calcext:value-type="float">
            <text:p>-3785.54</text:p>
          </table:table-cell>
          <table:table-cell office:value-type="float" office:value="0.02481801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6297" calcext:value-type="float">
            <text:p>0</text:p>
          </table:table-cell>
          <table:table-cell office:value-type="float" office:value="0.01436297" calcext:value-type="float">
            <text:p>0.01</text:p>
          </table:table-cell>
          <table:table-cell office:value-type="float" office:value="0.014364" calcext:value-type="float">
            <text:p>0.01</text:p>
          </table:table-cell>
          <table:table-cell office:value-type="float" office:value="3785.541" calcext:value-type="float">
            <text:p>3785.54</text:p>
          </table:table-cell>
          <table:table-cell office:value-type="float" office:value="24814.45" calcext:value-type="float">
            <text:p>24814.45</text:p>
          </table:table-cell>
          <table:table-cell table:formula="of:=-([.B179]-[.B$34])" office:value-type="float" office:value="2.41670000000001" calcext:value-type="float">
            <text:p>2.4167</text:p>
          </table:table-cell>
          <table:table-cell table:formula="of:=-[.D179]*0.001" office:value-type="float" office:value="3.785541" calcext:value-type="float">
            <text:p>3.7855</text:p>
          </table:table-cell>
          <table:table-cell table:formula="of:=-[.B179]" office:value-type="float" office:value="114.1627" calcext:value-type="float">
            <text:p>114.1627</text:p>
          </table:table-cell>
          <table:table-cell table:formula="of:=-[.D179]*0.001" office:value-type="float" office:value="3.785541" calcext:value-type="float">
            <text:p>3.78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14.1793" calcext:value-type="float">
            <text:p>-114.18</text:p>
          </table:table-cell>
          <table:table-cell office:value-type="float" office:value="-0.01426727" calcext:value-type="float">
            <text:p>-0.01</text:p>
          </table:table-cell>
          <table:table-cell office:value-type="float" office:value="-3834.182" calcext:value-type="float">
            <text:p>-3834.18</text:p>
          </table:table-cell>
          <table:table-cell office:value-type="float" office:value="0.0251369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6727" calcext:value-type="float">
            <text:p>0</text:p>
          </table:table-cell>
          <table:table-cell office:value-type="float" office:value="0.01426727" calcext:value-type="float">
            <text:p>0.01</text:p>
          </table:table-cell>
          <table:table-cell office:value-type="float" office:value="0.01426828" calcext:value-type="float">
            <text:p>0.01</text:p>
          </table:table-cell>
          <table:table-cell office:value-type="float" office:value="3834.182" calcext:value-type="float">
            <text:p>3834.18</text:p>
          </table:table-cell>
          <table:table-cell office:value-type="float" office:value="25133.32" calcext:value-type="float">
            <text:p>25133.32</text:p>
          </table:table-cell>
          <table:table-cell table:formula="of:=-([.B180]-[.B$34])" office:value-type="float" office:value="2.4333" calcext:value-type="float">
            <text:p>2.4333</text:p>
          </table:table-cell>
          <table:table-cell table:formula="of:=-[.D180]*0.001" office:value-type="float" office:value="3.834182" calcext:value-type="float">
            <text:p>3.8342</text:p>
          </table:table-cell>
          <table:table-cell table:formula="of:=-[.B180]" office:value-type="float" office:value="114.1793" calcext:value-type="float">
            <text:p>114.1793</text:p>
          </table:table-cell>
          <table:table-cell table:formula="of:=-[.D180]*0.001" office:value-type="float" office:value="3.834182" calcext:value-type="float">
            <text:p>3.83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14.1959" calcext:value-type="float">
            <text:p>-114.2</text:p>
          </table:table-cell>
          <table:table-cell office:value-type="float" office:value="-0.01407582" calcext:value-type="float">
            <text:p>-0.01</text:p>
          </table:table-cell>
          <table:table-cell office:value-type="float" office:value="-3884.016" calcext:value-type="float">
            <text:p>-3884.02</text:p>
          </table:table-cell>
          <table:table-cell office:value-type="float" office:value="0.02546361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7582" calcext:value-type="float">
            <text:p>0</text:p>
          </table:table-cell>
          <table:table-cell office:value-type="float" office:value="0.01407582" calcext:value-type="float">
            <text:p>0.01</text:p>
          </table:table-cell>
          <table:table-cell office:value-type="float" office:value="0.01407681" calcext:value-type="float">
            <text:p>0.01</text:p>
          </table:table-cell>
          <table:table-cell office:value-type="float" office:value="3884.016" calcext:value-type="float">
            <text:p>3884.02</text:p>
          </table:table-cell>
          <table:table-cell office:value-type="float" office:value="25460.03" calcext:value-type="float">
            <text:p>25460.03</text:p>
          </table:table-cell>
          <table:table-cell table:formula="of:=-([.B181]-[.B$34])" office:value-type="float" office:value="2.4499" calcext:value-type="float">
            <text:p>2.4499</text:p>
          </table:table-cell>
          <table:table-cell table:formula="of:=-[.D181]*0.001" office:value-type="float" office:value="3.884016" calcext:value-type="float">
            <text:p>3.8840</text:p>
          </table:table-cell>
          <table:table-cell table:formula="of:=-[.B181]" office:value-type="float" office:value="114.1959" calcext:value-type="float">
            <text:p>114.1959</text:p>
          </table:table-cell>
          <table:table-cell table:formula="of:=-[.D181]*0.001" office:value-type="float" office:value="3.884016" calcext:value-type="float">
            <text:p>3.88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14.2126" calcext:value-type="float">
            <text:p>-114.21</text:p>
          </table:table-cell>
          <table:table-cell office:value-type="float" office:value="-0.01423534" calcext:value-type="float">
            <text:p>-0.01</text:p>
          </table:table-cell>
          <table:table-cell office:value-type="float" office:value="-3934.34" calcext:value-type="float">
            <text:p>-3934.34</text:p>
          </table:table-cell>
          <table:table-cell office:value-type="float" office:value="0.0257935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3534" calcext:value-type="float">
            <text:p>0</text:p>
          </table:table-cell>
          <table:table-cell office:value-type="float" office:value="0.01423534" calcext:value-type="float">
            <text:p>0.01</text:p>
          </table:table-cell>
          <table:table-cell office:value-type="float" office:value="0.01423635" calcext:value-type="float">
            <text:p>0.01</text:p>
          </table:table-cell>
          <table:table-cell office:value-type="float" office:value="3934.34" calcext:value-type="float">
            <text:p>3934.34</text:p>
          </table:table-cell>
          <table:table-cell office:value-type="float" office:value="25789.87" calcext:value-type="float">
            <text:p>25789.87</text:p>
          </table:table-cell>
          <table:table-cell table:formula="of:=-([.B182]-[.B$34])" office:value-type="float" office:value="2.4666" calcext:value-type="float">
            <text:p>2.4666</text:p>
          </table:table-cell>
          <table:table-cell table:formula="of:=-[.D182]*0.001" office:value-type="float" office:value="3.93434" calcext:value-type="float">
            <text:p>3.9343</text:p>
          </table:table-cell>
          <table:table-cell table:formula="of:=-[.B182]" office:value-type="float" office:value="114.2126" calcext:value-type="float">
            <text:p>114.2126</text:p>
          </table:table-cell>
          <table:table-cell table:formula="of:=-[.D182]*0.001" office:value-type="float" office:value="3.93434" calcext:value-type="float">
            <text:p>3.93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14.2293" calcext:value-type="float">
            <text:p>-114.23</text:p>
          </table:table-cell>
          <table:table-cell office:value-type="float" office:value="-0.01426727" calcext:value-type="float">
            <text:p>-0.01</text:p>
          </table:table-cell>
          <table:table-cell office:value-type="float" office:value="-3984.014" calcext:value-type="float">
            <text:p>-3984.01</text:p>
          </table:table-cell>
          <table:table-cell office:value-type="float" office:value="0.0261192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6727" calcext:value-type="float">
            <text:p>0</text:p>
          </table:table-cell>
          <table:table-cell office:value-type="float" office:value="0.01426727" calcext:value-type="float">
            <text:p>0.01</text:p>
          </table:table-cell>
          <table:table-cell office:value-type="float" office:value="0.01426828" calcext:value-type="float">
            <text:p>0.01</text:p>
          </table:table-cell>
          <table:table-cell office:value-type="float" office:value="3984.014" calcext:value-type="float">
            <text:p>3984.01</text:p>
          </table:table-cell>
          <table:table-cell office:value-type="float" office:value="26115.47" calcext:value-type="float">
            <text:p>26115.47</text:p>
          </table:table-cell>
          <table:table-cell table:formula="of:=-([.B183]-[.B$34])" office:value-type="float" office:value="2.4833" calcext:value-type="float">
            <text:p>2.4833</text:p>
          </table:table-cell>
          <table:table-cell table:formula="of:=-[.D183]*0.001" office:value-type="float" office:value="3.984014" calcext:value-type="float">
            <text:p>3.9840</text:p>
          </table:table-cell>
          <table:table-cell table:formula="of:=-[.B183]" office:value-type="float" office:value="114.2293" calcext:value-type="float">
            <text:p>114.2293</text:p>
          </table:table-cell>
          <table:table-cell table:formula="of:=-[.D183]*0.001" office:value-type="float" office:value="3.984014" calcext:value-type="float">
            <text:p>3.98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14.2459" calcext:value-type="float">
            <text:p>-114.25</text:p>
          </table:table-cell>
          <table:table-cell office:value-type="float" office:value="-0.01404393" calcext:value-type="float">
            <text:p>-0.01</text:p>
          </table:table-cell>
          <table:table-cell office:value-type="float" office:value="-4033.507" calcext:value-type="float">
            <text:p>-4033.51</text:p>
          </table:table-cell>
          <table:table-cell office:value-type="float" office:value="0.02644368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4393" calcext:value-type="float">
            <text:p>0</text:p>
          </table:table-cell>
          <table:table-cell office:value-type="float" office:value="0.01404393" calcext:value-type="float">
            <text:p>0.01</text:p>
          </table:table-cell>
          <table:table-cell office:value-type="float" office:value="0.01404492" calcext:value-type="float">
            <text:p>0.01</text:p>
          </table:table-cell>
          <table:table-cell office:value-type="float" office:value="4033.507" calcext:value-type="float">
            <text:p>4033.51</text:p>
          </table:table-cell>
          <table:table-cell office:value-type="float" office:value="26439.97" calcext:value-type="float">
            <text:p>26439.97</text:p>
          </table:table-cell>
          <table:table-cell table:formula="of:=-([.B184]-[.B$34])" office:value-type="float" office:value="2.49990000000001" calcext:value-type="float">
            <text:p>2.4999</text:p>
          </table:table-cell>
          <table:table-cell table:formula="of:=-[.D184]*0.001" office:value-type="float" office:value="4.033507" calcext:value-type="float">
            <text:p>4.0335</text:p>
          </table:table-cell>
          <table:table-cell table:formula="of:=-[.B184]" office:value-type="float" office:value="114.2459" calcext:value-type="float">
            <text:p>114.2459</text:p>
          </table:table-cell>
          <table:table-cell table:formula="of:=-[.D184]*0.001" office:value-type="float" office:value="4.033507" calcext:value-type="float">
            <text:p>4.03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14.2626" calcext:value-type="float">
            <text:p>-114.26</text:p>
          </table:table-cell>
          <table:table-cell office:value-type="float" office:value="-0.01415558" calcext:value-type="float">
            <text:p>-0.01</text:p>
          </table:table-cell>
          <table:table-cell office:value-type="float" office:value="-4085.194" calcext:value-type="float">
            <text:p>-4085.19</text:p>
          </table:table-cell>
          <table:table-cell office:value-type="float" office:value="0.0267825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5558" calcext:value-type="float">
            <text:p>0</text:p>
          </table:table-cell>
          <table:table-cell office:value-type="float" office:value="0.01415558" calcext:value-type="float">
            <text:p>0.01</text:p>
          </table:table-cell>
          <table:table-cell office:value-type="float" office:value="0.01415658" calcext:value-type="float">
            <text:p>0.01</text:p>
          </table:table-cell>
          <table:table-cell office:value-type="float" office:value="4085.194" calcext:value-type="float">
            <text:p>4085.19</text:p>
          </table:table-cell>
          <table:table-cell office:value-type="float" office:value="26778.75" calcext:value-type="float">
            <text:p>26778.75</text:p>
          </table:table-cell>
          <table:table-cell table:formula="of:=-([.B185]-[.B$34])" office:value-type="float" office:value="2.51660000000001" calcext:value-type="float">
            <text:p>2.5166</text:p>
          </table:table-cell>
          <table:table-cell table:formula="of:=-[.D185]*0.001" office:value-type="float" office:value="4.085194" calcext:value-type="float">
            <text:p>4.0852</text:p>
          </table:table-cell>
          <table:table-cell table:formula="of:=-[.B185]" office:value-type="float" office:value="114.2626" calcext:value-type="float">
            <text:p>114.2626</text:p>
          </table:table-cell>
          <table:table-cell table:formula="of:=-[.D185]*0.001" office:value-type="float" office:value="4.085194" calcext:value-type="float">
            <text:p>4.08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14.2793" calcext:value-type="float">
            <text:p>-114.28</text:p>
          </table:table-cell>
          <table:table-cell office:value-type="float" office:value="-0.0142194" calcext:value-type="float">
            <text:p>-0.01</text:p>
          </table:table-cell>
          <table:table-cell office:value-type="float" office:value="-4135.957" calcext:value-type="float">
            <text:p>-4135.96</text:p>
          </table:table-cell>
          <table:table-cell office:value-type="float" office:value="0.0271153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194" calcext:value-type="float">
            <text:p>0</text:p>
          </table:table-cell>
          <table:table-cell office:value-type="float" office:value="0.0142194" calcext:value-type="float">
            <text:p>0.01</text:p>
          </table:table-cell>
          <table:table-cell office:value-type="float" office:value="0.01422041" calcext:value-type="float">
            <text:p>0.01</text:p>
          </table:table-cell>
          <table:table-cell office:value-type="float" office:value="4135.957" calcext:value-type="float">
            <text:p>4135.96</text:p>
          </table:table-cell>
          <table:table-cell office:value-type="float" office:value="27111.48" calcext:value-type="float">
            <text:p>27111.48</text:p>
          </table:table-cell>
          <table:table-cell table:formula="of:=-([.B186]-[.B$34])" office:value-type="float" office:value="2.53330000000001" calcext:value-type="float">
            <text:p>2.5333</text:p>
          </table:table-cell>
          <table:table-cell table:formula="of:=-[.D186]*0.001" office:value-type="float" office:value="4.135957" calcext:value-type="float">
            <text:p>4.1360</text:p>
          </table:table-cell>
          <table:table-cell table:formula="of:=-[.B186]" office:value-type="float" office:value="114.2793" calcext:value-type="float">
            <text:p>114.2793</text:p>
          </table:table-cell>
          <table:table-cell table:formula="of:=-[.D186]*0.001" office:value-type="float" office:value="4.135957" calcext:value-type="float">
            <text:p>4.13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14.296" calcext:value-type="float">
            <text:p>-114.3</text:p>
          </table:table-cell>
          <table:table-cell office:value-type="float" office:value="-0.01418751" calcext:value-type="float">
            <text:p>-0.01</text:p>
          </table:table-cell>
          <table:table-cell office:value-type="float" office:value="-4186.418" calcext:value-type="float">
            <text:p>-4186.42</text:p>
          </table:table-cell>
          <table:table-cell office:value-type="float" office:value="0.02744616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8751" calcext:value-type="float">
            <text:p>0</text:p>
          </table:table-cell>
          <table:table-cell office:value-type="float" office:value="0.01418751" calcext:value-type="float">
            <text:p>0.01</text:p>
          </table:table-cell>
          <table:table-cell office:value-type="float" office:value="0.01418851" calcext:value-type="float">
            <text:p>0.01</text:p>
          </table:table-cell>
          <table:table-cell office:value-type="float" office:value="4186.418" calcext:value-type="float">
            <text:p>4186.42</text:p>
          </table:table-cell>
          <table:table-cell office:value-type="float" office:value="27442.27" calcext:value-type="float">
            <text:p>27442.27</text:p>
          </table:table-cell>
          <table:table-cell table:formula="of:=-([.B187]-[.B$34])" office:value-type="float" office:value="2.55000000000001" calcext:value-type="float">
            <text:p>2.5500</text:p>
          </table:table-cell>
          <table:table-cell table:formula="of:=-[.D187]*0.001" office:value-type="float" office:value="4.186418" calcext:value-type="float">
            <text:p>4.1864</text:p>
          </table:table-cell>
          <table:table-cell table:formula="of:=-[.B187]" office:value-type="float" office:value="114.296" calcext:value-type="float">
            <text:p>114.2960</text:p>
          </table:table-cell>
          <table:table-cell table:formula="of:=-[.D187]*0.001" office:value-type="float" office:value="4.186418" calcext:value-type="float">
            <text:p>4.18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14.3126" calcext:value-type="float">
            <text:p>-114.31</text:p>
          </table:table-cell>
          <table:table-cell office:value-type="float" office:value="-0.01418751" calcext:value-type="float">
            <text:p>-0.01</text:p>
          </table:table-cell>
          <table:table-cell office:value-type="float" office:value="-4237.912" calcext:value-type="float">
            <text:p>-4237.91</text:p>
          </table:table-cell>
          <table:table-cell office:value-type="float" office:value="0.02778375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8751" calcext:value-type="float">
            <text:p>0</text:p>
          </table:table-cell>
          <table:table-cell office:value-type="float" office:value="0.01418751" calcext:value-type="float">
            <text:p>0.01</text:p>
          </table:table-cell>
          <table:table-cell office:value-type="float" office:value="0.01418851" calcext:value-type="float">
            <text:p>0.01</text:p>
          </table:table-cell>
          <table:table-cell office:value-type="float" office:value="4237.912" calcext:value-type="float">
            <text:p>4237.91</text:p>
          </table:table-cell>
          <table:table-cell office:value-type="float" office:value="27779.81" calcext:value-type="float">
            <text:p>27779.81</text:p>
          </table:table-cell>
          <table:table-cell table:formula="of:=-([.B188]-[.B$34])" office:value-type="float" office:value="2.56660000000001" calcext:value-type="float">
            <text:p>2.5666</text:p>
          </table:table-cell>
          <table:table-cell table:formula="of:=-[.D188]*0.001" office:value-type="float" office:value="4.237912" calcext:value-type="float">
            <text:p>4.2379</text:p>
          </table:table-cell>
          <table:table-cell table:formula="of:=-[.B188]" office:value-type="float" office:value="114.3126" calcext:value-type="float">
            <text:p>114.3126</text:p>
          </table:table-cell>
          <table:table-cell table:formula="of:=-[.D188]*0.001" office:value-type="float" office:value="4.237912" calcext:value-type="float">
            <text:p>4.23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14.3293" calcext:value-type="float">
            <text:p>-114.33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4288.911" calcext:value-type="float">
            <text:p>-4288.91</text:p>
          </table:table-cell>
          <table:table-cell office:value-type="float" office:value="0.02811811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4288.912" calcext:value-type="float">
            <text:p>4288.91</text:p>
          </table:table-cell>
          <table:table-cell office:value-type="float" office:value="28114.14" calcext:value-type="float">
            <text:p>28114.14</text:p>
          </table:table-cell>
          <table:table-cell table:formula="of:=-([.B189]-[.B$34])" office:value-type="float" office:value="2.58330000000001" calcext:value-type="float">
            <text:p>2.5833</text:p>
          </table:table-cell>
          <table:table-cell table:formula="of:=-[.D189]*0.001" office:value-type="float" office:value="4.288911" calcext:value-type="float">
            <text:p>4.2889</text:p>
          </table:table-cell>
          <table:table-cell table:formula="of:=-[.B189]" office:value-type="float" office:value="114.3293" calcext:value-type="float">
            <text:p>114.3293</text:p>
          </table:table-cell>
          <table:table-cell table:formula="of:=-[.D189]*0.001" office:value-type="float" office:value="4.288911" calcext:value-type="float">
            <text:p>4.28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14.3459" calcext:value-type="float">
            <text:p>-114.35</text:p>
          </table:table-cell>
          <table:table-cell office:value-type="float" office:value="-0.0144108" calcext:value-type="float">
            <text:p>-0.01</text:p>
          </table:table-cell>
          <table:table-cell office:value-type="float" office:value="-4340.478" calcext:value-type="float">
            <text:p>-4340.48</text:p>
          </table:table-cell>
          <table:table-cell office:value-type="float" office:value="0.02845618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08" calcext:value-type="float">
            <text:p>0</text:p>
          </table:table-cell>
          <table:table-cell office:value-type="float" office:value="0.0144108" calcext:value-type="float">
            <text:p>0.01</text:p>
          </table:table-cell>
          <table:table-cell office:value-type="float" office:value="0.01441184" calcext:value-type="float">
            <text:p>0.01</text:p>
          </table:table-cell>
          <table:table-cell office:value-type="float" office:value="4340.478" calcext:value-type="float">
            <text:p>4340.48</text:p>
          </table:table-cell>
          <table:table-cell office:value-type="float" office:value="28452.08" calcext:value-type="float">
            <text:p>28452.08</text:p>
          </table:table-cell>
          <table:table-cell table:formula="of:=-([.B190]-[.B$34])" office:value-type="float" office:value="2.59990000000001" calcext:value-type="float">
            <text:p>2.5999</text:p>
          </table:table-cell>
          <table:table-cell table:formula="of:=-[.D190]*0.001" office:value-type="float" office:value="4.340478" calcext:value-type="float">
            <text:p>4.3405</text:p>
          </table:table-cell>
          <table:table-cell table:formula="of:=-[.B190]" office:value-type="float" office:value="114.3459" calcext:value-type="float">
            <text:p>114.3459</text:p>
          </table:table-cell>
          <table:table-cell table:formula="of:=-[.D190]*0.001" office:value-type="float" office:value="4.340478" calcext:value-type="float">
            <text:p>4.34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14.3626" calcext:value-type="float">
            <text:p>-114.36</text:p>
          </table:table-cell>
          <table:table-cell office:value-type="float" office:value="-0.01474578" calcext:value-type="float">
            <text:p>-0.01</text:p>
          </table:table-cell>
          <table:table-cell office:value-type="float" office:value="-4391.757" calcext:value-type="float">
            <text:p>-4391.76</text:p>
          </table:table-cell>
          <table:table-cell office:value-type="float" office:value="0.02879236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4578" calcext:value-type="float">
            <text:p>0</text:p>
          </table:table-cell>
          <table:table-cell office:value-type="float" office:value="0.01474578" calcext:value-type="float">
            <text:p>0.01</text:p>
          </table:table-cell>
          <table:table-cell office:value-type="float" office:value="0.01474687" calcext:value-type="float">
            <text:p>0.01</text:p>
          </table:table-cell>
          <table:table-cell office:value-type="float" office:value="4391.757" calcext:value-type="float">
            <text:p>4391.76</text:p>
          </table:table-cell>
          <table:table-cell office:value-type="float" office:value="28788.12" calcext:value-type="float">
            <text:p>28788.12</text:p>
          </table:table-cell>
          <table:table-cell table:formula="of:=-([.B191]-[.B$34])" office:value-type="float" office:value="2.61660000000001" calcext:value-type="float">
            <text:p>2.6166</text:p>
          </table:table-cell>
          <table:table-cell table:formula="of:=-[.D191]*0.001" office:value-type="float" office:value="4.391757" calcext:value-type="float">
            <text:p>4.3918</text:p>
          </table:table-cell>
          <table:table-cell table:formula="of:=-[.B191]" office:value-type="float" office:value="114.3626" calcext:value-type="float">
            <text:p>114.3626</text:p>
          </table:table-cell>
          <table:table-cell table:formula="of:=-[.D191]*0.001" office:value-type="float" office:value="4.391757" calcext:value-type="float">
            <text:p>4.39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14.3793" calcext:value-type="float">
            <text:p>-114.38</text:p>
          </table:table-cell>
          <table:table-cell office:value-type="float" office:value="-0.01437891" calcext:value-type="float">
            <text:p>-0.01</text:p>
          </table:table-cell>
          <table:table-cell office:value-type="float" office:value="-4443.118" calcext:value-type="float">
            <text:p>-4443.12</text:p>
          </table:table-cell>
          <table:table-cell office:value-type="float" office:value="0.02912909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7891" calcext:value-type="float">
            <text:p>0</text:p>
          </table:table-cell>
          <table:table-cell office:value-type="float" office:value="0.01437891" calcext:value-type="float">
            <text:p>0.01</text:p>
          </table:table-cell>
          <table:table-cell office:value-type="float" office:value="0.01437995" calcext:value-type="float">
            <text:p>0.01</text:p>
          </table:table-cell>
          <table:table-cell office:value-type="float" office:value="4443.118" calcext:value-type="float">
            <text:p>4443.12</text:p>
          </table:table-cell>
          <table:table-cell office:value-type="float" office:value="29124.9" calcext:value-type="float">
            <text:p>29124.9</text:p>
          </table:table-cell>
          <table:table-cell table:formula="of:=-([.B192]-[.B$34])" office:value-type="float" office:value="2.63330000000001" calcext:value-type="float">
            <text:p>2.6333</text:p>
          </table:table-cell>
          <table:table-cell table:formula="of:=-[.D192]*0.001" office:value-type="float" office:value="4.443118" calcext:value-type="float">
            <text:p>4.4431</text:p>
          </table:table-cell>
          <table:table-cell table:formula="of:=-[.B192]" office:value-type="float" office:value="114.3793" calcext:value-type="float">
            <text:p>114.3793</text:p>
          </table:table-cell>
          <table:table-cell table:formula="of:=-[.D192]*0.001" office:value-type="float" office:value="4.443118" calcext:value-type="float">
            <text:p>4.44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14.3959" calcext:value-type="float">
            <text:p>-114.4</text:p>
          </table:table-cell>
          <table:table-cell office:value-type="float" office:value="-0.01428321" calcext:value-type="float">
            <text:p>-0.01</text:p>
          </table:table-cell>
          <table:table-cell office:value-type="float" office:value="-4495.892" calcext:value-type="float">
            <text:p>-4495.89</text:p>
          </table:table-cell>
          <table:table-cell office:value-type="float" office:value="0.02947507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8321" calcext:value-type="float">
            <text:p>0</text:p>
          </table:table-cell>
          <table:table-cell office:value-type="float" office:value="0.01428321" calcext:value-type="float">
            <text:p>0.01</text:p>
          </table:table-cell>
          <table:table-cell office:value-type="float" office:value="0.01428423" calcext:value-type="float">
            <text:p>0.01</text:p>
          </table:table-cell>
          <table:table-cell office:value-type="float" office:value="4495.892" calcext:value-type="float">
            <text:p>4495.89</text:p>
          </table:table-cell>
          <table:table-cell office:value-type="float" office:value="29470.86" calcext:value-type="float">
            <text:p>29470.86</text:p>
          </table:table-cell>
          <table:table-cell table:formula="of:=-([.B193]-[.B$34])" office:value-type="float" office:value="2.6499" calcext:value-type="float">
            <text:p>2.6499</text:p>
          </table:table-cell>
          <table:table-cell table:formula="of:=-[.D193]*0.001" office:value-type="float" office:value="4.495892" calcext:value-type="float">
            <text:p>4.4959</text:p>
          </table:table-cell>
          <table:table-cell table:formula="of:=-[.B193]" office:value-type="float" office:value="114.3959" calcext:value-type="float">
            <text:p>114.3959</text:p>
          </table:table-cell>
          <table:table-cell table:formula="of:=-[.D193]*0.001" office:value-type="float" office:value="4.495892" calcext:value-type="float">
            <text:p>4.49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14.4127" calcext:value-type="float">
            <text:p>-114.41</text:p>
          </table:table-cell>
          <table:table-cell office:value-type="float" office:value="-0.01425128" calcext:value-type="float">
            <text:p>-0.01</text:p>
          </table:table-cell>
          <table:table-cell office:value-type="float" office:value="-4549.059" calcext:value-type="float">
            <text:p>-4549.06</text:p>
          </table:table-cell>
          <table:table-cell office:value-type="float" office:value="0.0298236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5128" calcext:value-type="float">
            <text:p>0</text:p>
          </table:table-cell>
          <table:table-cell office:value-type="float" office:value="0.01425128" calcext:value-type="float">
            <text:p>0.01</text:p>
          </table:table-cell>
          <table:table-cell office:value-type="float" office:value="0.0142523" calcext:value-type="float">
            <text:p>0.01</text:p>
          </table:table-cell>
          <table:table-cell office:value-type="float" office:value="4549.059" calcext:value-type="float">
            <text:p>4549.06</text:p>
          </table:table-cell>
          <table:table-cell office:value-type="float" office:value="29819.39" calcext:value-type="float">
            <text:p>29819.39</text:p>
          </table:table-cell>
          <table:table-cell table:formula="of:=-([.B194]-[.B$34])" office:value-type="float" office:value="2.66670000000001" calcext:value-type="float">
            <text:p>2.6667</text:p>
          </table:table-cell>
          <table:table-cell table:formula="of:=-[.D194]*0.001" office:value-type="float" office:value="4.549059" calcext:value-type="float">
            <text:p>4.5491</text:p>
          </table:table-cell>
          <table:table-cell table:formula="of:=-[.B194]" office:value-type="float" office:value="114.4127" calcext:value-type="float">
            <text:p>114.4127</text:p>
          </table:table-cell>
          <table:table-cell table:formula="of:=-[.D194]*0.001" office:value-type="float" office:value="4.549059" calcext:value-type="float">
            <text:p>4.549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14.4293" calcext:value-type="float">
            <text:p>-114.43</text:p>
          </table:table-cell>
          <table:table-cell office:value-type="float" office:value="-0.01404393" calcext:value-type="float">
            <text:p>-0.01</text:p>
          </table:table-cell>
          <table:table-cell office:value-type="float" office:value="-4600.668" calcext:value-type="float">
            <text:p>-4600.67</text:p>
          </table:table-cell>
          <table:table-cell office:value-type="float" office:value="0.03016199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4393" calcext:value-type="float">
            <text:p>0</text:p>
          </table:table-cell>
          <table:table-cell office:value-type="float" office:value="0.01404393" calcext:value-type="float">
            <text:p>0.01</text:p>
          </table:table-cell>
          <table:table-cell office:value-type="float" office:value="0.01404492" calcext:value-type="float">
            <text:p>0.01</text:p>
          </table:table-cell>
          <table:table-cell office:value-type="float" office:value="4600.668" calcext:value-type="float">
            <text:p>4600.67</text:p>
          </table:table-cell>
          <table:table-cell office:value-type="float" office:value="30157.75" calcext:value-type="float">
            <text:p>30157.75</text:p>
          </table:table-cell>
          <table:table-cell table:formula="of:=-([.B195]-[.B$34])" office:value-type="float" office:value="2.6833" calcext:value-type="float">
            <text:p>2.6833</text:p>
          </table:table-cell>
          <table:table-cell table:formula="of:=-[.D195]*0.001" office:value-type="float" office:value="4.600668" calcext:value-type="float">
            <text:p>4.6007</text:p>
          </table:table-cell>
          <table:table-cell table:formula="of:=-[.B195]" office:value-type="float" office:value="114.4293" calcext:value-type="float">
            <text:p>114.4293</text:p>
          </table:table-cell>
          <table:table-cell table:formula="of:=-[.D195]*0.001" office:value-type="float" office:value="4.600668" calcext:value-type="float">
            <text:p>4.600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14.4459" calcext:value-type="float">
            <text:p>-114.45</text:p>
          </table:table-cell>
          <table:table-cell office:value-type="float" office:value="-0.01460221" calcext:value-type="float">
            <text:p>-0.01</text:p>
          </table:table-cell>
          <table:table-cell office:value-type="float" office:value="-4652.644" calcext:value-type="float">
            <text:p>-4652.64</text:p>
          </table:table-cell>
          <table:table-cell office:value-type="float" office:value="0.0305027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60221" calcext:value-type="float">
            <text:p>0</text:p>
          </table:table-cell>
          <table:table-cell office:value-type="float" office:value="0.01460221" calcext:value-type="float">
            <text:p>0.01</text:p>
          </table:table-cell>
          <table:table-cell office:value-type="float" office:value="0.01460327" calcext:value-type="float">
            <text:p>0.01</text:p>
          </table:table-cell>
          <table:table-cell office:value-type="float" office:value="4652.644" calcext:value-type="float">
            <text:p>4652.64</text:p>
          </table:table-cell>
          <table:table-cell office:value-type="float" office:value="30498.29" calcext:value-type="float">
            <text:p>30498.29</text:p>
          </table:table-cell>
          <table:table-cell table:formula="of:=-([.B196]-[.B$34])" office:value-type="float" office:value="2.6999" calcext:value-type="float">
            <text:p>2.6999</text:p>
          </table:table-cell>
          <table:table-cell table:formula="of:=-[.D196]*0.001" office:value-type="float" office:value="4.652644" calcext:value-type="float">
            <text:p>4.6526</text:p>
          </table:table-cell>
          <table:table-cell table:formula="of:=-[.B196]" office:value-type="float" office:value="114.4459" calcext:value-type="float">
            <text:p>114.4459</text:p>
          </table:table-cell>
          <table:table-cell table:formula="of:=-[.D196]*0.001" office:value-type="float" office:value="4.652644" calcext:value-type="float">
            <text:p>4.65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14.4627" calcext:value-type="float">
            <text:p>-114.46</text:p>
          </table:table-cell>
          <table:table-cell office:value-type="float" office:value="-0.01412369" calcext:value-type="float">
            <text:p>-0.01</text:p>
          </table:table-cell>
          <table:table-cell office:value-type="float" office:value="-4703.812" calcext:value-type="float">
            <text:p>-4703.81</text:p>
          </table:table-cell>
          <table:table-cell office:value-type="float" office:value="0.0308382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2369" calcext:value-type="float">
            <text:p>0</text:p>
          </table:table-cell>
          <table:table-cell office:value-type="float" office:value="0.01412369" calcext:value-type="float">
            <text:p>0.01</text:p>
          </table:table-cell>
          <table:table-cell office:value-type="float" office:value="0.01412469" calcext:value-type="float">
            <text:p>0.01</text:p>
          </table:table-cell>
          <table:table-cell office:value-type="float" office:value="4703.812" calcext:value-type="float">
            <text:p>4703.81</text:p>
          </table:table-cell>
          <table:table-cell office:value-type="float" office:value="30833.84" calcext:value-type="float">
            <text:p>30833.84</text:p>
          </table:table-cell>
          <table:table-cell table:formula="of:=-([.B197]-[.B$34])" office:value-type="float" office:value="2.7167" calcext:value-type="float">
            <text:p>2.7167</text:p>
          </table:table-cell>
          <table:table-cell table:formula="of:=-[.D197]*0.001" office:value-type="float" office:value="4.703812" calcext:value-type="float">
            <text:p>4.7038</text:p>
          </table:table-cell>
          <table:table-cell table:formula="of:=-[.B197]" office:value-type="float" office:value="114.4627" calcext:value-type="float">
            <text:p>114.4627</text:p>
          </table:table-cell>
          <table:table-cell table:formula="of:=-[.D197]*0.001" office:value-type="float" office:value="4.703812" calcext:value-type="float">
            <text:p>4.70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14.4793" calcext:value-type="float">
            <text:p>-114.48</text:p>
          </table:table-cell>
          <table:table-cell office:value-type="float" office:value="-0.01437891" calcext:value-type="float">
            <text:p>-0.01</text:p>
          </table:table-cell>
          <table:table-cell office:value-type="float" office:value="-4755.352" calcext:value-type="float">
            <text:p>-4755.35</text:p>
          </table:table-cell>
          <table:table-cell office:value-type="float" office:value="0.03117609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7891" calcext:value-type="float">
            <text:p>0</text:p>
          </table:table-cell>
          <table:table-cell office:value-type="float" office:value="0.01437891" calcext:value-type="float">
            <text:p>0.01</text:p>
          </table:table-cell>
          <table:table-cell office:value-type="float" office:value="0.01437995" calcext:value-type="float">
            <text:p>0.01</text:p>
          </table:table-cell>
          <table:table-cell office:value-type="float" office:value="4755.352" calcext:value-type="float">
            <text:p>4755.35</text:p>
          </table:table-cell>
          <table:table-cell office:value-type="float" office:value="31171.61" calcext:value-type="float">
            <text:p>31171.61</text:p>
          </table:table-cell>
          <table:table-cell table:formula="of:=-([.B198]-[.B$34])" office:value-type="float" office:value="2.7333" calcext:value-type="float">
            <text:p>2.7333</text:p>
          </table:table-cell>
          <table:table-cell table:formula="of:=-[.D198]*0.001" office:value-type="float" office:value="4.755352" calcext:value-type="float">
            <text:p>4.7554</text:p>
          </table:table-cell>
          <table:table-cell table:formula="of:=-[.B198]" office:value-type="float" office:value="114.4793" calcext:value-type="float">
            <text:p>114.4793</text:p>
          </table:table-cell>
          <table:table-cell table:formula="of:=-[.D198]*0.001" office:value-type="float" office:value="4.755352" calcext:value-type="float">
            <text:p>4.75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14.496" calcext:value-type="float">
            <text:p>-114.5</text:p>
          </table:table-cell>
          <table:table-cell office:value-type="float" office:value="-0.01402799" calcext:value-type="float">
            <text:p>-0.01</text:p>
          </table:table-cell>
          <table:table-cell office:value-type="float" office:value="-4808.339" calcext:value-type="float">
            <text:p>-4808.34</text:p>
          </table:table-cell>
          <table:table-cell office:value-type="float" office:value="0.03152348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2799" calcext:value-type="float">
            <text:p>0</text:p>
          </table:table-cell>
          <table:table-cell office:value-type="float" office:value="0.01402799" calcext:value-type="float">
            <text:p>0.01</text:p>
          </table:table-cell>
          <table:table-cell office:value-type="float" office:value="0.01402897" calcext:value-type="float">
            <text:p>0.01</text:p>
          </table:table-cell>
          <table:table-cell office:value-type="float" office:value="4808.339" calcext:value-type="float">
            <text:p>4808.34</text:p>
          </table:table-cell>
          <table:table-cell office:value-type="float" office:value="31519.06" calcext:value-type="float">
            <text:p>31519.06</text:p>
          </table:table-cell>
          <table:table-cell table:formula="of:=-([.B199]-[.B$34])" office:value-type="float" office:value="2.75" calcext:value-type="float">
            <text:p>2.7500</text:p>
          </table:table-cell>
          <table:table-cell table:formula="of:=-[.D199]*0.001" office:value-type="float" office:value="4.808339" calcext:value-type="float">
            <text:p>4.8083</text:p>
          </table:table-cell>
          <table:table-cell table:formula="of:=-[.B199]" office:value-type="float" office:value="114.496" calcext:value-type="float">
            <text:p>114.4960</text:p>
          </table:table-cell>
          <table:table-cell table:formula="of:=-[.D199]*0.001" office:value-type="float" office:value="4.808339" calcext:value-type="float">
            <text:p>4.80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14.5126" calcext:value-type="float">
            <text:p>-114.51</text:p>
          </table:table-cell>
          <table:table-cell office:value-type="float" office:value="-0.01436297" calcext:value-type="float">
            <text:p>-0.01</text:p>
          </table:table-cell>
          <table:table-cell office:value-type="float" office:value="-4860.155" calcext:value-type="float">
            <text:p>-4860.16</text:p>
          </table:table-cell>
          <table:table-cell office:value-type="float" office:value="0.03186318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6297" calcext:value-type="float">
            <text:p>0</text:p>
          </table:table-cell>
          <table:table-cell office:value-type="float" office:value="0.01436297" calcext:value-type="float">
            <text:p>0.01</text:p>
          </table:table-cell>
          <table:table-cell office:value-type="float" office:value="0.014364" calcext:value-type="float">
            <text:p>0.01</text:p>
          </table:table-cell>
          <table:table-cell office:value-type="float" office:value="4860.154" calcext:value-type="float">
            <text:p>4860.15</text:p>
          </table:table-cell>
          <table:table-cell office:value-type="float" office:value="31858.6" calcext:value-type="float">
            <text:p>31858.6</text:p>
          </table:table-cell>
          <table:table-cell table:formula="of:=-([.B200]-[.B$34])" office:value-type="float" office:value="2.76660000000001" calcext:value-type="float">
            <text:p>2.7666</text:p>
          </table:table-cell>
          <table:table-cell table:formula="of:=-[.D200]*0.001" office:value-type="float" office:value="4.860155" calcext:value-type="float">
            <text:p>4.8602</text:p>
          </table:table-cell>
          <table:table-cell table:formula="of:=-[.B200]" office:value-type="float" office:value="114.5126" calcext:value-type="float">
            <text:p>114.5126</text:p>
          </table:table-cell>
          <table:table-cell table:formula="of:=-[.D200]*0.001" office:value-type="float" office:value="4.860155" calcext:value-type="float">
            <text:p>4.86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14.5293" calcext:value-type="float">
            <text:p>-114.53</text:p>
          </table:table-cell>
          <table:table-cell office:value-type="float" office:value="-0.01444273" calcext:value-type="float">
            <text:p>-0.01</text:p>
          </table:table-cell>
          <table:table-cell office:value-type="float" office:value="-4913.595" calcext:value-type="float">
            <text:p>-4913.6</text:p>
          </table:table-cell>
          <table:table-cell office:value-type="float" office:value="0.0322135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4273" calcext:value-type="float">
            <text:p>0</text:p>
          </table:table-cell>
          <table:table-cell office:value-type="float" office:value="0.01444273" calcext:value-type="float">
            <text:p>0.01</text:p>
          </table:table-cell>
          <table:table-cell office:value-type="float" office:value="0.01444377" calcext:value-type="float">
            <text:p>0.01</text:p>
          </table:table-cell>
          <table:table-cell office:value-type="float" office:value="4913.595" calcext:value-type="float">
            <text:p>4913.6</text:p>
          </table:table-cell>
          <table:table-cell office:value-type="float" office:value="32208.89" calcext:value-type="float">
            <text:p>32208.89</text:p>
          </table:table-cell>
          <table:table-cell table:formula="of:=-([.B201]-[.B$34])" office:value-type="float" office:value="2.78330000000001" calcext:value-type="float">
            <text:p>2.7833</text:p>
          </table:table-cell>
          <table:table-cell table:formula="of:=-[.D201]*0.001" office:value-type="float" office:value="4.913595" calcext:value-type="float">
            <text:p>4.9136</text:p>
          </table:table-cell>
          <table:table-cell table:formula="of:=-[.B201]" office:value-type="float" office:value="114.5293" calcext:value-type="float">
            <text:p>114.5293</text:p>
          </table:table-cell>
          <table:table-cell table:formula="of:=-[.D201]*0.001" office:value-type="float" office:value="4.913595" calcext:value-type="float">
            <text:p>4.913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14.5459" calcext:value-type="float">
            <text:p>-114.55</text:p>
          </table:table-cell>
          <table:table-cell office:value-type="float" office:value="-0.01437891" calcext:value-type="float">
            <text:p>-0.01</text:p>
          </table:table-cell>
          <table:table-cell office:value-type="float" office:value="-4968.968" calcext:value-type="float">
            <text:p>-4968.97</text:p>
          </table:table-cell>
          <table:table-cell office:value-type="float" office:value="0.03257656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7891" calcext:value-type="float">
            <text:p>0</text:p>
          </table:table-cell>
          <table:table-cell office:value-type="float" office:value="0.01437891" calcext:value-type="float">
            <text:p>0.01</text:p>
          </table:table-cell>
          <table:table-cell office:value-type="float" office:value="0.01437995" calcext:value-type="float">
            <text:p>0.01</text:p>
          </table:table-cell>
          <table:table-cell office:value-type="float" office:value="4968.968" calcext:value-type="float">
            <text:p>4968.97</text:p>
          </table:table-cell>
          <table:table-cell office:value-type="float" office:value="32571.88" calcext:value-type="float">
            <text:p>32571.88</text:p>
          </table:table-cell>
          <table:table-cell table:formula="of:=-([.B202]-[.B$34])" office:value-type="float" office:value="2.79990000000001" calcext:value-type="float">
            <text:p>2.7999</text:p>
          </table:table-cell>
          <table:table-cell table:formula="of:=-[.D202]*0.001" office:value-type="float" office:value="4.968968" calcext:value-type="float">
            <text:p>4.9690</text:p>
          </table:table-cell>
          <table:table-cell table:formula="of:=-[.B202]" office:value-type="float" office:value="114.5459" calcext:value-type="float">
            <text:p>114.5459</text:p>
          </table:table-cell>
          <table:table-cell table:formula="of:=-[.D202]*0.001" office:value-type="float" office:value="4.968968" calcext:value-type="float">
            <text:p>4.969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14.5627" calcext:value-type="float">
            <text:p>-114.56</text:p>
          </table:table-cell>
          <table:table-cell office:value-type="float" office:value="-0.01426727" calcext:value-type="float">
            <text:p>-0.01</text:p>
          </table:table-cell>
          <table:table-cell office:value-type="float" office:value="-5022.008" calcext:value-type="float">
            <text:p>-5022.01</text:p>
          </table:table-cell>
          <table:table-cell office:value-type="float" office:value="0.03292429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6727" calcext:value-type="float">
            <text:p>0</text:p>
          </table:table-cell>
          <table:table-cell office:value-type="float" office:value="0.01426727" calcext:value-type="float">
            <text:p>0.01</text:p>
          </table:table-cell>
          <table:table-cell office:value-type="float" office:value="0.01426828" calcext:value-type="float">
            <text:p>0.01</text:p>
          </table:table-cell>
          <table:table-cell office:value-type="float" office:value="5022.008" calcext:value-type="float">
            <text:p>5022.01</text:p>
          </table:table-cell>
          <table:table-cell office:value-type="float" office:value="32919.59" calcext:value-type="float">
            <text:p>32919.59</text:p>
          </table:table-cell>
          <table:table-cell table:formula="of:=-([.B203]-[.B$34])" office:value-type="float" office:value="2.81670000000001" calcext:value-type="float">
            <text:p>2.8167</text:p>
          </table:table-cell>
          <table:table-cell table:formula="of:=-[.D203]*0.001" office:value-type="float" office:value="5.022008" calcext:value-type="float">
            <text:p>5.0220</text:p>
          </table:table-cell>
          <table:table-cell table:formula="of:=-[.B203]" office:value-type="float" office:value="114.5627" calcext:value-type="float">
            <text:p>114.5627</text:p>
          </table:table-cell>
          <table:table-cell table:formula="of:=-[.D203]*0.001" office:value-type="float" office:value="5.022008" calcext:value-type="float">
            <text:p>5.02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14.5793" calcext:value-type="float">
            <text:p>-114.58</text:p>
          </table:table-cell>
          <table:table-cell office:value-type="float" office:value="-0.01405988" calcext:value-type="float">
            <text:p>-0.01</text:p>
          </table:table-cell>
          <table:table-cell office:value-type="float" office:value="-5075.853" calcext:value-type="float">
            <text:p>-5075.85</text:p>
          </table:table-cell>
          <table:table-cell office:value-type="float" office:value="0.033277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5988" calcext:value-type="float">
            <text:p>0</text:p>
          </table:table-cell>
          <table:table-cell office:value-type="float" office:value="0.01405988" calcext:value-type="float">
            <text:p>0.01</text:p>
          </table:table-cell>
          <table:table-cell office:value-type="float" office:value="0.01406087" calcext:value-type="float">
            <text:p>0.01</text:p>
          </table:table-cell>
          <table:table-cell office:value-type="float" office:value="5075.853" calcext:value-type="float">
            <text:p>5075.85</text:p>
          </table:table-cell>
          <table:table-cell office:value-type="float" office:value="33272.62" calcext:value-type="float">
            <text:p>33272.62</text:p>
          </table:table-cell>
          <table:table-cell table:formula="of:=-([.B204]-[.B$34])" office:value-type="float" office:value="2.83330000000001" calcext:value-type="float">
            <text:p>2.8333</text:p>
          </table:table-cell>
          <table:table-cell table:formula="of:=-[.D204]*0.001" office:value-type="float" office:value="5.075853" calcext:value-type="float">
            <text:p>5.0759</text:p>
          </table:table-cell>
          <table:table-cell table:formula="of:=-[.B204]" office:value-type="float" office:value="114.5793" calcext:value-type="float">
            <text:p>114.5793</text:p>
          </table:table-cell>
          <table:table-cell table:formula="of:=-[.D204]*0.001" office:value-type="float" office:value="5.075853" calcext:value-type="float">
            <text:p>5.07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14.596" calcext:value-type="float">
            <text:p>-114.6</text:p>
          </table:table-cell>
          <table:table-cell office:value-type="float" office:value="-0.01428321" calcext:value-type="float">
            <text:p>-0.01</text:p>
          </table:table-cell>
          <table:table-cell office:value-type="float" office:value="-5131.702" calcext:value-type="float">
            <text:p>-5131.7</text:p>
          </table:table-cell>
          <table:table-cell office:value-type="float" office:value="0.03364344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8321" calcext:value-type="float">
            <text:p>0</text:p>
          </table:table-cell>
          <table:table-cell office:value-type="float" office:value="0.01428321" calcext:value-type="float">
            <text:p>0.01</text:p>
          </table:table-cell>
          <table:table-cell office:value-type="float" office:value="0.01428423" calcext:value-type="float">
            <text:p>0.01</text:p>
          </table:table-cell>
          <table:table-cell office:value-type="float" office:value="5131.702" calcext:value-type="float">
            <text:p>5131.7</text:p>
          </table:table-cell>
          <table:table-cell office:value-type="float" office:value="33638.64" calcext:value-type="float">
            <text:p>33638.64</text:p>
          </table:table-cell>
          <table:table-cell table:formula="of:=-([.B205]-[.B$34])" office:value-type="float" office:value="2.85000000000001" calcext:value-type="float">
            <text:p>2.8500</text:p>
          </table:table-cell>
          <table:table-cell table:formula="of:=-[.D205]*0.001" office:value-type="float" office:value="5.131702" calcext:value-type="float">
            <text:p>5.1317</text:p>
          </table:table-cell>
          <table:table-cell table:formula="of:=-[.B205]" office:value-type="float" office:value="114.596" calcext:value-type="float">
            <text:p>114.5960</text:p>
          </table:table-cell>
          <table:table-cell table:formula="of:=-[.D205]*0.001" office:value-type="float" office:value="5.131702" calcext:value-type="float">
            <text:p>5.131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14.6126" calcext:value-type="float">
            <text:p>-114.61</text:p>
          </table:table-cell>
          <table:table-cell office:value-type="float" office:value="-0.0145065" calcext:value-type="float">
            <text:p>-0.01</text:p>
          </table:table-cell>
          <table:table-cell office:value-type="float" office:value="-5185.184" calcext:value-type="float">
            <text:p>-5185.18</text:p>
          </table:table-cell>
          <table:table-cell office:value-type="float" office:value="0.03399407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065" calcext:value-type="float">
            <text:p>0</text:p>
          </table:table-cell>
          <table:table-cell office:value-type="float" office:value="0.0145065" calcext:value-type="float">
            <text:p>0.01</text:p>
          </table:table-cell>
          <table:table-cell office:value-type="float" office:value="0.01450756" calcext:value-type="float">
            <text:p>0.01</text:p>
          </table:table-cell>
          <table:table-cell office:value-type="float" office:value="5185.184" calcext:value-type="float">
            <text:p>5185.18</text:p>
          </table:table-cell>
          <table:table-cell office:value-type="float" office:value="33989.14" calcext:value-type="float">
            <text:p>33989.14</text:p>
          </table:table-cell>
          <table:table-cell table:formula="of:=-([.B206]-[.B$34])" office:value-type="float" office:value="2.86660000000001" calcext:value-type="float">
            <text:p>2.8666</text:p>
          </table:table-cell>
          <table:table-cell table:formula="of:=-[.D206]*0.001" office:value-type="float" office:value="5.185184" calcext:value-type="float">
            <text:p>5.1852</text:p>
          </table:table-cell>
          <table:table-cell table:formula="of:=-[.B206]" office:value-type="float" office:value="114.6126" calcext:value-type="float">
            <text:p>114.6126</text:p>
          </table:table-cell>
          <table:table-cell table:formula="of:=-[.D206]*0.001" office:value-type="float" office:value="5.185184" calcext:value-type="float">
            <text:p>5.18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14.6293" calcext:value-type="float">
            <text:p>-114.63</text:p>
          </table:table-cell>
          <table:table-cell office:value-type="float" office:value="-0.01439486" calcext:value-type="float">
            <text:p>-0.01</text:p>
          </table:table-cell>
          <table:table-cell office:value-type="float" office:value="-5242.459" calcext:value-type="float">
            <text:p>-5242.46</text:p>
          </table:table-cell>
          <table:table-cell office:value-type="float" office:value="0.03436957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9486" calcext:value-type="float">
            <text:p>0</text:p>
          </table:table-cell>
          <table:table-cell office:value-type="float" office:value="0.01439486" calcext:value-type="float">
            <text:p>0.01</text:p>
          </table:table-cell>
          <table:table-cell office:value-type="float" office:value="0.01439589" calcext:value-type="float">
            <text:p>0.01</text:p>
          </table:table-cell>
          <table:table-cell office:value-type="float" office:value="5242.459" calcext:value-type="float">
            <text:p>5242.46</text:p>
          </table:table-cell>
          <table:table-cell office:value-type="float" office:value="34364.62" calcext:value-type="float">
            <text:p>34364.62</text:p>
          </table:table-cell>
          <table:table-cell table:formula="of:=-([.B207]-[.B$34])" office:value-type="float" office:value="2.88330000000001" calcext:value-type="float">
            <text:p>2.8833</text:p>
          </table:table-cell>
          <table:table-cell table:formula="of:=-[.D207]*0.001" office:value-type="float" office:value="5.242459" calcext:value-type="float">
            <text:p>5.2425</text:p>
          </table:table-cell>
          <table:table-cell table:formula="of:=-[.B207]" office:value-type="float" office:value="114.6293" calcext:value-type="float">
            <text:p>114.6293</text:p>
          </table:table-cell>
          <table:table-cell table:formula="of:=-[.D207]*0.001" office:value-type="float" office:value="5.242459" calcext:value-type="float">
            <text:p>5.2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14.6459" calcext:value-type="float">
            <text:p>-114.65</text:p>
          </table:table-cell>
          <table:table-cell office:value-type="float" office:value="-0.0143151" calcext:value-type="float">
            <text:p>-0.01</text:p>
          </table:table-cell>
          <table:table-cell office:value-type="float" office:value="-5300.187" calcext:value-type="float">
            <text:p>-5300.19</text:p>
          </table:table-cell>
          <table:table-cell office:value-type="float" office:value="0.034748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51" calcext:value-type="float">
            <text:p>0</text:p>
          </table:table-cell>
          <table:table-cell office:value-type="float" office:value="0.0143151" calcext:value-type="float">
            <text:p>0.01</text:p>
          </table:table-cell>
          <table:table-cell office:value-type="float" office:value="0.01431612" calcext:value-type="float">
            <text:p>0.01</text:p>
          </table:table-cell>
          <table:table-cell office:value-type="float" office:value="5300.187" calcext:value-type="float">
            <text:p>5300.19</text:p>
          </table:table-cell>
          <table:table-cell office:value-type="float" office:value="34743.06" calcext:value-type="float">
            <text:p>34743.06</text:p>
          </table:table-cell>
          <table:table-cell table:formula="of:=-([.B208]-[.B$34])" office:value-type="float" office:value="2.8999" calcext:value-type="float">
            <text:p>2.8999</text:p>
          </table:table-cell>
          <table:table-cell table:formula="of:=-[.D208]*0.001" office:value-type="float" office:value="5.300187" calcext:value-type="float">
            <text:p>5.3002</text:p>
          </table:table-cell>
          <table:table-cell table:formula="of:=-[.B208]" office:value-type="float" office:value="114.6459" calcext:value-type="float">
            <text:p>114.6459</text:p>
          </table:table-cell>
          <table:table-cell table:formula="of:=-[.D208]*0.001" office:value-type="float" office:value="5.300187" calcext:value-type="float">
            <text:p>5.30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14.6627" calcext:value-type="float">
            <text:p>-114.66</text:p>
          </table:table-cell>
          <table:table-cell office:value-type="float" office:value="-0.01402799" calcext:value-type="float">
            <text:p>-0.01</text:p>
          </table:table-cell>
          <table:table-cell office:value-type="float" office:value="-5358.96" calcext:value-type="float">
            <text:p>-5358.96</text:p>
          </table:table-cell>
          <table:table-cell office:value-type="float" office:value="0.03513335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2799" calcext:value-type="float">
            <text:p>0</text:p>
          </table:table-cell>
          <table:table-cell office:value-type="float" office:value="0.01402799" calcext:value-type="float">
            <text:p>0.01</text:p>
          </table:table-cell>
          <table:table-cell office:value-type="float" office:value="0.01402897" calcext:value-type="float">
            <text:p>0.01</text:p>
          </table:table-cell>
          <table:table-cell office:value-type="float" office:value="5358.96" calcext:value-type="float">
            <text:p>5358.96</text:p>
          </table:table-cell>
          <table:table-cell office:value-type="float" office:value="35128.42" calcext:value-type="float">
            <text:p>35128.42</text:p>
          </table:table-cell>
          <table:table-cell table:formula="of:=-([.B209]-[.B$34])" office:value-type="float" office:value="2.91670000000001" calcext:value-type="float">
            <text:p>2.9167</text:p>
          </table:table-cell>
          <table:table-cell table:formula="of:=-[.D209]*0.001" office:value-type="float" office:value="5.35896" calcext:value-type="float">
            <text:p>5.3590</text:p>
          </table:table-cell>
          <table:table-cell table:formula="of:=-[.B209]" office:value-type="float" office:value="114.6627" calcext:value-type="float">
            <text:p>114.6627</text:p>
          </table:table-cell>
          <table:table-cell table:formula="of:=-[.D209]*0.001" office:value-type="float" office:value="5.35896" calcext:value-type="float">
            <text:p>5.35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14.6793" calcext:value-type="float">
            <text:p>-114.68</text:p>
          </table:table-cell>
          <table:table-cell office:value-type="float" office:value="-0.01439486" calcext:value-type="float">
            <text:p>-0.01</text:p>
          </table:table-cell>
          <table:table-cell office:value-type="float" office:value="-5420.499" calcext:value-type="float">
            <text:p>-5420.5</text:p>
          </table:table-cell>
          <table:table-cell office:value-type="float" office:value="0.0355368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9486" calcext:value-type="float">
            <text:p>0</text:p>
          </table:table-cell>
          <table:table-cell office:value-type="float" office:value="0.01439486" calcext:value-type="float">
            <text:p>0.01</text:p>
          </table:table-cell>
          <table:table-cell office:value-type="float" office:value="0.01439589" calcext:value-type="float">
            <text:p>0.01</text:p>
          </table:table-cell>
          <table:table-cell office:value-type="float" office:value="5420.499" calcext:value-type="float">
            <text:p>5420.5</text:p>
          </table:table-cell>
          <table:table-cell office:value-type="float" office:value="35531.68" calcext:value-type="float">
            <text:p>35531.68</text:p>
          </table:table-cell>
          <table:table-cell table:formula="of:=-([.B210]-[.B$34])" office:value-type="float" office:value="2.9333" calcext:value-type="float">
            <text:p>2.9333</text:p>
          </table:table-cell>
          <table:table-cell table:formula="of:=-[.D210]*0.001" office:value-type="float" office:value="5.420499" calcext:value-type="float">
            <text:p>5.4205</text:p>
          </table:table-cell>
          <table:table-cell table:formula="of:=-[.B210]" office:value-type="float" office:value="114.6793" calcext:value-type="float">
            <text:p>114.6793</text:p>
          </table:table-cell>
          <table:table-cell table:formula="of:=-[.D210]*0.001" office:value-type="float" office:value="5.420499" calcext:value-type="float">
            <text:p>5.42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14.696" calcext:value-type="float">
            <text:p>-114.7</text:p>
          </table:table-cell>
          <table:table-cell office:value-type="float" office:value="-0.0143151" calcext:value-type="float">
            <text:p>-0.01</text:p>
          </table:table-cell>
          <table:table-cell office:value-type="float" office:value="-5480.751" calcext:value-type="float">
            <text:p>-5480.75</text:p>
          </table:table-cell>
          <table:table-cell office:value-type="float" office:value="0.03593181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151" calcext:value-type="float">
            <text:p>0</text:p>
          </table:table-cell>
          <table:table-cell office:value-type="float" office:value="0.0143151" calcext:value-type="float">
            <text:p>0.01</text:p>
          </table:table-cell>
          <table:table-cell office:value-type="float" office:value="0.01431612" calcext:value-type="float">
            <text:p>0.01</text:p>
          </table:table-cell>
          <table:table-cell office:value-type="float" office:value="5480.751" calcext:value-type="float">
            <text:p>5480.75</text:p>
          </table:table-cell>
          <table:table-cell office:value-type="float" office:value="35926.67" calcext:value-type="float">
            <text:p>35926.67</text:p>
          </table:table-cell>
          <table:table-cell table:formula="of:=-([.B211]-[.B$34])" office:value-type="float" office:value="2.95" calcext:value-type="float">
            <text:p>2.9500</text:p>
          </table:table-cell>
          <table:table-cell table:formula="of:=-[.D211]*0.001" office:value-type="float" office:value="5.480751" calcext:value-type="float">
            <text:p>5.4808</text:p>
          </table:table-cell>
          <table:table-cell table:formula="of:=-[.B211]" office:value-type="float" office:value="114.696" calcext:value-type="float">
            <text:p>114.6960</text:p>
          </table:table-cell>
          <table:table-cell table:formula="of:=-[.D211]*0.001" office:value-type="float" office:value="5.480751" calcext:value-type="float">
            <text:p>5.48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14.7126" calcext:value-type="float">
            <text:p>-114.71</text:p>
          </table:table-cell>
          <table:table-cell office:value-type="float" office:value="-0.01437891" calcext:value-type="float">
            <text:p>-0.01</text:p>
          </table:table-cell>
          <table:table-cell office:value-type="float" office:value="-5540.703" calcext:value-type="float">
            <text:p>-5540.7</text:p>
          </table:table-cell>
          <table:table-cell office:value-type="float" office:value="0.03632486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7891" calcext:value-type="float">
            <text:p>0</text:p>
          </table:table-cell>
          <table:table-cell office:value-type="float" office:value="0.01437891" calcext:value-type="float">
            <text:p>0.01</text:p>
          </table:table-cell>
          <table:table-cell office:value-type="float" office:value="0.01437995" calcext:value-type="float">
            <text:p>0.01</text:p>
          </table:table-cell>
          <table:table-cell office:value-type="float" office:value="5540.703" calcext:value-type="float">
            <text:p>5540.7</text:p>
          </table:table-cell>
          <table:table-cell office:value-type="float" office:value="36319.63" calcext:value-type="float">
            <text:p>36319.63</text:p>
          </table:table-cell>
          <table:table-cell table:formula="of:=-([.B212]-[.B$34])" office:value-type="float" office:value="2.9666" calcext:value-type="float">
            <text:p>2.9666</text:p>
          </table:table-cell>
          <table:table-cell table:formula="of:=-[.D212]*0.001" office:value-type="float" office:value="5.540703" calcext:value-type="float">
            <text:p>5.5407</text:p>
          </table:table-cell>
          <table:table-cell table:formula="of:=-[.B212]" office:value-type="float" office:value="114.7126" calcext:value-type="float">
            <text:p>114.7126</text:p>
          </table:table-cell>
          <table:table-cell table:formula="of:=-[.D212]*0.001" office:value-type="float" office:value="5.540703" calcext:value-type="float">
            <text:p>5.54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4.7293" calcext:value-type="float">
            <text:p>-114.73</text:p>
          </table:table-cell>
          <table:table-cell office:value-type="float" office:value="-0.0144108" calcext:value-type="float">
            <text:p>-0.01</text:p>
          </table:table-cell>
          <table:table-cell office:value-type="float" office:value="-5602.833" calcext:value-type="float">
            <text:p>-5602.83</text:p>
          </table:table-cell>
          <table:table-cell office:value-type="float" office:value="0.03673218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4108" calcext:value-type="float">
            <text:p>0</text:p>
          </table:table-cell>
          <table:table-cell office:value-type="float" office:value="0.0144108" calcext:value-type="float">
            <text:p>0.01</text:p>
          </table:table-cell>
          <table:table-cell office:value-type="float" office:value="0.01441184" calcext:value-type="float">
            <text:p>0.01</text:p>
          </table:table-cell>
          <table:table-cell office:value-type="float" office:value="5602.833" calcext:value-type="float">
            <text:p>5602.83</text:p>
          </table:table-cell>
          <table:table-cell office:value-type="float" office:value="36726.88" calcext:value-type="float">
            <text:p>36726.88</text:p>
          </table:table-cell>
          <table:table-cell table:formula="of:=-([.B213]-[.B$34])" office:value-type="float" office:value="2.9833" calcext:value-type="float">
            <text:p>2.9833</text:p>
          </table:table-cell>
          <table:table-cell table:formula="of:=-[.D213]*0.001" office:value-type="float" office:value="5.602833" calcext:value-type="float">
            <text:p>5.6028</text:p>
          </table:table-cell>
          <table:table-cell table:formula="of:=-[.B213]" office:value-type="float" office:value="114.7293" calcext:value-type="float">
            <text:p>114.7293</text:p>
          </table:table-cell>
          <table:table-cell table:formula="of:=-[.D213]*0.001" office:value-type="float" office:value="5.602833" calcext:value-type="float">
            <text:p>5.60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14.7459" calcext:value-type="float">
            <text:p>-114.75</text:p>
          </table:table-cell>
          <table:table-cell office:value-type="float" office:value="-0.01463413" calcext:value-type="float">
            <text:p>-0.01</text:p>
          </table:table-cell>
          <table:table-cell office:value-type="float" office:value="-5662.385" calcext:value-type="float">
            <text:p>-5662.39</text:p>
          </table:table-cell>
          <table:table-cell office:value-type="float" office:value="0.03712261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63413" calcext:value-type="float">
            <text:p>0</text:p>
          </table:table-cell>
          <table:table-cell office:value-type="float" office:value="0.01463413" calcext:value-type="float">
            <text:p>0.01</text:p>
          </table:table-cell>
          <table:table-cell office:value-type="float" office:value="0.0146352" calcext:value-type="float">
            <text:p>0.01</text:p>
          </table:table-cell>
          <table:table-cell office:value-type="float" office:value="5662.385" calcext:value-type="float">
            <text:p>5662.39</text:p>
          </table:table-cell>
          <table:table-cell office:value-type="float" office:value="37117.17" calcext:value-type="float">
            <text:p>37117.17</text:p>
          </table:table-cell>
          <table:table-cell table:formula="of:=-([.B214]-[.B$34])" office:value-type="float" office:value="2.99990000000001" calcext:value-type="float">
            <text:p>2.9999</text:p>
          </table:table-cell>
          <table:table-cell table:formula="of:=-[.D214]*0.001" office:value-type="float" office:value="5.662385" calcext:value-type="float">
            <text:p>5.6624</text:p>
          </table:table-cell>
          <table:table-cell table:formula="of:=-[.B214]" office:value-type="float" office:value="114.7459" calcext:value-type="float">
            <text:p>114.7459</text:p>
          </table:table-cell>
          <table:table-cell table:formula="of:=-[.D214]*0.001" office:value-type="float" office:value="5.662385" calcext:value-type="float">
            <text:p>5.66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14.7627" calcext:value-type="float">
            <text:p>-114.76</text:p>
          </table:table-cell>
          <table:table-cell office:value-type="float" office:value="-0.01418751" calcext:value-type="float">
            <text:p>-0.01</text:p>
          </table:table-cell>
          <table:table-cell office:value-type="float" office:value="-5723.932" calcext:value-type="float">
            <text:p>-5723.93</text:p>
          </table:table-cell>
          <table:table-cell office:value-type="float" office:value="0.0375261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18751" calcext:value-type="float">
            <text:p>0</text:p>
          </table:table-cell>
          <table:table-cell office:value-type="float" office:value="0.01418751" calcext:value-type="float">
            <text:p>0.01</text:p>
          </table:table-cell>
          <table:table-cell office:value-type="float" office:value="0.01418851" calcext:value-type="float">
            <text:p>0.01</text:p>
          </table:table-cell>
          <table:table-cell office:value-type="float" office:value="5723.932" calcext:value-type="float">
            <text:p>5723.93</text:p>
          </table:table-cell>
          <table:table-cell office:value-type="float" office:value="37520.78" calcext:value-type="float">
            <text:p>37520.78</text:p>
          </table:table-cell>
          <table:table-cell table:formula="of:=-([.B215]-[.B$34])" office:value-type="float" office:value="3.0167" calcext:value-type="float">
            <text:p>3.0167</text:p>
          </table:table-cell>
          <table:table-cell table:formula="of:=-[.D215]*0.001" office:value-type="float" office:value="5.723932" calcext:value-type="float">
            <text:p>5.7239</text:p>
          </table:table-cell>
          <table:table-cell table:formula="of:=-[.B215]" office:value-type="float" office:value="114.7627" calcext:value-type="float">
            <text:p>114.7627</text:p>
          </table:table-cell>
          <table:table-cell table:formula="of:=-[.D215]*0.001" office:value-type="float" office:value="5.723932" calcext:value-type="float">
            <text:p>5.72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14.7793" calcext:value-type="float">
            <text:p>-114.78</text:p>
          </table:table-cell>
          <table:table-cell office:value-type="float" office:value="-0.0140918" calcext:value-type="float">
            <text:p>-0.01</text:p>
          </table:table-cell>
          <table:table-cell office:value-type="float" office:value="-5783.333" calcext:value-type="float">
            <text:p>-5783.33</text:p>
          </table:table-cell>
          <table:table-cell office:value-type="float" office:value="0.0379155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0918" calcext:value-type="float">
            <text:p>0</text:p>
          </table:table-cell>
          <table:table-cell office:value-type="float" office:value="0.0140918" calcext:value-type="float">
            <text:p>0.01</text:p>
          </table:table-cell>
          <table:table-cell office:value-type="float" office:value="0.0140928" calcext:value-type="float">
            <text:p>0.01</text:p>
          </table:table-cell>
          <table:table-cell office:value-type="float" office:value="5783.333" calcext:value-type="float">
            <text:p>5783.33</text:p>
          </table:table-cell>
          <table:table-cell office:value-type="float" office:value="37910.2" calcext:value-type="float">
            <text:p>37910.2</text:p>
          </table:table-cell>
          <table:table-cell table:formula="of:=-([.B216]-[.B$34])" office:value-type="float" office:value="3.03330000000001" calcext:value-type="float">
            <text:p>3.0333</text:p>
          </table:table-cell>
          <table:table-cell table:formula="of:=-[.D216]*0.001" office:value-type="float" office:value="5.783333" calcext:value-type="float">
            <text:p>5.7833</text:p>
          </table:table-cell>
          <table:table-cell table:formula="of:=-[.B216]" office:value-type="float" office:value="114.7793" calcext:value-type="float">
            <text:p>114.7793</text:p>
          </table:table-cell>
          <table:table-cell table:formula="of:=-[.D216]*0.001" office:value-type="float" office:value="5.783333" calcext:value-type="float">
            <text:p>5.78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14.7959" calcext:value-type="float">
            <text:p>-114.8</text:p>
          </table:table-cell>
          <table:table-cell office:value-type="float" office:value="-0.01460221" calcext:value-type="float">
            <text:p>-0.01</text:p>
          </table:table-cell>
          <table:table-cell office:value-type="float" office:value="-5844.465" calcext:value-type="float">
            <text:p>-5844.47</text:p>
          </table:table-cell>
          <table:table-cell office:value-type="float" office:value="0.03831632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60221" calcext:value-type="float">
            <text:p>0</text:p>
          </table:table-cell>
          <table:table-cell office:value-type="float" office:value="0.01460221" calcext:value-type="float">
            <text:p>0.01</text:p>
          </table:table-cell>
          <table:table-cell office:value-type="float" office:value="0.01460327" calcext:value-type="float">
            <text:p>0.01</text:p>
          </table:table-cell>
          <table:table-cell office:value-type="float" office:value="5844.464" calcext:value-type="float">
            <text:p>5844.46</text:p>
          </table:table-cell>
          <table:table-cell office:value-type="float" office:value="38310.72" calcext:value-type="float">
            <text:p>38310.72</text:p>
          </table:table-cell>
          <table:table-cell table:formula="of:=-([.B217]-[.B$34])" office:value-type="float" office:value="3.04990000000001" calcext:value-type="float">
            <text:p>3.0499</text:p>
          </table:table-cell>
          <table:table-cell table:formula="of:=-[.D217]*0.001" office:value-type="float" office:value="5.844465" calcext:value-type="float">
            <text:p>5.8445</text:p>
          </table:table-cell>
          <table:table-cell table:formula="of:=-[.B217]" office:value-type="float" office:value="114.7959" calcext:value-type="float">
            <text:p>114.7959</text:p>
          </table:table-cell>
          <table:table-cell table:formula="of:=-[.D217]*0.001" office:value-type="float" office:value="5.844465" calcext:value-type="float">
            <text:p>5.8445</text:p>
          </table:table-cell>
        </table:table-row>
        <table:table-row table:style-name="ro1">
          <table:table-cell office:value-type="float" office:value="183.876" calcext:value-type="float">
            <text:p>183.88</text:p>
          </table:table-cell>
          <table:table-cell office:value-type="float" office:value="-114.8105" calcext:value-type="float">
            <text:p>-114.81</text:p>
          </table:table-cell>
          <table:table-cell office:value-type="float" office:value="-0.01452249" calcext:value-type="float">
            <text:p>-0.01</text:p>
          </table:table-cell>
          <table:table-cell office:value-type="float" office:value="-5594.399" calcext:value-type="float">
            <text:p>-5594.4</text:p>
          </table:table-cell>
          <table:table-cell office:value-type="float" office:value="0.03667689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2249" calcext:value-type="float">
            <text:p>0</text:p>
          </table:table-cell>
          <table:table-cell office:value-type="float" office:value="0.01452249" calcext:value-type="float">
            <text:p>0.01</text:p>
          </table:table-cell>
          <table:table-cell office:value-type="float" office:value="0.01452354" calcext:value-type="float">
            <text:p>0.01</text:p>
          </table:table-cell>
          <table:table-cell office:value-type="float" office:value="5594.399" calcext:value-type="float">
            <text:p>5594.4</text:p>
          </table:table-cell>
          <table:table-cell office:value-type="float" office:value="36671.56" calcext:value-type="float">
            <text:p>36671.56</text:p>
          </table:table-cell>
          <table:table-cell table:formula="of:=-([.B218]-[.B$34])" office:value-type="float" office:value="3.06450000000001" calcext:value-type="float">
            <text:p>3.0645</text:p>
          </table:table-cell>
          <table:table-cell table:formula="of:=-[.D218]*0.001" office:value-type="float" office:value="5.594399" calcext:value-type="float">
            <text:p>5.5944</text:p>
          </table:table-cell>
          <table:table-cell table:formula="of:=-[.B218]" office:value-type="float" office:value="114.8105" calcext:value-type="float">
            <text:p>114.8105</text:p>
          </table:table-cell>
          <table:table-cell table:formula="of:=-[.D218]*0.001" office:value-type="float" office:value="5.594399" calcext:value-type="float">
            <text:p>5.5944</text:p>
          </table:table-cell>
        </table:table-row>
        <table:table-row table:style-name="ro1">
          <table:table-cell office:value-type="float" office:value="184.876" calcext:value-type="float">
            <text:p>184.88</text:p>
          </table:table-cell>
          <table:table-cell office:value-type="float" office:value="-114.8273" calcext:value-type="float">
            <text:p>-114.83</text:p>
          </table:table-cell>
          <table:table-cell office:value-type="float" office:value="-0.0142194" calcext:value-type="float">
            <text:p>-0.01</text:p>
          </table:table-cell>
          <table:table-cell office:value-type="float" office:value="-5478.147" calcext:value-type="float">
            <text:p>-5478.15</text:p>
          </table:table-cell>
          <table:table-cell office:value-type="float" office:value="0.0359147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2194" calcext:value-type="float">
            <text:p>0</text:p>
          </table:table-cell>
          <table:table-cell office:value-type="float" office:value="0.0142194" calcext:value-type="float">
            <text:p>0.01</text:p>
          </table:table-cell>
          <table:table-cell office:value-type="float" office:value="0.01422041" calcext:value-type="float">
            <text:p>0.01</text:p>
          </table:table-cell>
          <table:table-cell office:value-type="float" office:value="5478.147" calcext:value-type="float">
            <text:p>5478.15</text:p>
          </table:table-cell>
          <table:table-cell office:value-type="float" office:value="35909.64" calcext:value-type="float">
            <text:p>35909.64</text:p>
          </table:table-cell>
          <table:table-cell table:formula="of:=-([.B219]-[.B$34])" office:value-type="float" office:value="3.0813" calcext:value-type="float">
            <text:p>3.0813</text:p>
          </table:table-cell>
          <table:table-cell table:formula="of:=-[.D219]*0.001" office:value-type="float" office:value="5.478147" calcext:value-type="float">
            <text:p>5.4781</text:p>
          </table:table-cell>
          <table:table-cell table:formula="of:=-[.B219]" office:value-type="float" office:value="114.8273" calcext:value-type="float">
            <text:p>114.8273</text:p>
          </table:table-cell>
          <table:table-cell table:formula="of:=-[.D219]*0.001" office:value-type="float" office:value="5.478147" calcext:value-type="float">
            <text:p>5.4781</text:p>
          </table:table-cell>
        </table:table-row>
        <table:table-row table:style-name="ro1">
          <table:table-cell office:value-type="float" office:value="185.876" calcext:value-type="float">
            <text:p>185.88</text:p>
          </table:table-cell>
          <table:table-cell office:value-type="float" office:value="-114.8439" calcext:value-type="float">
            <text:p>-114.84</text:p>
          </table:table-cell>
          <table:table-cell office:value-type="float" office:value="-0.01434699" calcext:value-type="float">
            <text:p>-0.01</text:p>
          </table:table-cell>
          <table:table-cell office:value-type="float" office:value="-5523.217" calcext:value-type="float">
            <text:p>-5523.22</text:p>
          </table:table-cell>
          <table:table-cell office:value-type="float" office:value="0.03621022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34699" calcext:value-type="float">
            <text:p>0</text:p>
          </table:table-cell>
          <table:table-cell office:value-type="float" office:value="0.01434699" calcext:value-type="float">
            <text:p>0.01</text:p>
          </table:table-cell>
          <table:table-cell office:value-type="float" office:value="0.01434802" calcext:value-type="float">
            <text:p>0.01</text:p>
          </table:table-cell>
          <table:table-cell office:value-type="float" office:value="5523.217" calcext:value-type="float">
            <text:p>5523.22</text:p>
          </table:table-cell>
          <table:table-cell office:value-type="float" office:value="36205.02" calcext:value-type="float">
            <text:p>36205.02</text:p>
          </table:table-cell>
          <table:table-cell table:formula="of:=-([.B220]-[.B$34])" office:value-type="float" office:value="3.09790000000001" calcext:value-type="float">
            <text:p>3.0979</text:p>
          </table:table-cell>
          <table:table-cell table:formula="of:=-[.D220]*0.001" office:value-type="float" office:value="5.523217" calcext:value-type="float">
            <text:p>5.5232</text:p>
          </table:table-cell>
          <table:table-cell table:formula="of:=-[.B220]" office:value-type="float" office:value="114.8439" calcext:value-type="float">
            <text:p>114.8439</text:p>
          </table:table-cell>
          <table:table-cell table:formula="of:=-[.D220]*0.001" office:value-type="float" office:value="5.523217" calcext:value-type="float">
            <text:p>5.5232</text:p>
          </table:table-cell>
        </table:table-row>
        <table:table-row table:style-name="ro1">
          <table:table-cell office:value-type="float" office:value="186.876" calcext:value-type="float">
            <text:p>186.88</text:p>
          </table:table-cell>
          <table:table-cell office:value-type="float" office:value="-114.8606" calcext:value-type="float">
            <text:p>-114.86</text:p>
          </table:table-cell>
          <table:table-cell office:value-type="float" office:value="-0.01471389" calcext:value-type="float">
            <text:p>-0.01</text:p>
          </table:table-cell>
          <table:table-cell office:value-type="float" office:value="-5564.519" calcext:value-type="float">
            <text:p>-5564.52</text:p>
          </table:table-cell>
          <table:table-cell office:value-type="float" office:value="0.036481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1389" calcext:value-type="float">
            <text:p>0</text:p>
          </table:table-cell>
          <table:table-cell office:value-type="float" office:value="0.01471389" calcext:value-type="float">
            <text:p>0.01</text:p>
          </table:table-cell>
          <table:table-cell office:value-type="float" office:value="0.01471497" calcext:value-type="float">
            <text:p>0.01</text:p>
          </table:table-cell>
          <table:table-cell office:value-type="float" office:value="5564.52" calcext:value-type="float">
            <text:p>5564.52</text:p>
          </table:table-cell>
          <table:table-cell office:value-type="float" office:value="36475.63" calcext:value-type="float">
            <text:p>36475.63</text:p>
          </table:table-cell>
          <table:table-cell table:formula="of:=-([.B221]-[.B$34])" office:value-type="float" office:value="3.11460000000001" calcext:value-type="float">
            <text:p>3.1146</text:p>
          </table:table-cell>
          <table:table-cell table:formula="of:=-[.D221]*0.001" office:value-type="float" office:value="5.564519" calcext:value-type="float">
            <text:p>5.5645</text:p>
          </table:table-cell>
          <table:table-cell table:formula="of:=-[.B221]" office:value-type="float" office:value="114.8606" calcext:value-type="float">
            <text:p>114.8606</text:p>
          </table:table-cell>
          <table:table-cell table:formula="of:=-[.D221]*0.001" office:value-type="float" office:value="5.564519" calcext:value-type="float">
            <text:p>5.5645</text:p>
          </table:table-cell>
        </table:table-row>
        <table:table-row table:style-name="ro1">
          <table:table-cell office:value-type="float" office:value="187.876" calcext:value-type="float">
            <text:p>187.88</text:p>
          </table:table-cell>
          <table:table-cell office:value-type="float" office:value="-114.8772" calcext:value-type="float">
            <text:p>-114.88</text:p>
          </table:table-cell>
          <table:table-cell office:value-type="float" office:value="-0.01458626" calcext:value-type="float">
            <text:p>-0.01</text:p>
          </table:table-cell>
          <table:table-cell office:value-type="float" office:value="-5619.154" calcext:value-type="float">
            <text:p>-5619.15</text:p>
          </table:table-cell>
          <table:table-cell office:value-type="float" office:value="0.03683918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8626" calcext:value-type="float">
            <text:p>0</text:p>
          </table:table-cell>
          <table:table-cell office:value-type="float" office:value="0.01458626" calcext:value-type="float">
            <text:p>0.01</text:p>
          </table:table-cell>
          <table:table-cell office:value-type="float" office:value="0.01458733" calcext:value-type="float">
            <text:p>0.01</text:p>
          </table:table-cell>
          <table:table-cell office:value-type="float" office:value="5619.154" calcext:value-type="float">
            <text:p>5619.15</text:p>
          </table:table-cell>
          <table:table-cell office:value-type="float" office:value="36833.81" calcext:value-type="float">
            <text:p>36833.81</text:p>
          </table:table-cell>
          <table:table-cell table:formula="of:=-([.B222]-[.B$34])" office:value-type="float" office:value="3.13120000000001" calcext:value-type="float">
            <text:p>3.1312</text:p>
          </table:table-cell>
          <table:table-cell table:formula="of:=-[.D222]*0.001" office:value-type="float" office:value="5.619154" calcext:value-type="float">
            <text:p>5.6192</text:p>
          </table:table-cell>
          <table:table-cell table:formula="of:=-[.B222]" office:value-type="float" office:value="114.8772" calcext:value-type="float">
            <text:p>114.8772</text:p>
          </table:table-cell>
          <table:table-cell table:formula="of:=-[.D222]*0.001" office:value-type="float" office:value="5.619154" calcext:value-type="float">
            <text:p>5.6192</text:p>
          </table:table-cell>
        </table:table-row>
        <table:table-row table:style-name="ro1">
          <table:table-cell office:value-type="float" office:value="188.876" calcext:value-type="float">
            <text:p>188.88</text:p>
          </table:table-cell>
          <table:table-cell office:value-type="float" office:value="-114.8939" calcext:value-type="float">
            <text:p>-114.89</text:p>
          </table:table-cell>
          <table:table-cell office:value-type="float" office:value="-0.01495317" calcext:value-type="float">
            <text:p>-0.01</text:p>
          </table:table-cell>
          <table:table-cell office:value-type="float" office:value="-5677.845" calcext:value-type="float">
            <text:p>-5677.85</text:p>
          </table:table-cell>
          <table:table-cell office:value-type="float" office:value="0.03722396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95317" calcext:value-type="float">
            <text:p>0</text:p>
          </table:table-cell>
          <table:table-cell office:value-type="float" office:value="0.01495317" calcext:value-type="float">
            <text:p>0.01</text:p>
          </table:table-cell>
          <table:table-cell office:value-type="float" office:value="0.01495428" calcext:value-type="float">
            <text:p>0.01</text:p>
          </table:table-cell>
          <table:table-cell office:value-type="float" office:value="5677.845" calcext:value-type="float">
            <text:p>5677.85</text:p>
          </table:table-cell>
          <table:table-cell office:value-type="float" office:value="37218.39" calcext:value-type="float">
            <text:p>37218.39</text:p>
          </table:table-cell>
          <table:table-cell table:formula="of:=-([.B223]-[.B$34])" office:value-type="float" office:value="3.14790000000001" calcext:value-type="float">
            <text:p>3.1479</text:p>
          </table:table-cell>
          <table:table-cell table:formula="of:=-[.D223]*0.001" office:value-type="float" office:value="5.677845" calcext:value-type="float">
            <text:p>5.6778</text:p>
          </table:table-cell>
          <table:table-cell table:formula="of:=-[.B223]" office:value-type="float" office:value="114.8939" calcext:value-type="float">
            <text:p>114.8939</text:p>
          </table:table-cell>
          <table:table-cell table:formula="of:=-[.D223]*0.001" office:value-type="float" office:value="5.677845" calcext:value-type="float">
            <text:p>5.6778</text:p>
          </table:table-cell>
        </table:table-row>
        <table:table-row table:style-name="ro1">
          <table:table-cell office:value-type="float" office:value="189.876" calcext:value-type="float">
            <text:p>189.88</text:p>
          </table:table-cell>
          <table:table-cell office:value-type="float" office:value="-114.9105" calcext:value-type="float">
            <text:p>-114.91</text:p>
          </table:table-cell>
          <table:table-cell office:value-type="float" office:value="-0.01463413" calcext:value-type="float">
            <text:p>-0.01</text:p>
          </table:table-cell>
          <table:table-cell office:value-type="float" office:value="-5738.964" calcext:value-type="float">
            <text:p>-5738.96</text:p>
          </table:table-cell>
          <table:table-cell office:value-type="float" office:value="0.03762466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63413" calcext:value-type="float">
            <text:p>0</text:p>
          </table:table-cell>
          <table:table-cell office:value-type="float" office:value="0.01463413" calcext:value-type="float">
            <text:p>0.01</text:p>
          </table:table-cell>
          <table:table-cell office:value-type="float" office:value="0.0146352" calcext:value-type="float">
            <text:p>0.01</text:p>
          </table:table-cell>
          <table:table-cell office:value-type="float" office:value="5738.964" calcext:value-type="float">
            <text:p>5738.96</text:p>
          </table:table-cell>
          <table:table-cell office:value-type="float" office:value="37619.15" calcext:value-type="float">
            <text:p>37619.15</text:p>
          </table:table-cell>
          <table:table-cell table:formula="of:=-([.B224]-[.B$34])" office:value-type="float" office:value="3.1645" calcext:value-type="float">
            <text:p>3.1645</text:p>
          </table:table-cell>
          <table:table-cell table:formula="of:=-[.D224]*0.001" office:value-type="float" office:value="5.738964" calcext:value-type="float">
            <text:p>5.7390</text:p>
          </table:table-cell>
          <table:table-cell table:formula="of:=-[.B224]" office:value-type="float" office:value="114.9105" calcext:value-type="float">
            <text:p>114.9105</text:p>
          </table:table-cell>
          <table:table-cell table:formula="of:=-[.D224]*0.001" office:value-type="float" office:value="5.738964" calcext:value-type="float">
            <text:p>5.7390</text:p>
          </table:table-cell>
        </table:table-row>
        <table:table-row table:style-name="ro1">
          <table:table-cell office:value-type="float" office:value="190.876" calcext:value-type="float">
            <text:p>190.88</text:p>
          </table:table-cell>
          <table:table-cell office:value-type="float" office:value="-114.9272" calcext:value-type="float">
            <text:p>-114.93</text:p>
          </table:table-cell>
          <table:table-cell office:value-type="float" office:value="-0.01455437" calcext:value-type="float">
            <text:p>-0.01</text:p>
          </table:table-cell>
          <table:table-cell office:value-type="float" office:value="-5792.294" calcext:value-type="float">
            <text:p>-5792.29</text:p>
          </table:table-cell>
          <table:table-cell office:value-type="float" office:value="0.03797429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437" calcext:value-type="float">
            <text:p>0</text:p>
          </table:table-cell>
          <table:table-cell office:value-type="float" office:value="0.01455437" calcext:value-type="float">
            <text:p>0.01</text:p>
          </table:table-cell>
          <table:table-cell office:value-type="float" office:value="0.01455543" calcext:value-type="float">
            <text:p>0.01</text:p>
          </table:table-cell>
          <table:table-cell office:value-type="float" office:value="5792.294" calcext:value-type="float">
            <text:p>5792.29</text:p>
          </table:table-cell>
          <table:table-cell office:value-type="float" office:value="37968.76" calcext:value-type="float">
            <text:p>37968.76</text:p>
          </table:table-cell>
          <table:table-cell table:formula="of:=-([.B225]-[.B$34])" office:value-type="float" office:value="3.1812" calcext:value-type="float">
            <text:p>3.1812</text:p>
          </table:table-cell>
          <table:table-cell table:formula="of:=-[.D225]*0.001" office:value-type="float" office:value="5.792294" calcext:value-type="float">
            <text:p>5.7923</text:p>
          </table:table-cell>
          <table:table-cell table:formula="of:=-[.B225]" office:value-type="float" office:value="114.9272" calcext:value-type="float">
            <text:p>114.9272</text:p>
          </table:table-cell>
          <table:table-cell table:formula="of:=-[.D225]*0.001" office:value-type="float" office:value="5.792294" calcext:value-type="float">
            <text:p>5.7923</text:p>
          </table:table-cell>
        </table:table-row>
        <table:table-row table:style-name="ro1">
          <table:table-cell office:value-type="float" office:value="191.636" calcext:value-type="float">
            <text:p>191.64</text:p>
          </table:table-cell>
          <table:table-cell office:value-type="float" office:value="-114.9398" calcext:value-type="float">
            <text:p>-114.94</text:p>
          </table:table-cell>
          <table:table-cell office:value-type="float" office:value="-0.01476172" calcext:value-type="float">
            <text:p>-0.01</text:p>
          </table:table-cell>
          <table:table-cell office:value-type="float" office:value="-5837.969" calcext:value-type="float">
            <text:p>-5837.97</text:p>
          </table:table-cell>
          <table:table-cell office:value-type="float" office:value="0.03827373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76172" calcext:value-type="float">
            <text:p>0</text:p>
          </table:table-cell>
          <table:table-cell office:value-type="float" office:value="0.01476172" calcext:value-type="float">
            <text:p>0.01</text:p>
          </table:table-cell>
          <table:table-cell office:value-type="float" office:value="0.01476281" calcext:value-type="float">
            <text:p>0.01</text:p>
          </table:table-cell>
          <table:table-cell office:value-type="float" office:value="5837.969" calcext:value-type="float">
            <text:p>5837.97</text:p>
          </table:table-cell>
          <table:table-cell office:value-type="float" office:value="38268.08" calcext:value-type="float">
            <text:p>38268.08</text:p>
          </table:table-cell>
          <table:table-cell table:formula="of:=-([.B226]-[.B$34])" office:value-type="float" office:value="3.19380000000001" calcext:value-type="float">
            <text:p>3.1938</text:p>
          </table:table-cell>
          <table:table-cell table:formula="of:=-[.D226]*0.001" office:value-type="float" office:value="5.837969" calcext:value-type="float">
            <text:p>5.8380</text:p>
          </table:table-cell>
          <table:table-cell table:formula="of:=-[.B226]" office:value-type="float" office:value="114.9398" calcext:value-type="float">
            <text:p>114.9398</text:p>
          </table:table-cell>
          <table:table-cell table:formula="of:=-[.D226]*0.001" office:value-type="float" office:value="5.837969" calcext:value-type="float">
            <text:p>5.8380</text:p>
          </table:table-cell>
        </table:table-row>
        <table:table-row table:style-name="ro1">
          <table:table-cell office:value-type="string" calcext:value-type="string">
            <text:p>Specimen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Specimen name:</text:p>
          </table:table-cell>
          <table:table-cell office:value-type="string" calcext:value-type="string">
            <text:p>A1Cycle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Thickness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Anvil height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Diameter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Inner diameter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Outer diamet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Wall thickness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Area:</text:p>
          </table:table-cell>
          <table:table-cell office:value-type="float" office:value="152532" calcext:value-type="float">
            <text:p>152532</text:p>
          </table:table-cell>
          <table:table-cell office:value-type="string" calcext:value-type="string">
            <text:p>mm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Linear density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led weight:</text:p>
          </table:table-cell>
          <table:table-cell office:value-type="float" office:value="9.80665" calcext:value-type="float">
            <text:p>9.81</text:p>
          </table:table-cell>
          <table:table-cell office:value-type="string" calcext:value-type="string">
            <text:p>N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Loading sp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upport sp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Span ratio: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 table:number-columns-repeated="4"/>
        </table:table-row>
        <table:table-row table:style-name="ro1">
          <table:table-cell office:value-type="string" calcext:value-type="string">
            <text:p>Fixture type:</text:p>
          </table:table-cell>
          <table:table-cell office:value-type="string" calcext:value-type="string">
            <text:p>3-point</text:p>
          </table:table-cell>
          <table:table-cell table:number-columns-repeated="10"/>
          <table:table-cell table:style-name="Default" table:number-columns-repeated="4"/>
        </table:table-row>
        <table:table-row table:style-name="ro2">
          <table:table-cell table:number-columns-repeated="12"/>
          <table:table-cell table:style-name="Default" table:number-columns-repeated="4"/>
        </table:table-row>
        <table:table-row table:style-name="ro1">
          <table:table-cell office:value-type="string" calcext:value-type="string">
            <text:p>Extensometer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**mm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 office:value-type="string" calcext:value-type="string">
            <text:p>Included</text:p>
          </table:table-cell>
          <table:table-cell table:number-columns-repeated="11"/>
          <table:table-cell table:style-name="Default" table:number-columns-repeated="4"/>
        </table:table-row>
        <table:table-row table:style-name="ro1">
          <table:table-cell office:value-type="string" calcext:value-type="string">
            <text:p>Time sec</text:p>
          </table:table-cell>
          <table:table-cell office:value-type="string" calcext:value-type="string">
            <text:p>Extension mm</text:p>
          </table:table-cell>
          <table:table-cell office:value-type="string" calcext:value-type="string">
            <text:p>Strain 1 %</text:p>
          </table:table-cell>
          <table:table-cell office:value-type="string" calcext:value-type="string">
            <text:p>Load N</text:p>
          </table:table-cell>
          <table:table-cell office:value-type="string" calcext:value-type="string">
            <text:p>Comp. stress MPa</text:p>
          </table:table-cell>
          <table:table-cell office:value-type="string" calcext:value-type="string">
            <text:p>Cycle Count </text:p>
          </table:table-cell>
          <table:table-cell office:value-type="string" calcext:value-type="string">
            <text:p>Total Cycle Count </text:p>
          </table:table-cell>
          <table:table-cell office:value-type="string" calcext:value-type="string">
            <text:p>Comp. extension mm</text:p>
          </table:table-cell>
          <table:table-cell office:value-type="string" calcext:value-type="string">
            <text:p>Comp. strain %</text:p>
          </table:table-cell>
          <table:table-cell office:value-type="string" calcext:value-type="string">
            <text:p>True strain %</text:p>
          </table:table-cell>
          <table:table-cell office:value-type="string" calcext:value-type="string">
            <text:p>Comp. load N</text:p>
          </table:table-cell>
          <table:table-cell office:value-type="string" calcext:value-type="string">
            <text:p>True stress Pa</text:p>
          </table:table-cell>
          <table:table-cell table:style-name="Default"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9.2449" calcext:value-type="float">
            <text:p>-109.24</text:p>
          </table:table-cell>
          <table:table-cell office:value-type="float" office:value="-0.01632497" calcext:value-type="float">
            <text:p>-0.02</text:p>
          </table:table-cell>
          <table:table-cell office:value-type="float" office:value="-6.384643" calcext:value-type="float">
            <text:p>-6.38</text:p>
          </table:table-cell>
          <table:table-cell table:style-name="ce3" office:value-type="float" office:value="0.00004185773" calcext:value-type="float">
            <text:p>4.19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32497" calcext:value-type="float">
            <text:p>0</text:p>
          </table:table-cell>
          <table:table-cell office:value-type="float" office:value="0.01632497" calcext:value-type="float">
            <text:p>0.02</text:p>
          </table:table-cell>
          <table:table-cell office:value-type="float" office:value="0.0163263" calcext:value-type="float">
            <text:p>0.02</text:p>
          </table:table-cell>
          <table:table-cell office:value-type="float" office:value="6.384644" calcext:value-type="float">
            <text:p>6.38</text:p>
          </table:table-cell>
          <table:table-cell office:value-type="float" office:value="41.8509" calcext:value-type="float">
            <text:p>41.85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9.2613" calcext:value-type="float">
            <text:p>-109.26</text:p>
          </table:table-cell>
          <table:table-cell office:value-type="float" office:value="-0.01626115" calcext:value-type="float">
            <text:p>-0.02</text:p>
          </table:table-cell>
          <table:table-cell office:value-type="float" office:value="-6.512806" calcext:value-type="float">
            <text:p>-6.51</text:p>
          </table:table-cell>
          <table:table-cell table:style-name="ce3" office:value-type="float" office:value="0.00004269797" calcext:value-type="float">
            <text:p>4.27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26115" calcext:value-type="float">
            <text:p>0</text:p>
          </table:table-cell>
          <table:table-cell office:value-type="float" office:value="0.01626115" calcext:value-type="float">
            <text:p>0.02</text:p>
          </table:table-cell>
          <table:table-cell office:value-type="float" office:value="0.01626247" calcext:value-type="float">
            <text:p>0.02</text:p>
          </table:table-cell>
          <table:table-cell office:value-type="float" office:value="6.512806" calcext:value-type="float">
            <text:p>6.51</text:p>
          </table:table-cell>
          <table:table-cell office:value-type="float" office:value="42.69102" calcext:value-type="float">
            <text:p>42.69</text:p>
          </table:table-cell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9.2783" calcext:value-type="float">
            <text:p>-109.28</text:p>
          </table:table-cell>
          <table:table-cell office:value-type="float" office:value="-0.01672372" calcext:value-type="float">
            <text:p>-0.02</text:p>
          </table:table-cell>
          <table:table-cell office:value-type="float" office:value="-6.143982" calcext:value-type="float">
            <text:p>-6.14</text:p>
          </table:table-cell>
          <table:table-cell table:style-name="ce3" office:value-type="float" office:value="0.00004027996" calcext:value-type="float">
            <text:p>4.03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72372" calcext:value-type="float">
            <text:p>0</text:p>
          </table:table-cell>
          <table:table-cell office:value-type="float" office:value="0.01672372" calcext:value-type="float">
            <text:p>0.02</text:p>
          </table:table-cell>
          <table:table-cell office:value-type="float" office:value="0.01672512" calcext:value-type="float">
            <text:p>0.02</text:p>
          </table:table-cell>
          <table:table-cell office:value-type="float" office:value="6.143982" calcext:value-type="float">
            <text:p>6.14</text:p>
          </table:table-cell>
          <table:table-cell office:value-type="float" office:value="40.27322" calcext:value-type="float">
            <text:p>40.27</text:p>
          </table:table-cell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9.295" calcext:value-type="float">
            <text:p>-109.3</text:p>
          </table:table-cell>
          <table:table-cell office:value-type="float" office:value="-0.01610164" calcext:value-type="float">
            <text:p>-0.02</text:p>
          </table:table-cell>
          <table:table-cell office:value-type="float" office:value="-6.716752" calcext:value-type="float">
            <text:p>-6.72</text:p>
          </table:table-cell>
          <table:table-cell table:style-name="ce3" office:value-type="float" office:value="0.00004403503" calcext:value-type="float">
            <text:p>4.40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10164" calcext:value-type="float">
            <text:p>0</text:p>
          </table:table-cell>
          <table:table-cell office:value-type="float" office:value="0.01610164" calcext:value-type="float">
            <text:p>0.02</text:p>
          </table:table-cell>
          <table:table-cell office:value-type="float" office:value="0.01610293" calcext:value-type="float">
            <text:p>0.02</text:p>
          </table:table-cell>
          <table:table-cell office:value-type="float" office:value="6.716752" calcext:value-type="float">
            <text:p>6.72</text:p>
          </table:table-cell>
          <table:table-cell office:value-type="float" office:value="44.02794" calcext:value-type="float">
            <text:p>44.03</text:p>
          </table:table-cell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9.3116" calcext:value-type="float">
            <text:p>-109.31</text:p>
          </table:table-cell>
          <table:table-cell office:value-type="float" office:value="-0.01640473" calcext:value-type="float">
            <text:p>-0.02</text:p>
          </table:table-cell>
          <table:table-cell office:value-type="float" office:value="-6.353067" calcext:value-type="float">
            <text:p>-6.35</text:p>
          </table:table-cell>
          <table:table-cell table:style-name="ce3" office:value-type="float" office:value="0.00004165072" calcext:value-type="float">
            <text:p>4.17E-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40473" calcext:value-type="float">
            <text:p>0</text:p>
          </table:table-cell>
          <table:table-cell office:value-type="float" office:value="0.01640473" calcext:value-type="float">
            <text:p>0.02</text:p>
          </table:table-cell>
          <table:table-cell office:value-type="float" office:value="0.01640607" calcext:value-type="float">
            <text:p>0.02</text:p>
          </table:table-cell>
          <table:table-cell office:value-type="float" office:value="6.353067" calcext:value-type="float">
            <text:p>6.35</text:p>
          </table:table-cell>
          <table:table-cell office:value-type="float" office:value="41.64388" calcext:value-type="float">
            <text:p>41.64</text:p>
          </table:table-cell>
          <table:table-cell table:style-name="Default"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3" table:number-columns-repeated="4" table:default-cell-style-name="ce2"/>
        <table:table-row table:style-name="ro1">
          <table:table-cell table:style-name="Default" table:formula="oooc:=[$Sheet1.$M$33]" office:value-type="string" office:string-value="Disp (mm)">
            <text:p>Disp (mm)</text:p>
          </table:table-cell>
          <table:table-cell table:style-name="Default" table:formula="oooc:=[$Sheet1.$N$33]" office:value-type="string" office:string-value="Load (kN)">
            <text:p>Load (kN)</text:p>
          </table:table-cell>
          <table:table-cell table:style-name="Default" table:formula="oooc:=[$Sheet1.$O$33]" office:value-type="string" office:string-value="d (raw)">
            <text:p>d (raw)</text:p>
          </table:table-cell>
          <table:table-cell table:style-name="Default" table:formula="oooc:=[$Sheet1.$P$33]" office:value-type="string" office:string-value="f (raw)">
            <text:p>f (raw)</text:p>
          </table:table-cell>
        </table:table-row>
        <table:table-row table:style-name="ro1">
          <table:table-cell table:formula="oooc:=[$Sheet1.$M$34]" office:value-type="float" office:value="0">
            <text:p>0.0000</text:p>
          </table:table-cell>
          <table:table-cell table:formula="oooc:=[$Sheet1.$N$34]" office:value-type="float" office:value="0.009523174">
            <text:p>0.0095</text:p>
          </table:table-cell>
          <table:table-cell table:style-name="Default" table:formula="oooc:=[$Sheet1.$O$34]" office:value-type="float" office:value="111.746">
            <text:p>111.75</text:p>
          </table:table-cell>
          <table:table-cell table:style-name="Default" table:formula="oooc:=[$Sheet1.$P$34]" office:value-type="float" office:value="0.009523174">
            <text:p>0.01</text:p>
          </table:table-cell>
        </table:table-row>
        <table:table-row table:style-name="ro1">
          <table:table-cell table:formula="oooc:=[$Sheet1.$M$35]" office:value-type="float" office:value="0.0163000000000011">
            <text:p>0.0163</text:p>
          </table:table-cell>
          <table:table-cell table:formula="oooc:=[$Sheet1.$N$35]" office:value-type="float" office:value="0.008827186">
            <text:p>0.0088</text:p>
          </table:table-cell>
          <table:table-cell table:formula="oooc:=[$Sheet1.$O$35]" office:value-type="float" office:value="111.7623">
            <text:p>111.7623</text:p>
          </table:table-cell>
          <table:table-cell table:formula="oooc:=[$Sheet1.$P$35]" office:value-type="float" office:value="0.008827186">
            <text:p>0.0088</text:p>
          </table:table-cell>
        </table:table-row>
        <table:table-row table:style-name="ro1">
          <table:table-cell table:formula="oooc:=[$Sheet1.$M$36]" office:value-type="float" office:value="0.0332000000000079">
            <text:p>0.0332</text:p>
          </table:table-cell>
          <table:table-cell table:formula="oooc:=[$Sheet1.$N$36]" office:value-type="float" office:value="0.009296416">
            <text:p>0.0093</text:p>
          </table:table-cell>
          <table:table-cell table:formula="oooc:=[$Sheet1.$O$36]" office:value-type="float" office:value="111.7792">
            <text:p>111.7792</text:p>
          </table:table-cell>
          <table:table-cell table:formula="oooc:=[$Sheet1.$P$36]" office:value-type="float" office:value="0.009296416">
            <text:p>0.0093</text:p>
          </table:table-cell>
        </table:table-row>
        <table:table-row table:style-name="ro1">
          <table:table-cell table:formula="oooc:=[$Sheet1.$M$37]" office:value-type="float" office:value="0.0499000000000081">
            <text:p>0.0499</text:p>
          </table:table-cell>
          <table:table-cell table:formula="oooc:=[$Sheet1.$N$37]" office:value-type="float" office:value="0.009421152">
            <text:p>0.0094</text:p>
          </table:table-cell>
          <table:table-cell table:formula="oooc:=[$Sheet1.$O$37]" office:value-type="float" office:value="111.7959">
            <text:p>111.7959</text:p>
          </table:table-cell>
          <table:table-cell table:formula="oooc:=[$Sheet1.$P$37]" office:value-type="float" office:value="0.009421152">
            <text:p>0.0094</text:p>
          </table:table-cell>
        </table:table-row>
        <table:table-row table:style-name="ro1">
          <table:table-cell table:formula="oooc:=[$Sheet1.$M$38]" office:value-type="float" office:value="0.0666000000000082">
            <text:p>0.0666</text:p>
          </table:table-cell>
          <table:table-cell table:formula="oooc:=[$Sheet1.$N$38]" office:value-type="float" office:value="0.009653981">
            <text:p>0.0097</text:p>
          </table:table-cell>
          <table:table-cell table:formula="oooc:=[$Sheet1.$O$38]" office:value-type="float" office:value="111.8126">
            <text:p>111.8126</text:p>
          </table:table-cell>
          <table:table-cell table:formula="oooc:=[$Sheet1.$P$38]" office:value-type="float" office:value="0.009653981">
            <text:p>0.0097</text:p>
          </table:table-cell>
        </table:table-row>
        <table:table-row table:style-name="ro1">
          <table:table-cell table:formula="oooc:=[$Sheet1.$M$39]" office:value-type="float" office:value="0.0833000000000084">
            <text:p>0.0833</text:p>
          </table:table-cell>
          <table:table-cell table:formula="oooc:=[$Sheet1.$N$39]" office:value-type="float" office:value="0.01042389">
            <text:p>0.0104</text:p>
          </table:table-cell>
          <table:table-cell table:formula="oooc:=[$Sheet1.$O$39]" office:value-type="float" office:value="111.8293">
            <text:p>111.8293</text:p>
          </table:table-cell>
          <table:table-cell table:formula="oooc:=[$Sheet1.$P$39]" office:value-type="float" office:value="0.01042389">
            <text:p>0.0104</text:p>
          </table:table-cell>
        </table:table-row>
        <table:table-row table:style-name="ro1">
          <table:table-cell table:formula="oooc:=[$Sheet1.$M$40]" office:value-type="float" office:value="0.0999000000000052">
            <text:p>0.0999</text:p>
          </table:table-cell>
          <table:table-cell table:formula="oooc:=[$Sheet1.$N$40]" office:value-type="float" office:value="0.01122787">
            <text:p>0.0112</text:p>
          </table:table-cell>
          <table:table-cell table:formula="oooc:=[$Sheet1.$O$40]" office:value-type="float" office:value="111.8459">
            <text:p>111.8459</text:p>
          </table:table-cell>
          <table:table-cell table:formula="oooc:=[$Sheet1.$P$40]" office:value-type="float" office:value="0.01122787">
            <text:p>0.0112</text:p>
          </table:table-cell>
        </table:table-row>
        <table:table-row table:style-name="ro1">
          <table:table-cell table:formula="oooc:=[$Sheet1.$M$41]" office:value-type="float" office:value="0.116700000000009">
            <text:p>0.1167</text:p>
          </table:table-cell>
          <table:table-cell table:formula="oooc:=[$Sheet1.$N$41]" office:value-type="float" office:value="0.01090839">
            <text:p>0.0109</text:p>
          </table:table-cell>
          <table:table-cell table:formula="oooc:=[$Sheet1.$O$41]" office:value-type="float" office:value="111.8627">
            <text:p>111.8627</text:p>
          </table:table-cell>
          <table:table-cell table:formula="oooc:=[$Sheet1.$P$41]" office:value-type="float" office:value="0.01090839">
            <text:p>0.0109</text:p>
          </table:table-cell>
        </table:table-row>
        <table:table-row table:style-name="ro1">
          <table:table-cell table:formula="oooc:=[$Sheet1.$M$42]" office:value-type="float" office:value="0.133300000000006">
            <text:p>0.1333</text:p>
          </table:table-cell>
          <table:table-cell table:formula="oooc:=[$Sheet1.$N$42]" office:value-type="float" office:value="0.01117089">
            <text:p>0.0112</text:p>
          </table:table-cell>
          <table:table-cell table:formula="oooc:=[$Sheet1.$O$42]" office:value-type="float" office:value="111.8793">
            <text:p>111.8793</text:p>
          </table:table-cell>
          <table:table-cell table:formula="oooc:=[$Sheet1.$P$42]" office:value-type="float" office:value="0.01117089">
            <text:p>0.0112</text:p>
          </table:table-cell>
        </table:table-row>
        <table:table-row table:style-name="ro1">
          <table:table-cell table:formula="oooc:=[$Sheet1.$M$43]" office:value-type="float" office:value="0.150000000000006">
            <text:p>0.1500</text:p>
          </table:table-cell>
          <table:table-cell table:formula="oooc:=[$Sheet1.$N$43]" office:value-type="float" office:value="0.01828458">
            <text:p>0.0183</text:p>
          </table:table-cell>
          <table:table-cell table:formula="oooc:=[$Sheet1.$O$43]" office:value-type="float" office:value="111.896">
            <text:p>111.8960</text:p>
          </table:table-cell>
          <table:table-cell table:formula="oooc:=[$Sheet1.$P$43]" office:value-type="float" office:value="0.01828458">
            <text:p>0.0183</text:p>
          </table:table-cell>
        </table:table-row>
        <table:table-row table:style-name="ro1">
          <table:table-cell table:formula="oooc:=[$Sheet1.$M$44]" office:value-type="float" office:value="0.166600000000003">
            <text:p>0.1666</text:p>
          </table:table-cell>
          <table:table-cell table:formula="oooc:=[$Sheet1.$N$44]" office:value-type="float" office:value="0.03415343">
            <text:p>0.0342</text:p>
          </table:table-cell>
          <table:table-cell table:formula="oooc:=[$Sheet1.$O$44]" office:value-type="float" office:value="111.9126">
            <text:p>111.9126</text:p>
          </table:table-cell>
          <table:table-cell table:formula="oooc:=[$Sheet1.$P$44]" office:value-type="float" office:value="0.03415343">
            <text:p>0.0342</text:p>
          </table:table-cell>
        </table:table-row>
        <table:table-row table:style-name="ro1">
          <table:table-cell table:formula="oooc:=[$Sheet1.$M$45]" office:value-type="float" office:value="0.183300000000003">
            <text:p>0.1833</text:p>
          </table:table-cell>
          <table:table-cell table:formula="oooc:=[$Sheet1.$N$45]" office:value-type="float" office:value="0.05182199">
            <text:p>0.0518</text:p>
          </table:table-cell>
          <table:table-cell table:formula="oooc:=[$Sheet1.$O$45]" office:value-type="float" office:value="111.9293">
            <text:p>111.9293</text:p>
          </table:table-cell>
          <table:table-cell table:formula="oooc:=[$Sheet1.$P$45]" office:value-type="float" office:value="0.05182199">
            <text:p>0.0518</text:p>
          </table:table-cell>
        </table:table-row>
        <table:table-row table:style-name="ro1">
          <table:table-cell table:formula="oooc:=[$Sheet1.$M$46]" office:value-type="float" office:value="0.1999">
            <text:p>0.1999</text:p>
          </table:table-cell>
          <table:table-cell table:formula="oooc:=[$Sheet1.$N$46]" office:value-type="float" office:value="0.07108877">
            <text:p>0.0711</text:p>
          </table:table-cell>
          <table:table-cell table:formula="oooc:=[$Sheet1.$O$46]" office:value-type="float" office:value="111.9459">
            <text:p>111.9459</text:p>
          </table:table-cell>
          <table:table-cell table:formula="oooc:=[$Sheet1.$P$46]" office:value-type="float" office:value="0.07108877">
            <text:p>0.0711</text:p>
          </table:table-cell>
        </table:table-row>
        <table:table-row table:style-name="ro1">
          <table:table-cell table:formula="oooc:=[$Sheet1.$M$47]" office:value-type="float" office:value="0.2166">
            <text:p>0.2166</text:p>
          </table:table-cell>
          <table:table-cell table:formula="oooc:=[$Sheet1.$N$47]" office:value-type="float" office:value="0.08956709">
            <text:p>0.0896</text:p>
          </table:table-cell>
          <table:table-cell table:formula="oooc:=[$Sheet1.$O$47]" office:value-type="float" office:value="111.9626">
            <text:p>111.9626</text:p>
          </table:table-cell>
          <table:table-cell table:formula="oooc:=[$Sheet1.$P$47]" office:value-type="float" office:value="0.08956709">
            <text:p>0.0896</text:p>
          </table:table-cell>
        </table:table-row>
        <table:table-row table:style-name="ro1">
          <table:table-cell table:formula="oooc:=[$Sheet1.$M$48]" office:value-type="float" office:value="0.233200000000011">
            <text:p>0.2332</text:p>
          </table:table-cell>
          <table:table-cell table:formula="oooc:=[$Sheet1.$N$48]" office:value-type="float" office:value="0.1021401">
            <text:p>0.1021</text:p>
          </table:table-cell>
          <table:table-cell table:formula="oooc:=[$Sheet1.$O$48]" office:value-type="float" office:value="111.9792">
            <text:p>111.9792</text:p>
          </table:table-cell>
          <table:table-cell table:formula="oooc:=[$Sheet1.$P$48]" office:value-type="float" office:value="0.1021401">
            <text:p>0.1021</text:p>
          </table:table-cell>
        </table:table-row>
        <table:table-row table:style-name="ro1">
          <table:table-cell table:formula="oooc:=[$Sheet1.$M$49]" office:value-type="float" office:value="0.25">
            <text:p>0.2500</text:p>
          </table:table-cell>
          <table:table-cell table:formula="oooc:=[$Sheet1.$N$49]" office:value-type="float" office:value="0.1132622">
            <text:p>0.1133</text:p>
          </table:table-cell>
          <table:table-cell table:formula="oooc:=[$Sheet1.$O$49]" office:value-type="float" office:value="111.996">
            <text:p>111.9960</text:p>
          </table:table-cell>
          <table:table-cell table:formula="oooc:=[$Sheet1.$P$49]" office:value-type="float" office:value="0.1132622">
            <text:p>0.1133</text:p>
          </table:table-cell>
        </table:table-row>
        <table:table-row table:style-name="ro1">
          <table:table-cell table:formula="oooc:=[$Sheet1.$M$50]" office:value-type="float" office:value="0.2667">
            <text:p>0.2667</text:p>
          </table:table-cell>
          <table:table-cell table:formula="oooc:=[$Sheet1.$N$50]" office:value-type="float" office:value="0.12522">
            <text:p>0.1252</text:p>
          </table:table-cell>
          <table:table-cell table:formula="oooc:=[$Sheet1.$O$50]" office:value-type="float" office:value="112.0127">
            <text:p>112.0127</text:p>
          </table:table-cell>
          <table:table-cell table:formula="oooc:=[$Sheet1.$P$50]" office:value-type="float" office:value="0.12522">
            <text:p>0.1252</text:p>
          </table:table-cell>
        </table:table-row>
        <table:table-row table:style-name="ro1">
          <table:table-cell table:formula="oooc:=[$Sheet1.$M$51]" office:value-type="float" office:value="0.2834">
            <text:p>0.2834</text:p>
          </table:table-cell>
          <table:table-cell table:formula="oooc:=[$Sheet1.$N$51]" office:value-type="float" office:value="0.1386826">
            <text:p>0.1387</text:p>
          </table:table-cell>
          <table:table-cell table:formula="oooc:=[$Sheet1.$O$51]" office:value-type="float" office:value="112.0294">
            <text:p>112.0294</text:p>
          </table:table-cell>
          <table:table-cell table:formula="oooc:=[$Sheet1.$P$51]" office:value-type="float" office:value="0.1386826">
            <text:p>0.1387</text:p>
          </table:table-cell>
        </table:table-row>
        <table:table-row table:style-name="ro1">
          <table:table-cell table:formula="oooc:=[$Sheet1.$M$52]" office:value-type="float" office:value="0.299900000000008">
            <text:p>0.2999</text:p>
          </table:table-cell>
          <table:table-cell table:formula="oooc:=[$Sheet1.$N$52]" office:value-type="float" office:value="0.1525684">
            <text:p>0.1526</text:p>
          </table:table-cell>
          <table:table-cell table:formula="oooc:=[$Sheet1.$O$52]" office:value-type="float" office:value="112.0459">
            <text:p>112.0459</text:p>
          </table:table-cell>
          <table:table-cell table:formula="oooc:=[$Sheet1.$P$52]" office:value-type="float" office:value="0.1525684">
            <text:p>0.1526</text:p>
          </table:table-cell>
        </table:table-row>
        <table:table-row table:style-name="ro1">
          <table:table-cell table:formula="oooc:=[$Sheet1.$M$53]" office:value-type="float" office:value="0.316700000000012">
            <text:p>0.3167</text:p>
          </table:table-cell>
          <table:table-cell table:formula="oooc:=[$Sheet1.$N$53]" office:value-type="float" office:value="0.1683504">
            <text:p>0.1684</text:p>
          </table:table-cell>
          <table:table-cell table:formula="oooc:=[$Sheet1.$O$53]" office:value-type="float" office:value="112.0627">
            <text:p>112.0627</text:p>
          </table:table-cell>
          <table:table-cell table:formula="oooc:=[$Sheet1.$P$53]" office:value-type="float" office:value="0.1683504">
            <text:p>0.1684</text:p>
          </table:table-cell>
        </table:table-row>
        <table:table-row table:style-name="ro1">
          <table:table-cell table:formula="oooc:=[$Sheet1.$M$54]" office:value-type="float" office:value="0.333300000000008">
            <text:p>0.3333</text:p>
          </table:table-cell>
          <table:table-cell table:formula="oooc:=[$Sheet1.$N$54]" office:value-type="float" office:value="0.1835011">
            <text:p>0.1835</text:p>
          </table:table-cell>
          <table:table-cell table:formula="oooc:=[$Sheet1.$O$54]" office:value-type="float" office:value="112.0793">
            <text:p>112.0793</text:p>
          </table:table-cell>
          <table:table-cell table:formula="oooc:=[$Sheet1.$P$54]" office:value-type="float" office:value="0.1835011">
            <text:p>0.1835</text:p>
          </table:table-cell>
        </table:table-row>
        <table:table-row table:style-name="ro1">
          <table:table-cell table:formula="oooc:=[$Sheet1.$M$55]" office:value-type="float" office:value="0.349900000000005">
            <text:p>0.3499</text:p>
          </table:table-cell>
          <table:table-cell table:formula="oooc:=[$Sheet1.$N$55]" office:value-type="float" office:value="0.1997438">
            <text:p>0.1997</text:p>
          </table:table-cell>
          <table:table-cell table:formula="oooc:=[$Sheet1.$O$55]" office:value-type="float" office:value="112.0959">
            <text:p>112.0959</text:p>
          </table:table-cell>
          <table:table-cell table:formula="oooc:=[$Sheet1.$P$55]" office:value-type="float" office:value="0.1997438">
            <text:p>0.1997</text:p>
          </table:table-cell>
        </table:table-row>
        <table:table-row table:style-name="ro1">
          <table:table-cell table:formula="oooc:=[$Sheet1.$M$56]" office:value-type="float" office:value="0.366500000000002">
            <text:p>0.3665</text:p>
          </table:table-cell>
          <table:table-cell table:formula="oooc:=[$Sheet1.$N$56]" office:value-type="float" office:value="0.216961">
            <text:p>0.2170</text:p>
          </table:table-cell>
          <table:table-cell table:formula="oooc:=[$Sheet1.$O$56]" office:value-type="float" office:value="112.1125">
            <text:p>112.1125</text:p>
          </table:table-cell>
          <table:table-cell table:formula="oooc:=[$Sheet1.$P$56]" office:value-type="float" office:value="0.216961">
            <text:p>0.2170</text:p>
          </table:table-cell>
        </table:table-row>
        <table:table-row table:style-name="ro1">
          <table:table-cell table:formula="oooc:=[$Sheet1.$M$57]" office:value-type="float" office:value="0.383300000000006">
            <text:p>0.3833</text:p>
          </table:table-cell>
          <table:table-cell table:formula="oooc:=[$Sheet1.$N$57]" office:value-type="float" office:value="0.2348348">
            <text:p>0.2348</text:p>
          </table:table-cell>
          <table:table-cell table:formula="oooc:=[$Sheet1.$O$57]" office:value-type="float" office:value="112.1293">
            <text:p>112.1293</text:p>
          </table:table-cell>
          <table:table-cell table:formula="oooc:=[$Sheet1.$P$57]" office:value-type="float" office:value="0.2348348">
            <text:p>0.2348</text:p>
          </table:table-cell>
        </table:table-row>
        <table:table-row table:style-name="ro1">
          <table:table-cell table:formula="oooc:=[$Sheet1.$M$58]" office:value-type="float" office:value="0.400000000000006">
            <text:p>0.4000</text:p>
          </table:table-cell>
          <table:table-cell table:formula="oooc:=[$Sheet1.$N$58]" office:value-type="float" office:value="0.2521735">
            <text:p>0.2522</text:p>
          </table:table-cell>
          <table:table-cell table:formula="oooc:=[$Sheet1.$O$58]" office:value-type="float" office:value="112.146">
            <text:p>112.1460</text:p>
          </table:table-cell>
          <table:table-cell table:formula="oooc:=[$Sheet1.$P$58]" office:value-type="float" office:value="0.2521735">
            <text:p>0.2522</text:p>
          </table:table-cell>
        </table:table-row>
        <table:table-row table:style-name="ro1">
          <table:table-cell table:formula="oooc:=[$Sheet1.$M$59]" office:value-type="float" office:value="0.416700000000006">
            <text:p>0.4167</text:p>
          </table:table-cell>
          <table:table-cell table:formula="oooc:=[$Sheet1.$N$59]" office:value-type="float" office:value="0.267494">
            <text:p>0.2675</text:p>
          </table:table-cell>
          <table:table-cell table:formula="oooc:=[$Sheet1.$O$59]" office:value-type="float" office:value="112.1627">
            <text:p>112.1627</text:p>
          </table:table-cell>
          <table:table-cell table:formula="oooc:=[$Sheet1.$P$59]" office:value-type="float" office:value="0.267494">
            <text:p>0.2675</text:p>
          </table:table-cell>
        </table:table-row>
        <table:table-row table:style-name="ro1">
          <table:table-cell table:formula="oooc:=[$Sheet1.$M$60]" office:value-type="float" office:value="0.433300000000003">
            <text:p>0.4333</text:p>
          </table:table-cell>
          <table:table-cell table:formula="oooc:=[$Sheet1.$N$60]" office:value-type="float" office:value="0.2806011">
            <text:p>0.2806</text:p>
          </table:table-cell>
          <table:table-cell table:formula="oooc:=[$Sheet1.$O$60]" office:value-type="float" office:value="112.1793">
            <text:p>112.1793</text:p>
          </table:table-cell>
          <table:table-cell table:formula="oooc:=[$Sheet1.$P$60]" office:value-type="float" office:value="0.2806011">
            <text:p>0.2806</text:p>
          </table:table-cell>
        </table:table-row>
        <table:table-row table:style-name="ro1">
          <table:table-cell table:formula="oooc:=[$Sheet1.$M$61]" office:value-type="float" office:value="0.450000000000003">
            <text:p>0.4500</text:p>
          </table:table-cell>
          <table:table-cell table:formula="oooc:=[$Sheet1.$N$61]" office:value-type="float" office:value="0.2903284">
            <text:p>0.2903</text:p>
          </table:table-cell>
          <table:table-cell table:formula="oooc:=[$Sheet1.$O$61]" office:value-type="float" office:value="112.196">
            <text:p>112.1960</text:p>
          </table:table-cell>
          <table:table-cell table:formula="oooc:=[$Sheet1.$P$61]" office:value-type="float" office:value="0.2903284">
            <text:p>0.2903</text:p>
          </table:table-cell>
        </table:table-row>
        <table:table-row table:style-name="ro1">
          <table:table-cell table:formula="oooc:=[$Sheet1.$M$62]" office:value-type="float" office:value="0.4666">
            <text:p>0.4666</text:p>
          </table:table-cell>
          <table:table-cell table:formula="oooc:=[$Sheet1.$N$62]" office:value-type="float" office:value="0.2991112">
            <text:p>0.2991</text:p>
          </table:table-cell>
          <table:table-cell table:formula="oooc:=[$Sheet1.$O$62]" office:value-type="float" office:value="112.2126">
            <text:p>112.2126</text:p>
          </table:table-cell>
          <table:table-cell table:formula="oooc:=[$Sheet1.$P$62]" office:value-type="float" office:value="0.2991112">
            <text:p>0.2991</text:p>
          </table:table-cell>
        </table:table-row>
        <table:table-row table:style-name="ro1">
          <table:table-cell table:formula="oooc:=[$Sheet1.$M$63]" office:value-type="float" office:value="0.4833">
            <text:p>0.4833</text:p>
          </table:table-cell>
          <table:table-cell table:formula="oooc:=[$Sheet1.$N$63]" office:value-type="float" office:value="0.3032217">
            <text:p>0.3032</text:p>
          </table:table-cell>
          <table:table-cell table:formula="oooc:=[$Sheet1.$O$63]" office:value-type="float" office:value="112.2293">
            <text:p>112.2293</text:p>
          </table:table-cell>
          <table:table-cell table:formula="oooc:=[$Sheet1.$P$63]" office:value-type="float" office:value="0.3032217">
            <text:p>0.3032</text:p>
          </table:table-cell>
        </table:table-row>
        <table:table-row table:style-name="ro1">
          <table:table-cell table:formula="oooc:=[$Sheet1.$M$64]" office:value-type="float" office:value="0.499900000000011">
            <text:p>0.4999</text:p>
          </table:table-cell>
          <table:table-cell table:formula="oooc:=[$Sheet1.$N$64]" office:value-type="float" office:value="0.3058734">
            <text:p>0.3059</text:p>
          </table:table-cell>
          <table:table-cell table:formula="oooc:=[$Sheet1.$O$64]" office:value-type="float" office:value="112.2459">
            <text:p>112.2459</text:p>
          </table:table-cell>
          <table:table-cell table:formula="oooc:=[$Sheet1.$P$64]" office:value-type="float" office:value="0.3058734">
            <text:p>0.3059</text:p>
          </table:table-cell>
        </table:table-row>
        <table:table-row table:style-name="ro1">
          <table:table-cell table:formula="oooc:=[$Sheet1.$M$65]" office:value-type="float" office:value="0.5167">
            <text:p>0.5167</text:p>
          </table:table-cell>
          <table:table-cell table:formula="oooc:=[$Sheet1.$N$65]" office:value-type="float" office:value="0.3088025">
            <text:p>0.3088</text:p>
          </table:table-cell>
          <table:table-cell table:formula="oooc:=[$Sheet1.$O$65]" office:value-type="float" office:value="112.2627">
            <text:p>112.2627</text:p>
          </table:table-cell>
          <table:table-cell table:formula="oooc:=[$Sheet1.$P$65]" office:value-type="float" office:value="0.3088025">
            <text:p>0.3088</text:p>
          </table:table-cell>
        </table:table-row>
        <table:table-row table:style-name="ro1">
          <table:table-cell table:formula="oooc:=[$Sheet1.$M$66]" office:value-type="float" office:value="0.533300000000011">
            <text:p>0.5333</text:p>
          </table:table-cell>
          <table:table-cell table:formula="oooc:=[$Sheet1.$N$66]" office:value-type="float" office:value="0.3120612">
            <text:p>0.3121</text:p>
          </table:table-cell>
          <table:table-cell table:formula="oooc:=[$Sheet1.$O$66]" office:value-type="float" office:value="112.2793">
            <text:p>112.2793</text:p>
          </table:table-cell>
          <table:table-cell table:formula="oooc:=[$Sheet1.$P$66]" office:value-type="float" office:value="0.3120612">
            <text:p>0.3121</text:p>
          </table:table-cell>
        </table:table-row>
        <table:table-row table:style-name="ro1">
          <table:table-cell table:formula="oooc:=[$Sheet1.$M$67]" office:value-type="float" office:value="0.549900000000008">
            <text:p>0.5499</text:p>
          </table:table-cell>
          <table:table-cell table:formula="oooc:=[$Sheet1.$N$67]" office:value-type="float" office:value="0.3138443">
            <text:p>0.3138</text:p>
          </table:table-cell>
          <table:table-cell table:formula="oooc:=[$Sheet1.$O$67]" office:value-type="float" office:value="112.2959">
            <text:p>112.2959</text:p>
          </table:table-cell>
          <table:table-cell table:formula="oooc:=[$Sheet1.$P$67]" office:value-type="float" office:value="0.3138443">
            <text:p>0.3138</text:p>
          </table:table-cell>
        </table:table-row>
        <table:table-row table:style-name="ro1">
          <table:table-cell table:formula="oooc:=[$Sheet1.$M$68]" office:value-type="float" office:value="0.566600000000008">
            <text:p>0.5666</text:p>
          </table:table-cell>
          <table:table-cell table:formula="oooc:=[$Sheet1.$N$68]" office:value-type="float" office:value="0.3143493">
            <text:p>0.3143</text:p>
          </table:table-cell>
          <table:table-cell table:formula="oooc:=[$Sheet1.$O$68]" office:value-type="float" office:value="112.3126">
            <text:p>112.3126</text:p>
          </table:table-cell>
          <table:table-cell table:formula="oooc:=[$Sheet1.$P$68]" office:value-type="float" office:value="0.3143493">
            <text:p>0.3143</text:p>
          </table:table-cell>
        </table:table-row>
        <table:table-row table:style-name="ro1">
          <table:table-cell table:formula="oooc:=[$Sheet1.$M$69]" office:value-type="float" office:value="0.583300000000008">
            <text:p>0.5833</text:p>
          </table:table-cell>
          <table:table-cell table:formula="oooc:=[$Sheet1.$N$69]" office:value-type="float" office:value="0.3146194">
            <text:p>0.3146</text:p>
          </table:table-cell>
          <table:table-cell table:formula="oooc:=[$Sheet1.$O$69]" office:value-type="float" office:value="112.3293">
            <text:p>112.3293</text:p>
          </table:table-cell>
          <table:table-cell table:formula="oooc:=[$Sheet1.$P$69]" office:value-type="float" office:value="0.3146194">
            <text:p>0.3146</text:p>
          </table:table-cell>
        </table:table-row>
        <table:table-row table:style-name="ro1">
          <table:table-cell table:formula="oooc:=[$Sheet1.$M$70]" office:value-type="float" office:value="0.599900000000005">
            <text:p>0.5999</text:p>
          </table:table-cell>
          <table:table-cell table:formula="oooc:=[$Sheet1.$N$70]" office:value-type="float" office:value="0.3148976">
            <text:p>0.3149</text:p>
          </table:table-cell>
          <table:table-cell table:formula="oooc:=[$Sheet1.$O$70]" office:value-type="float" office:value="112.3459">
            <text:p>112.3459</text:p>
          </table:table-cell>
          <table:table-cell table:formula="oooc:=[$Sheet1.$P$70]" office:value-type="float" office:value="0.3148976">
            <text:p>0.3149</text:p>
          </table:table-cell>
        </table:table-row>
        <table:table-row table:style-name="ro1">
          <table:table-cell table:formula="oooc:=[$Sheet1.$M$71]" office:value-type="float" office:value="0.616600000000005">
            <text:p>0.6166</text:p>
          </table:table-cell>
          <table:table-cell table:formula="oooc:=[$Sheet1.$N$71]" office:value-type="float" office:value="0.3157547">
            <text:p>0.3158</text:p>
          </table:table-cell>
          <table:table-cell table:formula="oooc:=[$Sheet1.$O$71]" office:value-type="float" office:value="112.3626">
            <text:p>112.3626</text:p>
          </table:table-cell>
          <table:table-cell table:formula="oooc:=[$Sheet1.$P$71]" office:value-type="float" office:value="0.3157547">
            <text:p>0.3158</text:p>
          </table:table-cell>
        </table:table-row>
        <table:table-row table:style-name="ro1">
          <table:table-cell table:formula="oooc:=[$Sheet1.$M$72]" office:value-type="float" office:value="0.633300000000006">
            <text:p>0.6333</text:p>
          </table:table-cell>
          <table:table-cell table:formula="oooc:=[$Sheet1.$N$72]" office:value-type="float" office:value="0.3162364">
            <text:p>0.3162</text:p>
          </table:table-cell>
          <table:table-cell table:formula="oooc:=[$Sheet1.$O$72]" office:value-type="float" office:value="112.3793">
            <text:p>112.3793</text:p>
          </table:table-cell>
          <table:table-cell table:formula="oooc:=[$Sheet1.$P$72]" office:value-type="float" office:value="0.3162364">
            <text:p>0.3162</text:p>
          </table:table-cell>
        </table:table-row>
        <table:table-row table:style-name="ro1">
          <table:table-cell table:formula="oooc:=[$Sheet1.$M$73]" office:value-type="float" office:value="0.650000000000006">
            <text:p>0.6500</text:p>
          </table:table-cell>
          <table:table-cell table:formula="oooc:=[$Sheet1.$N$73]" office:value-type="float" office:value="0.3173331">
            <text:p>0.3173</text:p>
          </table:table-cell>
          <table:table-cell table:formula="oooc:=[$Sheet1.$O$73]" office:value-type="float" office:value="112.396">
            <text:p>112.3960</text:p>
          </table:table-cell>
          <table:table-cell table:formula="oooc:=[$Sheet1.$P$73]" office:value-type="float" office:value="0.3173331">
            <text:p>0.3173</text:p>
          </table:table-cell>
        </table:table-row>
        <table:table-row table:style-name="ro1">
          <table:table-cell table:formula="oooc:=[$Sheet1.$M$74]" office:value-type="float" office:value="0.666700000000006">
            <text:p>0.6667</text:p>
          </table:table-cell>
          <table:table-cell table:formula="oooc:=[$Sheet1.$N$74]" office:value-type="float" office:value="0.3197065">
            <text:p>0.3197</text:p>
          </table:table-cell>
          <table:table-cell table:formula="oooc:=[$Sheet1.$O$74]" office:value-type="float" office:value="112.4127">
            <text:p>112.4127</text:p>
          </table:table-cell>
          <table:table-cell table:formula="oooc:=[$Sheet1.$P$74]" office:value-type="float" office:value="0.3197065">
            <text:p>0.3197</text:p>
          </table:table-cell>
        </table:table-row>
        <table:table-row table:style-name="ro1">
          <table:table-cell table:formula="oooc:=[$Sheet1.$M$75]" office:value-type="float" office:value="0.683300000000003">
            <text:p>0.6833</text:p>
          </table:table-cell>
          <table:table-cell table:formula="oooc:=[$Sheet1.$N$75]" office:value-type="float" office:value="0.3221131">
            <text:p>0.3221</text:p>
          </table:table-cell>
          <table:table-cell table:formula="oooc:=[$Sheet1.$O$75]" office:value-type="float" office:value="112.4293">
            <text:p>112.4293</text:p>
          </table:table-cell>
          <table:table-cell table:formula="oooc:=[$Sheet1.$P$75]" office:value-type="float" office:value="0.3221131">
            <text:p>0.3221</text:p>
          </table:table-cell>
        </table:table-row>
        <table:table-row table:style-name="ro1">
          <table:table-cell table:formula="oooc:=[$Sheet1.$M$76]" office:value-type="float" office:value="0.700000000000003">
            <text:p>0.7000</text:p>
          </table:table-cell>
          <table:table-cell table:formula="oooc:=[$Sheet1.$N$76]" office:value-type="float" office:value="0.3248351">
            <text:p>0.3248</text:p>
          </table:table-cell>
          <table:table-cell table:formula="oooc:=[$Sheet1.$O$76]" office:value-type="float" office:value="112.446">
            <text:p>112.4460</text:p>
          </table:table-cell>
          <table:table-cell table:formula="oooc:=[$Sheet1.$P$76]" office:value-type="float" office:value="0.3248351">
            <text:p>0.3248</text:p>
          </table:table-cell>
        </table:table-row>
        <table:table-row table:style-name="ro1">
          <table:table-cell table:formula="oooc:=[$Sheet1.$M$77]" office:value-type="float" office:value="0.7166">
            <text:p>0.7166</text:p>
          </table:table-cell>
          <table:table-cell table:formula="oooc:=[$Sheet1.$N$77]" office:value-type="float" office:value="0.3288547">
            <text:p>0.3289</text:p>
          </table:table-cell>
          <table:table-cell table:formula="oooc:=[$Sheet1.$O$77]" office:value-type="float" office:value="112.4626">
            <text:p>112.4626</text:p>
          </table:table-cell>
          <table:table-cell table:formula="oooc:=[$Sheet1.$P$77]" office:value-type="float" office:value="0.3288547">
            <text:p>0.3289</text:p>
          </table:table-cell>
        </table:table-row>
        <table:table-row table:style-name="ro1">
          <table:table-cell table:formula="oooc:=[$Sheet1.$M$78]" office:value-type="float" office:value="0.7333">
            <text:p>0.7333</text:p>
          </table:table-cell>
          <table:table-cell table:formula="oooc:=[$Sheet1.$N$78]" office:value-type="float" office:value="0.3351525">
            <text:p>0.3352</text:p>
          </table:table-cell>
          <table:table-cell table:formula="oooc:=[$Sheet1.$O$78]" office:value-type="float" office:value="112.4793">
            <text:p>112.4793</text:p>
          </table:table-cell>
          <table:table-cell table:formula="oooc:=[$Sheet1.$P$78]" office:value-type="float" office:value="0.3351525">
            <text:p>0.3352</text:p>
          </table:table-cell>
        </table:table-row>
        <table:table-row table:style-name="ro1">
          <table:table-cell table:formula="oooc:=[$Sheet1.$M$79]" office:value-type="float" office:value="0.749900000000011">
            <text:p>0.7499</text:p>
          </table:table-cell>
          <table:table-cell table:formula="oooc:=[$Sheet1.$N$79]" office:value-type="float" office:value="0.343942">
            <text:p>0.3439</text:p>
          </table:table-cell>
          <table:table-cell table:formula="oooc:=[$Sheet1.$O$79]" office:value-type="float" office:value="112.4959">
            <text:p>112.4959</text:p>
          </table:table-cell>
          <table:table-cell table:formula="oooc:=[$Sheet1.$P$79]" office:value-type="float" office:value="0.343942">
            <text:p>0.3439</text:p>
          </table:table-cell>
        </table:table-row>
        <table:table-row table:style-name="ro1">
          <table:table-cell table:formula="oooc:=[$Sheet1.$M$80]" office:value-type="float" office:value="0.766600000000011">
            <text:p>0.7666</text:p>
          </table:table-cell>
          <table:table-cell table:formula="oooc:=[$Sheet1.$N$80]" office:value-type="float" office:value="0.3545377">
            <text:p>0.3545</text:p>
          </table:table-cell>
          <table:table-cell table:formula="oooc:=[$Sheet1.$O$80]" office:value-type="float" office:value="112.5126">
            <text:p>112.5126</text:p>
          </table:table-cell>
          <table:table-cell table:formula="oooc:=[$Sheet1.$P$80]" office:value-type="float" office:value="0.3545377">
            <text:p>0.3545</text:p>
          </table:table-cell>
        </table:table-row>
        <table:table-row table:style-name="ro1">
          <table:table-cell table:formula="oooc:=[$Sheet1.$M$81]" office:value-type="float" office:value="0.783300000000011">
            <text:p>0.7833</text:p>
          </table:table-cell>
          <table:table-cell table:formula="oooc:=[$Sheet1.$N$81]" office:value-type="float" office:value="0.3659028">
            <text:p>0.3659</text:p>
          </table:table-cell>
          <table:table-cell table:formula="oooc:=[$Sheet1.$O$81]" office:value-type="float" office:value="112.5293">
            <text:p>112.5293</text:p>
          </table:table-cell>
          <table:table-cell table:formula="oooc:=[$Sheet1.$P$81]" office:value-type="float" office:value="0.3659028">
            <text:p>0.3659</text:p>
          </table:table-cell>
        </table:table-row>
        <table:table-row table:style-name="ro1">
          <table:table-cell table:formula="oooc:=[$Sheet1.$M$82]" office:value-type="float" office:value="0.800000000000011">
            <text:p>0.8000</text:p>
          </table:table-cell>
          <table:table-cell table:formula="oooc:=[$Sheet1.$N$82]" office:value-type="float" office:value="0.3810771">
            <text:p>0.3811</text:p>
          </table:table-cell>
          <table:table-cell table:formula="oooc:=[$Sheet1.$O$82]" office:value-type="float" office:value="112.546">
            <text:p>112.5460</text:p>
          </table:table-cell>
          <table:table-cell table:formula="oooc:=[$Sheet1.$P$82]" office:value-type="float" office:value="0.3810771">
            <text:p>0.3811</text:p>
          </table:table-cell>
        </table:table-row>
        <table:table-row table:style-name="ro1">
          <table:table-cell table:formula="oooc:=[$Sheet1.$M$83]" office:value-type="float" office:value="0.816700000000012">
            <text:p>0.8167</text:p>
          </table:table-cell>
          <table:table-cell table:formula="oooc:=[$Sheet1.$N$83]" office:value-type="float" office:value="0.3959408">
            <text:p>0.3959</text:p>
          </table:table-cell>
          <table:table-cell table:formula="oooc:=[$Sheet1.$O$83]" office:value-type="float" office:value="112.5627">
            <text:p>112.5627</text:p>
          </table:table-cell>
          <table:table-cell table:formula="oooc:=[$Sheet1.$P$83]" office:value-type="float" office:value="0.3959408">
            <text:p>0.3959</text:p>
          </table:table-cell>
        </table:table-row>
        <table:table-row table:style-name="ro1">
          <table:table-cell table:formula="oooc:=[$Sheet1.$M$84]" office:value-type="float" office:value="0.833300000000008">
            <text:p>0.8333</text:p>
          </table:table-cell>
          <table:table-cell table:formula="oooc:=[$Sheet1.$N$84]" office:value-type="float" office:value="0.4105567">
            <text:p>0.4106</text:p>
          </table:table-cell>
          <table:table-cell table:formula="oooc:=[$Sheet1.$O$84]" office:value-type="float" office:value="112.5793">
            <text:p>112.5793</text:p>
          </table:table-cell>
          <table:table-cell table:formula="oooc:=[$Sheet1.$P$84]" office:value-type="float" office:value="0.4105567">
            <text:p>0.4106</text:p>
          </table:table-cell>
        </table:table-row>
        <table:table-row table:style-name="ro1">
          <table:table-cell table:formula="oooc:=[$Sheet1.$M$85]" office:value-type="float" office:value="0.850000000000009">
            <text:p>0.8500</text:p>
          </table:table-cell>
          <table:table-cell table:formula="oooc:=[$Sheet1.$N$85]" office:value-type="float" office:value="0.4257668">
            <text:p>0.4258</text:p>
          </table:table-cell>
          <table:table-cell table:formula="oooc:=[$Sheet1.$O$85]" office:value-type="float" office:value="112.596">
            <text:p>112.5960</text:p>
          </table:table-cell>
          <table:table-cell table:formula="oooc:=[$Sheet1.$P$85]" office:value-type="float" office:value="0.4257668">
            <text:p>0.4258</text:p>
          </table:table-cell>
        </table:table-row>
        <table:table-row table:style-name="ro1">
          <table:table-cell table:formula="oooc:=[$Sheet1.$M$86]" office:value-type="float" office:value="0.866600000000005">
            <text:p>0.8666</text:p>
          </table:table-cell>
          <table:table-cell table:formula="oooc:=[$Sheet1.$N$86]" office:value-type="float" office:value="0.4441687">
            <text:p>0.4442</text:p>
          </table:table-cell>
          <table:table-cell table:formula="oooc:=[$Sheet1.$O$86]" office:value-type="float" office:value="112.6126">
            <text:p>112.6126</text:p>
          </table:table-cell>
          <table:table-cell table:formula="oooc:=[$Sheet1.$P$86]" office:value-type="float" office:value="0.4441687">
            <text:p>0.4442</text:p>
          </table:table-cell>
        </table:table-row>
        <table:table-row table:style-name="ro1">
          <table:table-cell table:formula="oooc:=[$Sheet1.$M$87]" office:value-type="float" office:value="0.883300000000006">
            <text:p>0.8833</text:p>
          </table:table-cell>
          <table:table-cell table:formula="oooc:=[$Sheet1.$N$87]" office:value-type="float" office:value="0.4636587">
            <text:p>0.4637</text:p>
          </table:table-cell>
          <table:table-cell table:formula="oooc:=[$Sheet1.$O$87]" office:value-type="float" office:value="112.6293">
            <text:p>112.6293</text:p>
          </table:table-cell>
          <table:table-cell table:formula="oooc:=[$Sheet1.$P$87]" office:value-type="float" office:value="0.4636587">
            <text:p>0.4637</text:p>
          </table:table-cell>
        </table:table-row>
        <table:table-row table:style-name="ro1">
          <table:table-cell table:formula="oooc:=[$Sheet1.$M$88]" office:value-type="float" office:value="0.899900000000002">
            <text:p>0.8999</text:p>
          </table:table-cell>
          <table:table-cell table:formula="oooc:=[$Sheet1.$N$88]" office:value-type="float" office:value="0.4824192">
            <text:p>0.4824</text:p>
          </table:table-cell>
          <table:table-cell table:formula="oooc:=[$Sheet1.$O$88]" office:value-type="float" office:value="112.6459">
            <text:p>112.6459</text:p>
          </table:table-cell>
          <table:table-cell table:formula="oooc:=[$Sheet1.$P$88]" office:value-type="float" office:value="0.4824192">
            <text:p>0.4824</text:p>
          </table:table-cell>
        </table:table-row>
        <table:table-row table:style-name="ro1">
          <table:table-cell table:formula="oooc:=[$Sheet1.$M$89]" office:value-type="float" office:value="0.916700000000006">
            <text:p>0.9167</text:p>
          </table:table-cell>
          <table:table-cell table:formula="oooc:=[$Sheet1.$N$89]" office:value-type="float" office:value="0.5018527">
            <text:p>0.5019</text:p>
          </table:table-cell>
          <table:table-cell table:formula="oooc:=[$Sheet1.$O$89]" office:value-type="float" office:value="112.6627">
            <text:p>112.6627</text:p>
          </table:table-cell>
          <table:table-cell table:formula="oooc:=[$Sheet1.$P$89]" office:value-type="float" office:value="0.5018527">
            <text:p>0.5019</text:p>
          </table:table-cell>
        </table:table-row>
        <table:table-row table:style-name="ro1">
          <table:table-cell table:formula="oooc:=[$Sheet1.$M$90]" office:value-type="float" office:value="0.933300000000003">
            <text:p>0.9333</text:p>
          </table:table-cell>
          <table:table-cell table:formula="oooc:=[$Sheet1.$N$90]" office:value-type="float" office:value="0.5238342">
            <text:p>0.5238</text:p>
          </table:table-cell>
          <table:table-cell table:formula="oooc:=[$Sheet1.$O$90]" office:value-type="float" office:value="112.6793">
            <text:p>112.6793</text:p>
          </table:table-cell>
          <table:table-cell table:formula="oooc:=[$Sheet1.$P$90]" office:value-type="float" office:value="0.5238342">
            <text:p>0.5238</text:p>
          </table:table-cell>
        </table:table-row>
        <table:table-row table:style-name="ro1">
          <table:table-cell table:formula="oooc:=[$Sheet1.$M$91]" office:value-type="float" office:value="0.950000000000003">
            <text:p>0.9500</text:p>
          </table:table-cell>
          <table:table-cell table:formula="oooc:=[$Sheet1.$N$91]" office:value-type="float" office:value="0.5440896">
            <text:p>0.5441</text:p>
          </table:table-cell>
          <table:table-cell table:formula="oooc:=[$Sheet1.$O$91]" office:value-type="float" office:value="112.696">
            <text:p>112.6960</text:p>
          </table:table-cell>
          <table:table-cell table:formula="oooc:=[$Sheet1.$P$91]" office:value-type="float" office:value="0.5440896">
            <text:p>0.5441</text:p>
          </table:table-cell>
        </table:table-row>
        <table:table-row table:style-name="ro1">
          <table:table-cell table:formula="oooc:=[$Sheet1.$M$92]" office:value-type="float" office:value="0.966700000000003">
            <text:p>0.9667</text:p>
          </table:table-cell>
          <table:table-cell table:formula="oooc:=[$Sheet1.$N$92]" office:value-type="float" office:value="0.5654745">
            <text:p>0.5655</text:p>
          </table:table-cell>
          <table:table-cell table:formula="oooc:=[$Sheet1.$O$92]" office:value-type="float" office:value="112.7127">
            <text:p>112.7127</text:p>
          </table:table-cell>
          <table:table-cell table:formula="oooc:=[$Sheet1.$P$92]" office:value-type="float" office:value="0.5654745">
            <text:p>0.5655</text:p>
          </table:table-cell>
        </table:table-row>
        <table:table-row table:style-name="ro1">
          <table:table-cell table:formula="oooc:=[$Sheet1.$M$93]" office:value-type="float" office:value="0.9833">
            <text:p>0.9833</text:p>
          </table:table-cell>
          <table:table-cell table:formula="oooc:=[$Sheet1.$N$93]" office:value-type="float" office:value="0.5880042">
            <text:p>0.5880</text:p>
          </table:table-cell>
          <table:table-cell table:formula="oooc:=[$Sheet1.$O$93]" office:value-type="float" office:value="112.7293">
            <text:p>112.7293</text:p>
          </table:table-cell>
          <table:table-cell table:formula="oooc:=[$Sheet1.$P$93]" office:value-type="float" office:value="0.5880042">
            <text:p>0.5880</text:p>
          </table:table-cell>
        </table:table-row>
        <table:table-row table:style-name="ro1">
          <table:table-cell table:formula="oooc:=[$Sheet1.$M$94]" office:value-type="float" office:value="0.999900000000011">
            <text:p>0.9999</text:p>
          </table:table-cell>
          <table:table-cell table:formula="oooc:=[$Sheet1.$N$94]" office:value-type="float" office:value="0.6099246">
            <text:p>0.6099</text:p>
          </table:table-cell>
          <table:table-cell table:formula="oooc:=[$Sheet1.$O$94]" office:value-type="float" office:value="112.7459">
            <text:p>112.7459</text:p>
          </table:table-cell>
          <table:table-cell table:formula="oooc:=[$Sheet1.$P$94]" office:value-type="float" office:value="0.6099246">
            <text:p>0.6099</text:p>
          </table:table-cell>
        </table:table-row>
        <table:table-row table:style-name="ro1">
          <table:table-cell table:formula="oooc:=[$Sheet1.$M$95]" office:value-type="float" office:value="1.01660000000001">
            <text:p>1.0166</text:p>
          </table:table-cell>
          <table:table-cell table:formula="oooc:=[$Sheet1.$N$95]" office:value-type="float" office:value="0.6325537">
            <text:p>0.6326</text:p>
          </table:table-cell>
          <table:table-cell table:formula="oooc:=[$Sheet1.$O$95]" office:value-type="float" office:value="112.7626">
            <text:p>112.7626</text:p>
          </table:table-cell>
          <table:table-cell table:formula="oooc:=[$Sheet1.$P$95]" office:value-type="float" office:value="0.6325537">
            <text:p>0.6326</text:p>
          </table:table-cell>
        </table:table-row>
        <table:table-row table:style-name="ro1">
          <table:table-cell table:formula="oooc:=[$Sheet1.$M$96]" office:value-type="float" office:value="1.03330000000001">
            <text:p>1.0333</text:p>
          </table:table-cell>
          <table:table-cell table:formula="oooc:=[$Sheet1.$N$96]" office:value-type="float" office:value="0.6557777">
            <text:p>0.6558</text:p>
          </table:table-cell>
          <table:table-cell table:formula="oooc:=[$Sheet1.$O$96]" office:value-type="float" office:value="112.7793">
            <text:p>112.7793</text:p>
          </table:table-cell>
          <table:table-cell table:formula="oooc:=[$Sheet1.$P$96]" office:value-type="float" office:value="0.6557777">
            <text:p>0.6558</text:p>
          </table:table-cell>
        </table:table-row>
        <table:table-row table:style-name="ro1">
          <table:table-cell table:formula="oooc:=[$Sheet1.$M$97]" office:value-type="float" office:value="1.05000000000001">
            <text:p>1.0500</text:p>
          </table:table-cell>
          <table:table-cell table:formula="oooc:=[$Sheet1.$N$97]" office:value-type="float" office:value="0.6821313">
            <text:p>0.6821</text:p>
          </table:table-cell>
          <table:table-cell table:formula="oooc:=[$Sheet1.$O$97]" office:value-type="float" office:value="112.796">
            <text:p>112.7960</text:p>
          </table:table-cell>
          <table:table-cell table:formula="oooc:=[$Sheet1.$P$97]" office:value-type="float" office:value="0.6821313">
            <text:p>0.6821</text:p>
          </table:table-cell>
        </table:table-row>
        <table:table-row table:style-name="ro1">
          <table:table-cell table:formula="oooc:=[$Sheet1.$M$98]" office:value-type="float" office:value="1.06670000000001">
            <text:p>1.0667</text:p>
          </table:table-cell>
          <table:table-cell table:formula="oooc:=[$Sheet1.$N$98]" office:value-type="float" office:value="0.7080134">
            <text:p>0.7080</text:p>
          </table:table-cell>
          <table:table-cell table:formula="oooc:=[$Sheet1.$O$98]" office:value-type="float" office:value="112.8127">
            <text:p>112.8127</text:p>
          </table:table-cell>
          <table:table-cell table:formula="oooc:=[$Sheet1.$P$98]" office:value-type="float" office:value="0.7080134">
            <text:p>0.7080</text:p>
          </table:table-cell>
        </table:table-row>
        <table:table-row table:style-name="ro1">
          <table:table-cell table:formula="oooc:=[$Sheet1.$M$99]" office:value-type="float" office:value="1.08330000000001">
            <text:p>1.0833</text:p>
          </table:table-cell>
          <table:table-cell table:formula="oooc:=[$Sheet1.$N$99]" office:value-type="float" office:value="0.7327537">
            <text:p>0.7328</text:p>
          </table:table-cell>
          <table:table-cell table:formula="oooc:=[$Sheet1.$O$99]" office:value-type="float" office:value="112.8293">
            <text:p>112.8293</text:p>
          </table:table-cell>
          <table:table-cell table:formula="oooc:=[$Sheet1.$P$99]" office:value-type="float" office:value="0.7327537">
            <text:p>0.7328</text:p>
          </table:table-cell>
        </table:table-row>
        <table:table-row table:style-name="ro1">
          <table:table-cell table:formula="oooc:=[$Sheet1.$M$100]" office:value-type="float" office:value="1.10000000000001">
            <text:p>1.1000</text:p>
          </table:table-cell>
          <table:table-cell table:formula="oooc:=[$Sheet1.$N$100]" office:value-type="float" office:value="0.7587055">
            <text:p>0.7587</text:p>
          </table:table-cell>
          <table:table-cell table:formula="oooc:=[$Sheet1.$O$100]" office:value-type="float" office:value="112.846">
            <text:p>112.8460</text:p>
          </table:table-cell>
          <table:table-cell table:formula="oooc:=[$Sheet1.$P$100]" office:value-type="float" office:value="0.7587055">
            <text:p>0.7587</text:p>
          </table:table-cell>
        </table:table-row>
        <table:table-row table:style-name="ro1">
          <table:table-cell table:formula="oooc:=[$Sheet1.$M$101]" office:value-type="float" office:value="1.11660000000001">
            <text:p>1.1166</text:p>
          </table:table-cell>
          <table:table-cell table:formula="oooc:=[$Sheet1.$N$101]" office:value-type="float" office:value="0.7832259">
            <text:p>0.7832</text:p>
          </table:table-cell>
          <table:table-cell table:formula="oooc:=[$Sheet1.$O$101]" office:value-type="float" office:value="112.8626">
            <text:p>112.8626</text:p>
          </table:table-cell>
          <table:table-cell table:formula="oooc:=[$Sheet1.$P$101]" office:value-type="float" office:value="0.7832259">
            <text:p>0.7832</text:p>
          </table:table-cell>
        </table:table-row>
        <table:table-row table:style-name="ro1">
          <table:table-cell table:formula="oooc:=[$Sheet1.$M$102]" office:value-type="float" office:value="1.13330000000001">
            <text:p>1.1333</text:p>
          </table:table-cell>
          <table:table-cell table:formula="oooc:=[$Sheet1.$N$102]" office:value-type="float" office:value="0.8085746">
            <text:p>0.8086</text:p>
          </table:table-cell>
          <table:table-cell table:formula="oooc:=[$Sheet1.$O$102]" office:value-type="float" office:value="112.8793">
            <text:p>112.8793</text:p>
          </table:table-cell>
          <table:table-cell table:formula="oooc:=[$Sheet1.$P$102]" office:value-type="float" office:value="0.8085746">
            <text:p>0.8086</text:p>
          </table:table-cell>
        </table:table-row>
        <table:table-row table:style-name="ro1">
          <table:table-cell table:formula="oooc:=[$Sheet1.$M$103]" office:value-type="float" office:value="1.1499">
            <text:p>1.1499</text:p>
          </table:table-cell>
          <table:table-cell table:formula="oooc:=[$Sheet1.$N$103]" office:value-type="float" office:value="0.8351713">
            <text:p>0.8352</text:p>
          </table:table-cell>
          <table:table-cell table:formula="oooc:=[$Sheet1.$O$103]" office:value-type="float" office:value="112.8959">
            <text:p>112.8959</text:p>
          </table:table-cell>
          <table:table-cell table:formula="oooc:=[$Sheet1.$P$103]" office:value-type="float" office:value="0.8351713">
            <text:p>0.8352</text:p>
          </table:table-cell>
        </table:table-row>
        <table:table-row table:style-name="ro1">
          <table:table-cell table:formula="oooc:=[$Sheet1.$M$104]" office:value-type="float" office:value="1.16670000000001">
            <text:p>1.1667</text:p>
          </table:table-cell>
          <table:table-cell table:formula="oooc:=[$Sheet1.$N$104]" office:value-type="float" office:value="0.8625231">
            <text:p>0.8625</text:p>
          </table:table-cell>
          <table:table-cell table:formula="oooc:=[$Sheet1.$O$104]" office:value-type="float" office:value="112.9127">
            <text:p>112.9127</text:p>
          </table:table-cell>
          <table:table-cell table:formula="oooc:=[$Sheet1.$P$104]" office:value-type="float" office:value="0.8625231">
            <text:p>0.8625</text:p>
          </table:table-cell>
        </table:table-row>
        <table:table-row table:style-name="ro1">
          <table:table-cell table:formula="oooc:=[$Sheet1.$M$105]" office:value-type="float" office:value="1.1833">
            <text:p>1.1833</text:p>
          </table:table-cell>
          <table:table-cell table:formula="oooc:=[$Sheet1.$N$105]" office:value-type="float" office:value="0.8903026">
            <text:p>0.8903</text:p>
          </table:table-cell>
          <table:table-cell table:formula="oooc:=[$Sheet1.$O$105]" office:value-type="float" office:value="112.9293">
            <text:p>112.9293</text:p>
          </table:table-cell>
          <table:table-cell table:formula="oooc:=[$Sheet1.$P$105]" office:value-type="float" office:value="0.8903026">
            <text:p>0.8903</text:p>
          </table:table-cell>
        </table:table-row>
        <table:table-row table:style-name="ro1">
          <table:table-cell table:formula="oooc:=[$Sheet1.$M$106]" office:value-type="float" office:value="1.1999">
            <text:p>1.1999</text:p>
          </table:table-cell>
          <table:table-cell table:formula="oooc:=[$Sheet1.$N$106]" office:value-type="float" office:value="0.9194957">
            <text:p>0.9195</text:p>
          </table:table-cell>
          <table:table-cell table:formula="oooc:=[$Sheet1.$O$106]" office:value-type="float" office:value="112.9459">
            <text:p>112.9459</text:p>
          </table:table-cell>
          <table:table-cell table:formula="oooc:=[$Sheet1.$P$106]" office:value-type="float" office:value="0.9194957">
            <text:p>0.9195</text:p>
          </table:table-cell>
        </table:table-row>
        <table:table-row table:style-name="ro1">
          <table:table-cell table:formula="oooc:=[$Sheet1.$M$107]" office:value-type="float" office:value="1.2167">
            <text:p>1.2167</text:p>
          </table:table-cell>
          <table:table-cell table:formula="oooc:=[$Sheet1.$N$107]" office:value-type="float" office:value="0.9501415">
            <text:p>0.9501</text:p>
          </table:table-cell>
          <table:table-cell table:formula="oooc:=[$Sheet1.$O$107]" office:value-type="float" office:value="112.9627">
            <text:p>112.9627</text:p>
          </table:table-cell>
          <table:table-cell table:formula="oooc:=[$Sheet1.$P$107]" office:value-type="float" office:value="0.9501415">
            <text:p>0.9501</text:p>
          </table:table-cell>
        </table:table-row>
        <table:table-row table:style-name="ro1">
          <table:table-cell table:formula="oooc:=[$Sheet1.$M$108]" office:value-type="float" office:value="1.2333">
            <text:p>1.2333</text:p>
          </table:table-cell>
          <table:table-cell table:formula="oooc:=[$Sheet1.$N$108]" office:value-type="float" office:value="0.9805983">
            <text:p>0.9806</text:p>
          </table:table-cell>
          <table:table-cell table:formula="oooc:=[$Sheet1.$O$108]" office:value-type="float" office:value="112.9793">
            <text:p>112.9793</text:p>
          </table:table-cell>
          <table:table-cell table:formula="oooc:=[$Sheet1.$P$108]" office:value-type="float" office:value="0.9805983">
            <text:p>0.9806</text:p>
          </table:table-cell>
        </table:table-row>
        <table:table-row table:style-name="ro1">
          <table:table-cell table:formula="oooc:=[$Sheet1.$M$109]" office:value-type="float" office:value="1.25">
            <text:p>1.2500</text:p>
          </table:table-cell>
          <table:table-cell table:formula="oooc:=[$Sheet1.$N$109]" office:value-type="float" office:value="1.01189">
            <text:p>1.0119</text:p>
          </table:table-cell>
          <table:table-cell table:formula="oooc:=[$Sheet1.$O$109]" office:value-type="float" office:value="112.996">
            <text:p>112.9960</text:p>
          </table:table-cell>
          <table:table-cell table:formula="oooc:=[$Sheet1.$P$109]" office:value-type="float" office:value="1.01189">
            <text:p>1.0119</text:p>
          </table:table-cell>
        </table:table-row>
        <table:table-row table:style-name="ro1">
          <table:table-cell table:formula="oooc:=[$Sheet1.$M$110]" office:value-type="float" office:value="1.2667">
            <text:p>1.2667</text:p>
          </table:table-cell>
          <table:table-cell table:formula="oooc:=[$Sheet1.$N$110]" office:value-type="float" office:value="1.042711">
            <text:p>1.0427</text:p>
          </table:table-cell>
          <table:table-cell table:formula="oooc:=[$Sheet1.$O$110]" office:value-type="float" office:value="113.0127">
            <text:p>113.0127</text:p>
          </table:table-cell>
          <table:table-cell table:formula="oooc:=[$Sheet1.$P$110]" office:value-type="float" office:value="1.042711">
            <text:p>1.0427</text:p>
          </table:table-cell>
        </table:table-row>
        <table:table-row table:style-name="ro1">
          <table:table-cell table:formula="oooc:=[$Sheet1.$M$111]" office:value-type="float" office:value="1.28330000000001">
            <text:p>1.2833</text:p>
          </table:table-cell>
          <table:table-cell table:formula="oooc:=[$Sheet1.$N$111]" office:value-type="float" office:value="1.074873">
            <text:p>1.0749</text:p>
          </table:table-cell>
          <table:table-cell table:formula="oooc:=[$Sheet1.$O$111]" office:value-type="float" office:value="113.0293">
            <text:p>113.0293</text:p>
          </table:table-cell>
          <table:table-cell table:formula="oooc:=[$Sheet1.$P$111]" office:value-type="float" office:value="1.074873">
            <text:p>1.0749</text:p>
          </table:table-cell>
        </table:table-row>
        <table:table-row table:style-name="ro1">
          <table:table-cell table:formula="oooc:=[$Sheet1.$M$112]" office:value-type="float" office:value="1.29990000000001">
            <text:p>1.2999</text:p>
          </table:table-cell>
          <table:table-cell table:formula="oooc:=[$Sheet1.$N$112]" office:value-type="float" office:value="1.108183">
            <text:p>1.1082</text:p>
          </table:table-cell>
          <table:table-cell table:formula="oooc:=[$Sheet1.$O$112]" office:value-type="float" office:value="113.0459">
            <text:p>113.0459</text:p>
          </table:table-cell>
          <table:table-cell table:formula="oooc:=[$Sheet1.$P$112]" office:value-type="float" office:value="1.108183">
            <text:p>1.1082</text:p>
          </table:table-cell>
        </table:table-row>
        <table:table-row table:style-name="ro1">
          <table:table-cell table:formula="oooc:=[$Sheet1.$M$113]" office:value-type="float" office:value="1.31660000000001">
            <text:p>1.3166</text:p>
          </table:table-cell>
          <table:table-cell table:formula="oooc:=[$Sheet1.$N$113]" office:value-type="float" office:value="1.139408">
            <text:p>1.1394</text:p>
          </table:table-cell>
          <table:table-cell table:formula="oooc:=[$Sheet1.$O$113]" office:value-type="float" office:value="113.0626">
            <text:p>113.0626</text:p>
          </table:table-cell>
          <table:table-cell table:formula="oooc:=[$Sheet1.$P$113]" office:value-type="float" office:value="1.139408">
            <text:p>1.1394</text:p>
          </table:table-cell>
        </table:table-row>
        <table:table-row table:style-name="ro1">
          <table:table-cell table:formula="oooc:=[$Sheet1.$M$114]" office:value-type="float" office:value="1.33330000000001">
            <text:p>1.3333</text:p>
          </table:table-cell>
          <table:table-cell table:formula="oooc:=[$Sheet1.$N$114]" office:value-type="float" office:value="1.172589">
            <text:p>1.1726</text:p>
          </table:table-cell>
          <table:table-cell table:formula="oooc:=[$Sheet1.$O$114]" office:value-type="float" office:value="113.0793">
            <text:p>113.0793</text:p>
          </table:table-cell>
          <table:table-cell table:formula="oooc:=[$Sheet1.$P$114]" office:value-type="float" office:value="1.172589">
            <text:p>1.1726</text:p>
          </table:table-cell>
        </table:table-row>
        <table:table-row table:style-name="ro1">
          <table:table-cell table:formula="oooc:=[$Sheet1.$M$115]" office:value-type="float" office:value="1.35000000000001">
            <text:p>1.3500</text:p>
          </table:table-cell>
          <table:table-cell table:formula="oooc:=[$Sheet1.$N$115]" office:value-type="float" office:value="1.204419">
            <text:p>1.2044</text:p>
          </table:table-cell>
          <table:table-cell table:formula="oooc:=[$Sheet1.$O$115]" office:value-type="float" office:value="113.096">
            <text:p>113.0960</text:p>
          </table:table-cell>
          <table:table-cell table:formula="oooc:=[$Sheet1.$P$115]" office:value-type="float" office:value="1.204419">
            <text:p>1.2044</text:p>
          </table:table-cell>
        </table:table-row>
        <table:table-row table:style-name="ro1">
          <table:table-cell table:formula="oooc:=[$Sheet1.$M$116]" office:value-type="float" office:value="1.36670000000001">
            <text:p>1.3667</text:p>
          </table:table-cell>
          <table:table-cell table:formula="oooc:=[$Sheet1.$N$116]" office:value-type="float" office:value="1.237715">
            <text:p>1.2377</text:p>
          </table:table-cell>
          <table:table-cell table:formula="oooc:=[$Sheet1.$O$116]" office:value-type="float" office:value="113.1127">
            <text:p>113.1127</text:p>
          </table:table-cell>
          <table:table-cell table:formula="oooc:=[$Sheet1.$P$116]" office:value-type="float" office:value="1.237715">
            <text:p>1.2377</text:p>
          </table:table-cell>
        </table:table-row>
        <table:table-row table:style-name="ro1">
          <table:table-cell table:formula="oooc:=[$Sheet1.$M$117]" office:value-type="float" office:value="1.38330000000001">
            <text:p>1.3833</text:p>
          </table:table-cell>
          <table:table-cell table:formula="oooc:=[$Sheet1.$N$117]" office:value-type="float" office:value="1.270228">
            <text:p>1.2702</text:p>
          </table:table-cell>
          <table:table-cell table:formula="oooc:=[$Sheet1.$O$117]" office:value-type="float" office:value="113.1293">
            <text:p>113.1293</text:p>
          </table:table-cell>
          <table:table-cell table:formula="oooc:=[$Sheet1.$P$117]" office:value-type="float" office:value="1.270228">
            <text:p>1.2702</text:p>
          </table:table-cell>
        </table:table-row>
        <table:table-row table:style-name="ro1">
          <table:table-cell table:formula="oooc:=[$Sheet1.$M$118]" office:value-type="float" office:value="1.40000000000001">
            <text:p>1.4000</text:p>
          </table:table-cell>
          <table:table-cell table:formula="oooc:=[$Sheet1.$N$118]" office:value-type="float" office:value="1.303144">
            <text:p>1.3031</text:p>
          </table:table-cell>
          <table:table-cell table:formula="oooc:=[$Sheet1.$O$118]" office:value-type="float" office:value="113.146">
            <text:p>113.1460</text:p>
          </table:table-cell>
          <table:table-cell table:formula="oooc:=[$Sheet1.$P$118]" office:value-type="float" office:value="1.303144">
            <text:p>1.3031</text:p>
          </table:table-cell>
        </table:table-row>
        <table:table-row table:style-name="ro1">
          <table:table-cell table:formula="oooc:=[$Sheet1.$M$119]" office:value-type="float" office:value="1.4166">
            <text:p>1.4166</text:p>
          </table:table-cell>
          <table:table-cell table:formula="oooc:=[$Sheet1.$N$119]" office:value-type="float" office:value="1.335716">
            <text:p>1.3357</text:p>
          </table:table-cell>
          <table:table-cell table:formula="oooc:=[$Sheet1.$O$119]" office:value-type="float" office:value="113.1626">
            <text:p>113.1626</text:p>
          </table:table-cell>
          <table:table-cell table:formula="oooc:=[$Sheet1.$P$119]" office:value-type="float" office:value="1.335716">
            <text:p>1.3357</text:p>
          </table:table-cell>
        </table:table-row>
        <table:table-row table:style-name="ro1">
          <table:table-cell table:formula="oooc:=[$Sheet1.$M$120]" office:value-type="float" office:value="1.4333">
            <text:p>1.4333</text:p>
          </table:table-cell>
          <table:table-cell table:formula="oooc:=[$Sheet1.$N$120]" office:value-type="float" office:value="1.371142">
            <text:p>1.3711</text:p>
          </table:table-cell>
          <table:table-cell table:formula="oooc:=[$Sheet1.$O$120]" office:value-type="float" office:value="113.1793">
            <text:p>113.1793</text:p>
          </table:table-cell>
          <table:table-cell table:formula="oooc:=[$Sheet1.$P$120]" office:value-type="float" office:value="1.371142">
            <text:p>1.3711</text:p>
          </table:table-cell>
        </table:table-row>
        <table:table-row table:style-name="ro1">
          <table:table-cell table:formula="oooc:=[$Sheet1.$M$121]" office:value-type="float" office:value="1.4499">
            <text:p>1.4499</text:p>
          </table:table-cell>
          <table:table-cell table:formula="oooc:=[$Sheet1.$N$121]" office:value-type="float" office:value="1.405317">
            <text:p>1.4053</text:p>
          </table:table-cell>
          <table:table-cell table:formula="oooc:=[$Sheet1.$O$121]" office:value-type="float" office:value="113.1959">
            <text:p>113.1959</text:p>
          </table:table-cell>
          <table:table-cell table:formula="oooc:=[$Sheet1.$P$121]" office:value-type="float" office:value="1.405317">
            <text:p>1.4053</text:p>
          </table:table-cell>
        </table:table-row>
        <table:table-row table:style-name="ro1">
          <table:table-cell table:formula="oooc:=[$Sheet1.$M$122]" office:value-type="float" office:value="1.4667">
            <text:p>1.4667</text:p>
          </table:table-cell>
          <table:table-cell table:formula="oooc:=[$Sheet1.$N$122]" office:value-type="float" office:value="1.440713">
            <text:p>1.4407</text:p>
          </table:table-cell>
          <table:table-cell table:formula="oooc:=[$Sheet1.$O$122]" office:value-type="float" office:value="113.2127">
            <text:p>113.2127</text:p>
          </table:table-cell>
          <table:table-cell table:formula="oooc:=[$Sheet1.$P$122]" office:value-type="float" office:value="1.440713">
            <text:p>1.4407</text:p>
          </table:table-cell>
        </table:table-row>
        <table:table-row table:style-name="ro1">
          <table:table-cell table:formula="oooc:=[$Sheet1.$M$123]" office:value-type="float" office:value="1.4833">
            <text:p>1.4833</text:p>
          </table:table-cell>
          <table:table-cell table:formula="oooc:=[$Sheet1.$N$123]" office:value-type="float" office:value="1.475811">
            <text:p>1.4758</text:p>
          </table:table-cell>
          <table:table-cell table:formula="oooc:=[$Sheet1.$O$123]" office:value-type="float" office:value="113.2293">
            <text:p>113.2293</text:p>
          </table:table-cell>
          <table:table-cell table:formula="oooc:=[$Sheet1.$P$123]" office:value-type="float" office:value="1.475811">
            <text:p>1.4758</text:p>
          </table:table-cell>
        </table:table-row>
        <table:table-row table:style-name="ro1">
          <table:table-cell table:formula="oooc:=[$Sheet1.$M$124]" office:value-type="float" office:value="1.5">
            <text:p>1.5000</text:p>
          </table:table-cell>
          <table:table-cell table:formula="oooc:=[$Sheet1.$N$124]" office:value-type="float" office:value="1.511301">
            <text:p>1.5113</text:p>
          </table:table-cell>
          <table:table-cell table:formula="oooc:=[$Sheet1.$O$124]" office:value-type="float" office:value="113.246">
            <text:p>113.2460</text:p>
          </table:table-cell>
          <table:table-cell table:formula="oooc:=[$Sheet1.$P$124]" office:value-type="float" office:value="1.511301">
            <text:p>1.5113</text:p>
          </table:table-cell>
        </table:table-row>
        <table:table-row table:style-name="ro1">
          <table:table-cell table:formula="oooc:=[$Sheet1.$M$125]" office:value-type="float" office:value="1.51660000000001">
            <text:p>1.5166</text:p>
          </table:table-cell>
          <table:table-cell table:formula="oooc:=[$Sheet1.$N$125]" office:value-type="float" office:value="1.546505">
            <text:p>1.5465</text:p>
          </table:table-cell>
          <table:table-cell table:formula="oooc:=[$Sheet1.$O$125]" office:value-type="float" office:value="113.2626">
            <text:p>113.2626</text:p>
          </table:table-cell>
          <table:table-cell table:formula="oooc:=[$Sheet1.$P$125]" office:value-type="float" office:value="1.546505">
            <text:p>1.5465</text:p>
          </table:table-cell>
        </table:table-row>
        <table:table-row table:style-name="ro1">
          <table:table-cell table:formula="oooc:=[$Sheet1.$M$126]" office:value-type="float" office:value="1.53330000000001">
            <text:p>1.5333</text:p>
          </table:table-cell>
          <table:table-cell table:formula="oooc:=[$Sheet1.$N$126]" office:value-type="float" office:value="1.582035">
            <text:p>1.5820</text:p>
          </table:table-cell>
          <table:table-cell table:formula="oooc:=[$Sheet1.$O$126]" office:value-type="float" office:value="113.2793">
            <text:p>113.2793</text:p>
          </table:table-cell>
          <table:table-cell table:formula="oooc:=[$Sheet1.$P$126]" office:value-type="float" office:value="1.582035">
            <text:p>1.5820</text:p>
          </table:table-cell>
        </table:table-row>
        <table:table-row table:style-name="ro1">
          <table:table-cell table:formula="oooc:=[$Sheet1.$M$127]" office:value-type="float" office:value="1.54990000000001">
            <text:p>1.5499</text:p>
          </table:table-cell>
          <table:table-cell table:formula="oooc:=[$Sheet1.$N$127]" office:value-type="float" office:value="1.61767">
            <text:p>1.6177</text:p>
          </table:table-cell>
          <table:table-cell table:formula="oooc:=[$Sheet1.$O$127]" office:value-type="float" office:value="113.2959">
            <text:p>113.2959</text:p>
          </table:table-cell>
          <table:table-cell table:formula="oooc:=[$Sheet1.$P$127]" office:value-type="float" office:value="1.61767">
            <text:p>1.6177</text:p>
          </table:table-cell>
        </table:table-row>
        <table:table-row table:style-name="ro1">
          <table:table-cell table:formula="oooc:=[$Sheet1.$M$128]" office:value-type="float" office:value="1.56660000000001">
            <text:p>1.5666</text:p>
          </table:table-cell>
          <table:table-cell table:formula="oooc:=[$Sheet1.$N$128]" office:value-type="float" office:value="1.654611">
            <text:p>1.6546</text:p>
          </table:table-cell>
          <table:table-cell table:formula="oooc:=[$Sheet1.$O$128]" office:value-type="float" office:value="113.3126">
            <text:p>113.3126</text:p>
          </table:table-cell>
          <table:table-cell table:formula="oooc:=[$Sheet1.$P$128]" office:value-type="float" office:value="1.654611">
            <text:p>1.6546</text:p>
          </table:table-cell>
        </table:table-row>
        <table:table-row table:style-name="ro1">
          <table:table-cell table:formula="oooc:=[$Sheet1.$M$129]" office:value-type="float" office:value="1.58330000000001">
            <text:p>1.5833</text:p>
          </table:table-cell>
          <table:table-cell table:formula="oooc:=[$Sheet1.$N$129]" office:value-type="float" office:value="1.691971">
            <text:p>1.6920</text:p>
          </table:table-cell>
          <table:table-cell table:formula="oooc:=[$Sheet1.$O$129]" office:value-type="float" office:value="113.3293">
            <text:p>113.3293</text:p>
          </table:table-cell>
          <table:table-cell table:formula="oooc:=[$Sheet1.$P$129]" office:value-type="float" office:value="1.691971">
            <text:p>1.6920</text:p>
          </table:table-cell>
        </table:table-row>
        <table:table-row table:style-name="ro1">
          <table:table-cell table:formula="oooc:=[$Sheet1.$M$130]" office:value-type="float" office:value="1.60000000000001">
            <text:p>1.6000</text:p>
          </table:table-cell>
          <table:table-cell table:formula="oooc:=[$Sheet1.$N$130]" office:value-type="float" office:value="1.729161">
            <text:p>1.7292</text:p>
          </table:table-cell>
          <table:table-cell table:formula="oooc:=[$Sheet1.$O$130]" office:value-type="float" office:value="113.346">
            <text:p>113.3460</text:p>
          </table:table-cell>
          <table:table-cell table:formula="oooc:=[$Sheet1.$P$130]" office:value-type="float" office:value="1.729161">
            <text:p>1.7292</text:p>
          </table:table-cell>
        </table:table-row>
        <table:table-row table:style-name="ro1">
          <table:table-cell table:formula="oooc:=[$Sheet1.$M$131]" office:value-type="float" office:value="1.61670000000001">
            <text:p>1.6167</text:p>
          </table:table-cell>
          <table:table-cell table:formula="oooc:=[$Sheet1.$N$131]" office:value-type="float" office:value="1.767609">
            <text:p>1.7676</text:p>
          </table:table-cell>
          <table:table-cell table:formula="oooc:=[$Sheet1.$O$131]" office:value-type="float" office:value="113.3627">
            <text:p>113.3627</text:p>
          </table:table-cell>
          <table:table-cell table:formula="oooc:=[$Sheet1.$P$131]" office:value-type="float" office:value="1.767609">
            <text:p>1.7676</text:p>
          </table:table-cell>
        </table:table-row>
        <table:table-row table:style-name="ro1">
          <table:table-cell table:formula="oooc:=[$Sheet1.$M$132]" office:value-type="float" office:value="1.63330000000001">
            <text:p>1.6333</text:p>
          </table:table-cell>
          <table:table-cell table:formula="oooc:=[$Sheet1.$N$132]" office:value-type="float" office:value="1.806136">
            <text:p>1.8061</text:p>
          </table:table-cell>
          <table:table-cell table:formula="oooc:=[$Sheet1.$O$132]" office:value-type="float" office:value="113.3793">
            <text:p>113.3793</text:p>
          </table:table-cell>
          <table:table-cell table:formula="oooc:=[$Sheet1.$P$132]" office:value-type="float" office:value="1.806136">
            <text:p>1.8061</text:p>
          </table:table-cell>
        </table:table-row>
        <table:table-row table:style-name="ro1">
          <table:table-cell table:formula="oooc:=[$Sheet1.$M$133]" office:value-type="float" office:value="1.65000000000001">
            <text:p>1.6500</text:p>
          </table:table-cell>
          <table:table-cell table:formula="oooc:=[$Sheet1.$N$133]" office:value-type="float" office:value="1.843492">
            <text:p>1.8435</text:p>
          </table:table-cell>
          <table:table-cell table:formula="oooc:=[$Sheet1.$O$133]" office:value-type="float" office:value="113.396">
            <text:p>113.3960</text:p>
          </table:table-cell>
          <table:table-cell table:formula="oooc:=[$Sheet1.$P$133]" office:value-type="float" office:value="1.843492">
            <text:p>1.8435</text:p>
          </table:table-cell>
        </table:table-row>
        <table:table-row table:style-name="ro1">
          <table:table-cell table:formula="oooc:=[$Sheet1.$M$134]" office:value-type="float" office:value="1.6666">
            <text:p>1.6666</text:p>
          </table:table-cell>
          <table:table-cell table:formula="oooc:=[$Sheet1.$N$134]" office:value-type="float" office:value="1.882548">
            <text:p>1.8825</text:p>
          </table:table-cell>
          <table:table-cell table:formula="oooc:=[$Sheet1.$O$134]" office:value-type="float" office:value="113.4126">
            <text:p>113.4126</text:p>
          </table:table-cell>
          <table:table-cell table:formula="oooc:=[$Sheet1.$P$134]" office:value-type="float" office:value="1.882548">
            <text:p>1.8825</text:p>
          </table:table-cell>
        </table:table-row>
        <table:table-row table:style-name="ro1">
          <table:table-cell table:formula="oooc:=[$Sheet1.$M$135]" office:value-type="float" office:value="1.6832">
            <text:p>1.6832</text:p>
          </table:table-cell>
          <table:table-cell table:formula="oooc:=[$Sheet1.$N$135]" office:value-type="float" office:value="1.920552">
            <text:p>1.9206</text:p>
          </table:table-cell>
          <table:table-cell table:formula="oooc:=[$Sheet1.$O$135]" office:value-type="float" office:value="113.4292">
            <text:p>113.4292</text:p>
          </table:table-cell>
          <table:table-cell table:formula="oooc:=[$Sheet1.$P$135]" office:value-type="float" office:value="1.920552">
            <text:p>1.9206</text:p>
          </table:table-cell>
        </table:table-row>
        <table:table-row table:style-name="ro1">
          <table:table-cell table:formula="oooc:=[$Sheet1.$M$136]" office:value-type="float" office:value="1.6999">
            <text:p>1.6999</text:p>
          </table:table-cell>
          <table:table-cell table:formula="oooc:=[$Sheet1.$N$136]" office:value-type="float" office:value="1.959847">
            <text:p>1.9598</text:p>
          </table:table-cell>
          <table:table-cell table:formula="oooc:=[$Sheet1.$O$136]" office:value-type="float" office:value="113.4459">
            <text:p>113.4459</text:p>
          </table:table-cell>
          <table:table-cell table:formula="oooc:=[$Sheet1.$P$136]" office:value-type="float" office:value="1.959847">
            <text:p>1.9598</text:p>
          </table:table-cell>
        </table:table-row>
        <table:table-row table:style-name="ro1">
          <table:table-cell table:formula="oooc:=[$Sheet1.$M$137]" office:value-type="float" office:value="1.7167">
            <text:p>1.7167</text:p>
          </table:table-cell>
          <table:table-cell table:formula="oooc:=[$Sheet1.$N$137]" office:value-type="float" office:value="1.997594">
            <text:p>1.9976</text:p>
          </table:table-cell>
          <table:table-cell table:formula="oooc:=[$Sheet1.$O$137]" office:value-type="float" office:value="113.4627">
            <text:p>113.4627</text:p>
          </table:table-cell>
          <table:table-cell table:formula="oooc:=[$Sheet1.$P$137]" office:value-type="float" office:value="1.997594">
            <text:p>1.9976</text:p>
          </table:table-cell>
        </table:table-row>
        <table:table-row table:style-name="ro1">
          <table:table-cell table:formula="oooc:=[$Sheet1.$M$138]" office:value-type="float" office:value="1.7333">
            <text:p>1.7333</text:p>
          </table:table-cell>
          <table:table-cell table:formula="oooc:=[$Sheet1.$N$138]" office:value-type="float" office:value="2.035784">
            <text:p>2.0358</text:p>
          </table:table-cell>
          <table:table-cell table:formula="oooc:=[$Sheet1.$O$138]" office:value-type="float" office:value="113.4793">
            <text:p>113.4793</text:p>
          </table:table-cell>
          <table:table-cell table:formula="oooc:=[$Sheet1.$P$138]" office:value-type="float" office:value="2.035784">
            <text:p>2.0358</text:p>
          </table:table-cell>
        </table:table-row>
        <table:table-row table:style-name="ro1">
          <table:table-cell table:formula="oooc:=[$Sheet1.$M$139]" office:value-type="float" office:value="1.75">
            <text:p>1.7500</text:p>
          </table:table-cell>
          <table:table-cell table:formula="oooc:=[$Sheet1.$N$139]" office:value-type="float" office:value="2.075841">
            <text:p>2.0758</text:p>
          </table:table-cell>
          <table:table-cell table:formula="oooc:=[$Sheet1.$O$139]" office:value-type="float" office:value="113.496">
            <text:p>113.4960</text:p>
          </table:table-cell>
          <table:table-cell table:formula="oooc:=[$Sheet1.$P$139]" office:value-type="float" office:value="2.075841">
            <text:p>2.0758</text:p>
          </table:table-cell>
        </table:table-row>
        <table:table-row table:style-name="ro1">
          <table:table-cell table:formula="oooc:=[$Sheet1.$M$140]" office:value-type="float" office:value="1.7667">
            <text:p>1.7667</text:p>
          </table:table-cell>
          <table:table-cell table:formula="oooc:=[$Sheet1.$N$140]" office:value-type="float" office:value="2.114916">
            <text:p>2.1149</text:p>
          </table:table-cell>
          <table:table-cell table:formula="oooc:=[$Sheet1.$O$140]" office:value-type="float" office:value="113.5127">
            <text:p>113.5127</text:p>
          </table:table-cell>
          <table:table-cell table:formula="oooc:=[$Sheet1.$P$140]" office:value-type="float" office:value="2.114916">
            <text:p>2.1149</text:p>
          </table:table-cell>
        </table:table-row>
        <table:table-row table:style-name="ro1">
          <table:table-cell table:formula="oooc:=[$Sheet1.$M$141]" office:value-type="float" office:value="1.78330000000001">
            <text:p>1.7833</text:p>
          </table:table-cell>
          <table:table-cell table:formula="oooc:=[$Sheet1.$N$141]" office:value-type="float" office:value="2.15457">
            <text:p>2.1546</text:p>
          </table:table-cell>
          <table:table-cell table:formula="oooc:=[$Sheet1.$O$141]" office:value-type="float" office:value="113.5293">
            <text:p>113.5293</text:p>
          </table:table-cell>
          <table:table-cell table:formula="oooc:=[$Sheet1.$P$141]" office:value-type="float" office:value="2.15457">
            <text:p>2.1546</text:p>
          </table:table-cell>
        </table:table-row>
        <table:table-row table:style-name="ro1">
          <table:table-cell table:formula="oooc:=[$Sheet1.$M$142]" office:value-type="float" office:value="1.79990000000001">
            <text:p>1.7999</text:p>
          </table:table-cell>
          <table:table-cell table:formula="oooc:=[$Sheet1.$N$142]" office:value-type="float" office:value="2.194173">
            <text:p>2.1942</text:p>
          </table:table-cell>
          <table:table-cell table:formula="oooc:=[$Sheet1.$O$142]" office:value-type="float" office:value="113.5459">
            <text:p>113.5459</text:p>
          </table:table-cell>
          <table:table-cell table:formula="oooc:=[$Sheet1.$P$142]" office:value-type="float" office:value="2.194173">
            <text:p>2.1942</text:p>
          </table:table-cell>
        </table:table-row>
        <table:table-row table:style-name="ro1">
          <table:table-cell table:formula="oooc:=[$Sheet1.$M$143]" office:value-type="float" office:value="1.81660000000001">
            <text:p>1.8166</text:p>
          </table:table-cell>
          <table:table-cell table:formula="oooc:=[$Sheet1.$N$143]" office:value-type="float" office:value="2.233083">
            <text:p>2.2331</text:p>
          </table:table-cell>
          <table:table-cell table:formula="oooc:=[$Sheet1.$O$143]" office:value-type="float" office:value="113.5626">
            <text:p>113.5626</text:p>
          </table:table-cell>
          <table:table-cell table:formula="oooc:=[$Sheet1.$P$143]" office:value-type="float" office:value="2.233083">
            <text:p>2.2331</text:p>
          </table:table-cell>
        </table:table-row>
        <table:table-row table:style-name="ro1">
          <table:table-cell table:formula="oooc:=[$Sheet1.$M$144]" office:value-type="float" office:value="1.83330000000001">
            <text:p>1.8333</text:p>
          </table:table-cell>
          <table:table-cell table:formula="oooc:=[$Sheet1.$N$144]" office:value-type="float" office:value="2.272982">
            <text:p>2.2730</text:p>
          </table:table-cell>
          <table:table-cell table:formula="oooc:=[$Sheet1.$O$144]" office:value-type="float" office:value="113.5793">
            <text:p>113.5793</text:p>
          </table:table-cell>
          <table:table-cell table:formula="oooc:=[$Sheet1.$P$144]" office:value-type="float" office:value="2.272982">
            <text:p>2.2730</text:p>
          </table:table-cell>
        </table:table-row>
        <table:table-row table:style-name="ro1">
          <table:table-cell table:formula="oooc:=[$Sheet1.$M$145]" office:value-type="float" office:value="1.84990000000001">
            <text:p>1.8499</text:p>
          </table:table-cell>
          <table:table-cell table:formula="oooc:=[$Sheet1.$N$145]" office:value-type="float" office:value="2.311314">
            <text:p>2.3113</text:p>
          </table:table-cell>
          <table:table-cell table:formula="oooc:=[$Sheet1.$O$145]" office:value-type="float" office:value="113.5959">
            <text:p>113.5959</text:p>
          </table:table-cell>
          <table:table-cell table:formula="oooc:=[$Sheet1.$P$145]" office:value-type="float" office:value="2.311314">
            <text:p>2.3113</text:p>
          </table:table-cell>
        </table:table-row>
        <table:table-row table:style-name="ro1">
          <table:table-cell table:formula="oooc:=[$Sheet1.$M$146]" office:value-type="float" office:value="1.86660000000001">
            <text:p>1.8666</text:p>
          </table:table-cell>
          <table:table-cell table:formula="oooc:=[$Sheet1.$N$146]" office:value-type="float" office:value="2.352225">
            <text:p>2.3522</text:p>
          </table:table-cell>
          <table:table-cell table:formula="oooc:=[$Sheet1.$O$146]" office:value-type="float" office:value="113.6126">
            <text:p>113.6126</text:p>
          </table:table-cell>
          <table:table-cell table:formula="oooc:=[$Sheet1.$P$146]" office:value-type="float" office:value="2.352225">
            <text:p>2.3522</text:p>
          </table:table-cell>
        </table:table-row>
        <table:table-row table:style-name="ro1">
          <table:table-cell table:formula="oooc:=[$Sheet1.$M$147]" office:value-type="float" office:value="1.88330000000001">
            <text:p>1.8833</text:p>
          </table:table-cell>
          <table:table-cell table:formula="oooc:=[$Sheet1.$N$147]" office:value-type="float" office:value="2.392056">
            <text:p>2.3921</text:p>
          </table:table-cell>
          <table:table-cell table:formula="oooc:=[$Sheet1.$O$147]" office:value-type="float" office:value="113.6293">
            <text:p>113.6293</text:p>
          </table:table-cell>
          <table:table-cell table:formula="oooc:=[$Sheet1.$P$147]" office:value-type="float" office:value="2.392056">
            <text:p>2.3921</text:p>
          </table:table-cell>
        </table:table-row>
        <table:table-row table:style-name="ro1">
          <table:table-cell table:formula="oooc:=[$Sheet1.$M$148]" office:value-type="float" office:value="1.90000000000001">
            <text:p>1.9000</text:p>
          </table:table-cell>
          <table:table-cell table:formula="oooc:=[$Sheet1.$N$148]" office:value-type="float" office:value="2.43125">
            <text:p>2.4313</text:p>
          </table:table-cell>
          <table:table-cell table:formula="oooc:=[$Sheet1.$O$148]" office:value-type="float" office:value="113.646">
            <text:p>113.6460</text:p>
          </table:table-cell>
          <table:table-cell table:formula="oooc:=[$Sheet1.$P$148]" office:value-type="float" office:value="2.43125">
            <text:p>2.4313</text:p>
          </table:table-cell>
        </table:table-row>
        <table:table-row table:style-name="ro1">
          <table:table-cell table:formula="oooc:=[$Sheet1.$M$149]" office:value-type="float" office:value="1.9166">
            <text:p>1.9166</text:p>
          </table:table-cell>
          <table:table-cell table:formula="oooc:=[$Sheet1.$N$149]" office:value-type="float" office:value="2.471092">
            <text:p>2.4711</text:p>
          </table:table-cell>
          <table:table-cell table:formula="oooc:=[$Sheet1.$O$149]" office:value-type="float" office:value="113.6626">
            <text:p>113.6626</text:p>
          </table:table-cell>
          <table:table-cell table:formula="oooc:=[$Sheet1.$P$149]" office:value-type="float" office:value="2.471092">
            <text:p>2.4711</text:p>
          </table:table-cell>
        </table:table-row>
        <table:table-row table:style-name="ro1">
          <table:table-cell table:formula="oooc:=[$Sheet1.$M$150]" office:value-type="float" office:value="1.9333">
            <text:p>1.9333</text:p>
          </table:table-cell>
          <table:table-cell table:formula="oooc:=[$Sheet1.$N$150]" office:value-type="float" office:value="2.512389">
            <text:p>2.5124</text:p>
          </table:table-cell>
          <table:table-cell table:formula="oooc:=[$Sheet1.$O$150]" office:value-type="float" office:value="113.6793">
            <text:p>113.6793</text:p>
          </table:table-cell>
          <table:table-cell table:formula="oooc:=[$Sheet1.$P$150]" office:value-type="float" office:value="2.512389">
            <text:p>2.5124</text:p>
          </table:table-cell>
        </table:table-row>
        <table:table-row table:style-name="ro1">
          <table:table-cell table:formula="oooc:=[$Sheet1.$M$151]" office:value-type="float" office:value="1.9499">
            <text:p>1.9499</text:p>
          </table:table-cell>
          <table:table-cell table:formula="oooc:=[$Sheet1.$N$151]" office:value-type="float" office:value="2.553676">
            <text:p>2.5537</text:p>
          </table:table-cell>
          <table:table-cell table:formula="oooc:=[$Sheet1.$O$151]" office:value-type="float" office:value="113.6959">
            <text:p>113.6959</text:p>
          </table:table-cell>
          <table:table-cell table:formula="oooc:=[$Sheet1.$P$151]" office:value-type="float" office:value="2.553676">
            <text:p>2.5537</text:p>
          </table:table-cell>
        </table:table-row>
        <table:table-row table:style-name="ro1">
          <table:table-cell table:formula="oooc:=[$Sheet1.$M$152]" office:value-type="float" office:value="1.9666">
            <text:p>1.9666</text:p>
          </table:table-cell>
          <table:table-cell table:formula="oooc:=[$Sheet1.$N$152]" office:value-type="float" office:value="2.595772">
            <text:p>2.5958</text:p>
          </table:table-cell>
          <table:table-cell table:formula="oooc:=[$Sheet1.$O$152]" office:value-type="float" office:value="113.7126">
            <text:p>113.7126</text:p>
          </table:table-cell>
          <table:table-cell table:formula="oooc:=[$Sheet1.$P$152]" office:value-type="float" office:value="2.595772">
            <text:p>2.5958</text:p>
          </table:table-cell>
        </table:table-row>
        <table:table-row table:style-name="ro1">
          <table:table-cell table:formula="oooc:=[$Sheet1.$M$153]" office:value-type="float" office:value="1.98320000000001">
            <text:p>1.9832</text:p>
          </table:table-cell>
          <table:table-cell table:formula="oooc:=[$Sheet1.$N$153]" office:value-type="float" office:value="2.63775">
            <text:p>2.6378</text:p>
          </table:table-cell>
          <table:table-cell table:formula="oooc:=[$Sheet1.$O$153]" office:value-type="float" office:value="113.7292">
            <text:p>113.7292</text:p>
          </table:table-cell>
          <table:table-cell table:formula="oooc:=[$Sheet1.$P$153]" office:value-type="float" office:value="2.63775">
            <text:p>2.6378</text:p>
          </table:table-cell>
        </table:table-row>
        <table:table-row table:style-name="ro1">
          <table:table-cell table:formula="oooc:=[$Sheet1.$M$154]" office:value-type="float" office:value="2">
            <text:p>2.0000</text:p>
          </table:table-cell>
          <table:table-cell table:formula="oooc:=[$Sheet1.$N$154]" office:value-type="float" office:value="2.679127">
            <text:p>2.6791</text:p>
          </table:table-cell>
          <table:table-cell table:formula="oooc:=[$Sheet1.$O$154]" office:value-type="float" office:value="113.746">
            <text:p>113.7460</text:p>
          </table:table-cell>
          <table:table-cell table:formula="oooc:=[$Sheet1.$P$154]" office:value-type="float" office:value="2.679127">
            <text:p>2.6791</text:p>
          </table:table-cell>
        </table:table-row>
        <table:table-row table:style-name="ro1">
          <table:table-cell table:formula="oooc:=[$Sheet1.$M$155]" office:value-type="float" office:value="2.01660000000001">
            <text:p>2.0166</text:p>
          </table:table-cell>
          <table:table-cell table:formula="oooc:=[$Sheet1.$N$155]" office:value-type="float" office:value="2.721261">
            <text:p>2.7213</text:p>
          </table:table-cell>
          <table:table-cell table:formula="oooc:=[$Sheet1.$O$155]" office:value-type="float" office:value="113.7626">
            <text:p>113.7626</text:p>
          </table:table-cell>
          <table:table-cell table:formula="oooc:=[$Sheet1.$P$155]" office:value-type="float" office:value="2.721261">
            <text:p>2.7213</text:p>
          </table:table-cell>
        </table:table-row>
        <table:table-row table:style-name="ro1">
          <table:table-cell table:formula="oooc:=[$Sheet1.$M$156]" office:value-type="float" office:value="2.03330000000001">
            <text:p>2.0333</text:p>
          </table:table-cell>
          <table:table-cell table:formula="oooc:=[$Sheet1.$N$156]" office:value-type="float" office:value="2.763879">
            <text:p>2.7639</text:p>
          </table:table-cell>
          <table:table-cell table:formula="oooc:=[$Sheet1.$O$156]" office:value-type="float" office:value="113.7793">
            <text:p>113.7793</text:p>
          </table:table-cell>
          <table:table-cell table:formula="oooc:=[$Sheet1.$P$156]" office:value-type="float" office:value="2.763879">
            <text:p>2.7639</text:p>
          </table:table-cell>
        </table:table-row>
        <table:table-row table:style-name="ro1">
          <table:table-cell table:formula="oooc:=[$Sheet1.$M$157]" office:value-type="float" office:value="2.05000000000001">
            <text:p>2.0500</text:p>
          </table:table-cell>
          <table:table-cell table:formula="oooc:=[$Sheet1.$N$157]" office:value-type="float" office:value="2.804391">
            <text:p>2.8044</text:p>
          </table:table-cell>
          <table:table-cell table:formula="oooc:=[$Sheet1.$O$157]" office:value-type="float" office:value="113.796">
            <text:p>113.7960</text:p>
          </table:table-cell>
          <table:table-cell table:formula="oooc:=[$Sheet1.$P$157]" office:value-type="float" office:value="2.804391">
            <text:p>2.8044</text:p>
          </table:table-cell>
        </table:table-row>
        <table:table-row table:style-name="ro1">
          <table:table-cell table:formula="oooc:=[$Sheet1.$M$158]" office:value-type="float" office:value="2.06660000000001">
            <text:p>2.0666</text:p>
          </table:table-cell>
          <table:table-cell table:formula="oooc:=[$Sheet1.$N$158]" office:value-type="float" office:value="2.846905">
            <text:p>2.8469</text:p>
          </table:table-cell>
          <table:table-cell table:formula="oooc:=[$Sheet1.$O$158]" office:value-type="float" office:value="113.8126">
            <text:p>113.8126</text:p>
          </table:table-cell>
          <table:table-cell table:formula="oooc:=[$Sheet1.$P$158]" office:value-type="float" office:value="2.846905">
            <text:p>2.8469</text:p>
          </table:table-cell>
        </table:table-row>
        <table:table-row table:style-name="ro1">
          <table:table-cell table:formula="oooc:=[$Sheet1.$M$159]" office:value-type="float" office:value="2.08330000000001">
            <text:p>2.0833</text:p>
          </table:table-cell>
          <table:table-cell table:formula="oooc:=[$Sheet1.$N$159]" office:value-type="float" office:value="2.88829">
            <text:p>2.8883</text:p>
          </table:table-cell>
          <table:table-cell table:formula="oooc:=[$Sheet1.$O$159]" office:value-type="float" office:value="113.8293">
            <text:p>113.8293</text:p>
          </table:table-cell>
          <table:table-cell table:formula="oooc:=[$Sheet1.$P$159]" office:value-type="float" office:value="2.88829">
            <text:p>2.8883</text:p>
          </table:table-cell>
        </table:table-row>
        <table:table-row table:style-name="ro1">
          <table:table-cell table:formula="oooc:=[$Sheet1.$M$160]" office:value-type="float" office:value="2.10000000000001">
            <text:p>2.1000</text:p>
          </table:table-cell>
          <table:table-cell table:formula="oooc:=[$Sheet1.$N$160]" office:value-type="float" office:value="2.930739">
            <text:p>2.9307</text:p>
          </table:table-cell>
          <table:table-cell table:formula="oooc:=[$Sheet1.$O$160]" office:value-type="float" office:value="113.846">
            <text:p>113.8460</text:p>
          </table:table-cell>
          <table:table-cell table:formula="oooc:=[$Sheet1.$P$160]" office:value-type="float" office:value="2.930739">
            <text:p>2.9307</text:p>
          </table:table-cell>
        </table:table-row>
        <table:table-row table:style-name="ro1">
          <table:table-cell table:formula="oooc:=[$Sheet1.$M$161]" office:value-type="float" office:value="2.11660000000001">
            <text:p>2.1166</text:p>
          </table:table-cell>
          <table:table-cell table:formula="oooc:=[$Sheet1.$N$161]" office:value-type="float" office:value="2.974525">
            <text:p>2.9745</text:p>
          </table:table-cell>
          <table:table-cell table:formula="oooc:=[$Sheet1.$O$161]" office:value-type="float" office:value="113.8626">
            <text:p>113.8626</text:p>
          </table:table-cell>
          <table:table-cell table:formula="oooc:=[$Sheet1.$P$161]" office:value-type="float" office:value="2.974525">
            <text:p>2.9745</text:p>
          </table:table-cell>
        </table:table-row>
        <table:table-row table:style-name="ro1">
          <table:table-cell table:formula="oooc:=[$Sheet1.$M$162]" office:value-type="float" office:value="2.13330000000001">
            <text:p>2.1333</text:p>
          </table:table-cell>
          <table:table-cell table:formula="oooc:=[$Sheet1.$N$162]" office:value-type="float" office:value="3.017679">
            <text:p>3.0177</text:p>
          </table:table-cell>
          <table:table-cell table:formula="oooc:=[$Sheet1.$O$162]" office:value-type="float" office:value="113.8793">
            <text:p>113.8793</text:p>
          </table:table-cell>
          <table:table-cell table:formula="oooc:=[$Sheet1.$P$162]" office:value-type="float" office:value="3.017679">
            <text:p>3.0177</text:p>
          </table:table-cell>
        </table:table-row>
        <table:table-row table:style-name="ro1">
          <table:table-cell table:formula="oooc:=[$Sheet1.$M$163]" office:value-type="float" office:value="2.15000000000001">
            <text:p>2.1500</text:p>
          </table:table-cell>
          <table:table-cell table:formula="oooc:=[$Sheet1.$N$163]" office:value-type="float" office:value="3.061379">
            <text:p>3.0614</text:p>
          </table:table-cell>
          <table:table-cell table:formula="oooc:=[$Sheet1.$O$163]" office:value-type="float" office:value="113.896">
            <text:p>113.8960</text:p>
          </table:table-cell>
          <table:table-cell table:formula="oooc:=[$Sheet1.$P$163]" office:value-type="float" office:value="3.061379">
            <text:p>3.0614</text:p>
          </table:table-cell>
        </table:table-row>
        <table:table-row table:style-name="ro1">
          <table:table-cell table:formula="oooc:=[$Sheet1.$M$164]" office:value-type="float" office:value="2.16670000000001">
            <text:p>2.1667</text:p>
          </table:table-cell>
          <table:table-cell table:formula="oooc:=[$Sheet1.$N$164]" office:value-type="float" office:value="3.106126">
            <text:p>3.1061</text:p>
          </table:table-cell>
          <table:table-cell table:formula="oooc:=[$Sheet1.$O$164]" office:value-type="float" office:value="113.9127">
            <text:p>113.9127</text:p>
          </table:table-cell>
          <table:table-cell table:formula="oooc:=[$Sheet1.$P$164]" office:value-type="float" office:value="3.106126">
            <text:p>3.1061</text:p>
          </table:table-cell>
        </table:table-row>
        <table:table-row table:style-name="ro1">
          <table:table-cell table:formula="oooc:=[$Sheet1.$M$165]" office:value-type="float" office:value="2.1833">
            <text:p>2.1833</text:p>
          </table:table-cell>
          <table:table-cell table:formula="oooc:=[$Sheet1.$N$165]" office:value-type="float" office:value="3.14967">
            <text:p>3.1497</text:p>
          </table:table-cell>
          <table:table-cell table:formula="oooc:=[$Sheet1.$O$165]" office:value-type="float" office:value="113.9293">
            <text:p>113.9293</text:p>
          </table:table-cell>
          <table:table-cell table:formula="oooc:=[$Sheet1.$P$165]" office:value-type="float" office:value="3.14967">
            <text:p>3.1497</text:p>
          </table:table-cell>
        </table:table-row>
        <table:table-row table:style-name="ro1">
          <table:table-cell table:formula="oooc:=[$Sheet1.$M$166]" office:value-type="float" office:value="2.2">
            <text:p>2.2000</text:p>
          </table:table-cell>
          <table:table-cell table:formula="oooc:=[$Sheet1.$N$166]" office:value-type="float" office:value="3.194023">
            <text:p>3.1940</text:p>
          </table:table-cell>
          <table:table-cell table:formula="oooc:=[$Sheet1.$O$166]" office:value-type="float" office:value="113.946">
            <text:p>113.9460</text:p>
          </table:table-cell>
          <table:table-cell table:formula="oooc:=[$Sheet1.$P$166]" office:value-type="float" office:value="3.194023">
            <text:p>3.1940</text:p>
          </table:table-cell>
        </table:table-row>
        <table:table-row table:style-name="ro1">
          <table:table-cell table:formula="oooc:=[$Sheet1.$M$167]" office:value-type="float" office:value="2.2167">
            <text:p>2.2167</text:p>
          </table:table-cell>
          <table:table-cell table:formula="oooc:=[$Sheet1.$N$167]" office:value-type="float" office:value="3.237097">
            <text:p>3.2371</text:p>
          </table:table-cell>
          <table:table-cell table:formula="oooc:=[$Sheet1.$O$167]" office:value-type="float" office:value="113.9627">
            <text:p>113.9627</text:p>
          </table:table-cell>
          <table:table-cell table:formula="oooc:=[$Sheet1.$P$167]" office:value-type="float" office:value="3.237097">
            <text:p>3.2371</text:p>
          </table:table-cell>
        </table:table-row>
        <table:table-row table:style-name="ro1">
          <table:table-cell table:formula="oooc:=[$Sheet1.$M$168]" office:value-type="float" office:value="2.2333">
            <text:p>2.2333</text:p>
          </table:table-cell>
          <table:table-cell table:formula="oooc:=[$Sheet1.$N$168]" office:value-type="float" office:value="3.280573">
            <text:p>3.2806</text:p>
          </table:table-cell>
          <table:table-cell table:formula="oooc:=[$Sheet1.$O$168]" office:value-type="float" office:value="113.9793">
            <text:p>113.9793</text:p>
          </table:table-cell>
          <table:table-cell table:formula="oooc:=[$Sheet1.$P$168]" office:value-type="float" office:value="3.280573">
            <text:p>3.2806</text:p>
          </table:table-cell>
        </table:table-row>
        <table:table-row table:style-name="ro1">
          <table:table-cell table:formula="oooc:=[$Sheet1.$M$169]" office:value-type="float" office:value="2.24990000000001">
            <text:p>2.2499</text:p>
          </table:table-cell>
          <table:table-cell table:formula="oooc:=[$Sheet1.$N$169]" office:value-type="float" office:value="3.325507">
            <text:p>3.3255</text:p>
          </table:table-cell>
          <table:table-cell table:formula="oooc:=[$Sheet1.$O$169]" office:value-type="float" office:value="113.9959">
            <text:p>113.9959</text:p>
          </table:table-cell>
          <table:table-cell table:formula="oooc:=[$Sheet1.$P$169]" office:value-type="float" office:value="3.325507">
            <text:p>3.3255</text:p>
          </table:table-cell>
        </table:table-row>
        <table:table-row table:style-name="ro1">
          <table:table-cell table:formula="oooc:=[$Sheet1.$M$170]" office:value-type="float" office:value="2.2667">
            <text:p>2.2667</text:p>
          </table:table-cell>
          <table:table-cell table:formula="oooc:=[$Sheet1.$N$170]" office:value-type="float" office:value="3.370324">
            <text:p>3.3703</text:p>
          </table:table-cell>
          <table:table-cell table:formula="oooc:=[$Sheet1.$O$170]" office:value-type="float" office:value="114.0127">
            <text:p>114.0127</text:p>
          </table:table-cell>
          <table:table-cell table:formula="oooc:=[$Sheet1.$P$170]" office:value-type="float" office:value="3.370324">
            <text:p>3.3703</text:p>
          </table:table-cell>
        </table:table-row>
        <table:table-row table:style-name="ro1">
          <table:table-cell table:formula="oooc:=[$Sheet1.$M$171]" office:value-type="float" office:value="2.28330000000001">
            <text:p>2.2833</text:p>
          </table:table-cell>
          <table:table-cell table:formula="oooc:=[$Sheet1.$N$171]" office:value-type="float" office:value="3.415856">
            <text:p>3.4159</text:p>
          </table:table-cell>
          <table:table-cell table:formula="oooc:=[$Sheet1.$O$171]" office:value-type="float" office:value="114.0293">
            <text:p>114.0293</text:p>
          </table:table-cell>
          <table:table-cell table:formula="oooc:=[$Sheet1.$P$171]" office:value-type="float" office:value="3.415856">
            <text:p>3.4159</text:p>
          </table:table-cell>
        </table:table-row>
        <table:table-row table:style-name="ro1">
          <table:table-cell table:formula="oooc:=[$Sheet1.$M$172]" office:value-type="float" office:value="2.30000000000001">
            <text:p>2.3000</text:p>
          </table:table-cell>
          <table:table-cell table:formula="oooc:=[$Sheet1.$N$172]" office:value-type="float" office:value="3.46126">
            <text:p>3.4613</text:p>
          </table:table-cell>
          <table:table-cell table:formula="oooc:=[$Sheet1.$O$172]" office:value-type="float" office:value="114.046">
            <text:p>114.0460</text:p>
          </table:table-cell>
          <table:table-cell table:formula="oooc:=[$Sheet1.$P$172]" office:value-type="float" office:value="3.46126">
            <text:p>3.4613</text:p>
          </table:table-cell>
        </table:table-row>
        <table:table-row table:style-name="ro1">
          <table:table-cell table:formula="oooc:=[$Sheet1.$M$173]" office:value-type="float" office:value="2.31660000000001">
            <text:p>2.3166</text:p>
          </table:table-cell>
          <table:table-cell table:formula="oooc:=[$Sheet1.$N$173]" office:value-type="float" office:value="3.506524">
            <text:p>3.5065</text:p>
          </table:table-cell>
          <table:table-cell table:formula="oooc:=[$Sheet1.$O$173]" office:value-type="float" office:value="114.0626">
            <text:p>114.0626</text:p>
          </table:table-cell>
          <table:table-cell table:formula="oooc:=[$Sheet1.$P$173]" office:value-type="float" office:value="3.506524">
            <text:p>3.5065</text:p>
          </table:table-cell>
        </table:table-row>
        <table:table-row table:style-name="ro1">
          <table:table-cell table:formula="oooc:=[$Sheet1.$M$174]" office:value-type="float" office:value="2.33330000000001">
            <text:p>2.3333</text:p>
          </table:table-cell>
          <table:table-cell table:formula="oooc:=[$Sheet1.$N$174]" office:value-type="float" office:value="3.552566">
            <text:p>3.5526</text:p>
          </table:table-cell>
          <table:table-cell table:formula="oooc:=[$Sheet1.$O$174]" office:value-type="float" office:value="114.0793">
            <text:p>114.0793</text:p>
          </table:table-cell>
          <table:table-cell table:formula="oooc:=[$Sheet1.$P$174]" office:value-type="float" office:value="3.552566">
            <text:p>3.5526</text:p>
          </table:table-cell>
        </table:table-row>
        <table:table-row table:style-name="ro1">
          <table:table-cell table:formula="oooc:=[$Sheet1.$M$175]" office:value-type="float" office:value="2.35000000000001">
            <text:p>2.3500</text:p>
          </table:table-cell>
          <table:table-cell table:formula="oooc:=[$Sheet1.$N$175]" office:value-type="float" office:value="3.598622">
            <text:p>3.5986</text:p>
          </table:table-cell>
          <table:table-cell table:formula="oooc:=[$Sheet1.$O$175]" office:value-type="float" office:value="114.096">
            <text:p>114.0960</text:p>
          </table:table-cell>
          <table:table-cell table:formula="oooc:=[$Sheet1.$P$175]" office:value-type="float" office:value="3.598622">
            <text:p>3.5986</text:p>
          </table:table-cell>
        </table:table-row>
        <table:table-row table:style-name="ro1">
          <table:table-cell table:formula="oooc:=[$Sheet1.$M$176]" office:value-type="float" office:value="2.36660000000001">
            <text:p>2.3666</text:p>
          </table:table-cell>
          <table:table-cell table:formula="oooc:=[$Sheet1.$N$176]" office:value-type="float" office:value="3.643894">
            <text:p>3.6439</text:p>
          </table:table-cell>
          <table:table-cell table:formula="oooc:=[$Sheet1.$O$176]" office:value-type="float" office:value="114.1126">
            <text:p>114.1126</text:p>
          </table:table-cell>
          <table:table-cell table:formula="oooc:=[$Sheet1.$P$176]" office:value-type="float" office:value="3.643894">
            <text:p>3.6439</text:p>
          </table:table-cell>
        </table:table-row>
        <table:table-row table:style-name="ro1">
          <table:table-cell table:formula="oooc:=[$Sheet1.$M$177]" office:value-type="float" office:value="2.38330000000001">
            <text:p>2.3833</text:p>
          </table:table-cell>
          <table:table-cell table:formula="oooc:=[$Sheet1.$N$177]" office:value-type="float" office:value="3.690609">
            <text:p>3.6906</text:p>
          </table:table-cell>
          <table:table-cell table:formula="oooc:=[$Sheet1.$O$177]" office:value-type="float" office:value="114.1293">
            <text:p>114.1293</text:p>
          </table:table-cell>
          <table:table-cell table:formula="oooc:=[$Sheet1.$P$177]" office:value-type="float" office:value="3.690609">
            <text:p>3.6906</text:p>
          </table:table-cell>
        </table:table-row>
        <table:table-row table:style-name="ro1">
          <table:table-cell table:formula="oooc:=[$Sheet1.$M$178]" office:value-type="float" office:value="2.40000000000001">
            <text:p>2.4000</text:p>
          </table:table-cell>
          <table:table-cell table:formula="oooc:=[$Sheet1.$N$178]" office:value-type="float" office:value="3.73695">
            <text:p>3.7370</text:p>
          </table:table-cell>
          <table:table-cell table:formula="oooc:=[$Sheet1.$O$178]" office:value-type="float" office:value="114.146">
            <text:p>114.1460</text:p>
          </table:table-cell>
          <table:table-cell table:formula="oooc:=[$Sheet1.$P$178]" office:value-type="float" office:value="3.73695">
            <text:p>3.7370</text:p>
          </table:table-cell>
        </table:table-row>
        <table:table-row table:style-name="ro1">
          <table:table-cell table:formula="oooc:=[$Sheet1.$M$179]" office:value-type="float" office:value="2.41670000000001">
            <text:p>2.4167</text:p>
          </table:table-cell>
          <table:table-cell table:formula="oooc:=[$Sheet1.$N$179]" office:value-type="float" office:value="3.785541">
            <text:p>3.7855</text:p>
          </table:table-cell>
          <table:table-cell table:formula="oooc:=[$Sheet1.$O$179]" office:value-type="float" office:value="114.1627">
            <text:p>114.1627</text:p>
          </table:table-cell>
          <table:table-cell table:formula="oooc:=[$Sheet1.$P$179]" office:value-type="float" office:value="3.785541">
            <text:p>3.7855</text:p>
          </table:table-cell>
        </table:table-row>
        <table:table-row table:style-name="ro1">
          <table:table-cell table:formula="oooc:=[$Sheet1.$M$180]" office:value-type="float" office:value="2.4333">
            <text:p>2.4333</text:p>
          </table:table-cell>
          <table:table-cell table:formula="oooc:=[$Sheet1.$N$180]" office:value-type="float" office:value="3.834182">
            <text:p>3.8342</text:p>
          </table:table-cell>
          <table:table-cell table:formula="oooc:=[$Sheet1.$O$180]" office:value-type="float" office:value="114.1793">
            <text:p>114.1793</text:p>
          </table:table-cell>
          <table:table-cell table:formula="oooc:=[$Sheet1.$P$180]" office:value-type="float" office:value="3.834182">
            <text:p>3.8342</text:p>
          </table:table-cell>
        </table:table-row>
        <table:table-row table:style-name="ro1">
          <table:table-cell table:formula="oooc:=[$Sheet1.$M$181]" office:value-type="float" office:value="2.4499">
            <text:p>2.4499</text:p>
          </table:table-cell>
          <table:table-cell table:formula="oooc:=[$Sheet1.$N$181]" office:value-type="float" office:value="3.884016">
            <text:p>3.8840</text:p>
          </table:table-cell>
          <table:table-cell table:formula="oooc:=[$Sheet1.$O$181]" office:value-type="float" office:value="114.1959">
            <text:p>114.1959</text:p>
          </table:table-cell>
          <table:table-cell table:formula="oooc:=[$Sheet1.$P$181]" office:value-type="float" office:value="3.884016">
            <text:p>3.8840</text:p>
          </table:table-cell>
        </table:table-row>
        <table:table-row table:style-name="ro1">
          <table:table-cell table:formula="oooc:=[$Sheet1.$M$182]" office:value-type="float" office:value="2.4666">
            <text:p>2.4666</text:p>
          </table:table-cell>
          <table:table-cell table:formula="oooc:=[$Sheet1.$N$182]" office:value-type="float" office:value="3.93434">
            <text:p>3.9343</text:p>
          </table:table-cell>
          <table:table-cell table:formula="oooc:=[$Sheet1.$O$182]" office:value-type="float" office:value="114.2126">
            <text:p>114.2126</text:p>
          </table:table-cell>
          <table:table-cell table:formula="oooc:=[$Sheet1.$P$182]" office:value-type="float" office:value="3.93434">
            <text:p>3.9343</text:p>
          </table:table-cell>
        </table:table-row>
        <table:table-row table:style-name="ro1">
          <table:table-cell table:formula="oooc:=[$Sheet1.$M$183]" office:value-type="float" office:value="2.4833">
            <text:p>2.4833</text:p>
          </table:table-cell>
          <table:table-cell table:formula="oooc:=[$Sheet1.$N$183]" office:value-type="float" office:value="3.984014">
            <text:p>3.9840</text:p>
          </table:table-cell>
          <table:table-cell table:formula="oooc:=[$Sheet1.$O$183]" office:value-type="float" office:value="114.2293">
            <text:p>114.2293</text:p>
          </table:table-cell>
          <table:table-cell table:formula="oooc:=[$Sheet1.$P$183]" office:value-type="float" office:value="3.984014">
            <text:p>3.9840</text:p>
          </table:table-cell>
        </table:table-row>
        <table:table-row table:style-name="ro1">
          <table:table-cell table:formula="oooc:=[$Sheet1.$M$184]" office:value-type="float" office:value="2.49990000000001">
            <text:p>2.4999</text:p>
          </table:table-cell>
          <table:table-cell table:formula="oooc:=[$Sheet1.$N$184]" office:value-type="float" office:value="4.033507">
            <text:p>4.0335</text:p>
          </table:table-cell>
          <table:table-cell table:formula="oooc:=[$Sheet1.$O$184]" office:value-type="float" office:value="114.2459">
            <text:p>114.2459</text:p>
          </table:table-cell>
          <table:table-cell table:formula="oooc:=[$Sheet1.$P$184]" office:value-type="float" office:value="4.033507">
            <text:p>4.0335</text:p>
          </table:table-cell>
        </table:table-row>
        <table:table-row table:style-name="ro1">
          <table:table-cell table:formula="oooc:=[$Sheet1.$M$185]" office:value-type="float" office:value="2.51660000000001">
            <text:p>2.5166</text:p>
          </table:table-cell>
          <table:table-cell table:formula="oooc:=[$Sheet1.$N$185]" office:value-type="float" office:value="4.085194">
            <text:p>4.0852</text:p>
          </table:table-cell>
          <table:table-cell table:formula="oooc:=[$Sheet1.$O$185]" office:value-type="float" office:value="114.2626">
            <text:p>114.2626</text:p>
          </table:table-cell>
          <table:table-cell table:formula="oooc:=[$Sheet1.$P$185]" office:value-type="float" office:value="4.085194">
            <text:p>4.0852</text:p>
          </table:table-cell>
        </table:table-row>
        <table:table-row table:style-name="ro1">
          <table:table-cell table:formula="oooc:=[$Sheet1.$M$186]" office:value-type="float" office:value="2.53330000000001">
            <text:p>2.5333</text:p>
          </table:table-cell>
          <table:table-cell table:formula="oooc:=[$Sheet1.$N$186]" office:value-type="float" office:value="4.135957">
            <text:p>4.1360</text:p>
          </table:table-cell>
          <table:table-cell table:formula="oooc:=[$Sheet1.$O$186]" office:value-type="float" office:value="114.2793">
            <text:p>114.2793</text:p>
          </table:table-cell>
          <table:table-cell table:formula="oooc:=[$Sheet1.$P$186]" office:value-type="float" office:value="4.135957">
            <text:p>4.1360</text:p>
          </table:table-cell>
        </table:table-row>
        <table:table-row table:style-name="ro1">
          <table:table-cell table:formula="oooc:=[$Sheet1.$M$187]" office:value-type="float" office:value="2.55000000000001">
            <text:p>2.5500</text:p>
          </table:table-cell>
          <table:table-cell table:formula="oooc:=[$Sheet1.$N$187]" office:value-type="float" office:value="4.186418">
            <text:p>4.1864</text:p>
          </table:table-cell>
          <table:table-cell table:formula="oooc:=[$Sheet1.$O$187]" office:value-type="float" office:value="114.296">
            <text:p>114.2960</text:p>
          </table:table-cell>
          <table:table-cell table:formula="oooc:=[$Sheet1.$P$187]" office:value-type="float" office:value="4.186418">
            <text:p>4.1864</text:p>
          </table:table-cell>
        </table:table-row>
        <table:table-row table:style-name="ro1">
          <table:table-cell table:formula="oooc:=[$Sheet1.$M$188]" office:value-type="float" office:value="2.56660000000001">
            <text:p>2.5666</text:p>
          </table:table-cell>
          <table:table-cell table:formula="oooc:=[$Sheet1.$N$188]" office:value-type="float" office:value="4.237912">
            <text:p>4.2379</text:p>
          </table:table-cell>
          <table:table-cell table:formula="oooc:=[$Sheet1.$O$188]" office:value-type="float" office:value="114.3126">
            <text:p>114.3126</text:p>
          </table:table-cell>
          <table:table-cell table:formula="oooc:=[$Sheet1.$P$188]" office:value-type="float" office:value="4.237912">
            <text:p>4.2379</text:p>
          </table:table-cell>
        </table:table-row>
        <table:table-row table:style-name="ro1">
          <table:table-cell table:formula="oooc:=[$Sheet1.$M$189]" office:value-type="float" office:value="2.58330000000001">
            <text:p>2.5833</text:p>
          </table:table-cell>
          <table:table-cell table:formula="oooc:=[$Sheet1.$N$189]" office:value-type="float" office:value="4.288911">
            <text:p>4.2889</text:p>
          </table:table-cell>
          <table:table-cell table:formula="oooc:=[$Sheet1.$O$189]" office:value-type="float" office:value="114.3293">
            <text:p>114.3293</text:p>
          </table:table-cell>
          <table:table-cell table:formula="oooc:=[$Sheet1.$P$189]" office:value-type="float" office:value="4.288911">
            <text:p>4.2889</text:p>
          </table:table-cell>
        </table:table-row>
        <table:table-row table:style-name="ro1">
          <table:table-cell table:formula="oooc:=[$Sheet1.$M$190]" office:value-type="float" office:value="2.59990000000001">
            <text:p>2.5999</text:p>
          </table:table-cell>
          <table:table-cell table:formula="oooc:=[$Sheet1.$N$190]" office:value-type="float" office:value="4.340478">
            <text:p>4.3405</text:p>
          </table:table-cell>
          <table:table-cell table:formula="oooc:=[$Sheet1.$O$190]" office:value-type="float" office:value="114.3459">
            <text:p>114.3459</text:p>
          </table:table-cell>
          <table:table-cell table:formula="oooc:=[$Sheet1.$P$190]" office:value-type="float" office:value="4.340478">
            <text:p>4.3405</text:p>
          </table:table-cell>
        </table:table-row>
        <table:table-row table:style-name="ro1">
          <table:table-cell table:formula="oooc:=[$Sheet1.$M$191]" office:value-type="float" office:value="2.61660000000001">
            <text:p>2.6166</text:p>
          </table:table-cell>
          <table:table-cell table:formula="oooc:=[$Sheet1.$N$191]" office:value-type="float" office:value="4.391757">
            <text:p>4.3918</text:p>
          </table:table-cell>
          <table:table-cell table:formula="oooc:=[$Sheet1.$O$191]" office:value-type="float" office:value="114.3626">
            <text:p>114.3626</text:p>
          </table:table-cell>
          <table:table-cell table:formula="oooc:=[$Sheet1.$P$191]" office:value-type="float" office:value="4.391757">
            <text:p>4.3918</text:p>
          </table:table-cell>
        </table:table-row>
        <table:table-row table:style-name="ro1">
          <table:table-cell table:formula="oooc:=[$Sheet1.$M$192]" office:value-type="float" office:value="2.63330000000001">
            <text:p>2.6333</text:p>
          </table:table-cell>
          <table:table-cell table:formula="oooc:=[$Sheet1.$N$192]" office:value-type="float" office:value="4.443118">
            <text:p>4.4431</text:p>
          </table:table-cell>
          <table:table-cell table:formula="oooc:=[$Sheet1.$O$192]" office:value-type="float" office:value="114.3793">
            <text:p>114.3793</text:p>
          </table:table-cell>
          <table:table-cell table:formula="oooc:=[$Sheet1.$P$192]" office:value-type="float" office:value="4.443118">
            <text:p>4.4431</text:p>
          </table:table-cell>
        </table:table-row>
        <table:table-row table:style-name="ro1">
          <table:table-cell table:formula="oooc:=[$Sheet1.$M$193]" office:value-type="float" office:value="2.6499">
            <text:p>2.6499</text:p>
          </table:table-cell>
          <table:table-cell table:formula="oooc:=[$Sheet1.$N$193]" office:value-type="float" office:value="4.495892">
            <text:p>4.4959</text:p>
          </table:table-cell>
          <table:table-cell table:formula="oooc:=[$Sheet1.$O$193]" office:value-type="float" office:value="114.3959">
            <text:p>114.3959</text:p>
          </table:table-cell>
          <table:table-cell table:formula="oooc:=[$Sheet1.$P$193]" office:value-type="float" office:value="4.495892">
            <text:p>4.4959</text:p>
          </table:table-cell>
        </table:table-row>
        <table:table-row table:style-name="ro1">
          <table:table-cell table:formula="oooc:=[$Sheet1.$M$194]" office:value-type="float" office:value="2.66670000000001">
            <text:p>2.6667</text:p>
          </table:table-cell>
          <table:table-cell table:formula="oooc:=[$Sheet1.$N$194]" office:value-type="float" office:value="4.549059">
            <text:p>4.5491</text:p>
          </table:table-cell>
          <table:table-cell table:formula="oooc:=[$Sheet1.$O$194]" office:value-type="float" office:value="114.4127">
            <text:p>114.4127</text:p>
          </table:table-cell>
          <table:table-cell table:formula="oooc:=[$Sheet1.$P$194]" office:value-type="float" office:value="4.549059">
            <text:p>4.5491</text:p>
          </table:table-cell>
        </table:table-row>
        <table:table-row table:style-name="ro1">
          <table:table-cell table:formula="oooc:=[$Sheet1.$M$195]" office:value-type="float" office:value="2.6833">
            <text:p>2.6833</text:p>
          </table:table-cell>
          <table:table-cell table:formula="oooc:=[$Sheet1.$N$195]" office:value-type="float" office:value="4.600668">
            <text:p>4.6007</text:p>
          </table:table-cell>
          <table:table-cell table:formula="oooc:=[$Sheet1.$O$195]" office:value-type="float" office:value="114.4293">
            <text:p>114.4293</text:p>
          </table:table-cell>
          <table:table-cell table:formula="oooc:=[$Sheet1.$P$195]" office:value-type="float" office:value="4.600668">
            <text:p>4.6007</text:p>
          </table:table-cell>
        </table:table-row>
        <table:table-row table:style-name="ro1">
          <table:table-cell table:formula="oooc:=[$Sheet1.$M$196]" office:value-type="float" office:value="2.6999">
            <text:p>2.6999</text:p>
          </table:table-cell>
          <table:table-cell table:formula="oooc:=[$Sheet1.$N$196]" office:value-type="float" office:value="4.652644">
            <text:p>4.6526</text:p>
          </table:table-cell>
          <table:table-cell table:formula="oooc:=[$Sheet1.$O$196]" office:value-type="float" office:value="114.4459">
            <text:p>114.4459</text:p>
          </table:table-cell>
          <table:table-cell table:formula="oooc:=[$Sheet1.$P$196]" office:value-type="float" office:value="4.652644">
            <text:p>4.6526</text:p>
          </table:table-cell>
        </table:table-row>
        <table:table-row table:style-name="ro1">
          <table:table-cell table:formula="oooc:=[$Sheet1.$M$197]" office:value-type="float" office:value="2.7167">
            <text:p>2.7167</text:p>
          </table:table-cell>
          <table:table-cell table:formula="oooc:=[$Sheet1.$N$197]" office:value-type="float" office:value="4.703812">
            <text:p>4.7038</text:p>
          </table:table-cell>
          <table:table-cell table:formula="oooc:=[$Sheet1.$O$197]" office:value-type="float" office:value="114.4627">
            <text:p>114.4627</text:p>
          </table:table-cell>
          <table:table-cell table:formula="oooc:=[$Sheet1.$P$197]" office:value-type="float" office:value="4.703812">
            <text:p>4.7038</text:p>
          </table:table-cell>
        </table:table-row>
        <table:table-row table:style-name="ro1">
          <table:table-cell table:formula="oooc:=[$Sheet1.$M$198]" office:value-type="float" office:value="2.7333">
            <text:p>2.7333</text:p>
          </table:table-cell>
          <table:table-cell table:formula="oooc:=[$Sheet1.$N$198]" office:value-type="float" office:value="4.755352">
            <text:p>4.7554</text:p>
          </table:table-cell>
          <table:table-cell table:formula="oooc:=[$Sheet1.$O$198]" office:value-type="float" office:value="114.4793">
            <text:p>114.4793</text:p>
          </table:table-cell>
          <table:table-cell table:formula="oooc:=[$Sheet1.$P$198]" office:value-type="float" office:value="4.755352">
            <text:p>4.7554</text:p>
          </table:table-cell>
        </table:table-row>
        <table:table-row table:style-name="ro1">
          <table:table-cell table:formula="oooc:=[$Sheet1.$M$199]" office:value-type="float" office:value="2.75">
            <text:p>2.7500</text:p>
          </table:table-cell>
          <table:table-cell table:formula="oooc:=[$Sheet1.$N$199]" office:value-type="float" office:value="4.808339">
            <text:p>4.8083</text:p>
          </table:table-cell>
          <table:table-cell table:formula="oooc:=[$Sheet1.$O$199]" office:value-type="float" office:value="114.496">
            <text:p>114.4960</text:p>
          </table:table-cell>
          <table:table-cell table:formula="oooc:=[$Sheet1.$P$199]" office:value-type="float" office:value="4.808339">
            <text:p>4.8083</text:p>
          </table:table-cell>
        </table:table-row>
        <table:table-row table:style-name="ro1">
          <table:table-cell table:formula="oooc:=[$Sheet1.$M$200]" office:value-type="float" office:value="2.76660000000001">
            <text:p>2.7666</text:p>
          </table:table-cell>
          <table:table-cell table:formula="oooc:=[$Sheet1.$N$200]" office:value-type="float" office:value="4.860155">
            <text:p>4.8602</text:p>
          </table:table-cell>
          <table:table-cell table:formula="oooc:=[$Sheet1.$O$200]" office:value-type="float" office:value="114.5126">
            <text:p>114.5126</text:p>
          </table:table-cell>
          <table:table-cell table:formula="oooc:=[$Sheet1.$P$200]" office:value-type="float" office:value="4.860155">
            <text:p>4.8602</text:p>
          </table:table-cell>
        </table:table-row>
        <table:table-row table:style-name="ro1">
          <table:table-cell table:formula="oooc:=[$Sheet1.$M$201]" office:value-type="float" office:value="2.78330000000001">
            <text:p>2.7833</text:p>
          </table:table-cell>
          <table:table-cell table:formula="oooc:=[$Sheet1.$N$201]" office:value-type="float" office:value="4.913595">
            <text:p>4.9136</text:p>
          </table:table-cell>
          <table:table-cell table:formula="oooc:=[$Sheet1.$O$201]" office:value-type="float" office:value="114.5293">
            <text:p>114.5293</text:p>
          </table:table-cell>
          <table:table-cell table:formula="oooc:=[$Sheet1.$P$201]" office:value-type="float" office:value="4.913595">
            <text:p>4.9136</text:p>
          </table:table-cell>
        </table:table-row>
        <table:table-row table:style-name="ro1">
          <table:table-cell table:formula="oooc:=[$Sheet1.$M$202]" office:value-type="float" office:value="2.79990000000001">
            <text:p>2.7999</text:p>
          </table:table-cell>
          <table:table-cell table:formula="oooc:=[$Sheet1.$N$202]" office:value-type="float" office:value="4.968968">
            <text:p>4.9690</text:p>
          </table:table-cell>
          <table:table-cell table:formula="oooc:=[$Sheet1.$O$202]" office:value-type="float" office:value="114.5459">
            <text:p>114.5459</text:p>
          </table:table-cell>
          <table:table-cell table:formula="oooc:=[$Sheet1.$P$202]" office:value-type="float" office:value="4.968968">
            <text:p>4.9690</text:p>
          </table:table-cell>
        </table:table-row>
        <table:table-row table:style-name="ro1">
          <table:table-cell table:formula="oooc:=[$Sheet1.$M$203]" office:value-type="float" office:value="2.81670000000001">
            <text:p>2.8167</text:p>
          </table:table-cell>
          <table:table-cell table:formula="oooc:=[$Sheet1.$N$203]" office:value-type="float" office:value="5.022008">
            <text:p>5.0220</text:p>
          </table:table-cell>
          <table:table-cell table:formula="oooc:=[$Sheet1.$O$203]" office:value-type="float" office:value="114.5627">
            <text:p>114.5627</text:p>
          </table:table-cell>
          <table:table-cell table:formula="oooc:=[$Sheet1.$P$203]" office:value-type="float" office:value="5.022008">
            <text:p>5.0220</text:p>
          </table:table-cell>
        </table:table-row>
        <table:table-row table:style-name="ro1">
          <table:table-cell table:formula="oooc:=[$Sheet1.$M$204]" office:value-type="float" office:value="2.83330000000001">
            <text:p>2.8333</text:p>
          </table:table-cell>
          <table:table-cell table:formula="oooc:=[$Sheet1.$N$204]" office:value-type="float" office:value="5.075853">
            <text:p>5.0759</text:p>
          </table:table-cell>
          <table:table-cell table:formula="oooc:=[$Sheet1.$O$204]" office:value-type="float" office:value="114.5793">
            <text:p>114.5793</text:p>
          </table:table-cell>
          <table:table-cell table:formula="oooc:=[$Sheet1.$P$204]" office:value-type="float" office:value="5.075853">
            <text:p>5.0759</text:p>
          </table:table-cell>
        </table:table-row>
        <table:table-row table:style-name="ro1">
          <table:table-cell table:formula="oooc:=[$Sheet1.$M$205]" office:value-type="float" office:value="2.85000000000001">
            <text:p>2.8500</text:p>
          </table:table-cell>
          <table:table-cell table:formula="oooc:=[$Sheet1.$N$205]" office:value-type="float" office:value="5.131702">
            <text:p>5.1317</text:p>
          </table:table-cell>
          <table:table-cell table:formula="oooc:=[$Sheet1.$O$205]" office:value-type="float" office:value="114.596">
            <text:p>114.5960</text:p>
          </table:table-cell>
          <table:table-cell table:formula="oooc:=[$Sheet1.$P$205]" office:value-type="float" office:value="5.131702">
            <text:p>5.1317</text:p>
          </table:table-cell>
        </table:table-row>
        <table:table-row table:style-name="ro1">
          <table:table-cell table:formula="oooc:=[$Sheet1.$M$206]" office:value-type="float" office:value="2.86660000000001">
            <text:p>2.8666</text:p>
          </table:table-cell>
          <table:table-cell table:formula="oooc:=[$Sheet1.$N$206]" office:value-type="float" office:value="5.185184">
            <text:p>5.1852</text:p>
          </table:table-cell>
          <table:table-cell table:formula="oooc:=[$Sheet1.$O$206]" office:value-type="float" office:value="114.6126">
            <text:p>114.6126</text:p>
          </table:table-cell>
          <table:table-cell table:formula="oooc:=[$Sheet1.$P$206]" office:value-type="float" office:value="5.185184">
            <text:p>5.1852</text:p>
          </table:table-cell>
        </table:table-row>
        <table:table-row table:style-name="ro1">
          <table:table-cell table:formula="oooc:=[$Sheet1.$M$207]" office:value-type="float" office:value="2.88330000000001">
            <text:p>2.8833</text:p>
          </table:table-cell>
          <table:table-cell table:formula="oooc:=[$Sheet1.$N$207]" office:value-type="float" office:value="5.242459">
            <text:p>5.2425</text:p>
          </table:table-cell>
          <table:table-cell table:formula="oooc:=[$Sheet1.$O$207]" office:value-type="float" office:value="114.6293">
            <text:p>114.6293</text:p>
          </table:table-cell>
          <table:table-cell table:formula="oooc:=[$Sheet1.$P$207]" office:value-type="float" office:value="5.242459">
            <text:p>5.2425</text:p>
          </table:table-cell>
        </table:table-row>
        <table:table-row table:style-name="ro1">
          <table:table-cell table:formula="oooc:=[$Sheet1.$M$208]" office:value-type="float" office:value="2.8999">
            <text:p>2.8999</text:p>
          </table:table-cell>
          <table:table-cell table:formula="oooc:=[$Sheet1.$N$208]" office:value-type="float" office:value="5.300187">
            <text:p>5.3002</text:p>
          </table:table-cell>
          <table:table-cell table:formula="oooc:=[$Sheet1.$O$208]" office:value-type="float" office:value="114.6459">
            <text:p>114.6459</text:p>
          </table:table-cell>
          <table:table-cell table:formula="oooc:=[$Sheet1.$P$208]" office:value-type="float" office:value="5.300187">
            <text:p>5.3002</text:p>
          </table:table-cell>
        </table:table-row>
        <table:table-row table:style-name="ro1">
          <table:table-cell table:formula="oooc:=[$Sheet1.$M$209]" office:value-type="float" office:value="2.91670000000001">
            <text:p>2.9167</text:p>
          </table:table-cell>
          <table:table-cell table:formula="oooc:=[$Sheet1.$N$209]" office:value-type="float" office:value="5.35896">
            <text:p>5.3590</text:p>
          </table:table-cell>
          <table:table-cell table:formula="oooc:=[$Sheet1.$O$209]" office:value-type="float" office:value="114.6627">
            <text:p>114.6627</text:p>
          </table:table-cell>
          <table:table-cell table:formula="oooc:=[$Sheet1.$P$209]" office:value-type="float" office:value="5.35896">
            <text:p>5.3590</text:p>
          </table:table-cell>
        </table:table-row>
        <table:table-row table:style-name="ro1">
          <table:table-cell table:formula="oooc:=[$Sheet1.$M$210]" office:value-type="float" office:value="2.9333">
            <text:p>2.9333</text:p>
          </table:table-cell>
          <table:table-cell table:formula="oooc:=[$Sheet1.$N$210]" office:value-type="float" office:value="5.420499">
            <text:p>5.4205</text:p>
          </table:table-cell>
          <table:table-cell table:formula="oooc:=[$Sheet1.$O$210]" office:value-type="float" office:value="114.6793">
            <text:p>114.6793</text:p>
          </table:table-cell>
          <table:table-cell table:formula="oooc:=[$Sheet1.$P$210]" office:value-type="float" office:value="5.420499">
            <text:p>5.4205</text:p>
          </table:table-cell>
        </table:table-row>
        <table:table-row table:style-name="ro1">
          <table:table-cell table:formula="oooc:=[$Sheet1.$M$211]" office:value-type="float" office:value="2.95">
            <text:p>2.9500</text:p>
          </table:table-cell>
          <table:table-cell table:formula="oooc:=[$Sheet1.$N$211]" office:value-type="float" office:value="5.480751">
            <text:p>5.4808</text:p>
          </table:table-cell>
          <table:table-cell table:formula="oooc:=[$Sheet1.$O$211]" office:value-type="float" office:value="114.696">
            <text:p>114.6960</text:p>
          </table:table-cell>
          <table:table-cell table:formula="oooc:=[$Sheet1.$P$211]" office:value-type="float" office:value="5.480751">
            <text:p>5.4808</text:p>
          </table:table-cell>
        </table:table-row>
        <table:table-row table:style-name="ro1">
          <table:table-cell table:formula="oooc:=[$Sheet1.$M$212]" office:value-type="float" office:value="2.9666">
            <text:p>2.9666</text:p>
          </table:table-cell>
          <table:table-cell table:formula="oooc:=[$Sheet1.$N$212]" office:value-type="float" office:value="5.540703">
            <text:p>5.5407</text:p>
          </table:table-cell>
          <table:table-cell table:formula="oooc:=[$Sheet1.$O$212]" office:value-type="float" office:value="114.7126">
            <text:p>114.7126</text:p>
          </table:table-cell>
          <table:table-cell table:formula="oooc:=[$Sheet1.$P$212]" office:value-type="float" office:value="5.540703">
            <text:p>5.5407</text:p>
          </table:table-cell>
        </table:table-row>
        <table:table-row table:style-name="ro1">
          <table:table-cell table:formula="oooc:=[$Sheet1.$M$213]" office:value-type="float" office:value="2.9833">
            <text:p>2.9833</text:p>
          </table:table-cell>
          <table:table-cell table:formula="oooc:=[$Sheet1.$N$213]" office:value-type="float" office:value="5.602833">
            <text:p>5.6028</text:p>
          </table:table-cell>
          <table:table-cell table:formula="oooc:=[$Sheet1.$O$213]" office:value-type="float" office:value="114.7293">
            <text:p>114.7293</text:p>
          </table:table-cell>
          <table:table-cell table:formula="oooc:=[$Sheet1.$P$213]" office:value-type="float" office:value="5.602833">
            <text:p>5.6028</text:p>
          </table:table-cell>
        </table:table-row>
        <table:table-row table:style-name="ro1">
          <table:table-cell table:formula="oooc:=[$Sheet1.$M$214]" office:value-type="float" office:value="2.99990000000001">
            <text:p>2.9999</text:p>
          </table:table-cell>
          <table:table-cell table:formula="oooc:=[$Sheet1.$N$214]" office:value-type="float" office:value="5.662385">
            <text:p>5.6624</text:p>
          </table:table-cell>
          <table:table-cell table:formula="oooc:=[$Sheet1.$O$214]" office:value-type="float" office:value="114.7459">
            <text:p>114.7459</text:p>
          </table:table-cell>
          <table:table-cell table:formula="oooc:=[$Sheet1.$P$214]" office:value-type="float" office:value="5.662385">
            <text:p>5.6624</text:p>
          </table:table-cell>
        </table:table-row>
        <table:table-row table:style-name="ro1">
          <table:table-cell table:formula="oooc:=[$Sheet1.$M$215]" office:value-type="float" office:value="3.0167">
            <text:p>3.0167</text:p>
          </table:table-cell>
          <table:table-cell table:formula="oooc:=[$Sheet1.$N$215]" office:value-type="float" office:value="5.723932">
            <text:p>5.7239</text:p>
          </table:table-cell>
          <table:table-cell table:formula="oooc:=[$Sheet1.$O$215]" office:value-type="float" office:value="114.7627">
            <text:p>114.7627</text:p>
          </table:table-cell>
          <table:table-cell table:formula="oooc:=[$Sheet1.$P$215]" office:value-type="float" office:value="5.723932">
            <text:p>5.7239</text:p>
          </table:table-cell>
        </table:table-row>
        <table:table-row table:style-name="ro1">
          <table:table-cell table:formula="oooc:=[$Sheet1.$M$216]" office:value-type="float" office:value="3.03330000000001">
            <text:p>3.0333</text:p>
          </table:table-cell>
          <table:table-cell table:formula="oooc:=[$Sheet1.$N$216]" office:value-type="float" office:value="5.783333">
            <text:p>5.7833</text:p>
          </table:table-cell>
          <table:table-cell table:formula="oooc:=[$Sheet1.$O$216]" office:value-type="float" office:value="114.7793">
            <text:p>114.7793</text:p>
          </table:table-cell>
          <table:table-cell table:formula="oooc:=[$Sheet1.$P$216]" office:value-type="float" office:value="5.783333">
            <text:p>5.7833</text:p>
          </table:table-cell>
        </table:table-row>
        <table:table-row table:style-name="ro1">
          <table:table-cell table:formula="oooc:=[$Sheet1.$M$217]" office:value-type="float" office:value="3.04990000000001">
            <text:p>3.0499</text:p>
          </table:table-cell>
          <table:table-cell table:formula="oooc:=[$Sheet1.$N$217]" office:value-type="float" office:value="5.844465">
            <text:p>5.8445</text:p>
          </table:table-cell>
          <table:table-cell table:formula="oooc:=[$Sheet1.$O$217]" office:value-type="float" office:value="114.7959">
            <text:p>114.7959</text:p>
          </table:table-cell>
          <table:table-cell table:formula="oooc:=[$Sheet1.$P$217]" office:value-type="float" office:value="5.844465">
            <text:p>5.8445</text:p>
          </table:table-cell>
        </table:table-row>
        <table:table-row table:style-name="ro1">
          <table:table-cell table:formula="oooc:=[$Sheet1.$M$218]" office:value-type="float" office:value="3.06450000000001">
            <text:p>3.0645</text:p>
          </table:table-cell>
          <table:table-cell table:formula="oooc:=[$Sheet1.$N$218]" office:value-type="float" office:value="5.594399">
            <text:p>5.5944</text:p>
          </table:table-cell>
          <table:table-cell table:formula="oooc:=[$Sheet1.$O$218]" office:value-type="float" office:value="114.8105">
            <text:p>114.8105</text:p>
          </table:table-cell>
          <table:table-cell table:formula="oooc:=[$Sheet1.$P$218]" office:value-type="float" office:value="5.594399">
            <text:p>5.5944</text:p>
          </table:table-cell>
        </table:table-row>
        <table:table-row table:style-name="ro1">
          <table:table-cell table:formula="oooc:=[$Sheet1.$M$219]" office:value-type="float" office:value="3.0813">
            <text:p>3.0813</text:p>
          </table:table-cell>
          <table:table-cell table:formula="oooc:=[$Sheet1.$N$219]" office:value-type="float" office:value="5.478147">
            <text:p>5.4781</text:p>
          </table:table-cell>
          <table:table-cell table:formula="oooc:=[$Sheet1.$O$219]" office:value-type="float" office:value="114.8273">
            <text:p>114.8273</text:p>
          </table:table-cell>
          <table:table-cell table:formula="oooc:=[$Sheet1.$P$219]" office:value-type="float" office:value="5.478147">
            <text:p>5.4781</text:p>
          </table:table-cell>
        </table:table-row>
        <table:table-row table:style-name="ro1">
          <table:table-cell table:formula="oooc:=[$Sheet1.$M$220]" office:value-type="float" office:value="3.09790000000001">
            <text:p>3.0979</text:p>
          </table:table-cell>
          <table:table-cell table:formula="oooc:=[$Sheet1.$N$220]" office:value-type="float" office:value="5.523217">
            <text:p>5.5232</text:p>
          </table:table-cell>
          <table:table-cell table:formula="oooc:=[$Sheet1.$O$220]" office:value-type="float" office:value="114.8439">
            <text:p>114.8439</text:p>
          </table:table-cell>
          <table:table-cell table:formula="oooc:=[$Sheet1.$P$220]" office:value-type="float" office:value="5.523217">
            <text:p>5.5232</text:p>
          </table:table-cell>
        </table:table-row>
        <table:table-row table:style-name="ro1">
          <table:table-cell table:formula="oooc:=[$Sheet1.$M$221]" office:value-type="float" office:value="3.11460000000001">
            <text:p>3.1146</text:p>
          </table:table-cell>
          <table:table-cell table:formula="oooc:=[$Sheet1.$N$221]" office:value-type="float" office:value="5.564519">
            <text:p>5.5645</text:p>
          </table:table-cell>
          <table:table-cell table:formula="oooc:=[$Sheet1.$O$221]" office:value-type="float" office:value="114.8606">
            <text:p>114.8606</text:p>
          </table:table-cell>
          <table:table-cell table:formula="oooc:=[$Sheet1.$P$221]" office:value-type="float" office:value="5.564519">
            <text:p>5.5645</text:p>
          </table:table-cell>
        </table:table-row>
        <table:table-row table:style-name="ro1">
          <table:table-cell table:formula="oooc:=[$Sheet1.$M$222]" office:value-type="float" office:value="3.13120000000001">
            <text:p>3.1312</text:p>
          </table:table-cell>
          <table:table-cell table:formula="oooc:=[$Sheet1.$N$222]" office:value-type="float" office:value="5.619154">
            <text:p>5.6192</text:p>
          </table:table-cell>
          <table:table-cell table:formula="oooc:=[$Sheet1.$O$222]" office:value-type="float" office:value="114.8772">
            <text:p>114.8772</text:p>
          </table:table-cell>
          <table:table-cell table:formula="oooc:=[$Sheet1.$P$222]" office:value-type="float" office:value="5.619154">
            <text:p>5.6192</text:p>
          </table:table-cell>
        </table:table-row>
        <table:table-row table:style-name="ro1">
          <table:table-cell table:formula="oooc:=[$Sheet1.$M$223]" office:value-type="float" office:value="3.14790000000001">
            <text:p>3.1479</text:p>
          </table:table-cell>
          <table:table-cell table:formula="oooc:=[$Sheet1.$N$223]" office:value-type="float" office:value="5.677845">
            <text:p>5.6778</text:p>
          </table:table-cell>
          <table:table-cell table:formula="oooc:=[$Sheet1.$O$223]" office:value-type="float" office:value="114.8939">
            <text:p>114.8939</text:p>
          </table:table-cell>
          <table:table-cell table:formula="oooc:=[$Sheet1.$P$223]" office:value-type="float" office:value="5.677845">
            <text:p>5.6778</text:p>
          </table:table-cell>
        </table:table-row>
        <table:table-row table:style-name="ro1">
          <table:table-cell table:formula="oooc:=[$Sheet1.$M$224]" office:value-type="float" office:value="3.1645">
            <text:p>3.1645</text:p>
          </table:table-cell>
          <table:table-cell table:formula="oooc:=[$Sheet1.$N$224]" office:value-type="float" office:value="5.738964">
            <text:p>5.7390</text:p>
          </table:table-cell>
          <table:table-cell table:formula="oooc:=[$Sheet1.$O$224]" office:value-type="float" office:value="114.9105">
            <text:p>114.9105</text:p>
          </table:table-cell>
          <table:table-cell table:formula="oooc:=[$Sheet1.$P$224]" office:value-type="float" office:value="5.738964">
            <text:p>5.7390</text:p>
          </table:table-cell>
        </table:table-row>
        <table:table-row table:style-name="ro1">
          <table:table-cell table:formula="oooc:=[$Sheet1.$M$225]" office:value-type="float" office:value="3.1812">
            <text:p>3.1812</text:p>
          </table:table-cell>
          <table:table-cell table:formula="oooc:=[$Sheet1.$N$225]" office:value-type="float" office:value="5.792294">
            <text:p>5.7923</text:p>
          </table:table-cell>
          <table:table-cell table:formula="oooc:=[$Sheet1.$O$225]" office:value-type="float" office:value="114.9272">
            <text:p>114.9272</text:p>
          </table:table-cell>
          <table:table-cell table:formula="oooc:=[$Sheet1.$P$225]" office:value-type="float" office:value="5.792294">
            <text:p>5.7923</text:p>
          </table:table-cell>
        </table:table-row>
        <table:table-row table:style-name="ro1">
          <table:table-cell table:formula="oooc:=[$Sheet1.$M$226]" office:value-type="float" office:value="3.19380000000001">
            <text:p>3.1938</text:p>
          </table:table-cell>
          <table:table-cell table:formula="oooc:=[$Sheet1.$N$226]" office:value-type="float" office:value="5.837969">
            <text:p>5.8380</text:p>
          </table:table-cell>
          <table:table-cell table:formula="oooc:=[$Sheet1.$O$226]" office:value-type="float" office:value="114.9398">
            <text:p>114.9398</text:p>
          </table:table-cell>
          <table:table-cell table:formula="oooc:=[$Sheet1.$P$226]" office:value-type="float" office:value="5.837969">
            <text:p>5.8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5:08:31.90054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2T15:09:27.310840111</dc:date>
    <meta:editing-cycles>6</meta:editing-cycles>
    <meta:editing-duration>PT30M45S</meta:editing-duration>
    <dc:creator>BIswajit </dc:creator>
    <meta:document-statistic meta:table-count="2" meta:cell-count="406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treat-empty-cells="ignore" chart:right-angled-axes="true"/>
    </style:style>
    <style:style style:name="ch3" style:family="chart" style:data-style-name="N111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111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41cm" svg:height="12.421cm" xlink:href=".." xlink:type="simple" chart:class="chart:scatter" chart:style-name="ch1">
        <chart:plot-area chart:style-name="ch2" table:cell-range-address="Sheet1.M34:Sheet1.N226 Sheet1.N33:Sheet1.N33" chart:data-source-has-labels="row" svg:x="0.411cm" svg:y="0.247cm" svg:width="14.622cm" svg:height="11.876cm">
          <chartooo:coordinate-region svg:x="1.535cm" svg:y="0.407cm" svg:width="13.06cm" svg:height="11.148cm"/>
          <chart:axis chart:dimension="x" chart:name="primary-x" chart:style-name="ch3">
            <chart:title svg:x="7.018cm" svg:y="11.802cm" chart:style-name="ch4">
              <text:p>displacement</text:p>
            </chart:title>
          </chart:axis>
          <chart:axis chart:dimension="y" chart:name="primary-y" chart:style-name="ch3">
            <chart:title svg:x="0.307cm" svg:y="6.217cm" chart:style-name="ch5">
              <text:p>load</text:p>
            </chart:title>
          </chart:axis>
          <chart:series chart:style-name="ch6" chart:values-cell-range-address="Sheet1.N34:Sheet1.N226" chart:label-cell-address="Sheet1.N33:Sheet1.N33" chart:class="chart:scatter">
            <chart:domain table:cell-range-address="Sheet1.M34:Sheet1.M226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oad (kN)</text:p>
                <draw:g>
                  <svg:desc>Sheet1.N33:Sheet1.N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34:Sheet1.M226</svg:desc>
                </draw:g>
              </table:table-cell>
              <table:table-cell office:value-type="float" office:value="0.009523174">
                <text:p>0.009523174</text:p>
                <draw:g>
                  <svg:desc>Sheet1.N34:Sheet1.N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3000000000011">
                <text:p>0.0163000000000011</text:p>
              </table:table-cell>
              <table:table-cell office:value-type="float" office:value="0.008827186">
                <text:p>0.008827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2000000000079">
                <text:p>0.0332000000000079</text:p>
              </table:table-cell>
              <table:table-cell office:value-type="float" office:value="0.009296416">
                <text:p>0.009296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9000000000081">
                <text:p>0.0499000000000081</text:p>
              </table:table-cell>
              <table:table-cell office:value-type="float" office:value="0.009421152">
                <text:p>0.00942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6000000000082">
                <text:p>0.0666000000000082</text:p>
              </table:table-cell>
              <table:table-cell office:value-type="float" office:value="0.009653981">
                <text:p>0.009653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3000000000084">
                <text:p>0.0833000000000084</text:p>
              </table:table-cell>
              <table:table-cell office:value-type="float" office:value="0.01042389">
                <text:p>0.0104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99000000000052">
                <text:p>0.0999000000000052</text:p>
              </table:table-cell>
              <table:table-cell office:value-type="float" office:value="0.01122787">
                <text:p>0.01122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700000000009">
                <text:p>0.116700000000009</text:p>
              </table:table-cell>
              <table:table-cell office:value-type="float" office:value="0.01090839">
                <text:p>0.0109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3300000000006">
                <text:p>0.133300000000006</text:p>
              </table:table-cell>
              <table:table-cell office:value-type="float" office:value="0.01117089">
                <text:p>0.01117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0000000000006">
                <text:p>0.150000000000006</text:p>
              </table:table-cell>
              <table:table-cell office:value-type="float" office:value="0.01828458">
                <text:p>0.0182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600000000003">
                <text:p>0.166600000000003</text:p>
              </table:table-cell>
              <table:table-cell office:value-type="float" office:value="0.03415343">
                <text:p>0.03415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3300000000003">
                <text:p>0.183300000000003</text:p>
              </table:table-cell>
              <table:table-cell office:value-type="float" office:value="0.05182199">
                <text:p>0.05182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9">
                <text:p>0.1999</text:p>
              </table:table-cell>
              <table:table-cell office:value-type="float" office:value="0.07108877">
                <text:p>0.07108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6">
                <text:p>0.2166</text:p>
              </table:table-cell>
              <table:table-cell office:value-type="float" office:value="0.08956709">
                <text:p>0.0895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3200000000011">
                <text:p>0.233200000000011</text:p>
              </table:table-cell>
              <table:table-cell office:value-type="float" office:value="0.1021401">
                <text:p>0.102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1132622">
                <text:p>0.1132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67">
                <text:p>0.2667</text:p>
              </table:table-cell>
              <table:table-cell office:value-type="float" office:value="0.12522">
                <text:p>0.12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34">
                <text:p>0.2834</text:p>
              </table:table-cell>
              <table:table-cell office:value-type="float" office:value="0.1386826">
                <text:p>0.1386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9900000000008">
                <text:p>0.299900000000008</text:p>
              </table:table-cell>
              <table:table-cell office:value-type="float" office:value="0.1525684">
                <text:p>0.1525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6700000000012">
                <text:p>0.316700000000012</text:p>
              </table:table-cell>
              <table:table-cell office:value-type="float" office:value="0.1683504">
                <text:p>0.168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00000000008">
                <text:p>0.333300000000008</text:p>
              </table:table-cell>
              <table:table-cell office:value-type="float" office:value="0.1835011">
                <text:p>0.1835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9900000000005">
                <text:p>0.349900000000005</text:p>
              </table:table-cell>
              <table:table-cell office:value-type="float" office:value="0.1997438">
                <text:p>0.1997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6500000000002">
                <text:p>0.366500000000002</text:p>
              </table:table-cell>
              <table:table-cell office:value-type="float" office:value="0.216961">
                <text:p>0.216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3300000000006">
                <text:p>0.383300000000006</text:p>
              </table:table-cell>
              <table:table-cell office:value-type="float" office:value="0.2348348">
                <text:p>0.2348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0000000000006">
                <text:p>0.400000000000006</text:p>
              </table:table-cell>
              <table:table-cell office:value-type="float" office:value="0.2521735">
                <text:p>0.2521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6700000000006">
                <text:p>0.416700000000006</text:p>
              </table:table-cell>
              <table:table-cell office:value-type="float" office:value="0.267494">
                <text:p>0.267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3300000000003">
                <text:p>0.433300000000003</text:p>
              </table:table-cell>
              <table:table-cell office:value-type="float" office:value="0.2806011">
                <text:p>0.2806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0.2903284">
                <text:p>0.2903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66">
                <text:p>0.4666</text:p>
              </table:table-cell>
              <table:table-cell office:value-type="float" office:value="0.2991112">
                <text:p>0.299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33">
                <text:p>0.4833</text:p>
              </table:table-cell>
              <table:table-cell office:value-type="float" office:value="0.3032217">
                <text:p>0.3032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9900000000011">
                <text:p>0.499900000000011</text:p>
              </table:table-cell>
              <table:table-cell office:value-type="float" office:value="0.3058734">
                <text:p>0.3058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67">
                <text:p>0.5167</text:p>
              </table:table-cell>
              <table:table-cell office:value-type="float" office:value="0.3088025">
                <text:p>0.308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3300000000011">
                <text:p>0.533300000000011</text:p>
              </table:table-cell>
              <table:table-cell office:value-type="float" office:value="0.3120612">
                <text:p>0.3120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9900000000008">
                <text:p>0.549900000000008</text:p>
              </table:table-cell>
              <table:table-cell office:value-type="float" office:value="0.3138443">
                <text:p>0.3138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6600000000008">
                <text:p>0.566600000000008</text:p>
              </table:table-cell>
              <table:table-cell office:value-type="float" office:value="0.3143493">
                <text:p>0.3143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3300000000008">
                <text:p>0.583300000000008</text:p>
              </table:table-cell>
              <table:table-cell office:value-type="float" office:value="0.3146194">
                <text:p>0.3146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9900000000005">
                <text:p>0.599900000000005</text:p>
              </table:table-cell>
              <table:table-cell office:value-type="float" office:value="0.3148976">
                <text:p>0.314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6600000000005">
                <text:p>0.616600000000005</text:p>
              </table:table-cell>
              <table:table-cell office:value-type="float" office:value="0.3157547">
                <text:p>0.3157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3300000000006">
                <text:p>0.633300000000006</text:p>
              </table:table-cell>
              <table:table-cell office:value-type="float" office:value="0.3162364">
                <text:p>0.3162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0000000000006">
                <text:p>0.650000000000006</text:p>
              </table:table-cell>
              <table:table-cell office:value-type="float" office:value="0.3173331">
                <text:p>0.3173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6700000000006">
                <text:p>0.666700000000006</text:p>
              </table:table-cell>
              <table:table-cell office:value-type="float" office:value="0.3197065">
                <text:p>0.3197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3300000000003">
                <text:p>0.683300000000003</text:p>
              </table:table-cell>
              <table:table-cell office:value-type="float" office:value="0.3221131">
                <text:p>0.3221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3248351">
                <text:p>0.3248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66">
                <text:p>0.7166</text:p>
              </table:table-cell>
              <table:table-cell office:value-type="float" office:value="0.3288547">
                <text:p>0.3288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33">
                <text:p>0.7333</text:p>
              </table:table-cell>
              <table:table-cell office:value-type="float" office:value="0.3351525">
                <text:p>0.3351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9900000000011">
                <text:p>0.749900000000011</text:p>
              </table:table-cell>
              <table:table-cell office:value-type="float" office:value="0.343942">
                <text:p>0.343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6600000000011">
                <text:p>0.766600000000011</text:p>
              </table:table-cell>
              <table:table-cell office:value-type="float" office:value="0.3545377">
                <text:p>0.3545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3300000000011">
                <text:p>0.783300000000011</text:p>
              </table:table-cell>
              <table:table-cell office:value-type="float" office:value="0.3659028">
                <text:p>0.3659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11">
                <text:p>0.800000000000011</text:p>
              </table:table-cell>
              <table:table-cell office:value-type="float" office:value="0.3810771">
                <text:p>0.3810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6700000000012">
                <text:p>0.816700000000012</text:p>
              </table:table-cell>
              <table:table-cell office:value-type="float" office:value="0.3959408">
                <text:p>0.3959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3300000000008">
                <text:p>0.833300000000008</text:p>
              </table:table-cell>
              <table:table-cell office:value-type="float" office:value="0.4105567">
                <text:p>0.4105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0000000000009">
                <text:p>0.850000000000009</text:p>
              </table:table-cell>
              <table:table-cell office:value-type="float" office:value="0.4257668">
                <text:p>0.4257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6600000000005">
                <text:p>0.866600000000005</text:p>
              </table:table-cell>
              <table:table-cell office:value-type="float" office:value="0.4441687">
                <text:p>0.4441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3300000000006">
                <text:p>0.883300000000006</text:p>
              </table:table-cell>
              <table:table-cell office:value-type="float" office:value="0.4636587">
                <text:p>0.4636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9900000000002">
                <text:p>0.899900000000002</text:p>
              </table:table-cell>
              <table:table-cell office:value-type="float" office:value="0.4824192">
                <text:p>0.4824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6700000000006">
                <text:p>0.916700000000006</text:p>
              </table:table-cell>
              <table:table-cell office:value-type="float" office:value="0.5018527">
                <text:p>0.5018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3300000000003">
                <text:p>0.933300000000003</text:p>
              </table:table-cell>
              <table:table-cell office:value-type="float" office:value="0.5238342">
                <text:p>0.5238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0000000000003">
                <text:p>0.950000000000003</text:p>
              </table:table-cell>
              <table:table-cell office:value-type="float" office:value="0.5440896">
                <text:p>0.5440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6700000000003">
                <text:p>0.966700000000003</text:p>
              </table:table-cell>
              <table:table-cell office:value-type="float" office:value="0.5654745">
                <text:p>0.5654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33">
                <text:p>0.9833</text:p>
              </table:table-cell>
              <table:table-cell office:value-type="float" office:value="0.5880042">
                <text:p>0.5880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00000000011">
                <text:p>0.999900000000011</text:p>
              </table:table-cell>
              <table:table-cell office:value-type="float" office:value="0.6099246">
                <text:p>0.6099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660000000001">
                <text:p>1.01660000000001</text:p>
              </table:table-cell>
              <table:table-cell office:value-type="float" office:value="0.6325537">
                <text:p>0.6325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3330000000001">
                <text:p>1.03330000000001</text:p>
              </table:table-cell>
              <table:table-cell office:value-type="float" office:value="0.6557777">
                <text:p>0.6557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000000000001">
                <text:p>1.05000000000001</text:p>
              </table:table-cell>
              <table:table-cell office:value-type="float" office:value="0.6821313">
                <text:p>0.6821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670000000001">
                <text:p>1.06670000000001</text:p>
              </table:table-cell>
              <table:table-cell office:value-type="float" office:value="0.7080134">
                <text:p>0.7080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8330000000001">
                <text:p>1.08330000000001</text:p>
              </table:table-cell>
              <table:table-cell office:value-type="float" office:value="0.7327537">
                <text:p>0.7327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000000000001">
                <text:p>1.10000000000001</text:p>
              </table:table-cell>
              <table:table-cell office:value-type="float" office:value="0.7587055">
                <text:p>0.7587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660000000001">
                <text:p>1.11660000000001</text:p>
              </table:table-cell>
              <table:table-cell office:value-type="float" office:value="0.7832259">
                <text:p>0.7832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330000000001">
                <text:p>1.13330000000001</text:p>
              </table:table-cell>
              <table:table-cell office:value-type="float" office:value="0.8085746">
                <text:p>0.8085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99">
                <text:p>1.1499</text:p>
              </table:table-cell>
              <table:table-cell office:value-type="float" office:value="0.8351713">
                <text:p>0.8351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670000000001">
                <text:p>1.16670000000001</text:p>
              </table:table-cell>
              <table:table-cell office:value-type="float" office:value="0.8625231">
                <text:p>0.8625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33">
                <text:p>1.1833</text:p>
              </table:table-cell>
              <table:table-cell office:value-type="float" office:value="0.8903026">
                <text:p>0.8903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99">
                <text:p>1.1999</text:p>
              </table:table-cell>
              <table:table-cell office:value-type="float" office:value="0.9194957">
                <text:p>0.9194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67">
                <text:p>1.2167</text:p>
              </table:table-cell>
              <table:table-cell office:value-type="float" office:value="0.9501415">
                <text:p>0.9501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333">
                <text:p>1.2333</text:p>
              </table:table-cell>
              <table:table-cell office:value-type="float" office:value="0.9805983">
                <text:p>0.9805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5">
                <text:p>1.25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67">
                <text:p>1.2667</text:p>
              </table:table-cell>
              <table:table-cell office:value-type="float" office:value="1.042711">
                <text:p>1.042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330000000001">
                <text:p>1.28330000000001</text:p>
              </table:table-cell>
              <table:table-cell office:value-type="float" office:value="1.074873">
                <text:p>1.074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990000000001">
                <text:p>1.29990000000001</text:p>
              </table:table-cell>
              <table:table-cell office:value-type="float" office:value="1.108183">
                <text:p>1.108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660000000001">
                <text:p>1.31660000000001</text:p>
              </table:table-cell>
              <table:table-cell office:value-type="float" office:value="1.139408">
                <text:p>1.139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3330000000001">
                <text:p>1.33330000000001</text:p>
              </table:table-cell>
              <table:table-cell office:value-type="float" office:value="1.172589">
                <text:p>1.172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5000000000001">
                <text:p>1.35000000000001</text:p>
              </table:table-cell>
              <table:table-cell office:value-type="float" office:value="1.204419">
                <text:p>1.204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6670000000001">
                <text:p>1.36670000000001</text:p>
              </table:table-cell>
              <table:table-cell office:value-type="float" office:value="1.237715">
                <text:p>1.237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8330000000001">
                <text:p>1.38330000000001</text:p>
              </table:table-cell>
              <table:table-cell office:value-type="float" office:value="1.270228">
                <text:p>1.270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1.303144">
                <text:p>1.303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166">
                <text:p>1.4166</text:p>
              </table:table-cell>
              <table:table-cell office:value-type="float" office:value="1.335716">
                <text:p>1.335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333">
                <text:p>1.4333</text:p>
              </table:table-cell>
              <table:table-cell office:value-type="float" office:value="1.371142">
                <text:p>1.371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99">
                <text:p>1.4499</text:p>
              </table:table-cell>
              <table:table-cell office:value-type="float" office:value="1.405317">
                <text:p>1.405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667">
                <text:p>1.4667</text:p>
              </table:table-cell>
              <table:table-cell office:value-type="float" office:value="1.440713">
                <text:p>1.440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833">
                <text:p>1.4833</text:p>
              </table:table-cell>
              <table:table-cell office:value-type="float" office:value="1.475811">
                <text:p>1.475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">
                <text:p>1.5</text:p>
              </table:table-cell>
              <table:table-cell office:value-type="float" office:value="1.511301">
                <text:p>1.51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660000000001">
                <text:p>1.51660000000001</text:p>
              </table:table-cell>
              <table:table-cell office:value-type="float" office:value="1.546505">
                <text:p>1.546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3330000000001">
                <text:p>1.53330000000001</text:p>
              </table:table-cell>
              <table:table-cell office:value-type="float" office:value="1.582035">
                <text:p>1.582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990000000001">
                <text:p>1.54990000000001</text:p>
              </table:table-cell>
              <table:table-cell office:value-type="float" office:value="1.61767">
                <text:p>1.6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660000000001">
                <text:p>1.56660000000001</text:p>
              </table:table-cell>
              <table:table-cell office:value-type="float" office:value="1.654611">
                <text:p>1.654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8330000000001">
                <text:p>1.58330000000001</text:p>
              </table:table-cell>
              <table:table-cell office:value-type="float" office:value="1.691971">
                <text:p>1.691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1.729161">
                <text:p>1.729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1670000000001">
                <text:p>1.61670000000001</text:p>
              </table:table-cell>
              <table:table-cell office:value-type="float" office:value="1.767609">
                <text:p>1.767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3330000000001">
                <text:p>1.63330000000001</text:p>
              </table:table-cell>
              <table:table-cell office:value-type="float" office:value="1.806136">
                <text:p>1.806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5000000000001">
                <text:p>1.65000000000001</text:p>
              </table:table-cell>
              <table:table-cell office:value-type="float" office:value="1.843492">
                <text:p>1.8434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666">
                <text:p>1.6666</text:p>
              </table:table-cell>
              <table:table-cell office:value-type="float" office:value="1.882548">
                <text:p>1.882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832">
                <text:p>1.6832</text:p>
              </table:table-cell>
              <table:table-cell office:value-type="float" office:value="1.920552">
                <text:p>1.920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9">
                <text:p>1.6999</text:p>
              </table:table-cell>
              <table:table-cell office:value-type="float" office:value="1.959847">
                <text:p>1.959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167">
                <text:p>1.7167</text:p>
              </table:table-cell>
              <table:table-cell office:value-type="float" office:value="1.997594">
                <text:p>1.997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333">
                <text:p>1.7333</text:p>
              </table:table-cell>
              <table:table-cell office:value-type="float" office:value="2.035784">
                <text:p>2.035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5">
                <text:p>1.75</text:p>
              </table:table-cell>
              <table:table-cell office:value-type="float" office:value="2.075841">
                <text:p>2.075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667">
                <text:p>1.7667</text:p>
              </table:table-cell>
              <table:table-cell office:value-type="float" office:value="2.114916">
                <text:p>2.114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8330000000001">
                <text:p>1.78330000000001</text:p>
              </table:table-cell>
              <table:table-cell office:value-type="float" office:value="2.15457">
                <text:p>2.15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9990000000001">
                <text:p>1.79990000000001</text:p>
              </table:table-cell>
              <table:table-cell office:value-type="float" office:value="2.194173">
                <text:p>2.194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1660000000001">
                <text:p>1.81660000000001</text:p>
              </table:table-cell>
              <table:table-cell office:value-type="float" office:value="2.233083">
                <text:p>2.233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3330000000001">
                <text:p>1.83330000000001</text:p>
              </table:table-cell>
              <table:table-cell office:value-type="float" office:value="2.272982">
                <text:p>2.2729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4990000000001">
                <text:p>1.84990000000001</text:p>
              </table:table-cell>
              <table:table-cell office:value-type="float" office:value="2.311314">
                <text:p>2.311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6660000000001">
                <text:p>1.86660000000001</text:p>
              </table:table-cell>
              <table:table-cell office:value-type="float" office:value="2.352225">
                <text:p>2.352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8330000000001">
                <text:p>1.88330000000001</text:p>
              </table:table-cell>
              <table:table-cell office:value-type="float" office:value="2.392056">
                <text:p>2.392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0000000000001">
                <text:p>1.90000000000001</text:p>
              </table:table-cell>
              <table:table-cell office:value-type="float" office:value="2.43125">
                <text:p>2.4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166">
                <text:p>1.9166</text:p>
              </table:table-cell>
              <table:table-cell office:value-type="float" office:value="2.471092">
                <text:p>2.471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333">
                <text:p>1.9333</text:p>
              </table:table-cell>
              <table:table-cell office:value-type="float" office:value="2.512389">
                <text:p>2.512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499">
                <text:p>1.9499</text:p>
              </table:table-cell>
              <table:table-cell office:value-type="float" office:value="2.553676">
                <text:p>2.553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666">
                <text:p>1.9666</text:p>
              </table:table-cell>
              <table:table-cell office:value-type="float" office:value="2.595772">
                <text:p>2.595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8320000000001">
                <text:p>1.98320000000001</text:p>
              </table:table-cell>
              <table:table-cell office:value-type="float" office:value="2.63775">
                <text:p>2.63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2.679127">
                <text:p>2.679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1660000000001">
                <text:p>2.01660000000001</text:p>
              </table:table-cell>
              <table:table-cell office:value-type="float" office:value="2.721261">
                <text:p>2.7212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3330000000001">
                <text:p>2.03330000000001</text:p>
              </table:table-cell>
              <table:table-cell office:value-type="float" office:value="2.763879">
                <text:p>2.763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5000000000001">
                <text:p>2.05000000000001</text:p>
              </table:table-cell>
              <table:table-cell office:value-type="float" office:value="2.804391">
                <text:p>2.8043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6660000000001">
                <text:p>2.06660000000001</text:p>
              </table:table-cell>
              <table:table-cell office:value-type="float" office:value="2.846905">
                <text:p>2.846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8330000000001">
                <text:p>2.08330000000001</text:p>
              </table:table-cell>
              <table:table-cell office:value-type="float" office:value="2.88829">
                <text:p>2.88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0000000000001">
                <text:p>2.10000000000001</text:p>
              </table:table-cell>
              <table:table-cell office:value-type="float" office:value="2.930739">
                <text:p>2.930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1660000000001">
                <text:p>2.11660000000001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3330000000001">
                <text:p>2.13330000000001</text:p>
              </table:table-cell>
              <table:table-cell office:value-type="float" office:value="3.017679">
                <text:p>3.017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5000000000001">
                <text:p>2.15000000000001</text:p>
              </table:table-cell>
              <table:table-cell office:value-type="float" office:value="3.061379">
                <text:p>3.061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6670000000001">
                <text:p>2.16670000000001</text:p>
              </table:table-cell>
              <table:table-cell office:value-type="float" office:value="3.106126">
                <text:p>3.106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833">
                <text:p>2.1833</text:p>
              </table:table-cell>
              <table:table-cell office:value-type="float" office:value="3.14967">
                <text:p>3.14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2">
                <text:p>2.2</text:p>
              </table:table-cell>
              <table:table-cell office:value-type="float" office:value="3.194023">
                <text:p>3.194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167">
                <text:p>2.2167</text:p>
              </table:table-cell>
              <table:table-cell office:value-type="float" office:value="3.237097">
                <text:p>3.237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333">
                <text:p>2.2333</text:p>
              </table:table-cell>
              <table:table-cell office:value-type="float" office:value="3.280573">
                <text:p>3.2805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4990000000001">
                <text:p>2.24990000000001</text:p>
              </table:table-cell>
              <table:table-cell office:value-type="float" office:value="3.325507">
                <text:p>3.3255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667">
                <text:p>2.2667</text:p>
              </table:table-cell>
              <table:table-cell office:value-type="float" office:value="3.370324">
                <text:p>3.370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8330000000001">
                <text:p>2.28330000000001</text:p>
              </table:table-cell>
              <table:table-cell office:value-type="float" office:value="3.415856">
                <text:p>3.4158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30000000000001">
                <text:p>2.30000000000001</text:p>
              </table:table-cell>
              <table:table-cell office:value-type="float" office:value="3.46126">
                <text:p>3.46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1660000000001">
                <text:p>2.31660000000001</text:p>
              </table:table-cell>
              <table:table-cell office:value-type="float" office:value="3.506524">
                <text:p>3.506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3330000000001">
                <text:p>2.33330000000001</text:p>
              </table:table-cell>
              <table:table-cell office:value-type="float" office:value="3.552566">
                <text:p>3.552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5000000000001">
                <text:p>2.35000000000001</text:p>
              </table:table-cell>
              <table:table-cell office:value-type="float" office:value="3.598622">
                <text:p>3.5986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6660000000001">
                <text:p>2.36660000000001</text:p>
              </table:table-cell>
              <table:table-cell office:value-type="float" office:value="3.643894">
                <text:p>3.643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8330000000001">
                <text:p>2.38330000000001</text:p>
              </table:table-cell>
              <table:table-cell office:value-type="float" office:value="3.690609">
                <text:p>3.690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3.73695">
                <text:p>3.73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1670000000001">
                <text:p>2.41670000000001</text:p>
              </table:table-cell>
              <table:table-cell office:value-type="float" office:value="3.785541">
                <text:p>3.78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333">
                <text:p>2.4333</text:p>
              </table:table-cell>
              <table:table-cell office:value-type="float" office:value="3.834182">
                <text:p>3.834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499">
                <text:p>2.4499</text:p>
              </table:table-cell>
              <table:table-cell office:value-type="float" office:value="3.884016">
                <text:p>3.884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666">
                <text:p>2.4666</text:p>
              </table:table-cell>
              <table:table-cell office:value-type="float" office:value="3.93434">
                <text:p>3.93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833">
                <text:p>2.4833</text:p>
              </table:table-cell>
              <table:table-cell office:value-type="float" office:value="3.984014">
                <text:p>3.984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990000000001">
                <text:p>2.49990000000001</text:p>
              </table:table-cell>
              <table:table-cell office:value-type="float" office:value="4.033507">
                <text:p>4.033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1660000000001">
                <text:p>2.51660000000001</text:p>
              </table:table-cell>
              <table:table-cell office:value-type="float" office:value="4.085194">
                <text:p>4.085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3330000000001">
                <text:p>2.53330000000001</text:p>
              </table:table-cell>
              <table:table-cell office:value-type="float" office:value="4.135957">
                <text:p>4.135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5000000000001">
                <text:p>2.55000000000001</text:p>
              </table:table-cell>
              <table:table-cell office:value-type="float" office:value="4.186418">
                <text:p>4.186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6660000000001">
                <text:p>2.56660000000001</text:p>
              </table:table-cell>
              <table:table-cell office:value-type="float" office:value="4.237912">
                <text:p>4.237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8330000000001">
                <text:p>2.58330000000001</text:p>
              </table:table-cell>
              <table:table-cell office:value-type="float" office:value="4.288911">
                <text:p>4.2889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9990000000001">
                <text:p>2.59990000000001</text:p>
              </table:table-cell>
              <table:table-cell office:value-type="float" office:value="4.340478">
                <text:p>4.340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1660000000001">
                <text:p>2.61660000000001</text:p>
              </table:table-cell>
              <table:table-cell office:value-type="float" office:value="4.391757">
                <text:p>4.391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3330000000001">
                <text:p>2.63330000000001</text:p>
              </table:table-cell>
              <table:table-cell office:value-type="float" office:value="4.443118">
                <text:p>4.443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499">
                <text:p>2.6499</text:p>
              </table:table-cell>
              <table:table-cell office:value-type="float" office:value="4.495892">
                <text:p>4.4958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6670000000001">
                <text:p>2.66670000000001</text:p>
              </table:table-cell>
              <table:table-cell office:value-type="float" office:value="4.549059">
                <text:p>4.549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833">
                <text:p>2.6833</text:p>
              </table:table-cell>
              <table:table-cell office:value-type="float" office:value="4.600668">
                <text:p>4.600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999">
                <text:p>2.6999</text:p>
              </table:table-cell>
              <table:table-cell office:value-type="float" office:value="4.652644">
                <text:p>4.652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7167">
                <text:p>2.7167</text:p>
              </table:table-cell>
              <table:table-cell office:value-type="float" office:value="4.703812">
                <text:p>4.703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333">
                <text:p>2.7333</text:p>
              </table:table-cell>
              <table:table-cell office:value-type="float" office:value="4.755352">
                <text:p>4.755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5">
                <text:p>2.75</text:p>
              </table:table-cell>
              <table:table-cell office:value-type="float" office:value="4.808339">
                <text:p>4.808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6660000000001">
                <text:p>2.76660000000001</text:p>
              </table:table-cell>
              <table:table-cell office:value-type="float" office:value="4.860155">
                <text:p>4.8601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8330000000001">
                <text:p>2.78330000000001</text:p>
              </table:table-cell>
              <table:table-cell office:value-type="float" office:value="4.913595">
                <text:p>4.913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9990000000001">
                <text:p>2.79990000000001</text:p>
              </table:table-cell>
              <table:table-cell office:value-type="float" office:value="4.968968">
                <text:p>4.968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1670000000001">
                <text:p>2.81670000000001</text:p>
              </table:table-cell>
              <table:table-cell office:value-type="float" office:value="5.022008">
                <text:p>5.022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3330000000001">
                <text:p>2.83330000000001</text:p>
              </table:table-cell>
              <table:table-cell office:value-type="float" office:value="5.075853">
                <text:p>5.075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5000000000001">
                <text:p>2.85000000000001</text:p>
              </table:table-cell>
              <table:table-cell office:value-type="float" office:value="5.131702">
                <text:p>5.131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6660000000001">
                <text:p>2.86660000000001</text:p>
              </table:table-cell>
              <table:table-cell office:value-type="float" office:value="5.185184">
                <text:p>5.185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8330000000001">
                <text:p>2.88330000000001</text:p>
              </table:table-cell>
              <table:table-cell office:value-type="float" office:value="5.242459">
                <text:p>5.242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999">
                <text:p>2.8999</text:p>
              </table:table-cell>
              <table:table-cell office:value-type="float" office:value="5.300187">
                <text:p>5.3001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1670000000001">
                <text:p>2.91670000000001</text:p>
              </table:table-cell>
              <table:table-cell office:value-type="float" office:value="5.35896">
                <text:p>5.35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333">
                <text:p>2.9333</text:p>
              </table:table-cell>
              <table:table-cell office:value-type="float" office:value="5.420499">
                <text:p>5.420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5">
                <text:p>2.95</text:p>
              </table:table-cell>
              <table:table-cell office:value-type="float" office:value="5.480751">
                <text:p>5.480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666">
                <text:p>2.9666</text:p>
              </table:table-cell>
              <table:table-cell office:value-type="float" office:value="5.540703">
                <text:p>5.540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833">
                <text:p>2.9833</text:p>
              </table:table-cell>
              <table:table-cell office:value-type="float" office:value="5.602833">
                <text:p>5.6028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9990000000001">
                <text:p>2.99990000000001</text:p>
              </table:table-cell>
              <table:table-cell office:value-type="float" office:value="5.662385">
                <text:p>5.662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167">
                <text:p>3.0167</text:p>
              </table:table-cell>
              <table:table-cell office:value-type="float" office:value="5.723932">
                <text:p>5.723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3330000000001">
                <text:p>3.03330000000001</text:p>
              </table:table-cell>
              <table:table-cell office:value-type="float" office:value="5.783333">
                <text:p>5.78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4990000000001">
                <text:p>3.04990000000001</text:p>
              </table:table-cell>
              <table:table-cell office:value-type="float" office:value="5.844465">
                <text:p>5.844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6450000000001">
                <text:p>3.06450000000001</text:p>
              </table:table-cell>
              <table:table-cell office:value-type="float" office:value="5.594399">
                <text:p>5.5943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813">
                <text:p>3.0813</text:p>
              </table:table-cell>
              <table:table-cell office:value-type="float" office:value="5.478147">
                <text:p>5.478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9790000000001">
                <text:p>3.09790000000001</text:p>
              </table:table-cell>
              <table:table-cell office:value-type="float" office:value="5.523217">
                <text:p>5.5232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1460000000001">
                <text:p>3.11460000000001</text:p>
              </table:table-cell>
              <table:table-cell office:value-type="float" office:value="5.564519">
                <text:p>5.564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3120000000001">
                <text:p>3.13120000000001</text:p>
              </table:table-cell>
              <table:table-cell office:value-type="float" office:value="5.619154">
                <text:p>5.619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4790000000001">
                <text:p>3.14790000000001</text:p>
              </table:table-cell>
              <table:table-cell office:value-type="float" office:value="5.677845">
                <text:p>5.677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645">
                <text:p>3.1645</text:p>
              </table:table-cell>
              <table:table-cell office:value-type="float" office:value="5.738964">
                <text:p>5.73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812">
                <text:p>3.1812</text:p>
              </table:table-cell>
              <table:table-cell office:value-type="float" office:value="5.792294">
                <text:p>5.792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9380000000001">
                <text:p>3.19380000000001</text:p>
              </table:table-cell>
              <table:table-cell office:value-type="float" office:value="5.837969">
                <text:p>5.837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93cm" svg:height="12.519cm" xlink:href=".." xlink:type="simple" chart:class="chart:scatter" chart:style-name="ch1">
        <chart:legend chart:legend-position="end" svg:x="13.217cm" svg:y="5.978cm" style:legend-expansion="high" chart:style-name="ch2"/>
        <chart:plot-area chart:style-name="ch3" table:cell-range-address="Sheet1.O34:Sheet1.P226" svg:x="0.311cm" svg:y="0.25cm" svg:width="12.847cm" svg:height="11.768cm">
          <chartooo:coordinate-region svg:x="0.721cm" svg:y="0.41cm" svg:width="12.078cm" svg:height="11.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P34:Sheet1.P226" chart:class="chart:scatter">
            <chart:domain table:cell-range-address="Sheet1.O34:Sheet1.O226"/>
            <chart:data-point chart:repeated="1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.746">
                <text:p>111.746</text:p>
                <draw:g>
                  <svg:desc>Sheet1.O34:Sheet1.O226</svg:desc>
                </draw:g>
              </table:table-cell>
              <table:table-cell office:value-type="float" office:value="0.009523174">
                <text:p>0.009523174</text:p>
                <draw:g>
                  <svg:desc>Sheet1.P34:Sheet1.P2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7623">
                <text:p>111.7623</text:p>
              </table:table-cell>
              <table:table-cell office:value-type="float" office:value="0.008827186">
                <text:p>0.008827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7792">
                <text:p>111.7792</text:p>
              </table:table-cell>
              <table:table-cell office:value-type="float" office:value="0.009296416">
                <text:p>0.009296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.7959">
                <text:p>111.7959</text:p>
              </table:table-cell>
              <table:table-cell office:value-type="float" office:value="0.009421152">
                <text:p>0.009421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.8126">
                <text:p>111.8126</text:p>
              </table:table-cell>
              <table:table-cell office:value-type="float" office:value="0.009653981">
                <text:p>0.0096539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.8293">
                <text:p>111.8293</text:p>
              </table:table-cell>
              <table:table-cell office:value-type="float" office:value="0.01042389">
                <text:p>0.0104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.8459">
                <text:p>111.8459</text:p>
              </table:table-cell>
              <table:table-cell office:value-type="float" office:value="0.01122787">
                <text:p>0.01122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8627">
                <text:p>111.8627</text:p>
              </table:table-cell>
              <table:table-cell office:value-type="float" office:value="0.01090839">
                <text:p>0.01090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.8793">
                <text:p>111.8793</text:p>
              </table:table-cell>
              <table:table-cell office:value-type="float" office:value="0.01117089">
                <text:p>0.01117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896">
                <text:p>111.896</text:p>
              </table:table-cell>
              <table:table-cell office:value-type="float" office:value="0.01828458">
                <text:p>0.0182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.9126">
                <text:p>111.9126</text:p>
              </table:table-cell>
              <table:table-cell office:value-type="float" office:value="0.03415343">
                <text:p>0.03415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9293">
                <text:p>111.9293</text:p>
              </table:table-cell>
              <table:table-cell office:value-type="float" office:value="0.05182199">
                <text:p>0.05182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.9459">
                <text:p>111.9459</text:p>
              </table:table-cell>
              <table:table-cell office:value-type="float" office:value="0.07108877">
                <text:p>0.07108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.9626">
                <text:p>111.9626</text:p>
              </table:table-cell>
              <table:table-cell office:value-type="float" office:value="0.08956709">
                <text:p>0.0895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.9792">
                <text:p>111.9792</text:p>
              </table:table-cell>
              <table:table-cell office:value-type="float" office:value="0.1021401">
                <text:p>0.102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.996">
                <text:p>111.996</text:p>
              </table:table-cell>
              <table:table-cell office:value-type="float" office:value="0.1132622">
                <text:p>0.1132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0127">
                <text:p>112.0127</text:p>
              </table:table-cell>
              <table:table-cell office:value-type="float" office:value="0.12522">
                <text:p>0.12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0294">
                <text:p>112.0294</text:p>
              </table:table-cell>
              <table:table-cell office:value-type="float" office:value="0.1386826">
                <text:p>0.1386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.0459">
                <text:p>112.0459</text:p>
              </table:table-cell>
              <table:table-cell office:value-type="float" office:value="0.1525684">
                <text:p>0.1525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.0627">
                <text:p>112.0627</text:p>
              </table:table-cell>
              <table:table-cell office:value-type="float" office:value="0.1683504">
                <text:p>0.1683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.0793">
                <text:p>112.0793</text:p>
              </table:table-cell>
              <table:table-cell office:value-type="float" office:value="0.1835011">
                <text:p>0.1835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.0959">
                <text:p>112.0959</text:p>
              </table:table-cell>
              <table:table-cell office:value-type="float" office:value="0.1997438">
                <text:p>0.1997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.1125">
                <text:p>112.1125</text:p>
              </table:table-cell>
              <table:table-cell office:value-type="float" office:value="0.216961">
                <text:p>0.216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.1293">
                <text:p>112.1293</text:p>
              </table:table-cell>
              <table:table-cell office:value-type="float" office:value="0.2348348">
                <text:p>0.2348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.146">
                <text:p>112.146</text:p>
              </table:table-cell>
              <table:table-cell office:value-type="float" office:value="0.2521735">
                <text:p>0.2521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1627">
                <text:p>112.1627</text:p>
              </table:table-cell>
              <table:table-cell office:value-type="float" office:value="0.267494">
                <text:p>0.267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.1793">
                <text:p>112.1793</text:p>
              </table:table-cell>
              <table:table-cell office:value-type="float" office:value="0.2806011">
                <text:p>0.28060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196">
                <text:p>112.196</text:p>
              </table:table-cell>
              <table:table-cell office:value-type="float" office:value="0.2903284">
                <text:p>0.29032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.2126">
                <text:p>112.2126</text:p>
              </table:table-cell>
              <table:table-cell office:value-type="float" office:value="0.2991112">
                <text:p>0.299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2.2293">
                <text:p>112.2293</text:p>
              </table:table-cell>
              <table:table-cell office:value-type="float" office:value="0.3032217">
                <text:p>0.3032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2.2459">
                <text:p>112.2459</text:p>
              </table:table-cell>
              <table:table-cell office:value-type="float" office:value="0.3058734">
                <text:p>0.3058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2627">
                <text:p>112.2627</text:p>
              </table:table-cell>
              <table:table-cell office:value-type="float" office:value="0.3088025">
                <text:p>0.308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793">
                <text:p>112.2793</text:p>
              </table:table-cell>
              <table:table-cell office:value-type="float" office:value="0.3120612">
                <text:p>0.31206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.2959">
                <text:p>112.2959</text:p>
              </table:table-cell>
              <table:table-cell office:value-type="float" office:value="0.3138443">
                <text:p>0.3138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3126">
                <text:p>112.3126</text:p>
              </table:table-cell>
              <table:table-cell office:value-type="float" office:value="0.3143493">
                <text:p>0.3143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.3293">
                <text:p>112.3293</text:p>
              </table:table-cell>
              <table:table-cell office:value-type="float" office:value="0.3146194">
                <text:p>0.31461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.3459">
                <text:p>112.3459</text:p>
              </table:table-cell>
              <table:table-cell office:value-type="float" office:value="0.3148976">
                <text:p>0.314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.3626">
                <text:p>112.3626</text:p>
              </table:table-cell>
              <table:table-cell office:value-type="float" office:value="0.3157547">
                <text:p>0.3157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.3793">
                <text:p>112.3793</text:p>
              </table:table-cell>
              <table:table-cell office:value-type="float" office:value="0.3162364">
                <text:p>0.3162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2.396">
                <text:p>112.396</text:p>
              </table:table-cell>
              <table:table-cell office:value-type="float" office:value="0.3173331">
                <text:p>0.3173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4127">
                <text:p>112.4127</text:p>
              </table:table-cell>
              <table:table-cell office:value-type="float" office:value="0.3197065">
                <text:p>0.31970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4293">
                <text:p>112.4293</text:p>
              </table:table-cell>
              <table:table-cell office:value-type="float" office:value="0.3221131">
                <text:p>0.3221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2.446">
                <text:p>112.446</text:p>
              </table:table-cell>
              <table:table-cell office:value-type="float" office:value="0.3248351">
                <text:p>0.3248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.4626">
                <text:p>112.4626</text:p>
              </table:table-cell>
              <table:table-cell office:value-type="float" office:value="0.3288547">
                <text:p>0.3288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2.4793">
                <text:p>112.4793</text:p>
              </table:table-cell>
              <table:table-cell office:value-type="float" office:value="0.3351525">
                <text:p>0.3351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.4959">
                <text:p>112.4959</text:p>
              </table:table-cell>
              <table:table-cell office:value-type="float" office:value="0.343942">
                <text:p>0.343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2.5126">
                <text:p>112.5126</text:p>
              </table:table-cell>
              <table:table-cell office:value-type="float" office:value="0.3545377">
                <text:p>0.35453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2.5293">
                <text:p>112.5293</text:p>
              </table:table-cell>
              <table:table-cell office:value-type="float" office:value="0.3659028">
                <text:p>0.3659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2.546">
                <text:p>112.546</text:p>
              </table:table-cell>
              <table:table-cell office:value-type="float" office:value="0.3810771">
                <text:p>0.3810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.5627">
                <text:p>112.5627</text:p>
              </table:table-cell>
              <table:table-cell office:value-type="float" office:value="0.3959408">
                <text:p>0.3959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.5793">
                <text:p>112.5793</text:p>
              </table:table-cell>
              <table:table-cell office:value-type="float" office:value="0.4105567">
                <text:p>0.41055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.596">
                <text:p>112.596</text:p>
              </table:table-cell>
              <table:table-cell office:value-type="float" office:value="0.4257668">
                <text:p>0.42576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.6126">
                <text:p>112.6126</text:p>
              </table:table-cell>
              <table:table-cell office:value-type="float" office:value="0.4441687">
                <text:p>0.4441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2.6293">
                <text:p>112.6293</text:p>
              </table:table-cell>
              <table:table-cell office:value-type="float" office:value="0.4636587">
                <text:p>0.4636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.6459">
                <text:p>112.6459</text:p>
              </table:table-cell>
              <table:table-cell office:value-type="float" office:value="0.4824192">
                <text:p>0.4824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.6627">
                <text:p>112.6627</text:p>
              </table:table-cell>
              <table:table-cell office:value-type="float" office:value="0.5018527">
                <text:p>0.5018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.6793">
                <text:p>112.6793</text:p>
              </table:table-cell>
              <table:table-cell office:value-type="float" office:value="0.5238342">
                <text:p>0.5238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.696">
                <text:p>112.696</text:p>
              </table:table-cell>
              <table:table-cell office:value-type="float" office:value="0.5440896">
                <text:p>0.5440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.7127">
                <text:p>112.7127</text:p>
              </table:table-cell>
              <table:table-cell office:value-type="float" office:value="0.5654745">
                <text:p>0.56547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.7293">
                <text:p>112.7293</text:p>
              </table:table-cell>
              <table:table-cell office:value-type="float" office:value="0.5880042">
                <text:p>0.58800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.7459">
                <text:p>112.7459</text:p>
              </table:table-cell>
              <table:table-cell office:value-type="float" office:value="0.6099246">
                <text:p>0.6099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.7626">
                <text:p>112.7626</text:p>
              </table:table-cell>
              <table:table-cell office:value-type="float" office:value="0.6325537">
                <text:p>0.6325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.7793">
                <text:p>112.7793</text:p>
              </table:table-cell>
              <table:table-cell office:value-type="float" office:value="0.6557777">
                <text:p>0.6557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.796">
                <text:p>112.796</text:p>
              </table:table-cell>
              <table:table-cell office:value-type="float" office:value="0.6821313">
                <text:p>0.6821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.8127">
                <text:p>112.8127</text:p>
              </table:table-cell>
              <table:table-cell office:value-type="float" office:value="0.7080134">
                <text:p>0.7080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.8293">
                <text:p>112.8293</text:p>
              </table:table-cell>
              <table:table-cell office:value-type="float" office:value="0.7327537">
                <text:p>0.7327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2.846">
                <text:p>112.846</text:p>
              </table:table-cell>
              <table:table-cell office:value-type="float" office:value="0.7587055">
                <text:p>0.75870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.8626">
                <text:p>112.8626</text:p>
              </table:table-cell>
              <table:table-cell office:value-type="float" office:value="0.7832259">
                <text:p>0.7832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2.8793">
                <text:p>112.8793</text:p>
              </table:table-cell>
              <table:table-cell office:value-type="float" office:value="0.8085746">
                <text:p>0.8085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.8959">
                <text:p>112.8959</text:p>
              </table:table-cell>
              <table:table-cell office:value-type="float" office:value="0.8351713">
                <text:p>0.83517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.9127">
                <text:p>112.9127</text:p>
              </table:table-cell>
              <table:table-cell office:value-type="float" office:value="0.8625231">
                <text:p>0.8625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9293">
                <text:p>112.9293</text:p>
              </table:table-cell>
              <table:table-cell office:value-type="float" office:value="0.8903026">
                <text:p>0.8903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.9459">
                <text:p>112.9459</text:p>
              </table:table-cell>
              <table:table-cell office:value-type="float" office:value="0.9194957">
                <text:p>0.91949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2.9627">
                <text:p>112.9627</text:p>
              </table:table-cell>
              <table:table-cell office:value-type="float" office:value="0.9501415">
                <text:p>0.9501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2.9793">
                <text:p>112.9793</text:p>
              </table:table-cell>
              <table:table-cell office:value-type="float" office:value="0.9805983">
                <text:p>0.9805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.996">
                <text:p>112.996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.0127">
                <text:p>113.0127</text:p>
              </table:table-cell>
              <table:table-cell office:value-type="float" office:value="1.042711">
                <text:p>1.042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.0293">
                <text:p>113.0293</text:p>
              </table:table-cell>
              <table:table-cell office:value-type="float" office:value="1.074873">
                <text:p>1.0748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3.0459">
                <text:p>113.0459</text:p>
              </table:table-cell>
              <table:table-cell office:value-type="float" office:value="1.108183">
                <text:p>1.108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3.0626">
                <text:p>113.0626</text:p>
              </table:table-cell>
              <table:table-cell office:value-type="float" office:value="1.139408">
                <text:p>1.139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.0793">
                <text:p>113.0793</text:p>
              </table:table-cell>
              <table:table-cell office:value-type="float" office:value="1.172589">
                <text:p>1.172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096">
                <text:p>113.096</text:p>
              </table:table-cell>
              <table:table-cell office:value-type="float" office:value="1.204419">
                <text:p>1.204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3.1127">
                <text:p>113.1127</text:p>
              </table:table-cell>
              <table:table-cell office:value-type="float" office:value="1.237715">
                <text:p>1.237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.1293">
                <text:p>113.1293</text:p>
              </table:table-cell>
              <table:table-cell office:value-type="float" office:value="1.270228">
                <text:p>1.2702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.146">
                <text:p>113.146</text:p>
              </table:table-cell>
              <table:table-cell office:value-type="float" office:value="1.303144">
                <text:p>1.303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.1626">
                <text:p>113.1626</text:p>
              </table:table-cell>
              <table:table-cell office:value-type="float" office:value="1.335716">
                <text:p>1.335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3.1793">
                <text:p>113.1793</text:p>
              </table:table-cell>
              <table:table-cell office:value-type="float" office:value="1.371142">
                <text:p>1.3711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3.1959">
                <text:p>113.1959</text:p>
              </table:table-cell>
              <table:table-cell office:value-type="float" office:value="1.405317">
                <text:p>1.405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.2127">
                <text:p>113.2127</text:p>
              </table:table-cell>
              <table:table-cell office:value-type="float" office:value="1.440713">
                <text:p>1.440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3.2293">
                <text:p>113.2293</text:p>
              </table:table-cell>
              <table:table-cell office:value-type="float" office:value="1.475811">
                <text:p>1.475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.246">
                <text:p>113.246</text:p>
              </table:table-cell>
              <table:table-cell office:value-type="float" office:value="1.511301">
                <text:p>1.5113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.2626">
                <text:p>113.2626</text:p>
              </table:table-cell>
              <table:table-cell office:value-type="float" office:value="1.546505">
                <text:p>1.546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3.2793">
                <text:p>113.2793</text:p>
              </table:table-cell>
              <table:table-cell office:value-type="float" office:value="1.582035">
                <text:p>1.582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2959">
                <text:p>113.2959</text:p>
              </table:table-cell>
              <table:table-cell office:value-type="float" office:value="1.61767">
                <text:p>1.6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.3126">
                <text:p>113.3126</text:p>
              </table:table-cell>
              <table:table-cell office:value-type="float" office:value="1.654611">
                <text:p>1.654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.3293">
                <text:p>113.3293</text:p>
              </table:table-cell>
              <table:table-cell office:value-type="float" office:value="1.691971">
                <text:p>1.691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.346">
                <text:p>113.346</text:p>
              </table:table-cell>
              <table:table-cell office:value-type="float" office:value="1.729161">
                <text:p>1.7291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.3627">
                <text:p>113.3627</text:p>
              </table:table-cell>
              <table:table-cell office:value-type="float" office:value="1.767609">
                <text:p>1.7676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.3793">
                <text:p>113.3793</text:p>
              </table:table-cell>
              <table:table-cell office:value-type="float" office:value="1.806136">
                <text:p>1.806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396">
                <text:p>113.396</text:p>
              </table:table-cell>
              <table:table-cell office:value-type="float" office:value="1.843492">
                <text:p>1.8434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.4126">
                <text:p>113.4126</text:p>
              </table:table-cell>
              <table:table-cell office:value-type="float" office:value="1.882548">
                <text:p>1.8825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4292">
                <text:p>113.4292</text:p>
              </table:table-cell>
              <table:table-cell office:value-type="float" office:value="1.920552">
                <text:p>1.9205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.4459">
                <text:p>113.4459</text:p>
              </table:table-cell>
              <table:table-cell office:value-type="float" office:value="1.959847">
                <text:p>1.959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3.4627">
                <text:p>113.4627</text:p>
              </table:table-cell>
              <table:table-cell office:value-type="float" office:value="1.997594">
                <text:p>1.997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.4793">
                <text:p>113.4793</text:p>
              </table:table-cell>
              <table:table-cell office:value-type="float" office:value="2.035784">
                <text:p>2.035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.496">
                <text:p>113.496</text:p>
              </table:table-cell>
              <table:table-cell office:value-type="float" office:value="2.075841">
                <text:p>2.075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.5127">
                <text:p>113.5127</text:p>
              </table:table-cell>
              <table:table-cell office:value-type="float" office:value="2.114916">
                <text:p>2.114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.5293">
                <text:p>113.5293</text:p>
              </table:table-cell>
              <table:table-cell office:value-type="float" office:value="2.15457">
                <text:p>2.15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.5459">
                <text:p>113.5459</text:p>
              </table:table-cell>
              <table:table-cell office:value-type="float" office:value="2.194173">
                <text:p>2.194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.5626">
                <text:p>113.5626</text:p>
              </table:table-cell>
              <table:table-cell office:value-type="float" office:value="2.233083">
                <text:p>2.233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.5793">
                <text:p>113.5793</text:p>
              </table:table-cell>
              <table:table-cell office:value-type="float" office:value="2.272982">
                <text:p>2.2729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.5959">
                <text:p>113.5959</text:p>
              </table:table-cell>
              <table:table-cell office:value-type="float" office:value="2.311314">
                <text:p>2.3113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6126">
                <text:p>113.6126</text:p>
              </table:table-cell>
              <table:table-cell office:value-type="float" office:value="2.352225">
                <text:p>2.352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6293">
                <text:p>113.6293</text:p>
              </table:table-cell>
              <table:table-cell office:value-type="float" office:value="2.392056">
                <text:p>2.3920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646">
                <text:p>113.646</text:p>
              </table:table-cell>
              <table:table-cell office:value-type="float" office:value="2.43125">
                <text:p>2.4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.6626">
                <text:p>113.6626</text:p>
              </table:table-cell>
              <table:table-cell office:value-type="float" office:value="2.471092">
                <text:p>2.471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.6793">
                <text:p>113.6793</text:p>
              </table:table-cell>
              <table:table-cell office:value-type="float" office:value="2.512389">
                <text:p>2.512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.6959">
                <text:p>113.6959</text:p>
              </table:table-cell>
              <table:table-cell office:value-type="float" office:value="2.553676">
                <text:p>2.553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7126">
                <text:p>113.7126</text:p>
              </table:table-cell>
              <table:table-cell office:value-type="float" office:value="2.595772">
                <text:p>2.5957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.7292">
                <text:p>113.7292</text:p>
              </table:table-cell>
              <table:table-cell office:value-type="float" office:value="2.63775">
                <text:p>2.63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.746">
                <text:p>113.746</text:p>
              </table:table-cell>
              <table:table-cell office:value-type="float" office:value="2.679127">
                <text:p>2.679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7626">
                <text:p>113.7626</text:p>
              </table:table-cell>
              <table:table-cell office:value-type="float" office:value="2.721261">
                <text:p>2.7212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.7793">
                <text:p>113.7793</text:p>
              </table:table-cell>
              <table:table-cell office:value-type="float" office:value="2.763879">
                <text:p>2.763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.796">
                <text:p>113.796</text:p>
              </table:table-cell>
              <table:table-cell office:value-type="float" office:value="2.804391">
                <text:p>2.8043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.8126">
                <text:p>113.8126</text:p>
              </table:table-cell>
              <table:table-cell office:value-type="float" office:value="2.846905">
                <text:p>2.8469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.8293">
                <text:p>113.8293</text:p>
              </table:table-cell>
              <table:table-cell office:value-type="float" office:value="2.88829">
                <text:p>2.88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.846">
                <text:p>113.846</text:p>
              </table:table-cell>
              <table:table-cell office:value-type="float" office:value="2.930739">
                <text:p>2.9307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8626">
                <text:p>113.8626</text:p>
              </table:table-cell>
              <table:table-cell office:value-type="float" office:value="2.974525">
                <text:p>2.9745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.8793">
                <text:p>113.8793</text:p>
              </table:table-cell>
              <table:table-cell office:value-type="float" office:value="3.017679">
                <text:p>3.017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3.896">
                <text:p>113.896</text:p>
              </table:table-cell>
              <table:table-cell office:value-type="float" office:value="3.061379">
                <text:p>3.061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3.9127">
                <text:p>113.9127</text:p>
              </table:table-cell>
              <table:table-cell office:value-type="float" office:value="3.106126">
                <text:p>3.1061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3.9293">
                <text:p>113.9293</text:p>
              </table:table-cell>
              <table:table-cell office:value-type="float" office:value="3.14967">
                <text:p>3.14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.946">
                <text:p>113.946</text:p>
              </table:table-cell>
              <table:table-cell office:value-type="float" office:value="3.194023">
                <text:p>3.1940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.9627">
                <text:p>113.9627</text:p>
              </table:table-cell>
              <table:table-cell office:value-type="float" office:value="3.237097">
                <text:p>3.237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.9793">
                <text:p>113.9793</text:p>
              </table:table-cell>
              <table:table-cell office:value-type="float" office:value="3.280573">
                <text:p>3.2805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3.9959">
                <text:p>113.9959</text:p>
              </table:table-cell>
              <table:table-cell office:value-type="float" office:value="3.325507">
                <text:p>3.3255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4.0127">
                <text:p>114.0127</text:p>
              </table:table-cell>
              <table:table-cell office:value-type="float" office:value="3.370324">
                <text:p>3.370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.0293">
                <text:p>114.0293</text:p>
              </table:table-cell>
              <table:table-cell office:value-type="float" office:value="3.415856">
                <text:p>3.4158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.046">
                <text:p>114.046</text:p>
              </table:table-cell>
              <table:table-cell office:value-type="float" office:value="3.46126">
                <text:p>3.46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4.0626">
                <text:p>114.0626</text:p>
              </table:table-cell>
              <table:table-cell office:value-type="float" office:value="3.506524">
                <text:p>3.5065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4.0793">
                <text:p>114.0793</text:p>
              </table:table-cell>
              <table:table-cell office:value-type="float" office:value="3.552566">
                <text:p>3.552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.096">
                <text:p>114.096</text:p>
              </table:table-cell>
              <table:table-cell office:value-type="float" office:value="3.598622">
                <text:p>3.5986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.1126">
                <text:p>114.1126</text:p>
              </table:table-cell>
              <table:table-cell office:value-type="float" office:value="3.643894">
                <text:p>3.6438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.1293">
                <text:p>114.1293</text:p>
              </table:table-cell>
              <table:table-cell office:value-type="float" office:value="3.690609">
                <text:p>3.690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4.146">
                <text:p>114.146</text:p>
              </table:table-cell>
              <table:table-cell office:value-type="float" office:value="3.73695">
                <text:p>3.73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4.1627">
                <text:p>114.1627</text:p>
              </table:table-cell>
              <table:table-cell office:value-type="float" office:value="3.785541">
                <text:p>3.78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.1793">
                <text:p>114.1793</text:p>
              </table:table-cell>
              <table:table-cell office:value-type="float" office:value="3.834182">
                <text:p>3.834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.1959">
                <text:p>114.1959</text:p>
              </table:table-cell>
              <table:table-cell office:value-type="float" office:value="3.884016">
                <text:p>3.884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2126">
                <text:p>114.2126</text:p>
              </table:table-cell>
              <table:table-cell office:value-type="float" office:value="3.93434">
                <text:p>3.93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293">
                <text:p>114.2293</text:p>
              </table:table-cell>
              <table:table-cell office:value-type="float" office:value="3.984014">
                <text:p>3.984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2459">
                <text:p>114.2459</text:p>
              </table:table-cell>
              <table:table-cell office:value-type="float" office:value="4.033507">
                <text:p>4.033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2626">
                <text:p>114.2626</text:p>
              </table:table-cell>
              <table:table-cell office:value-type="float" office:value="4.085194">
                <text:p>4.085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2793">
                <text:p>114.2793</text:p>
              </table:table-cell>
              <table:table-cell office:value-type="float" office:value="4.135957">
                <text:p>4.1359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296">
                <text:p>114.296</text:p>
              </table:table-cell>
              <table:table-cell office:value-type="float" office:value="4.186418">
                <text:p>4.1864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3126">
                <text:p>114.3126</text:p>
              </table:table-cell>
              <table:table-cell office:value-type="float" office:value="4.237912">
                <text:p>4.237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3293">
                <text:p>114.3293</text:p>
              </table:table-cell>
              <table:table-cell office:value-type="float" office:value="4.288911">
                <text:p>4.2889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3459">
                <text:p>114.3459</text:p>
              </table:table-cell>
              <table:table-cell office:value-type="float" office:value="4.340478">
                <text:p>4.340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4.3626">
                <text:p>114.3626</text:p>
              </table:table-cell>
              <table:table-cell office:value-type="float" office:value="4.391757">
                <text:p>4.3917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4.3793">
                <text:p>114.3793</text:p>
              </table:table-cell>
              <table:table-cell office:value-type="float" office:value="4.443118">
                <text:p>4.4431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4.3959">
                <text:p>114.3959</text:p>
              </table:table-cell>
              <table:table-cell office:value-type="float" office:value="4.495892">
                <text:p>4.4958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4.4127">
                <text:p>114.4127</text:p>
              </table:table-cell>
              <table:table-cell office:value-type="float" office:value="4.549059">
                <text:p>4.5490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.4293">
                <text:p>114.4293</text:p>
              </table:table-cell>
              <table:table-cell office:value-type="float" office:value="4.600668">
                <text:p>4.600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4.4459">
                <text:p>114.4459</text:p>
              </table:table-cell>
              <table:table-cell office:value-type="float" office:value="4.652644">
                <text:p>4.652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.4627">
                <text:p>114.4627</text:p>
              </table:table-cell>
              <table:table-cell office:value-type="float" office:value="4.703812">
                <text:p>4.703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4.4793">
                <text:p>114.4793</text:p>
              </table:table-cell>
              <table:table-cell office:value-type="float" office:value="4.755352">
                <text:p>4.755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.496">
                <text:p>114.496</text:p>
              </table:table-cell>
              <table:table-cell office:value-type="float" office:value="4.808339">
                <text:p>4.808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.5126">
                <text:p>114.5126</text:p>
              </table:table-cell>
              <table:table-cell office:value-type="float" office:value="4.860155">
                <text:p>4.8601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.5293">
                <text:p>114.5293</text:p>
              </table:table-cell>
              <table:table-cell office:value-type="float" office:value="4.913595">
                <text:p>4.913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4.5459">
                <text:p>114.5459</text:p>
              </table:table-cell>
              <table:table-cell office:value-type="float" office:value="4.968968">
                <text:p>4.968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4.5627">
                <text:p>114.5627</text:p>
              </table:table-cell>
              <table:table-cell office:value-type="float" office:value="5.022008">
                <text:p>5.0220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.5793">
                <text:p>114.5793</text:p>
              </table:table-cell>
              <table:table-cell office:value-type="float" office:value="5.075853">
                <text:p>5.0758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.596">
                <text:p>114.596</text:p>
              </table:table-cell>
              <table:table-cell office:value-type="float" office:value="5.131702">
                <text:p>5.131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4.6126">
                <text:p>114.6126</text:p>
              </table:table-cell>
              <table:table-cell office:value-type="float" office:value="5.185184">
                <text:p>5.1851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4.6293">
                <text:p>114.6293</text:p>
              </table:table-cell>
              <table:table-cell office:value-type="float" office:value="5.242459">
                <text:p>5.2424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.6459">
                <text:p>114.6459</text:p>
              </table:table-cell>
              <table:table-cell office:value-type="float" office:value="5.300187">
                <text:p>5.3001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4.6627">
                <text:p>114.6627</text:p>
              </table:table-cell>
              <table:table-cell office:value-type="float" office:value="5.35896">
                <text:p>5.35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4.6793">
                <text:p>114.6793</text:p>
              </table:table-cell>
              <table:table-cell office:value-type="float" office:value="5.420499">
                <text:p>5.4204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.696">
                <text:p>114.696</text:p>
              </table:table-cell>
              <table:table-cell office:value-type="float" office:value="5.480751">
                <text:p>5.4807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.7126">
                <text:p>114.7126</text:p>
              </table:table-cell>
              <table:table-cell office:value-type="float" office:value="5.540703">
                <text:p>5.5407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.7293">
                <text:p>114.7293</text:p>
              </table:table-cell>
              <table:table-cell office:value-type="float" office:value="5.602833">
                <text:p>5.6028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4.7459">
                <text:p>114.7459</text:p>
              </table:table-cell>
              <table:table-cell office:value-type="float" office:value="5.662385">
                <text:p>5.662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.7627">
                <text:p>114.7627</text:p>
              </table:table-cell>
              <table:table-cell office:value-type="float" office:value="5.723932">
                <text:p>5.7239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4.7793">
                <text:p>114.7793</text:p>
              </table:table-cell>
              <table:table-cell office:value-type="float" office:value="5.783333">
                <text:p>5.78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.7959">
                <text:p>114.7959</text:p>
              </table:table-cell>
              <table:table-cell office:value-type="float" office:value="5.844465">
                <text:p>5.844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.8105">
                <text:p>114.8105</text:p>
              </table:table-cell>
              <table:table-cell office:value-type="float" office:value="5.594399">
                <text:p>5.5943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.8273">
                <text:p>114.8273</text:p>
              </table:table-cell>
              <table:table-cell office:value-type="float" office:value="5.478147">
                <text:p>5.478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.8439">
                <text:p>114.8439</text:p>
              </table:table-cell>
              <table:table-cell office:value-type="float" office:value="5.523217">
                <text:p>5.5232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.8606">
                <text:p>114.8606</text:p>
              </table:table-cell>
              <table:table-cell office:value-type="float" office:value="5.564519">
                <text:p>5.564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.8772">
                <text:p>114.8772</text:p>
              </table:table-cell>
              <table:table-cell office:value-type="float" office:value="5.619154">
                <text:p>5.6191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4.8939">
                <text:p>114.8939</text:p>
              </table:table-cell>
              <table:table-cell office:value-type="float" office:value="5.677845">
                <text:p>5.6778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.9105">
                <text:p>114.9105</text:p>
              </table:table-cell>
              <table:table-cell office:value-type="float" office:value="5.738964">
                <text:p>5.7389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.9272">
                <text:p>114.9272</text:p>
              </table:table-cell>
              <table:table-cell office:value-type="float" office:value="5.792294">
                <text:p>5.792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4.9398">
                <text:p>114.9398</text:p>
              </table:table-cell>
              <table:table-cell office:value-type="float" office:value="5.837969">
                <text:p>5.837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